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161in"/>
    </style:style>
    <style:style style:name="co8" style:family="table-column">
      <style:table-column-properties fo:break-before="auto" style:column-width="0.3492in"/>
    </style:style>
    <style:style style:name="co9" style:family="table-column">
      <style:table-column-properties fo:break-before="auto" style:column-width="1.7693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0.8972in"/>
    </style:style>
    <style:style style:name="co12" style:family="table-column">
      <style:table-column-properties fo:break-before="auto" style:column-width="0.8209in"/>
    </style:style>
    <style:style style:name="co13" style:family="table-column">
      <style:table-column-properties fo:break-before="auto" style:column-width="0.6791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008in"/>
    </style:style>
    <style:style style:name="co16" style:family="table-column">
      <style:table-column-properties fo:break-before="auto" style:column-width="0.7772in"/>
    </style:style>
    <style:style style:name="co17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0.8319in"/>
    </style:style>
    <style:style style:name="co19" style:family="table-column">
      <style:table-column-properties fo:break-before="auto" style:column-width="0.4807in"/>
    </style:style>
    <style:style style:name="co20" style:family="table-column">
      <style:table-column-properties fo:break-before="auto" style:column-width="0.5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118"/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4" style:family="table-cell" style:parent-style-name="Default">
      <style:table-cell-properties fo:border-bottom="0.0346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</style:style>
    <style:style style:name="ce16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end" fo:margin-left="0in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26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27" style:family="table-cell" style:parent-style-name="Default">
      <style:table-cell-properties fo:border-bottom="0.000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="0.0008in solid #000000"/>
    </style:style>
    <style:style style:name="ce32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33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008in solid #000000" fo:border-top="0.0346in solid #000000"/>
    </style:style>
    <style:style style:name="ce34" style:family="table-cell" style:parent-style-name="Default">
      <style:table-cell-properties fo:background-color="#cccccc"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6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37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ce38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346in solid #000000"/>
    </style:style>
    <style:style style:name="ce39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ce40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Etapa1" table:style-name="ta1" table:print="false">
        <table:table-column table:style-name="co1" table:default-cell-style-name="ce2"/>
        <table:table-column table:style-name="co2" table:number-columns-repeated="4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4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Etapa 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WRITE</text:p>
          </table:table-cell>
          <table:covered-table-cell table:number-columns-repeated="15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F69]" office:value-type="float" office:value="400492">
            <text:p>400492</text:p>
          </table:table-cell>
          <table:table-cell table:formula="of:=[.G4]*[.B4]" office:value-type="float" office:value="400492">
            <text:p>400492</text:p>
          </table:table-cell>
          <table:table-cell table:formula="of:=[.G4]*[.C4]" office:value-type="float" office:value="400492">
            <text:p>400492</text:p>
          </table:table-cell>
          <table:table-cell table:formula="of:=[.G4]*[.D4]" office:value-type="float" office:value="400492">
            <text:p>400492</text:p>
          </table:table-cell>
          <table:table-cell table:formula="of:=[.G4]*[.E4]" office:value-type="float" office:value="400492">
            <text:p>400492</text:p>
          </table:table-cell>
          <table:table-cell table:formula="of:=[.G4]*[.B4]*[.C4]" office:value-type="float" office:value="400492">
            <text:p>400492</text:p>
          </table:table-cell>
          <table:table-cell table:formula="of:=[.G4]*[.B4]*[.D4]" office:value-type="float" office:value="400492">
            <text:p>400492</text:p>
          </table:table-cell>
          <table:table-cell table:formula="of:=[.G4]*[.B4]*[.E4]" office:value-type="float" office:value="400492">
            <text:p>400492</text:p>
          </table:table-cell>
          <table:table-cell table:formula="of:=[.G4]*[.C4]*[.D4]" office:value-type="float" office:value="400492">
            <text:p>400492</text:p>
          </table:table-cell>
          <table:table-cell table:formula="of:=[.G4]*[.C4]*[.E4]" office:value-type="float" office:value="400492">
            <text:p>400492</text:p>
          </table:table-cell>
          <table:table-cell table:formula="of:=[.G4]*[.D4]*[.E4]" office:value-type="float" office:value="400492">
            <text:p>400492</text:p>
          </table:table-cell>
          <table:table-cell table:formula="of:=[.G4]*[.B4]*[.C4]*[.D4]" office:value-type="float" office:value="400492">
            <text:p>400492</text:p>
          </table:table-cell>
          <table:table-cell table:formula="of:=[.G4]*[.B4]*[.C4]*[.E4]" office:value-type="float" office:value="400492">
            <text:p>400492</text:p>
          </table:table-cell>
          <table:table-cell table:formula="of:=[.G4]*[.B4]*[.D4]*[.E4]" office:value-type="float" office:value="400492">
            <text:p>400492</text:p>
          </table:table-cell>
          <table:table-cell table:formula="of:=[.G4]*[.C4]*[.D4]*[.E4]" office:value-type="float" office:value="400492">
            <text:p>400492</text:p>
          </table:table-cell>
          <table:table-cell table:formula="of:=[.G4]*[.B4]*[.C4]*[.D4]*[.E4]" office:value-type="float" office:value="400492">
            <text:p>40049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F70]" office:value-type="float" office:value="462573">
            <text:p>462573</text:p>
          </table:table-cell>
          <table:table-cell table:formula="of:=[.G5]*[.B5]" office:value-type="float" office:value="462573">
            <text:p>462573</text:p>
          </table:table-cell>
          <table:table-cell table:formula="of:=[.G5]*[.C5]" office:value-type="float" office:value="462573">
            <text:p>462573</text:p>
          </table:table-cell>
          <table:table-cell table:formula="of:=[.G5]*[.D5]" office:value-type="float" office:value="462573">
            <text:p>462573</text:p>
          </table:table-cell>
          <table:table-cell table:formula="of:=[.G5]*[.E5]" office:value-type="float" office:value="-462573">
            <text:p>-462573</text:p>
          </table:table-cell>
          <table:table-cell table:formula="of:=[.G5]*[.B5]*[.C5]" office:value-type="float" office:value="462573">
            <text:p>462573</text:p>
          </table:table-cell>
          <table:table-cell table:formula="of:=[.G5]*[.B5]*[.D5]" office:value-type="float" office:value="462573">
            <text:p>462573</text:p>
          </table:table-cell>
          <table:table-cell table:formula="of:=[.G5]*[.B5]*[.E5]" office:value-type="float" office:value="-462573">
            <text:p>-462573</text:p>
          </table:table-cell>
          <table:table-cell table:formula="of:=[.G5]*[.C5]*[.D5]" office:value-type="float" office:value="462573">
            <text:p>462573</text:p>
          </table:table-cell>
          <table:table-cell table:formula="of:=[.G5]*[.C5]*[.E5]" office:value-type="float" office:value="-462573">
            <text:p>-462573</text:p>
          </table:table-cell>
          <table:table-cell table:formula="of:=[.G5]*[.D5]*[.E5]" office:value-type="float" office:value="-462573">
            <text:p>-462573</text:p>
          </table:table-cell>
          <table:table-cell table:formula="of:=[.G5]*[.B5]*[.C5]*[.D5]" office:value-type="float" office:value="462573">
            <text:p>462573</text:p>
          </table:table-cell>
          <table:table-cell table:formula="of:=[.G5]*[.B5]*[.C5]*[.E5]" office:value-type="float" office:value="-462573">
            <text:p>-462573</text:p>
          </table:table-cell>
          <table:table-cell table:formula="of:=[.G5]*[.B5]*[.D5]*[.E5]" office:value-type="float" office:value="-462573">
            <text:p>-462573</text:p>
          </table:table-cell>
          <table:table-cell table:formula="of:=[.G5]*[.C5]*[.D5]*[.E5]" office:value-type="float" office:value="-462573">
            <text:p>-462573</text:p>
          </table:table-cell>
          <table:table-cell table:formula="of:=[.G5]*[.B5]*[.C5]*[.D5]*[.E5]" office:value-type="float" office:value="-462573">
            <text:p>-46257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F71]" office:value-type="float" office:value="429786.6">
            <text:p>429786.6</text:p>
          </table:table-cell>
          <table:table-cell table:formula="of:=[.G6]*[.B6]" office:value-type="float" office:value="429786.6">
            <text:p>429786.6</text:p>
          </table:table-cell>
          <table:table-cell table:formula="of:=[.G6]*[.C6]" office:value-type="float" office:value="429786.6">
            <text:p>429786.6</text:p>
          </table:table-cell>
          <table:table-cell table:formula="of:=[.G6]*[.D6]" office:value-type="float" office:value="-429786.6">
            <text:p>-429786.6</text:p>
          </table:table-cell>
          <table:table-cell table:formula="of:=[.G6]*[.E6]" office:value-type="float" office:value="429786.6">
            <text:p>429786.6</text:p>
          </table:table-cell>
          <table:table-cell table:formula="of:=[.G6]*[.B6]*[.C6]" office:value-type="float" office:value="429786.6">
            <text:p>429786.6</text:p>
          </table:table-cell>
          <table:table-cell table:formula="of:=[.G6]*[.B6]*[.D6]" office:value-type="float" office:value="-429786.6">
            <text:p>-429786.6</text:p>
          </table:table-cell>
          <table:table-cell table:formula="of:=[.G6]*[.B6]*[.E6]" office:value-type="float" office:value="429786.6">
            <text:p>429786.6</text:p>
          </table:table-cell>
          <table:table-cell table:formula="of:=[.G6]*[.C6]*[.D6]" office:value-type="float" office:value="-429786.6">
            <text:p>-429786.6</text:p>
          </table:table-cell>
          <table:table-cell table:formula="of:=[.G6]*[.C6]*[.E6]" office:value-type="float" office:value="429786.6">
            <text:p>429786.6</text:p>
          </table:table-cell>
          <table:table-cell table:formula="of:=[.G6]*[.D6]*[.E6]" office:value-type="float" office:value="-429786.6">
            <text:p>-429786.6</text:p>
          </table:table-cell>
          <table:table-cell table:formula="of:=[.G6]*[.B6]*[.C6]*[.D6]" office:value-type="float" office:value="-429786.6">
            <text:p>-429786.6</text:p>
          </table:table-cell>
          <table:table-cell table:formula="of:=[.G6]*[.B6]*[.C6]*[.E6]" office:value-type="float" office:value="429786.6">
            <text:p>429786.6</text:p>
          </table:table-cell>
          <table:table-cell table:formula="of:=[.G6]*[.B6]*[.D6]*[.E6]" office:value-type="float" office:value="-429786.6">
            <text:p>-429786.6</text:p>
          </table:table-cell>
          <table:table-cell table:formula="of:=[.G6]*[.C6]*[.D6]*[.E6]" office:value-type="float" office:value="-429786.6">
            <text:p>-429786.6</text:p>
          </table:table-cell>
          <table:table-cell table:formula="of:=[.G6]*[.B6]*[.C6]*[.D6]*[.E6]" office:value-type="float" office:value="-429786.6">
            <text:p>-429786.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F72]" office:value-type="float" office:value="513978.6">
            <text:p>513978.6</text:p>
          </table:table-cell>
          <table:table-cell table:formula="of:=[.G7]*[.B7]" office:value-type="float" office:value="513978.6">
            <text:p>513978.6</text:p>
          </table:table-cell>
          <table:table-cell table:formula="of:=[.G7]*[.C7]" office:value-type="float" office:value="513978.6">
            <text:p>513978.6</text:p>
          </table:table-cell>
          <table:table-cell table:formula="of:=[.G7]*[.D7]" office:value-type="float" office:value="-513978.6">
            <text:p>-513978.6</text:p>
          </table:table-cell>
          <table:table-cell table:formula="of:=[.G7]*[.E7]" office:value-type="float" office:value="-513978.6">
            <text:p>-513978.6</text:p>
          </table:table-cell>
          <table:table-cell table:formula="of:=[.G7]*[.B7]*[.C7]" office:value-type="float" office:value="513978.6">
            <text:p>513978.6</text:p>
          </table:table-cell>
          <table:table-cell table:formula="of:=[.G7]*[.B7]*[.D7]" office:value-type="float" office:value="-513978.6">
            <text:p>-513978.6</text:p>
          </table:table-cell>
          <table:table-cell table:formula="of:=[.G7]*[.B7]*[.E7]" office:value-type="float" office:value="-513978.6">
            <text:p>-513978.6</text:p>
          </table:table-cell>
          <table:table-cell table:formula="of:=[.G7]*[.C7]*[.D7]" office:value-type="float" office:value="-513978.6">
            <text:p>-513978.6</text:p>
          </table:table-cell>
          <table:table-cell table:formula="of:=[.G7]*[.C7]*[.E7]" office:value-type="float" office:value="-513978.6">
            <text:p>-513978.6</text:p>
          </table:table-cell>
          <table:table-cell table:formula="of:=[.G7]*[.D7]*[.E7]" office:value-type="float" office:value="513978.6">
            <text:p>513978.6</text:p>
          </table:table-cell>
          <table:table-cell table:formula="of:=[.G7]*[.B7]*[.C7]*[.D7]" office:value-type="float" office:value="-513978.6">
            <text:p>-513978.6</text:p>
          </table:table-cell>
          <table:table-cell table:formula="of:=[.G7]*[.B7]*[.C7]*[.E7]" office:value-type="float" office:value="-513978.6">
            <text:p>-513978.6</text:p>
          </table:table-cell>
          <table:table-cell table:formula="of:=[.G7]*[.B7]*[.D7]*[.E7]" office:value-type="float" office:value="513978.6">
            <text:p>513978.6</text:p>
          </table:table-cell>
          <table:table-cell table:formula="of:=[.G7]*[.C7]*[.D7]*[.E7]" office:value-type="float" office:value="513978.6">
            <text:p>513978.6</text:p>
          </table:table-cell>
          <table:table-cell table:formula="of:=[.G7]*[.B7]*[.C7]*[.D7]*[.E7]" office:value-type="float" office:value="513978.6">
            <text:p>513978.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F73]" office:value-type="float" office:value="315258.8">
            <text:p>315258.8</text:p>
          </table:table-cell>
          <table:table-cell table:formula="of:=[.G8]*[.B8]" office:value-type="float" office:value="315258.8">
            <text:p>315258.8</text:p>
          </table:table-cell>
          <table:table-cell table:formula="of:=[.G8]*[.C8]" office:value-type="float" office:value="-315258.8">
            <text:p>-315258.8</text:p>
          </table:table-cell>
          <table:table-cell table:formula="of:=[.G8]*[.D8]" office:value-type="float" office:value="315258.8">
            <text:p>315258.8</text:p>
          </table:table-cell>
          <table:table-cell table:formula="of:=[.G8]*[.E8]" office:value-type="float" office:value="315258.8">
            <text:p>315258.8</text:p>
          </table:table-cell>
          <table:table-cell table:formula="of:=[.G8]*[.B8]*[.C8]" office:value-type="float" office:value="-315258.8">
            <text:p>-315258.8</text:p>
          </table:table-cell>
          <table:table-cell table:formula="of:=[.G8]*[.B8]*[.D8]" office:value-type="float" office:value="315258.8">
            <text:p>315258.8</text:p>
          </table:table-cell>
          <table:table-cell table:formula="of:=[.G8]*[.B8]*[.E8]" office:value-type="float" office:value="315258.8">
            <text:p>315258.8</text:p>
          </table:table-cell>
          <table:table-cell table:formula="of:=[.G8]*[.C8]*[.D8]" office:value-type="float" office:value="-315258.8">
            <text:p>-315258.8</text:p>
          </table:table-cell>
          <table:table-cell table:formula="of:=[.G8]*[.C8]*[.E8]" office:value-type="float" office:value="-315258.8">
            <text:p>-315258.8</text:p>
          </table:table-cell>
          <table:table-cell table:formula="of:=[.G8]*[.D8]*[.E8]" office:value-type="float" office:value="315258.8">
            <text:p>315258.8</text:p>
          </table:table-cell>
          <table:table-cell table:formula="of:=[.G8]*[.B8]*[.C8]*[.D8]" office:value-type="float" office:value="-315258.8">
            <text:p>-315258.8</text:p>
          </table:table-cell>
          <table:table-cell table:formula="of:=[.G8]*[.B8]*[.C8]*[.E8]" office:value-type="float" office:value="-315258.8">
            <text:p>-315258.8</text:p>
          </table:table-cell>
          <table:table-cell table:formula="of:=[.G8]*[.B8]*[.D8]*[.E8]" office:value-type="float" office:value="315258.8">
            <text:p>315258.8</text:p>
          </table:table-cell>
          <table:table-cell table:formula="of:=[.G8]*[.C8]*[.D8]*[.E8]" office:value-type="float" office:value="-315258.8">
            <text:p>-315258.8</text:p>
          </table:table-cell>
          <table:table-cell table:formula="of:=[.G8]*[.B8]*[.C8]*[.D8]*[.E8]" office:value-type="float" office:value="-315258.8">
            <text:p>-315258.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F74]" office:value-type="float" office:value="348258.3">
            <text:p>348258.3</text:p>
          </table:table-cell>
          <table:table-cell table:formula="of:=[.G9]*[.B9]" office:value-type="float" office:value="348258.3">
            <text:p>348258.3</text:p>
          </table:table-cell>
          <table:table-cell table:formula="of:=[.G9]*[.C9]" office:value-type="float" office:value="-348258.3">
            <text:p>-348258.3</text:p>
          </table:table-cell>
          <table:table-cell table:formula="of:=[.G9]*[.D9]" office:value-type="float" office:value="348258.3">
            <text:p>348258.3</text:p>
          </table:table-cell>
          <table:table-cell table:formula="of:=[.G9]*[.E9]" office:value-type="float" office:value="-348258.3">
            <text:p>-348258.3</text:p>
          </table:table-cell>
          <table:table-cell table:formula="of:=[.G9]*[.B9]*[.C9]" office:value-type="float" office:value="-348258.3">
            <text:p>-348258.3</text:p>
          </table:table-cell>
          <table:table-cell table:formula="of:=[.G9]*[.B9]*[.D9]" office:value-type="float" office:value="348258.3">
            <text:p>348258.3</text:p>
          </table:table-cell>
          <table:table-cell table:formula="of:=[.G9]*[.B9]*[.E9]" office:value-type="float" office:value="-348258.3">
            <text:p>-348258.3</text:p>
          </table:table-cell>
          <table:table-cell table:formula="of:=[.G9]*[.C9]*[.D9]" office:value-type="float" office:value="-348258.3">
            <text:p>-348258.3</text:p>
          </table:table-cell>
          <table:table-cell table:formula="of:=[.G9]*[.C9]*[.E9]" office:value-type="float" office:value="348258.3">
            <text:p>348258.3</text:p>
          </table:table-cell>
          <table:table-cell table:formula="of:=[.G9]*[.D9]*[.E9]" office:value-type="float" office:value="-348258.3">
            <text:p>-348258.3</text:p>
          </table:table-cell>
          <table:table-cell table:formula="of:=[.G9]*[.B9]*[.C9]*[.D9]" office:value-type="float" office:value="-348258.3">
            <text:p>-348258.3</text:p>
          </table:table-cell>
          <table:table-cell table:formula="of:=[.G9]*[.B9]*[.C9]*[.E9]" office:value-type="float" office:value="348258.3">
            <text:p>348258.3</text:p>
          </table:table-cell>
          <table:table-cell table:formula="of:=[.G9]*[.B9]*[.D9]*[.E9]" office:value-type="float" office:value="-348258.3">
            <text:p>-348258.3</text:p>
          </table:table-cell>
          <table:table-cell table:formula="of:=[.G9]*[.C9]*[.D9]*[.E9]" office:value-type="float" office:value="348258.3">
            <text:p>348258.3</text:p>
          </table:table-cell>
          <table:table-cell table:formula="of:=[.G9]*[.B9]*[.C9]*[.D9]*[.E9]" office:value-type="float" office:value="348258.3">
            <text:p>348258.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F75]" office:value-type="float" office:value="357070.2">
            <text:p>357070.2</text:p>
          </table:table-cell>
          <table:table-cell table:formula="of:=[.G10]*[.B10]" office:value-type="float" office:value="357070.2">
            <text:p>357070.2</text:p>
          </table:table-cell>
          <table:table-cell table:formula="of:=[.G10]*[.C10]" office:value-type="float" office:value="-357070.2">
            <text:p>-357070.2</text:p>
          </table:table-cell>
          <table:table-cell table:formula="of:=[.G10]*[.D10]" office:value-type="float" office:value="-357070.2">
            <text:p>-357070.2</text:p>
          </table:table-cell>
          <table:table-cell table:formula="of:=[.G10]*[.E10]" office:value-type="float" office:value="357070.2">
            <text:p>357070.2</text:p>
          </table:table-cell>
          <table:table-cell table:formula="of:=[.G10]*[.B10]*[.C10]" office:value-type="float" office:value="-357070.2">
            <text:p>-357070.2</text:p>
          </table:table-cell>
          <table:table-cell table:formula="of:=[.G10]*[.B10]*[.D10]" office:value-type="float" office:value="-357070.2">
            <text:p>-357070.2</text:p>
          </table:table-cell>
          <table:table-cell table:formula="of:=[.G10]*[.B10]*[.E10]" office:value-type="float" office:value="357070.2">
            <text:p>357070.2</text:p>
          </table:table-cell>
          <table:table-cell table:formula="of:=[.G10]*[.C10]*[.D10]" office:value-type="float" office:value="357070.2">
            <text:p>357070.2</text:p>
          </table:table-cell>
          <table:table-cell table:formula="of:=[.G10]*[.C10]*[.E10]" office:value-type="float" office:value="-357070.2">
            <text:p>-357070.2</text:p>
          </table:table-cell>
          <table:table-cell table:formula="of:=[.G10]*[.D10]*[.E10]" office:value-type="float" office:value="-357070.2">
            <text:p>-357070.2</text:p>
          </table:table-cell>
          <table:table-cell table:formula="of:=[.G10]*[.B10]*[.C10]*[.D10]" office:value-type="float" office:value="357070.2">
            <text:p>357070.2</text:p>
          </table:table-cell>
          <table:table-cell table:formula="of:=[.G10]*[.B10]*[.C10]*[.E10]" office:value-type="float" office:value="-357070.2">
            <text:p>-357070.2</text:p>
          </table:table-cell>
          <table:table-cell table:formula="of:=[.G10]*[.B10]*[.D10]*[.E10]" office:value-type="float" office:value="-357070.2">
            <text:p>-357070.2</text:p>
          </table:table-cell>
          <table:table-cell table:formula="of:=[.G10]*[.C10]*[.D10]*[.E10]" office:value-type="float" office:value="357070.2">
            <text:p>357070.2</text:p>
          </table:table-cell>
          <table:table-cell table:formula="of:=[.G10]*[.B10]*[.C10]*[.D10]*[.E10]" office:value-type="float" office:value="357070.2">
            <text:p>357070.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F76]" office:value-type="float" office:value="376449.3">
            <text:p>376449.3</text:p>
          </table:table-cell>
          <table:table-cell table:formula="of:=[.G11]*[.B11]" office:value-type="float" office:value="376449.3">
            <text:p>376449.3</text:p>
          </table:table-cell>
          <table:table-cell table:formula="of:=[.G11]*[.C11]" office:value-type="float" office:value="-376449.3">
            <text:p>-376449.3</text:p>
          </table:table-cell>
          <table:table-cell table:formula="of:=[.G11]*[.D11]" office:value-type="float" office:value="-376449.3">
            <text:p>-376449.3</text:p>
          </table:table-cell>
          <table:table-cell table:formula="of:=[.G11]*[.E11]" office:value-type="float" office:value="-376449.3">
            <text:p>-376449.3</text:p>
          </table:table-cell>
          <table:table-cell table:formula="of:=[.G11]*[.B11]*[.C11]" office:value-type="float" office:value="-376449.3">
            <text:p>-376449.3</text:p>
          </table:table-cell>
          <table:table-cell table:formula="of:=[.G11]*[.B11]*[.D11]" office:value-type="float" office:value="-376449.3">
            <text:p>-376449.3</text:p>
          </table:table-cell>
          <table:table-cell table:formula="of:=[.G11]*[.B11]*[.E11]" office:value-type="float" office:value="-376449.3">
            <text:p>-376449.3</text:p>
          </table:table-cell>
          <table:table-cell table:formula="of:=[.G11]*[.C11]*[.D11]" office:value-type="float" office:value="376449.3">
            <text:p>376449.3</text:p>
          </table:table-cell>
          <table:table-cell table:formula="of:=[.G11]*[.C11]*[.E11]" office:value-type="float" office:value="376449.3">
            <text:p>376449.3</text:p>
          </table:table-cell>
          <table:table-cell table:formula="of:=[.G11]*[.D11]*[.E11]" office:value-type="float" office:value="376449.3">
            <text:p>376449.3</text:p>
          </table:table-cell>
          <table:table-cell table:formula="of:=[.G11]*[.B11]*[.C11]*[.D11]" office:value-type="float" office:value="376449.3">
            <text:p>376449.3</text:p>
          </table:table-cell>
          <table:table-cell table:formula="of:=[.G11]*[.B11]*[.C11]*[.E11]" office:value-type="float" office:value="376449.3">
            <text:p>376449.3</text:p>
          </table:table-cell>
          <table:table-cell table:formula="of:=[.G11]*[.B11]*[.D11]*[.E11]" office:value-type="float" office:value="376449.3">
            <text:p>376449.3</text:p>
          </table:table-cell>
          <table:table-cell table:formula="of:=[.G11]*[.C11]*[.D11]*[.E11]" office:value-type="float" office:value="-376449.3">
            <text:p>-376449.3</text:p>
          </table:table-cell>
          <table:table-cell table:formula="of:=[.G11]*[.B11]*[.C11]*[.D11]*[.E11]" office:value-type="float" office:value="-376449.3">
            <text:p>-376449.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F69]" office:value-type="float" office:value="451570.7">
            <text:p>451570.7</text:p>
          </table:table-cell>
          <table:table-cell table:formula="of:=[.G12]*[.B12]" office:value-type="float" office:value="-451570.7">
            <text:p>-451570.7</text:p>
          </table:table-cell>
          <table:table-cell table:formula="of:=[.G12]*[.C12]" office:value-type="float" office:value="451570.7">
            <text:p>451570.7</text:p>
          </table:table-cell>
          <table:table-cell table:formula="of:=[.G12]*[.D12]" office:value-type="float" office:value="451570.7">
            <text:p>451570.7</text:p>
          </table:table-cell>
          <table:table-cell table:formula="of:=[.G12]*[.E12]" office:value-type="float" office:value="451570.7">
            <text:p>451570.7</text:p>
          </table:table-cell>
          <table:table-cell table:formula="of:=[.G12]*[.B12]*[.C12]" office:value-type="float" office:value="-451570.7">
            <text:p>-451570.7</text:p>
          </table:table-cell>
          <table:table-cell table:formula="of:=[.G12]*[.B12]*[.D12]" office:value-type="float" office:value="-451570.7">
            <text:p>-451570.7</text:p>
          </table:table-cell>
          <table:table-cell table:formula="of:=[.G12]*[.B12]*[.E12]" office:value-type="float" office:value="-451570.7">
            <text:p>-451570.7</text:p>
          </table:table-cell>
          <table:table-cell table:formula="of:=[.G12]*[.C12]*[.D12]" office:value-type="float" office:value="451570.7">
            <text:p>451570.7</text:p>
          </table:table-cell>
          <table:table-cell table:formula="of:=[.G12]*[.C12]*[.E12]" office:value-type="float" office:value="451570.7">
            <text:p>451570.7</text:p>
          </table:table-cell>
          <table:table-cell table:formula="of:=[.G12]*[.D12]*[.E12]" office:value-type="float" office:value="451570.7">
            <text:p>451570.7</text:p>
          </table:table-cell>
          <table:table-cell table:formula="of:=[.G12]*[.B12]*[.C12]*[.D12]" office:value-type="float" office:value="-451570.7">
            <text:p>-451570.7</text:p>
          </table:table-cell>
          <table:table-cell table:formula="of:=[.G12]*[.B12]*[.C12]*[.E12]" office:value-type="float" office:value="-451570.7">
            <text:p>-451570.7</text:p>
          </table:table-cell>
          <table:table-cell table:formula="of:=[.G12]*[.B12]*[.D12]*[.E12]" office:value-type="float" office:value="-451570.7">
            <text:p>-451570.7</text:p>
          </table:table-cell>
          <table:table-cell table:formula="of:=[.G12]*[.C12]*[.D12]*[.E12]" office:value-type="float" office:value="451570.7">
            <text:p>451570.7</text:p>
          </table:table-cell>
          <table:table-cell table:formula="of:=[.G12]*[.B12]*[.C12]*[.D12]*[.E12]" office:value-type="float" office:value="-451570.7">
            <text:p>-451570.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F70]" office:value-type="float" office:value="497425.5">
            <text:p>497425.5</text:p>
          </table:table-cell>
          <table:table-cell table:formula="of:=[.G13]*[.B13]" office:value-type="float" office:value="-497425.5">
            <text:p>-497425.5</text:p>
          </table:table-cell>
          <table:table-cell table:formula="of:=[.G13]*[.C13]" office:value-type="float" office:value="497425.5">
            <text:p>497425.5</text:p>
          </table:table-cell>
          <table:table-cell table:formula="of:=[.G13]*[.D13]" office:value-type="float" office:value="497425.5">
            <text:p>497425.5</text:p>
          </table:table-cell>
          <table:table-cell table:formula="of:=[.G13]*[.E13]" office:value-type="float" office:value="-497425.5">
            <text:p>-497425.5</text:p>
          </table:table-cell>
          <table:table-cell table:formula="of:=[.G13]*[.B13]*[.C13]" office:value-type="float" office:value="-497425.5">
            <text:p>-497425.5</text:p>
          </table:table-cell>
          <table:table-cell table:formula="of:=[.G13]*[.B13]*[.D13]" office:value-type="float" office:value="-497425.5">
            <text:p>-497425.5</text:p>
          </table:table-cell>
          <table:table-cell table:formula="of:=[.G13]*[.B13]*[.E13]" office:value-type="float" office:value="497425.5">
            <text:p>497425.5</text:p>
          </table:table-cell>
          <table:table-cell table:formula="of:=[.G13]*[.C13]*[.D13]" office:value-type="float" office:value="497425.5">
            <text:p>497425.5</text:p>
          </table:table-cell>
          <table:table-cell table:formula="of:=[.G13]*[.C13]*[.E13]" office:value-type="float" office:value="-497425.5">
            <text:p>-497425.5</text:p>
          </table:table-cell>
          <table:table-cell table:formula="of:=[.G13]*[.D13]*[.E13]" office:value-type="float" office:value="-497425.5">
            <text:p>-497425.5</text:p>
          </table:table-cell>
          <table:table-cell table:formula="of:=[.G13]*[.B13]*[.C13]*[.D13]" office:value-type="float" office:value="-497425.5">
            <text:p>-497425.5</text:p>
          </table:table-cell>
          <table:table-cell table:formula="of:=[.G13]*[.B13]*[.C13]*[.E13]" office:value-type="float" office:value="497425.5">
            <text:p>497425.5</text:p>
          </table:table-cell>
          <table:table-cell table:formula="of:=[.G13]*[.B13]*[.D13]*[.E13]" office:value-type="float" office:value="497425.5">
            <text:p>497425.5</text:p>
          </table:table-cell>
          <table:table-cell table:formula="of:=[.G13]*[.C13]*[.D13]*[.E13]" office:value-type="float" office:value="-497425.5">
            <text:p>-497425.5</text:p>
          </table:table-cell>
          <table:table-cell table:formula="of:=[.G13]*[.B13]*[.C13]*[.D13]*[.E13]" office:value-type="float" office:value="497425.5">
            <text:p>497425.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F71]" office:value-type="float" office:value="455571.6">
            <text:p>455571.6</text:p>
          </table:table-cell>
          <table:table-cell table:formula="of:=[.G14]*[.B14]" office:value-type="float" office:value="-455571.6">
            <text:p>-455571.6</text:p>
          </table:table-cell>
          <table:table-cell table:formula="of:=[.G14]*[.C14]" office:value-type="float" office:value="455571.6">
            <text:p>455571.6</text:p>
          </table:table-cell>
          <table:table-cell table:formula="of:=[.G14]*[.D14]" office:value-type="float" office:value="-455571.6">
            <text:p>-455571.6</text:p>
          </table:table-cell>
          <table:table-cell table:formula="of:=[.G14]*[.E14]" office:value-type="float" office:value="455571.6">
            <text:p>455571.6</text:p>
          </table:table-cell>
          <table:table-cell table:formula="of:=[.G14]*[.B14]*[.C14]" office:value-type="float" office:value="-455571.6">
            <text:p>-455571.6</text:p>
          </table:table-cell>
          <table:table-cell table:formula="of:=[.G14]*[.B14]*[.D14]" office:value-type="float" office:value="455571.6">
            <text:p>455571.6</text:p>
          </table:table-cell>
          <table:table-cell table:formula="of:=[.G14]*[.B14]*[.E14]" office:value-type="float" office:value="-455571.6">
            <text:p>-455571.6</text:p>
          </table:table-cell>
          <table:table-cell table:formula="of:=[.G14]*[.C14]*[.D14]" office:value-type="float" office:value="-455571.6">
            <text:p>-455571.6</text:p>
          </table:table-cell>
          <table:table-cell table:formula="of:=[.G14]*[.C14]*[.E14]" office:value-type="float" office:value="455571.6">
            <text:p>455571.6</text:p>
          </table:table-cell>
          <table:table-cell table:formula="of:=[.G14]*[.D14]*[.E14]" office:value-type="float" office:value="-455571.6">
            <text:p>-455571.6</text:p>
          </table:table-cell>
          <table:table-cell table:formula="of:=[.G14]*[.B14]*[.C14]*[.D14]" office:value-type="float" office:value="455571.6">
            <text:p>455571.6</text:p>
          </table:table-cell>
          <table:table-cell table:formula="of:=[.G14]*[.B14]*[.C14]*[.E14]" office:value-type="float" office:value="-455571.6">
            <text:p>-455571.6</text:p>
          </table:table-cell>
          <table:table-cell table:formula="of:=[.G14]*[.B14]*[.D14]*[.E14]" office:value-type="float" office:value="455571.6">
            <text:p>455571.6</text:p>
          </table:table-cell>
          <table:table-cell table:formula="of:=[.G14]*[.C14]*[.D14]*[.E14]" office:value-type="float" office:value="-455571.6">
            <text:p>-455571.6</text:p>
          </table:table-cell>
          <table:table-cell table:formula="of:=[.G14]*[.B14]*[.C14]*[.D14]*[.E14]" office:value-type="float" office:value="455571.6">
            <text:p>455571.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F72]" office:value-type="float" office:value="527761.2">
            <text:p>527761.2</text:p>
          </table:table-cell>
          <table:table-cell table:formula="of:=[.G15]*[.B15]" office:value-type="float" office:value="-527761.2">
            <text:p>-527761.2</text:p>
          </table:table-cell>
          <table:table-cell table:formula="of:=[.G15]*[.C15]" office:value-type="float" office:value="527761.2">
            <text:p>527761.2</text:p>
          </table:table-cell>
          <table:table-cell table:formula="of:=[.G15]*[.D15]" office:value-type="float" office:value="-527761.2">
            <text:p>-527761.2</text:p>
          </table:table-cell>
          <table:table-cell table:formula="of:=[.G15]*[.E15]" office:value-type="float" office:value="-527761.2">
            <text:p>-527761.2</text:p>
          </table:table-cell>
          <table:table-cell table:formula="of:=[.G15]*[.B15]*[.C15]" office:value-type="float" office:value="-527761.2">
            <text:p>-527761.2</text:p>
          </table:table-cell>
          <table:table-cell table:formula="of:=[.G15]*[.B15]*[.D15]" office:value-type="float" office:value="527761.2">
            <text:p>527761.2</text:p>
          </table:table-cell>
          <table:table-cell table:formula="of:=[.G15]*[.B15]*[.E15]" office:value-type="float" office:value="527761.2">
            <text:p>527761.2</text:p>
          </table:table-cell>
          <table:table-cell table:formula="of:=[.G15]*[.C15]*[.D15]" office:value-type="float" office:value="-527761.2">
            <text:p>-527761.2</text:p>
          </table:table-cell>
          <table:table-cell table:formula="of:=[.G15]*[.C15]*[.E15]" office:value-type="float" office:value="-527761.2">
            <text:p>-527761.2</text:p>
          </table:table-cell>
          <table:table-cell table:formula="of:=[.G15]*[.D15]*[.E15]" office:value-type="float" office:value="527761.2">
            <text:p>527761.2</text:p>
          </table:table-cell>
          <table:table-cell table:formula="of:=[.G15]*[.B15]*[.C15]*[.D15]" office:value-type="float" office:value="527761.2">
            <text:p>527761.2</text:p>
          </table:table-cell>
          <table:table-cell table:formula="of:=[.G15]*[.B15]*[.C15]*[.E15]" office:value-type="float" office:value="527761.2">
            <text:p>527761.2</text:p>
          </table:table-cell>
          <table:table-cell table:formula="of:=[.G15]*[.B15]*[.D15]*[.E15]" office:value-type="float" office:value="-527761.2">
            <text:p>-527761.2</text:p>
          </table:table-cell>
          <table:table-cell table:formula="of:=[.G15]*[.C15]*[.D15]*[.E15]" office:value-type="float" office:value="527761.2">
            <text:p>527761.2</text:p>
          </table:table-cell>
          <table:table-cell table:formula="of:=[.G15]*[.B15]*[.C15]*[.D15]*[.E15]" office:value-type="float" office:value="-527761.2">
            <text:p>-527761.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F73]" office:value-type="float" office:value="340628.4">
            <text:p>340628.4</text:p>
          </table:table-cell>
          <table:table-cell table:formula="of:=[.G16]*[.B16]" office:value-type="float" office:value="-340628.4">
            <text:p>-340628.4</text:p>
          </table:table-cell>
          <table:table-cell table:formula="of:=[.G16]*[.C16]" office:value-type="float" office:value="-340628.4">
            <text:p>-340628.4</text:p>
          </table:table-cell>
          <table:table-cell table:formula="of:=[.G16]*[.D16]" office:value-type="float" office:value="340628.4">
            <text:p>340628.4</text:p>
          </table:table-cell>
          <table:table-cell table:formula="of:=[.G16]*[.E16]" office:value-type="float" office:value="340628.4">
            <text:p>340628.4</text:p>
          </table:table-cell>
          <table:table-cell table:formula="of:=[.G16]*[.B16]*[.C16]" office:value-type="float" office:value="340628.4">
            <text:p>340628.4</text:p>
          </table:table-cell>
          <table:table-cell table:formula="of:=[.G16]*[.B16]*[.D16]" office:value-type="float" office:value="-340628.4">
            <text:p>-340628.4</text:p>
          </table:table-cell>
          <table:table-cell table:formula="of:=[.G16]*[.B16]*[.E16]" office:value-type="float" office:value="-340628.4">
            <text:p>-340628.4</text:p>
          </table:table-cell>
          <table:table-cell table:formula="of:=[.G16]*[.C16]*[.D16]" office:value-type="float" office:value="-340628.4">
            <text:p>-340628.4</text:p>
          </table:table-cell>
          <table:table-cell table:formula="of:=[.G16]*[.C16]*[.E16]" office:value-type="float" office:value="-340628.4">
            <text:p>-340628.4</text:p>
          </table:table-cell>
          <table:table-cell table:formula="of:=[.G16]*[.D16]*[.E16]" office:value-type="float" office:value="340628.4">
            <text:p>340628.4</text:p>
          </table:table-cell>
          <table:table-cell table:formula="of:=[.G16]*[.B16]*[.C16]*[.D16]" office:value-type="float" office:value="340628.4">
            <text:p>340628.4</text:p>
          </table:table-cell>
          <table:table-cell table:formula="of:=[.G16]*[.B16]*[.C16]*[.E16]" office:value-type="float" office:value="340628.4">
            <text:p>340628.4</text:p>
          </table:table-cell>
          <table:table-cell table:formula="of:=[.G16]*[.B16]*[.D16]*[.E16]" office:value-type="float" office:value="-340628.4">
            <text:p>-340628.4</text:p>
          </table:table-cell>
          <table:table-cell table:formula="of:=[.G16]*[.C16]*[.D16]*[.E16]" office:value-type="float" office:value="-340628.4">
            <text:p>-340628.4</text:p>
          </table:table-cell>
          <table:table-cell table:formula="of:=[.G16]*[.B16]*[.C16]*[.D16]*[.E16]" office:value-type="float" office:value="340628.4">
            <text:p>340628.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F74]" office:value-type="float" office:value="352381.3">
            <text:p>352381.3</text:p>
          </table:table-cell>
          <table:table-cell table:formula="of:=[.G17]*[.B17]" office:value-type="float" office:value="-352381.3">
            <text:p>-352381.3</text:p>
          </table:table-cell>
          <table:table-cell table:formula="of:=[.G17]*[.C17]" office:value-type="float" office:value="-352381.3">
            <text:p>-352381.3</text:p>
          </table:table-cell>
          <table:table-cell table:formula="of:=[.G17]*[.D17]" office:value-type="float" office:value="352381.3">
            <text:p>352381.3</text:p>
          </table:table-cell>
          <table:table-cell table:formula="of:=[.G17]*[.E17]" office:value-type="float" office:value="-352381.3">
            <text:p>-352381.3</text:p>
          </table:table-cell>
          <table:table-cell table:formula="of:=[.G17]*[.B17]*[.C17]" office:value-type="float" office:value="352381.3">
            <text:p>352381.3</text:p>
          </table:table-cell>
          <table:table-cell table:formula="of:=[.G17]*[.B17]*[.D17]" office:value-type="float" office:value="-352381.3">
            <text:p>-352381.3</text:p>
          </table:table-cell>
          <table:table-cell table:formula="of:=[.G17]*[.B17]*[.E17]" office:value-type="float" office:value="352381.3">
            <text:p>352381.3</text:p>
          </table:table-cell>
          <table:table-cell table:formula="of:=[.G17]*[.C17]*[.D17]" office:value-type="float" office:value="-352381.3">
            <text:p>-352381.3</text:p>
          </table:table-cell>
          <table:table-cell table:formula="of:=[.G17]*[.C17]*[.E17]" office:value-type="float" office:value="352381.3">
            <text:p>352381.3</text:p>
          </table:table-cell>
          <table:table-cell table:formula="of:=[.G17]*[.D17]*[.E17]" office:value-type="float" office:value="-352381.3">
            <text:p>-352381.3</text:p>
          </table:table-cell>
          <table:table-cell table:formula="of:=[.G17]*[.B17]*[.C17]*[.D17]" office:value-type="float" office:value="352381.3">
            <text:p>352381.3</text:p>
          </table:table-cell>
          <table:table-cell table:formula="of:=[.G17]*[.B17]*[.C17]*[.E17]" office:value-type="float" office:value="-352381.3">
            <text:p>-352381.3</text:p>
          </table:table-cell>
          <table:table-cell table:formula="of:=[.G17]*[.B17]*[.D17]*[.E17]" office:value-type="float" office:value="352381.3">
            <text:p>352381.3</text:p>
          </table:table-cell>
          <table:table-cell table:formula="of:=[.G17]*[.C17]*[.D17]*[.E17]" office:value-type="float" office:value="352381.3">
            <text:p>352381.3</text:p>
          </table:table-cell>
          <table:table-cell table:formula="of:=[.G17]*[.B17]*[.C17]*[.D17]*[.E17]" office:value-type="float" office:value="-352381.3">
            <text:p>-352381.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F75]" office:value-type="float" office:value="345000.5">
            <text:p>345000.5</text:p>
          </table:table-cell>
          <table:table-cell table:formula="of:=[.G18]*[.B18]" office:value-type="float" office:value="-345000.5">
            <text:p>-345000.5</text:p>
          </table:table-cell>
          <table:table-cell table:formula="of:=[.G18]*[.C18]" office:value-type="float" office:value="-345000.5">
            <text:p>-345000.5</text:p>
          </table:table-cell>
          <table:table-cell table:formula="of:=[.G18]*[.D18]" office:value-type="float" office:value="-345000.5">
            <text:p>-345000.5</text:p>
          </table:table-cell>
          <table:table-cell table:formula="of:=[.G18]*[.E18]" office:value-type="float" office:value="345000.5">
            <text:p>345000.5</text:p>
          </table:table-cell>
          <table:table-cell table:formula="of:=[.G18]*[.B18]*[.C18]" office:value-type="float" office:value="345000.5">
            <text:p>345000.5</text:p>
          </table:table-cell>
          <table:table-cell table:formula="of:=[.G18]*[.B18]*[.D18]" office:value-type="float" office:value="345000.5">
            <text:p>345000.5</text:p>
          </table:table-cell>
          <table:table-cell table:formula="of:=[.G18]*[.B18]*[.E18]" office:value-type="float" office:value="-345000.5">
            <text:p>-345000.5</text:p>
          </table:table-cell>
          <table:table-cell table:formula="of:=[.G18]*[.C18]*[.D18]" office:value-type="float" office:value="345000.5">
            <text:p>345000.5</text:p>
          </table:table-cell>
          <table:table-cell table:formula="of:=[.G18]*[.C18]*[.E18]" office:value-type="float" office:value="-345000.5">
            <text:p>-345000.5</text:p>
          </table:table-cell>
          <table:table-cell table:formula="of:=[.G18]*[.D18]*[.E18]" office:value-type="float" office:value="-345000.5">
            <text:p>-345000.5</text:p>
          </table:table-cell>
          <table:table-cell table:formula="of:=[.G18]*[.B18]*[.C18]*[.D18]" office:value-type="float" office:value="-345000.5">
            <text:p>-345000.5</text:p>
          </table:table-cell>
          <table:table-cell table:formula="of:=[.G18]*[.B18]*[.C18]*[.E18]" office:value-type="float" office:value="345000.5">
            <text:p>345000.5</text:p>
          </table:table-cell>
          <table:table-cell table:formula="of:=[.G18]*[.B18]*[.D18]*[.E18]" office:value-type="float" office:value="345000.5">
            <text:p>345000.5</text:p>
          </table:table-cell>
          <table:table-cell table:formula="of:=[.G18]*[.C18]*[.D18]*[.E18]" office:value-type="float" office:value="345000.5">
            <text:p>345000.5</text:p>
          </table:table-cell>
          <table:table-cell table:formula="of:=[.G18]*[.B18]*[.C18]*[.D18]*[.E18]" office:value-type="float" office:value="-345000.5">
            <text:p>-345000.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F76]" office:value-type="float" office:value="356231.3">
            <text:p>356231.3</text:p>
          </table:table-cell>
          <table:table-cell table:formula="of:=[.G19]*[.B19]" office:value-type="float" office:value="-356231.3">
            <text:p>-356231.3</text:p>
          </table:table-cell>
          <table:table-cell table:formula="of:=[.G19]*[.C19]" office:value-type="float" office:value="-356231.3">
            <text:p>-356231.3</text:p>
          </table:table-cell>
          <table:table-cell table:formula="of:=[.G19]*[.D19]" office:value-type="float" office:value="-356231.3">
            <text:p>-356231.3</text:p>
          </table:table-cell>
          <table:table-cell table:formula="of:=[.G19]*[.E19]" office:value-type="float" office:value="-356231.3">
            <text:p>-356231.3</text:p>
          </table:table-cell>
          <table:table-cell table:formula="of:=[.G19]*[.B19]*[.C19]" office:value-type="float" office:value="356231.3">
            <text:p>356231.3</text:p>
          </table:table-cell>
          <table:table-cell table:formula="of:=[.G19]*[.B19]*[.D19]" office:value-type="float" office:value="356231.3">
            <text:p>356231.3</text:p>
          </table:table-cell>
          <table:table-cell table:formula="of:=[.G19]*[.B19]*[.E19]" office:value-type="float" office:value="356231.3">
            <text:p>356231.3</text:p>
          </table:table-cell>
          <table:table-cell table:formula="of:=[.G19]*[.C19]*[.D19]" office:value-type="float" office:value="356231.3">
            <text:p>356231.3</text:p>
          </table:table-cell>
          <table:table-cell table:formula="of:=[.G19]*[.C19]*[.E19]" office:value-type="float" office:value="356231.3">
            <text:p>356231.3</text:p>
          </table:table-cell>
          <table:table-cell table:formula="of:=[.G19]*[.D19]*[.E19]" office:value-type="float" office:value="356231.3">
            <text:p>356231.3</text:p>
          </table:table-cell>
          <table:table-cell table:formula="of:=[.G19]*[.B19]*[.C19]*[.D19]" office:value-type="float" office:value="-356231.3">
            <text:p>-356231.3</text:p>
          </table:table-cell>
          <table:table-cell table:formula="of:=[.G19]*[.B19]*[.C19]*[.E19]" office:value-type="float" office:value="-356231.3">
            <text:p>-356231.3</text:p>
          </table:table-cell>
          <table:table-cell table:formula="of:=[.G19]*[.B19]*[.D19]*[.E19]" office:value-type="float" office:value="-356231.3">
            <text:p>-356231.3</text:p>
          </table:table-cell>
          <table:table-cell table:formula="of:=[.G19]*[.C19]*[.D19]*[.E19]" office:value-type="float" office:value="-356231.3">
            <text:p>-356231.3</text:p>
          </table:table-cell>
          <table:table-cell table:formula="of:=[.G19]*[.B19]*[.C19]*[.D19]*[.E19]" office:value-type="float" office:value="356231.3">
            <text:p>356231.3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3])" office:value-type="string" office:string-value="qA">
            <text:p>qA</text:p>
          </table:table-cell>
          <table:table-cell table:style-name="ce2" table:formula="of:=CONCATENATE(&quot;q&quot;;[.I3])" office:value-type="string" office:string-value="qB">
            <text:p>qB</text:p>
          </table:table-cell>
          <table:table-cell table:style-name="ce2" table:formula="of:=CONCATENATE(&quot;q&quot;;[.J3])" office:value-type="string" office:string-value="qC">
            <text:p>qC</text:p>
          </table:table-cell>
          <table:table-cell table:style-name="ce2" table:formula="of:=CONCATENATE(&quot;q&quot;;[.K3])" office:value-type="string" office:string-value="qD">
            <text:p>qD</text:p>
          </table:table-cell>
          <table:table-cell table:style-name="ce2" table:formula="of:=CONCATENATE(&quot;q&quot;;[.L3])" office:value-type="string" office:string-value="qAB">
            <text:p>qAB</text:p>
          </table:table-cell>
          <table:table-cell table:style-name="ce2" table:formula="of:=CONCATENATE(&quot;q&quot;;[.M3])" office:value-type="string" office:string-value="qAC">
            <text:p>qAC</text:p>
          </table:table-cell>
          <table:table-cell table:style-name="ce2" table:formula="of:=CONCATENATE(&quot;q&quot;;[.N3])" office:value-type="string" office:string-value="qAD">
            <text:p>qAD</text:p>
          </table:table-cell>
          <table:table-cell table:style-name="ce2" table:formula="of:=CONCATENATE(&quot;q&quot;;[.O3])" office:value-type="string" office:string-value="qBC">
            <text:p>qBC</text:p>
          </table:table-cell>
          <table:table-cell table:style-name="ce2" table:formula="of:=CONCATENATE(&quot;q&quot;;[.P3])" office:value-type="string" office:string-value="qBD">
            <text:p>qBD</text:p>
          </table:table-cell>
          <table:table-cell table:style-name="ce2" table:formula="of:=CONCATENATE(&quot;q&quot;;[.Q3])" office:value-type="string" office:string-value="qCD">
            <text:p>qCD</text:p>
          </table:table-cell>
          <table:table-cell table:style-name="ce2" table:formula="of:=CONCATENATE(&quot;q&quot;;[.R3])" office:value-type="string" office:string-value="qABC">
            <text:p>qABC</text:p>
          </table:table-cell>
          <table:table-cell table:style-name="ce2" table:formula="of:=CONCATENATE(&quot;q&quot;;[.S3])" office:value-type="string" office:string-value="qABD">
            <text:p>qABD</text:p>
          </table:table-cell>
          <table:table-cell table:style-name="ce2" table:formula="of:=CONCATENATE(&quot;q&quot;;[.T3])" office:value-type="string" office:string-value="qACD">
            <text:p>qACD</text:p>
          </table:table-cell>
          <table:table-cell table:style-name="ce2" table:formula="of:=CONCATENATE(&quot;q&quot;;[.U3])" office:value-type="string" office:string-value="qBCD">
            <text:p>qBCD</text:p>
          </table:table-cell>
          <table:table-cell table:style-name="ce2" table:formula="of:=CONCATENATE(&quot;q&quot;;[.V3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4:.H19])/16" office:value-type="float" office:value="-7668.98125000003">
            <text:p>-7668.98</text:p>
          </table:table-cell>
          <table:table-cell table:formula="of:=SUM([.I4:.I19])/16" office:value-type="float" office:value="59242.56875">
            <text:p>59242.57</text:p>
          </table:table-cell>
          <table:table-cell table:formula="of:=SUM([.J4:.J19])/16" office:value-type="float" office:value="-12078.83125">
            <text:p>-12078.83</text:p>
          </table:table-cell>
          <table:table-cell table:formula="of:=SUM([.K4:.K19])/16" office:value-type="float" office:value="-21229.98125">
            <text:p>-21229.98</text:p>
          </table:table-cell>
          <table:table-cell table:formula="of:=SUM([.L4:.L19])/16" office:value-type="float" office:value="-8018.36874999999">
            <text:p>-8018.37</text:p>
          </table:table-cell>
          <table:table-cell table:formula="of:=SUM([.M4:.M19])/16" office:value-type="float" office:value="-6758.99375000001">
            <text:p>-6758.99</text:p>
          </table:table-cell>
          <table:table-cell table:formula="of:=SUM([.N4:.N19])/16" office:value-type="float" office:value="-3601.46875">
            <text:p>-3601.47</text:p>
          </table:table-cell>
          <table:table-cell table:formula="of:=SUM([.O4:.O19])/16" office:value-type="float" office:value="-2300.76875000001">
            <text:p>-2300.77</text:p>
          </table:table-cell>
          <table:table-cell table:formula="of:=SUM([.P4:.P19])/16" office:value-type="float" office:value="-11809.69375">
            <text:p>-11809.69</text:p>
          </table:table-cell>
          <table:table-cell table:formula="of:=SUM([.Q4:.Q19])/16" office:value-type="float" office:value="2143.95625">
            <text:p>2143.96</text:p>
          </table:table-cell>
          <table:table-cell table:formula="of:=SUM([.R4:.R19])/16" office:value-type="float" office:value="963.543749999997">
            <text:p>963.54</text:p>
          </table:table-cell>
          <table:table-cell table:formula="of:=SUM([.S4:.S19])/16" office:value-type="float" office:value="72.8937499999956">
            <text:p>72.89</text:p>
          </table:table-cell>
          <table:table-cell table:formula="of:=SUM([.T4:.T19])/16" office:value-type="float" office:value="-1082.63125">
            <text:p>-1082.63</text:p>
          </table:table-cell>
          <table:table-cell table:formula="of:=SUM([.U4:.U19])/16" office:value-type="float" office:value="3911.76875">
            <text:p>3911.77</text:p>
          </table:table-cell>
          <table:table-cell table:formula="of:=SUM([.V4:.V19])/16" office:value-type="float" office:value="554.656249999996">
            <text:p>554.66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3];&quot;²&quot;)" office:value-type="string" office:string-value="qA²">
            <text:p>qA²</text:p>
          </table:table-cell>
          <table:table-cell table:style-name="ce2" table:formula="of:=CONCATENATE(&quot;q&quot;;[.I3];&quot;²&quot;)" office:value-type="string" office:string-value="qB²">
            <text:p>qB²</text:p>
          </table:table-cell>
          <table:table-cell table:style-name="ce2" table:formula="of:=CONCATENATE(&quot;q&quot;;[.J3];&quot;²&quot;)" office:value-type="string" office:string-value="qC²">
            <text:p>qC²</text:p>
          </table:table-cell>
          <table:table-cell table:style-name="ce2" table:formula="of:=CONCATENATE(&quot;q&quot;;[.K3];&quot;²&quot;)" office:value-type="string" office:string-value="qD²">
            <text:p>qD²</text:p>
          </table:table-cell>
          <table:table-cell table:style-name="ce2" table:formula="of:=CONCATENATE(&quot;q&quot;;[.L3];&quot;²&quot;)" office:value-type="string" office:string-value="qAB²">
            <text:p>qAB²</text:p>
          </table:table-cell>
          <table:table-cell table:style-name="ce2" table:formula="of:=CONCATENATE(&quot;q&quot;;[.M3];&quot;²&quot;)" office:value-type="string" office:string-value="qAC²">
            <text:p>qAC²</text:p>
          </table:table-cell>
          <table:table-cell table:style-name="ce2" table:formula="of:=CONCATENATE(&quot;q&quot;;[.N3];&quot;²&quot;)" office:value-type="string" office:string-value="qAD²">
            <text:p>qAD²</text:p>
          </table:table-cell>
          <table:table-cell table:style-name="ce2" table:formula="of:=CONCATENATE(&quot;q&quot;;[.O3];&quot;²&quot;)" office:value-type="string" office:string-value="qBC²">
            <text:p>qBC²</text:p>
          </table:table-cell>
          <table:table-cell table:style-name="ce2" table:formula="of:=CONCATENATE(&quot;q&quot;;[.P3];&quot;²&quot;)" office:value-type="string" office:string-value="qBD²">
            <text:p>qBD²</text:p>
          </table:table-cell>
          <table:table-cell table:style-name="ce2" table:formula="of:=CONCATENATE(&quot;q&quot;;[.Q3];&quot;²&quot;)" office:value-type="string" office:string-value="qCD²">
            <text:p>qCD²</text:p>
          </table:table-cell>
          <table:table-cell table:style-name="ce2" table:formula="of:=CONCATENATE(&quot;q&quot;;[.R3];&quot;²&quot;)" office:value-type="string" office:string-value="qABC²">
            <text:p>qABC²</text:p>
          </table:table-cell>
          <table:table-cell table:style-name="ce2" table:formula="of:=CONCATENATE(&quot;q&quot;;[.S3];&quot;²&quot;)" office:value-type="string" office:string-value="qABD²">
            <text:p>qABD²</text:p>
          </table:table-cell>
          <table:table-cell table:style-name="ce2" table:formula="of:=CONCATENATE(&quot;q&quot;;[.T3];&quot;²&quot;)" office:value-type="string" office:string-value="qACD²">
            <text:p>qACD²</text:p>
          </table:table-cell>
          <table:table-cell table:style-name="ce2" table:formula="of:=CONCATENATE(&quot;q&quot;;[.U3];&quot;²&quot;)" office:value-type="string" office:string-value="qBCD²">
            <text:p>qBCD²</text:p>
          </table:table-cell>
          <table:table-cell table:style-name="ce2" table:formula="of:=CONCATENATE(&quot;q&quot;;[.V3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22];2)" office:value-type="float" office:value="58813273.412852">
            <text:p>58813273.41</text:p>
          </table:table-cell>
          <table:table-cell table:formula="of:=POWER([.I22];2)" office:value-type="float" office:value="3509681952.09847">
            <text:p>3509681952.1</text:p>
          </table:table-cell>
          <table:table-cell table:formula="of:=POWER([.J22];2)" office:value-type="float" office:value="145898164.365976">
            <text:p>145898164.37</text:p>
          </table:table-cell>
          <table:table-cell table:formula="of:=POWER([.K22];2)" office:value-type="float" office:value="450712103.875351">
            <text:p>450712103.88</text:p>
          </table:table-cell>
          <table:table-cell table:formula="of:=POWER([.L22];2)" office:value-type="float" office:value="64294237.4109765">
            <text:p>64294237.41</text:p>
          </table:table-cell>
          <table:table-cell table:formula="of:=POWER([.M22];2)" office:value-type="float" office:value="45683996.5125392">
            <text:p>45683996.51</text:p>
          </table:table-cell>
          <table:table-cell table:formula="of:=POWER([.N22];2)" office:value-type="float" office:value="12970577.1572266">
            <text:p>12970577.16</text:p>
          </table:table-cell>
          <table:table-cell table:formula="of:=POWER([.O22];2)" office:value-type="float" office:value="5293536.84097659">
            <text:p>5293536.84</text:p>
          </table:table-cell>
          <table:table-cell table:formula="of:=POWER([.P22];2)" office:value-type="float" office:value="139468866.468789">
            <text:p>139468866.47</text:p>
          </table:table-cell>
          <table:table-cell table:formula="of:=POWER([.Q22];2)" office:value-type="float" office:value="4596548.40191406">
            <text:p>4596548.4</text:p>
          </table:table-cell>
          <table:table-cell table:formula="of:=POWER([.R22];2)" office:value-type="float" office:value="928416.558164057">
            <text:p>928416.56</text:p>
          </table:table-cell>
          <table:table-cell table:formula="of:=POWER([.S22];2)" office:value-type="float" office:value="5313.49878906186">
            <text:p>5313.5</text:p>
          </table:table-cell>
          <table:table-cell table:formula="of:=POWER([.T22];2)" office:value-type="float" office:value="1172090.42347656">
            <text:p>1172090.42</text:p>
          </table:table-cell>
          <table:table-cell table:formula="of:=POWER([.U22];2)" office:value-type="float" office:value="15301934.7534765">
            <text:p>15301934.75</text:p>
          </table:table-cell>
          <table:table-cell table:formula="of:=POWER([.V22];2)" office:value-type="float" office:value="307643.555664058">
            <text:p>307643.56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3])" office:value-type="string" office:string-value="SSA">
            <text:p>SSA</text:p>
          </table:table-cell>
          <table:table-cell table:style-name="ce2" table:formula="of:=CONCATENATE(&quot;SS&quot;;[.I3])" office:value-type="string" office:string-value="SSB">
            <text:p>SSB</text:p>
          </table:table-cell>
          <table:table-cell table:style-name="ce2" table:formula="of:=CONCATENATE(&quot;SS&quot;;[.J3])" office:value-type="string" office:string-value="SSC">
            <text:p>SSC</text:p>
          </table:table-cell>
          <table:table-cell table:style-name="ce2" table:formula="of:=CONCATENATE(&quot;SS&quot;;[.K3])" office:value-type="string" office:string-value="SSD">
            <text:p>SSD</text:p>
          </table:table-cell>
          <table:table-cell table:style-name="ce2" table:formula="of:=CONCATENATE(&quot;SS&quot;;[.L3])" office:value-type="string" office:string-value="SSAB">
            <text:p>SSAB</text:p>
          </table:table-cell>
          <table:table-cell table:style-name="ce2" table:formula="of:=CONCATENATE(&quot;SS&quot;;[.M3])" office:value-type="string" office:string-value="SSAC">
            <text:p>SSAC</text:p>
          </table:table-cell>
          <table:table-cell table:style-name="ce2" table:formula="of:=CONCATENATE(&quot;SS&quot;;[.N3])" office:value-type="string" office:string-value="SSAD">
            <text:p>SSAD</text:p>
          </table:table-cell>
          <table:table-cell table:style-name="ce2" table:formula="of:=CONCATENATE(&quot;SS&quot;;[.O3])" office:value-type="string" office:string-value="SSBC">
            <text:p>SSBC</text:p>
          </table:table-cell>
          <table:table-cell table:style-name="ce2" table:formula="of:=CONCATENATE(&quot;SS&quot;;[.P3])" office:value-type="string" office:string-value="SSBD">
            <text:p>SSBD</text:p>
          </table:table-cell>
          <table:table-cell table:style-name="ce2" table:formula="of:=CONCATENATE(&quot;SS&quot;;[.Q3])" office:value-type="string" office:string-value="SSCD">
            <text:p>SSCD</text:p>
          </table:table-cell>
          <table:table-cell table:style-name="ce2" table:formula="of:=CONCATENATE(&quot;SS&quot;;[.R3])" office:value-type="string" office:string-value="SSABC">
            <text:p>SSABC</text:p>
          </table:table-cell>
          <table:table-cell table:style-name="ce2" table:formula="of:=CONCATENATE(&quot;SS&quot;;[.S3])" office:value-type="string" office:string-value="SSABD">
            <text:p>SSABD</text:p>
          </table:table-cell>
          <table:table-cell table:style-name="ce2" table:formula="of:=CONCATENATE(&quot;SS&quot;;[.T3])" office:value-type="string" office:string-value="SSACD">
            <text:p>SSACD</text:p>
          </table:table-cell>
          <table:table-cell table:style-name="ce2" table:formula="of:=CONCATENATE(&quot;SS&quot;;[.U3])" office:value-type="string" office:string-value="SSBCD">
            <text:p>SSBCD</text:p>
          </table:table-cell>
          <table:table-cell table:style-name="ce2" table:formula="of:=CONCATENATE(&quot;SS&quot;;[.V3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25:.V25])" office:value-type="float" office:value="71282058485.3543">
            <text:p>71282058485.35</text:p>
          </table:table-cell>
          <table:table-cell table:formula="of:=POWER(2;4)*[.H25]" office:value-type="float" office:value="941012374.605631">
            <text:p>941012374.61</text:p>
          </table:table-cell>
          <table:table-cell table:formula="of:=POWER(2;4)*[.I25]" office:value-type="float" office:value="56154911233.5756">
            <text:p>56154911233.58</text:p>
          </table:table-cell>
          <table:table-cell table:formula="of:=POWER(2;4)*[.J25]" office:value-type="float" office:value="2334370629.85562">
            <text:p>2334370629.86</text:p>
          </table:table-cell>
          <table:table-cell table:formula="of:=POWER(2;4)*[.K25]" office:value-type="float" office:value="7211393662.00562">
            <text:p>7211393662.01</text:p>
          </table:table-cell>
          <table:table-cell table:formula="of:=POWER(2;4)*[.L25]" office:value-type="float" office:value="1028707798.57562">
            <text:p>1028707798.58</text:p>
          </table:table-cell>
          <table:table-cell table:formula="of:=POWER(2;4)*[.M25]" office:value-type="float" office:value="730943944.200628">
            <text:p>730943944.2</text:p>
          </table:table-cell>
          <table:table-cell table:formula="of:=POWER(2;4)*[.N25]" office:value-type="float" office:value="207529234.515625">
            <text:p>207529234.52</text:p>
          </table:table-cell>
          <table:table-cell table:formula="of:=POWER(2;4)*[.O25]" office:value-type="float" office:value="84696589.4556255">
            <text:p>84696589.46</text:p>
          </table:table-cell>
          <table:table-cell table:formula="of:=POWER(2;4)*[.P25]" office:value-type="float" office:value="2231501863.50063">
            <text:p>2231501863.5</text:p>
          </table:table-cell>
          <table:table-cell table:formula="of:=POWER(2;4)*[.Q25]" office:value-type="float" office:value="73544774.4306249">
            <text:p>73544774.43</text:p>
          </table:table-cell>
          <table:table-cell table:formula="of:=POWER(2;4)*[.R25]" office:value-type="float" office:value="14854664.9306249">
            <text:p>14854664.93</text:p>
          </table:table-cell>
          <table:table-cell table:formula="of:=POWER(2;4)*[.S25]" office:value-type="float" office:value="85015.9806249898">
            <text:p>85015.98</text:p>
          </table:table-cell>
          <table:table-cell table:formula="of:=POWER(2;4)*[.T25]" office:value-type="float" office:value="18753446.775625">
            <text:p>18753446.78</text:p>
          </table:table-cell>
          <table:table-cell table:formula="of:=POWER(2;4)*[.U25]" office:value-type="float" office:value="244830956.055624">
            <text:p>244830956.06</text:p>
          </table:table-cell>
          <table:table-cell table:formula="of:=POWER(2;4)*[.V25]" office:value-type="float" office:value="4922296.89062494">
            <text:p>4922296.89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3])" office:value-type="string" office:string-value="iA">
            <text:p>iA</text:p>
          </table:table-cell>
          <table:table-cell table:style-name="ce2" table:formula="of:=CONCATENATE(&quot;i&quot;;[.I3])" office:value-type="string" office:string-value="iB">
            <text:p>iB</text:p>
          </table:table-cell>
          <table:table-cell table:style-name="ce2" table:formula="of:=CONCATENATE(&quot;i&quot;;[.J3])" office:value-type="string" office:string-value="iC">
            <text:p>iC</text:p>
          </table:table-cell>
          <table:table-cell table:style-name="ce2" table:formula="of:=CONCATENATE(&quot;i&quot;;[.K3])" office:value-type="string" office:string-value="iD">
            <text:p>iD</text:p>
          </table:table-cell>
          <table:table-cell table:style-name="ce2" table:formula="of:=CONCATENATE(&quot;i&quot;;[.L3])" office:value-type="string" office:string-value="iAB">
            <text:p>iAB</text:p>
          </table:table-cell>
          <table:table-cell table:style-name="ce2" table:formula="of:=CONCATENATE(&quot;i&quot;;[.M3])" office:value-type="string" office:string-value="iAC">
            <text:p>iAC</text:p>
          </table:table-cell>
          <table:table-cell table:style-name="ce2" table:formula="of:=CONCATENATE(&quot;i&quot;;[.N3])" office:value-type="string" office:string-value="iAD">
            <text:p>iAD</text:p>
          </table:table-cell>
          <table:table-cell table:style-name="ce2" table:formula="of:=CONCATENATE(&quot;i&quot;;[.O3])" office:value-type="string" office:string-value="iBC">
            <text:p>iBC</text:p>
          </table:table-cell>
          <table:table-cell table:style-name="ce2" table:formula="of:=CONCATENATE(&quot;i&quot;;[.P3])" office:value-type="string" office:string-value="iBD">
            <text:p>iBD</text:p>
          </table:table-cell>
          <table:table-cell table:style-name="ce2" table:formula="of:=CONCATENATE(&quot;i&quot;;[.Q3])" office:value-type="string" office:string-value="iCD">
            <text:p>iCD</text:p>
          </table:table-cell>
          <table:table-cell table:style-name="ce2" table:formula="of:=CONCATENATE(&quot;i&quot;;[.R3])" office:value-type="string" office:string-value="iABC">
            <text:p>iABC</text:p>
          </table:table-cell>
          <table:table-cell table:style-name="ce2" table:formula="of:=CONCATENATE(&quot;i&quot;;[.S3])" office:value-type="string" office:string-value="iABD">
            <text:p>iABD</text:p>
          </table:table-cell>
          <table:table-cell table:style-name="ce2" table:formula="of:=CONCATENATE(&quot;i&quot;;[.T3])" office:value-type="string" office:string-value="iACD">
            <text:p>iACD</text:p>
          </table:table-cell>
          <table:table-cell table:style-name="ce2" table:formula="of:=CONCATENATE(&quot;i&quot;;[.U3])" office:value-type="string" office:string-value="iBCD">
            <text:p>iBCD</text:p>
          </table:table-cell>
          <table:table-cell table:style-name="ce2" table:formula="of:=CONCATENATE(&quot;i&quot;;[.V3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28]/[.G28]" office:value-type="float" office:value="0.0132012514032402">
            <text:p>0.013</text:p>
          </table:table-cell>
          <table:table-cell table:style-name="ce5" table:formula="of:=[.I28]/[.G28]" office:value-type="float" office:value="0.787784646330229">
            <text:p>0.788</text:p>
          </table:table-cell>
          <table:table-cell table:style-name="ce5" table:formula="of:=[.J28]/[.G28]" office:value-type="float" office:value="0.0327483616418744">
            <text:p>0.033</text:p>
          </table:table-cell>
          <table:table-cell table:style-name="ce5" table:formula="of:=[.K28]/[.G28]" office:value-type="float" office:value="0.101167023164564">
            <text:p>0.101</text:p>
          </table:table-cell>
          <table:table-cell table:style-name="ce5" table:formula="of:=[.L28]/[.G28]" office:value-type="float" office:value="0.0144315108238209">
            <text:p>0.014</text:p>
          </table:table-cell>
          <table:table-cell table:style-name="ce5" table:formula="of:=[.M28]/[.G28]" office:value-type="float" office:value="0.0102542485406873">
            <text:p>0.010</text:p>
          </table:table-cell>
          <table:table-cell table:style-name="ce5" table:formula="of:=[.N28]/[.G28]" office:value-type="float" office:value="0.00291138105331603">
            <text:p>0.003</text:p>
          </table:table-cell>
          <table:table-cell table:style-name="ce5" table:formula="of:=[.O28]/[.G28]" office:value-type="float" office:value="0.0011881894442348">
            <text:p>0.001</text:p>
          </table:table-cell>
          <table:table-cell table:style-name="ce5" table:formula="of:=[.P28]/[.G28]" office:value-type="float" office:value="0.0313052388064679">
            <text:p>0.031</text:p>
          </table:table-cell>
          <table:table-cell table:style-name="ce5" table:formula="of:=[.Q28]/[.G28]" office:value-type="float" office:value="0.00103174313415395">
            <text:p>0.001</text:p>
          </table:table-cell>
          <table:table-cell table:style-name="ce5" table:formula="of:=[.R28]/[.G28]" office:value-type="float" office:value="0.000208392760342029">
            <text:p>0.000</text:p>
          </table:table-cell>
          <table:table-cell table:style-name="ce5" table:formula="of:=[.S28]/[.G28]" office:value-type="float" office:value="0.0000011926701112659">
            <text:p>0.000</text:p>
          </table:table-cell>
          <table:table-cell table:style-name="ce5" table:formula="of:=[.T28]/[.G28]" office:value-type="float" office:value="0.0002630878958059">
            <text:p>0.000</text:p>
          </table:table-cell>
          <table:table-cell table:style-name="ce5" table:formula="of:=[.U28]/[.G28]" office:value-type="float" office:value="0.00343467853283064">
            <text:p>0.003</text:p>
          </table:table-cell>
          <table:table-cell table:style-name="ce5" table:formula="of:=[.V28]/[.G28]" office:value-type="float" office:value="0.0000690537983220038">
            <text:p>0.000</text:p>
          </table:table-cell>
          <table:table-cell table:formula="of:=SUM([.H31:.V31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EAD</text:p>
          </table:table-cell>
          <table:covered-table-cell table:number-columns-repeated="15"/>
          <table:table-cell/>
        </table:table-row>
        <table:table-row table:style-name="ro1">
          <table:table-cell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H69]" office:value-type="float" office:value="1510096.4">
            <text:p>1510096.4</text:p>
          </table:table-cell>
          <table:table-cell table:formula="of:=[.G36]*[.B36]" office:value-type="float" office:value="1510096.4">
            <text:p>1510096.4</text:p>
          </table:table-cell>
          <table:table-cell table:formula="of:=[.G36]*[.C36]" office:value-type="float" office:value="1510096.4">
            <text:p>1510096.4</text:p>
          </table:table-cell>
          <table:table-cell table:formula="of:=[.G36]*[.D36]" office:value-type="float" office:value="1510096.4">
            <text:p>1510096.4</text:p>
          </table:table-cell>
          <table:table-cell table:formula="of:=[.G36]*[.E36]" office:value-type="float" office:value="1510096.4">
            <text:p>1510096.4</text:p>
          </table:table-cell>
          <table:table-cell table:formula="of:=[.G36]*[.B36]*[.C36]" office:value-type="float" office:value="1510096.4">
            <text:p>1510096.4</text:p>
          </table:table-cell>
          <table:table-cell table:formula="of:=[.G36]*[.B36]*[.D36]" office:value-type="float" office:value="1510096.4">
            <text:p>1510096.4</text:p>
          </table:table-cell>
          <table:table-cell table:formula="of:=[.G36]*[.B36]*[.E36]" office:value-type="float" office:value="1510096.4">
            <text:p>1510096.4</text:p>
          </table:table-cell>
          <table:table-cell table:formula="of:=[.G36]*[.C36]*[.D36]" office:value-type="float" office:value="1510096.4">
            <text:p>1510096.4</text:p>
          </table:table-cell>
          <table:table-cell table:formula="of:=[.G36]*[.C36]*[.E36]" office:value-type="float" office:value="1510096.4">
            <text:p>1510096.4</text:p>
          </table:table-cell>
          <table:table-cell table:formula="of:=[.G36]*[.D36]*[.E36]" office:value-type="float" office:value="1510096.4">
            <text:p>1510096.4</text:p>
          </table:table-cell>
          <table:table-cell table:formula="of:=[.G36]*[.B36]*[.C36]*[.D36]" office:value-type="float" office:value="1510096.4">
            <text:p>1510096.4</text:p>
          </table:table-cell>
          <table:table-cell table:formula="of:=[.G36]*[.B36]*[.C36]*[.E36]" office:value-type="float" office:value="1510096.4">
            <text:p>1510096.4</text:p>
          </table:table-cell>
          <table:table-cell table:formula="of:=[.G36]*[.B36]*[.D36]*[.E36]" office:value-type="float" office:value="1510096.4">
            <text:p>1510096.4</text:p>
          </table:table-cell>
          <table:table-cell table:formula="of:=[.G36]*[.C36]*[.D36]*[.E36]" office:value-type="float" office:value="1510096.4">
            <text:p>1510096.4</text:p>
          </table:table-cell>
          <table:table-cell table:formula="of:=[.G36]*[.B36]*[.C36]*[.D36]*[.E36]" office:value-type="float" office:value="1510096.4">
            <text:p>1510096.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H70]" office:value-type="float" office:value="1349149">
            <text:p>1349149</text:p>
          </table:table-cell>
          <table:table-cell table:formula="of:=[.G37]*[.B37]" office:value-type="float" office:value="1349149">
            <text:p>1349149</text:p>
          </table:table-cell>
          <table:table-cell table:formula="of:=[.G37]*[.C37]" office:value-type="float" office:value="1349149">
            <text:p>1349149</text:p>
          </table:table-cell>
          <table:table-cell table:formula="of:=[.G37]*[.D37]" office:value-type="float" office:value="1349149">
            <text:p>1349149</text:p>
          </table:table-cell>
          <table:table-cell table:formula="of:=[.G37]*[.E37]" office:value-type="float" office:value="-1349149">
            <text:p>-1349149</text:p>
          </table:table-cell>
          <table:table-cell table:formula="of:=[.G37]*[.B37]*[.C37]" office:value-type="float" office:value="1349149">
            <text:p>1349149</text:p>
          </table:table-cell>
          <table:table-cell table:formula="of:=[.G37]*[.B37]*[.D37]" office:value-type="float" office:value="1349149">
            <text:p>1349149</text:p>
          </table:table-cell>
          <table:table-cell table:formula="of:=[.G37]*[.B37]*[.E37]" office:value-type="float" office:value="-1349149">
            <text:p>-1349149</text:p>
          </table:table-cell>
          <table:table-cell table:formula="of:=[.G37]*[.C37]*[.D37]" office:value-type="float" office:value="1349149">
            <text:p>1349149</text:p>
          </table:table-cell>
          <table:table-cell table:formula="of:=[.G37]*[.C37]*[.E37]" office:value-type="float" office:value="-1349149">
            <text:p>-1349149</text:p>
          </table:table-cell>
          <table:table-cell table:formula="of:=[.G37]*[.D37]*[.E37]" office:value-type="float" office:value="-1349149">
            <text:p>-1349149</text:p>
          </table:table-cell>
          <table:table-cell table:formula="of:=[.G37]*[.B37]*[.C37]*[.D37]" office:value-type="float" office:value="1349149">
            <text:p>1349149</text:p>
          </table:table-cell>
          <table:table-cell table:formula="of:=[.G37]*[.B37]*[.C37]*[.E37]" office:value-type="float" office:value="-1349149">
            <text:p>-1349149</text:p>
          </table:table-cell>
          <table:table-cell table:formula="of:=[.G37]*[.B37]*[.D37]*[.E37]" office:value-type="float" office:value="-1349149">
            <text:p>-1349149</text:p>
          </table:table-cell>
          <table:table-cell table:formula="of:=[.G37]*[.C37]*[.D37]*[.E37]" office:value-type="float" office:value="-1349149">
            <text:p>-1349149</text:p>
          </table:table-cell>
          <table:table-cell table:formula="of:=[.G37]*[.B37]*[.C37]*[.D37]*[.E37]" office:value-type="float" office:value="-1349149">
            <text:p>-134914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H71]" office:value-type="float" office:value="1505804.8">
            <text:p>1505804.8</text:p>
          </table:table-cell>
          <table:table-cell table:formula="of:=[.G38]*[.B38]" office:value-type="float" office:value="1505804.8">
            <text:p>1505804.8</text:p>
          </table:table-cell>
          <table:table-cell table:formula="of:=[.G38]*[.C38]" office:value-type="float" office:value="1505804.8">
            <text:p>1505804.8</text:p>
          </table:table-cell>
          <table:table-cell table:formula="of:=[.G38]*[.D38]" office:value-type="float" office:value="-1505804.8">
            <text:p>-1505804.8</text:p>
          </table:table-cell>
          <table:table-cell table:formula="of:=[.G38]*[.E38]" office:value-type="float" office:value="1505804.8">
            <text:p>1505804.8</text:p>
          </table:table-cell>
          <table:table-cell table:formula="of:=[.G38]*[.B38]*[.C38]" office:value-type="float" office:value="1505804.8">
            <text:p>1505804.8</text:p>
          </table:table-cell>
          <table:table-cell table:formula="of:=[.G38]*[.B38]*[.D38]" office:value-type="float" office:value="-1505804.8">
            <text:p>-1505804.8</text:p>
          </table:table-cell>
          <table:table-cell table:formula="of:=[.G38]*[.B38]*[.E38]" office:value-type="float" office:value="1505804.8">
            <text:p>1505804.8</text:p>
          </table:table-cell>
          <table:table-cell table:formula="of:=[.G38]*[.C38]*[.D38]" office:value-type="float" office:value="-1505804.8">
            <text:p>-1505804.8</text:p>
          </table:table-cell>
          <table:table-cell table:formula="of:=[.G38]*[.C38]*[.E38]" office:value-type="float" office:value="1505804.8">
            <text:p>1505804.8</text:p>
          </table:table-cell>
          <table:table-cell table:formula="of:=[.G38]*[.D38]*[.E38]" office:value-type="float" office:value="-1505804.8">
            <text:p>-1505804.8</text:p>
          </table:table-cell>
          <table:table-cell table:formula="of:=[.G38]*[.B38]*[.C38]*[.D38]" office:value-type="float" office:value="-1505804.8">
            <text:p>-1505804.8</text:p>
          </table:table-cell>
          <table:table-cell table:formula="of:=[.G38]*[.B38]*[.C38]*[.E38]" office:value-type="float" office:value="1505804.8">
            <text:p>1505804.8</text:p>
          </table:table-cell>
          <table:table-cell table:formula="of:=[.G38]*[.B38]*[.D38]*[.E38]" office:value-type="float" office:value="-1505804.8">
            <text:p>-1505804.8</text:p>
          </table:table-cell>
          <table:table-cell table:formula="of:=[.G38]*[.C38]*[.D38]*[.E38]" office:value-type="float" office:value="-1505804.8">
            <text:p>-1505804.8</text:p>
          </table:table-cell>
          <table:table-cell table:formula="of:=[.G38]*[.B38]*[.C38]*[.D38]*[.E38]" office:value-type="float" office:value="-1505804.8">
            <text:p>-1505804.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H72]" office:value-type="float" office:value="1395683.8">
            <text:p>1395683.8</text:p>
          </table:table-cell>
          <table:table-cell table:formula="of:=[.G39]*[.B39]" office:value-type="float" office:value="1395683.8">
            <text:p>1395683.8</text:p>
          </table:table-cell>
          <table:table-cell table:formula="of:=[.G39]*[.C39]" office:value-type="float" office:value="1395683.8">
            <text:p>1395683.8</text:p>
          </table:table-cell>
          <table:table-cell table:formula="of:=[.G39]*[.D39]" office:value-type="float" office:value="-1395683.8">
            <text:p>-1395683.8</text:p>
          </table:table-cell>
          <table:table-cell table:formula="of:=[.G39]*[.E39]" office:value-type="float" office:value="-1395683.8">
            <text:p>-1395683.8</text:p>
          </table:table-cell>
          <table:table-cell table:formula="of:=[.G39]*[.B39]*[.C39]" office:value-type="float" office:value="1395683.8">
            <text:p>1395683.8</text:p>
          </table:table-cell>
          <table:table-cell table:formula="of:=[.G39]*[.B39]*[.D39]" office:value-type="float" office:value="-1395683.8">
            <text:p>-1395683.8</text:p>
          </table:table-cell>
          <table:table-cell table:formula="of:=[.G39]*[.B39]*[.E39]" office:value-type="float" office:value="-1395683.8">
            <text:p>-1395683.8</text:p>
          </table:table-cell>
          <table:table-cell table:formula="of:=[.G39]*[.C39]*[.D39]" office:value-type="float" office:value="-1395683.8">
            <text:p>-1395683.8</text:p>
          </table:table-cell>
          <table:table-cell table:formula="of:=[.G39]*[.C39]*[.E39]" office:value-type="float" office:value="-1395683.8">
            <text:p>-1395683.8</text:p>
          </table:table-cell>
          <table:table-cell table:formula="of:=[.G39]*[.D39]*[.E39]" office:value-type="float" office:value="1395683.8">
            <text:p>1395683.8</text:p>
          </table:table-cell>
          <table:table-cell table:formula="of:=[.G39]*[.B39]*[.C39]*[.D39]" office:value-type="float" office:value="-1395683.8">
            <text:p>-1395683.8</text:p>
          </table:table-cell>
          <table:table-cell table:formula="of:=[.G39]*[.B39]*[.C39]*[.E39]" office:value-type="float" office:value="-1395683.8">
            <text:p>-1395683.8</text:p>
          </table:table-cell>
          <table:table-cell table:formula="of:=[.G39]*[.B39]*[.D39]*[.E39]" office:value-type="float" office:value="1395683.8">
            <text:p>1395683.8</text:p>
          </table:table-cell>
          <table:table-cell table:formula="of:=[.G39]*[.C39]*[.D39]*[.E39]" office:value-type="float" office:value="1395683.8">
            <text:p>1395683.8</text:p>
          </table:table-cell>
          <table:table-cell table:formula="of:=[.G39]*[.B39]*[.C39]*[.D39]*[.E39]" office:value-type="float" office:value="1395683.8">
            <text:p>1395683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H73]" office:value-type="float" office:value="1490380.1">
            <text:p>1490380.1</text:p>
          </table:table-cell>
          <table:table-cell table:formula="of:=[.G40]*[.B40]" office:value-type="float" office:value="1490380.1">
            <text:p>1490380.1</text:p>
          </table:table-cell>
          <table:table-cell table:formula="of:=[.G40]*[.C40]" office:value-type="float" office:value="-1490380.1">
            <text:p>-1490380.1</text:p>
          </table:table-cell>
          <table:table-cell table:formula="of:=[.G40]*[.D40]" office:value-type="float" office:value="1490380.1">
            <text:p>1490380.1</text:p>
          </table:table-cell>
          <table:table-cell table:formula="of:=[.G40]*[.E40]" office:value-type="float" office:value="1490380.1">
            <text:p>1490380.1</text:p>
          </table:table-cell>
          <table:table-cell table:formula="of:=[.G40]*[.B40]*[.C40]" office:value-type="float" office:value="-1490380.1">
            <text:p>-1490380.1</text:p>
          </table:table-cell>
          <table:table-cell table:formula="of:=[.G40]*[.B40]*[.D40]" office:value-type="float" office:value="1490380.1">
            <text:p>1490380.1</text:p>
          </table:table-cell>
          <table:table-cell table:formula="of:=[.G40]*[.B40]*[.E40]" office:value-type="float" office:value="1490380.1">
            <text:p>1490380.1</text:p>
          </table:table-cell>
          <table:table-cell table:formula="of:=[.G40]*[.C40]*[.D40]" office:value-type="float" office:value="-1490380.1">
            <text:p>-1490380.1</text:p>
          </table:table-cell>
          <table:table-cell table:formula="of:=[.G40]*[.C40]*[.E40]" office:value-type="float" office:value="-1490380.1">
            <text:p>-1490380.1</text:p>
          </table:table-cell>
          <table:table-cell table:formula="of:=[.G40]*[.D40]*[.E40]" office:value-type="float" office:value="1490380.1">
            <text:p>1490380.1</text:p>
          </table:table-cell>
          <table:table-cell table:formula="of:=[.G40]*[.B40]*[.C40]*[.D40]" office:value-type="float" office:value="-1490380.1">
            <text:p>-1490380.1</text:p>
          </table:table-cell>
          <table:table-cell table:formula="of:=[.G40]*[.B40]*[.C40]*[.E40]" office:value-type="float" office:value="-1490380.1">
            <text:p>-1490380.1</text:p>
          </table:table-cell>
          <table:table-cell table:formula="of:=[.G40]*[.B40]*[.D40]*[.E40]" office:value-type="float" office:value="1490380.1">
            <text:p>1490380.1</text:p>
          </table:table-cell>
          <table:table-cell table:formula="of:=[.G40]*[.C40]*[.D40]*[.E40]" office:value-type="float" office:value="-1490380.1">
            <text:p>-1490380.1</text:p>
          </table:table-cell>
          <table:table-cell table:formula="of:=[.G40]*[.B40]*[.C40]*[.D40]*[.E40]" office:value-type="float" office:value="-1490380.1">
            <text:p>-1490380.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H74]" office:value-type="float" office:value="1341608.1">
            <text:p>1341608.1</text:p>
          </table:table-cell>
          <table:table-cell table:formula="of:=[.G41]*[.B41]" office:value-type="float" office:value="1341608.1">
            <text:p>1341608.1</text:p>
          </table:table-cell>
          <table:table-cell table:formula="of:=[.G41]*[.C41]" office:value-type="float" office:value="-1341608.1">
            <text:p>-1341608.1</text:p>
          </table:table-cell>
          <table:table-cell table:formula="of:=[.G41]*[.D41]" office:value-type="float" office:value="1341608.1">
            <text:p>1341608.1</text:p>
          </table:table-cell>
          <table:table-cell table:formula="of:=[.G41]*[.E41]" office:value-type="float" office:value="-1341608.1">
            <text:p>-1341608.1</text:p>
          </table:table-cell>
          <table:table-cell table:formula="of:=[.G41]*[.B41]*[.C41]" office:value-type="float" office:value="-1341608.1">
            <text:p>-1341608.1</text:p>
          </table:table-cell>
          <table:table-cell table:formula="of:=[.G41]*[.B41]*[.D41]" office:value-type="float" office:value="1341608.1">
            <text:p>1341608.1</text:p>
          </table:table-cell>
          <table:table-cell table:formula="of:=[.G41]*[.B41]*[.E41]" office:value-type="float" office:value="-1341608.1">
            <text:p>-1341608.1</text:p>
          </table:table-cell>
          <table:table-cell table:formula="of:=[.G41]*[.C41]*[.D41]" office:value-type="float" office:value="-1341608.1">
            <text:p>-1341608.1</text:p>
          </table:table-cell>
          <table:table-cell table:formula="of:=[.G41]*[.C41]*[.E41]" office:value-type="float" office:value="1341608.1">
            <text:p>1341608.1</text:p>
          </table:table-cell>
          <table:table-cell table:formula="of:=[.G41]*[.D41]*[.E41]" office:value-type="float" office:value="-1341608.1">
            <text:p>-1341608.1</text:p>
          </table:table-cell>
          <table:table-cell table:formula="of:=[.G41]*[.B41]*[.C41]*[.D41]" office:value-type="float" office:value="-1341608.1">
            <text:p>-1341608.1</text:p>
          </table:table-cell>
          <table:table-cell table:formula="of:=[.G41]*[.B41]*[.C41]*[.E41]" office:value-type="float" office:value="1341608.1">
            <text:p>1341608.1</text:p>
          </table:table-cell>
          <table:table-cell table:formula="of:=[.G41]*[.B41]*[.D41]*[.E41]" office:value-type="float" office:value="-1341608.1">
            <text:p>-1341608.1</text:p>
          </table:table-cell>
          <table:table-cell table:formula="of:=[.G41]*[.C41]*[.D41]*[.E41]" office:value-type="float" office:value="1341608.1">
            <text:p>1341608.1</text:p>
          </table:table-cell>
          <table:table-cell table:formula="of:=[.G41]*[.B41]*[.C41]*[.D41]*[.E41]" office:value-type="float" office:value="1341608.1">
            <text:p>1341608.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H75]" office:value-type="float" office:value="1603416.5">
            <text:p>1603416.5</text:p>
          </table:table-cell>
          <table:table-cell table:formula="of:=[.G42]*[.B42]" office:value-type="float" office:value="1603416.5">
            <text:p>1603416.5</text:p>
          </table:table-cell>
          <table:table-cell table:formula="of:=[.G42]*[.C42]" office:value-type="float" office:value="-1603416.5">
            <text:p>-1603416.5</text:p>
          </table:table-cell>
          <table:table-cell table:formula="of:=[.G42]*[.D42]" office:value-type="float" office:value="-1603416.5">
            <text:p>-1603416.5</text:p>
          </table:table-cell>
          <table:table-cell table:formula="of:=[.G42]*[.E42]" office:value-type="float" office:value="1603416.5">
            <text:p>1603416.5</text:p>
          </table:table-cell>
          <table:table-cell table:formula="of:=[.G42]*[.B42]*[.C42]" office:value-type="float" office:value="-1603416.5">
            <text:p>-1603416.5</text:p>
          </table:table-cell>
          <table:table-cell table:formula="of:=[.G42]*[.B42]*[.D42]" office:value-type="float" office:value="-1603416.5">
            <text:p>-1603416.5</text:p>
          </table:table-cell>
          <table:table-cell table:formula="of:=[.G42]*[.B42]*[.E42]" office:value-type="float" office:value="1603416.5">
            <text:p>1603416.5</text:p>
          </table:table-cell>
          <table:table-cell table:formula="of:=[.G42]*[.C42]*[.D42]" office:value-type="float" office:value="1603416.5">
            <text:p>1603416.5</text:p>
          </table:table-cell>
          <table:table-cell table:formula="of:=[.G42]*[.C42]*[.E42]" office:value-type="float" office:value="-1603416.5">
            <text:p>-1603416.5</text:p>
          </table:table-cell>
          <table:table-cell table:formula="of:=[.G42]*[.D42]*[.E42]" office:value-type="float" office:value="-1603416.5">
            <text:p>-1603416.5</text:p>
          </table:table-cell>
          <table:table-cell table:formula="of:=[.G42]*[.B42]*[.C42]*[.D42]" office:value-type="float" office:value="1603416.5">
            <text:p>1603416.5</text:p>
          </table:table-cell>
          <table:table-cell table:formula="of:=[.G42]*[.B42]*[.C42]*[.E42]" office:value-type="float" office:value="-1603416.5">
            <text:p>-1603416.5</text:p>
          </table:table-cell>
          <table:table-cell table:formula="of:=[.G42]*[.B42]*[.D42]*[.E42]" office:value-type="float" office:value="-1603416.5">
            <text:p>-1603416.5</text:p>
          </table:table-cell>
          <table:table-cell table:formula="of:=[.G42]*[.C42]*[.D42]*[.E42]" office:value-type="float" office:value="1603416.5">
            <text:p>1603416.5</text:p>
          </table:table-cell>
          <table:table-cell table:formula="of:=[.G42]*[.B42]*[.C42]*[.D42]*[.E42]" office:value-type="float" office:value="1603416.5">
            <text:p>1603416.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H76]" office:value-type="float" office:value="1389256.8">
            <text:p>1389256.8</text:p>
          </table:table-cell>
          <table:table-cell table:formula="of:=[.G43]*[.B43]" office:value-type="float" office:value="1389256.8">
            <text:p>1389256.8</text:p>
          </table:table-cell>
          <table:table-cell table:formula="of:=[.G43]*[.C43]" office:value-type="float" office:value="-1389256.8">
            <text:p>-1389256.8</text:p>
          </table:table-cell>
          <table:table-cell table:formula="of:=[.G43]*[.D43]" office:value-type="float" office:value="-1389256.8">
            <text:p>-1389256.8</text:p>
          </table:table-cell>
          <table:table-cell table:formula="of:=[.G43]*[.E43]" office:value-type="float" office:value="-1389256.8">
            <text:p>-1389256.8</text:p>
          </table:table-cell>
          <table:table-cell table:formula="of:=[.G43]*[.B43]*[.C43]" office:value-type="float" office:value="-1389256.8">
            <text:p>-1389256.8</text:p>
          </table:table-cell>
          <table:table-cell table:formula="of:=[.G43]*[.B43]*[.D43]" office:value-type="float" office:value="-1389256.8">
            <text:p>-1389256.8</text:p>
          </table:table-cell>
          <table:table-cell table:formula="of:=[.G43]*[.B43]*[.E43]" office:value-type="float" office:value="-1389256.8">
            <text:p>-1389256.8</text:p>
          </table:table-cell>
          <table:table-cell table:formula="of:=[.G43]*[.C43]*[.D43]" office:value-type="float" office:value="1389256.8">
            <text:p>1389256.8</text:p>
          </table:table-cell>
          <table:table-cell table:formula="of:=[.G43]*[.C43]*[.E43]" office:value-type="float" office:value="1389256.8">
            <text:p>1389256.8</text:p>
          </table:table-cell>
          <table:table-cell table:formula="of:=[.G43]*[.D43]*[.E43]" office:value-type="float" office:value="1389256.8">
            <text:p>1389256.8</text:p>
          </table:table-cell>
          <table:table-cell table:formula="of:=[.G43]*[.B43]*[.C43]*[.D43]" office:value-type="float" office:value="1389256.8">
            <text:p>1389256.8</text:p>
          </table:table-cell>
          <table:table-cell table:formula="of:=[.G43]*[.B43]*[.C43]*[.E43]" office:value-type="float" office:value="1389256.8">
            <text:p>1389256.8</text:p>
          </table:table-cell>
          <table:table-cell table:formula="of:=[.G43]*[.B43]*[.D43]*[.E43]" office:value-type="float" office:value="1389256.8">
            <text:p>1389256.8</text:p>
          </table:table-cell>
          <table:table-cell table:formula="of:=[.G43]*[.C43]*[.D43]*[.E43]" office:value-type="float" office:value="-1389256.8">
            <text:p>-1389256.8</text:p>
          </table:table-cell>
          <table:table-cell table:formula="of:=[.G43]*[.B43]*[.C43]*[.D43]*[.E43]" office:value-type="float" office:value="-1389256.8">
            <text:p>-1389256.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H69]" office:value-type="float" office:value="1321524.4">
            <text:p>1321524.4</text:p>
          </table:table-cell>
          <table:table-cell table:formula="of:=[.G44]*[.B44]" office:value-type="float" office:value="-1321524.4">
            <text:p>-1321524.4</text:p>
          </table:table-cell>
          <table:table-cell table:formula="of:=[.G44]*[.C44]" office:value-type="float" office:value="1321524.4">
            <text:p>1321524.4</text:p>
          </table:table-cell>
          <table:table-cell table:formula="of:=[.G44]*[.D44]" office:value-type="float" office:value="1321524.4">
            <text:p>1321524.4</text:p>
          </table:table-cell>
          <table:table-cell table:formula="of:=[.G44]*[.E44]" office:value-type="float" office:value="1321524.4">
            <text:p>1321524.4</text:p>
          </table:table-cell>
          <table:table-cell table:formula="of:=[.G44]*[.B44]*[.C44]" office:value-type="float" office:value="-1321524.4">
            <text:p>-1321524.4</text:p>
          </table:table-cell>
          <table:table-cell table:formula="of:=[.G44]*[.B44]*[.D44]" office:value-type="float" office:value="-1321524.4">
            <text:p>-1321524.4</text:p>
          </table:table-cell>
          <table:table-cell table:formula="of:=[.G44]*[.B44]*[.E44]" office:value-type="float" office:value="-1321524.4">
            <text:p>-1321524.4</text:p>
          </table:table-cell>
          <table:table-cell table:formula="of:=[.G44]*[.C44]*[.D44]" office:value-type="float" office:value="1321524.4">
            <text:p>1321524.4</text:p>
          </table:table-cell>
          <table:table-cell table:formula="of:=[.G44]*[.C44]*[.E44]" office:value-type="float" office:value="1321524.4">
            <text:p>1321524.4</text:p>
          </table:table-cell>
          <table:table-cell table:formula="of:=[.G44]*[.D44]*[.E44]" office:value-type="float" office:value="1321524.4">
            <text:p>1321524.4</text:p>
          </table:table-cell>
          <table:table-cell table:formula="of:=[.G44]*[.B44]*[.C44]*[.D44]" office:value-type="float" office:value="-1321524.4">
            <text:p>-1321524.4</text:p>
          </table:table-cell>
          <table:table-cell table:formula="of:=[.G44]*[.B44]*[.C44]*[.E44]" office:value-type="float" office:value="-1321524.4">
            <text:p>-1321524.4</text:p>
          </table:table-cell>
          <table:table-cell table:formula="of:=[.G44]*[.B44]*[.D44]*[.E44]" office:value-type="float" office:value="-1321524.4">
            <text:p>-1321524.4</text:p>
          </table:table-cell>
          <table:table-cell table:formula="of:=[.G44]*[.C44]*[.D44]*[.E44]" office:value-type="float" office:value="1321524.4">
            <text:p>1321524.4</text:p>
          </table:table-cell>
          <table:table-cell table:formula="of:=[.G44]*[.B44]*[.C44]*[.D44]*[.E44]" office:value-type="float" office:value="-1321524.4">
            <text:p>-1321524.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H70]" office:value-type="float" office:value="1250613.8">
            <text:p>1250613.8</text:p>
          </table:table-cell>
          <table:table-cell table:formula="of:=[.G45]*[.B45]" office:value-type="float" office:value="-1250613.8">
            <text:p>-1250613.8</text:p>
          </table:table-cell>
          <table:table-cell table:formula="of:=[.G45]*[.C45]" office:value-type="float" office:value="1250613.8">
            <text:p>1250613.8</text:p>
          </table:table-cell>
          <table:table-cell table:formula="of:=[.G45]*[.D45]" office:value-type="float" office:value="1250613.8">
            <text:p>1250613.8</text:p>
          </table:table-cell>
          <table:table-cell table:formula="of:=[.G45]*[.E45]" office:value-type="float" office:value="-1250613.8">
            <text:p>-1250613.8</text:p>
          </table:table-cell>
          <table:table-cell table:formula="of:=[.G45]*[.B45]*[.C45]" office:value-type="float" office:value="-1250613.8">
            <text:p>-1250613.8</text:p>
          </table:table-cell>
          <table:table-cell table:formula="of:=[.G45]*[.B45]*[.D45]" office:value-type="float" office:value="-1250613.8">
            <text:p>-1250613.8</text:p>
          </table:table-cell>
          <table:table-cell table:formula="of:=[.G45]*[.B45]*[.E45]" office:value-type="float" office:value="1250613.8">
            <text:p>1250613.8</text:p>
          </table:table-cell>
          <table:table-cell table:formula="of:=[.G45]*[.C45]*[.D45]" office:value-type="float" office:value="1250613.8">
            <text:p>1250613.8</text:p>
          </table:table-cell>
          <table:table-cell table:formula="of:=[.G45]*[.C45]*[.E45]" office:value-type="float" office:value="-1250613.8">
            <text:p>-1250613.8</text:p>
          </table:table-cell>
          <table:table-cell table:formula="of:=[.G45]*[.D45]*[.E45]" office:value-type="float" office:value="-1250613.8">
            <text:p>-1250613.8</text:p>
          </table:table-cell>
          <table:table-cell table:formula="of:=[.G45]*[.B45]*[.C45]*[.D45]" office:value-type="float" office:value="-1250613.8">
            <text:p>-1250613.8</text:p>
          </table:table-cell>
          <table:table-cell table:formula="of:=[.G45]*[.B45]*[.C45]*[.E45]" office:value-type="float" office:value="1250613.8">
            <text:p>1250613.8</text:p>
          </table:table-cell>
          <table:table-cell table:formula="of:=[.G45]*[.B45]*[.D45]*[.E45]" office:value-type="float" office:value="1250613.8">
            <text:p>1250613.8</text:p>
          </table:table-cell>
          <table:table-cell table:formula="of:=[.G45]*[.C45]*[.D45]*[.E45]" office:value-type="float" office:value="-1250613.8">
            <text:p>-1250613.8</text:p>
          </table:table-cell>
          <table:table-cell table:formula="of:=[.G45]*[.B45]*[.C45]*[.D45]*[.E45]" office:value-type="float" office:value="1250613.8">
            <text:p>1250613.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H71]" office:value-type="float" office:value="1472739.5">
            <text:p>1472739.5</text:p>
          </table:table-cell>
          <table:table-cell table:formula="of:=[.G46]*[.B46]" office:value-type="float" office:value="-1472739.5">
            <text:p>-1472739.5</text:p>
          </table:table-cell>
          <table:table-cell table:formula="of:=[.G46]*[.C46]" office:value-type="float" office:value="1472739.5">
            <text:p>1472739.5</text:p>
          </table:table-cell>
          <table:table-cell table:formula="of:=[.G46]*[.D46]" office:value-type="float" office:value="-1472739.5">
            <text:p>-1472739.5</text:p>
          </table:table-cell>
          <table:table-cell table:formula="of:=[.G46]*[.E46]" office:value-type="float" office:value="1472739.5">
            <text:p>1472739.5</text:p>
          </table:table-cell>
          <table:table-cell table:formula="of:=[.G46]*[.B46]*[.C46]" office:value-type="float" office:value="-1472739.5">
            <text:p>-1472739.5</text:p>
          </table:table-cell>
          <table:table-cell table:formula="of:=[.G46]*[.B46]*[.D46]" office:value-type="float" office:value="1472739.5">
            <text:p>1472739.5</text:p>
          </table:table-cell>
          <table:table-cell table:formula="of:=[.G46]*[.B46]*[.E46]" office:value-type="float" office:value="-1472739.5">
            <text:p>-1472739.5</text:p>
          </table:table-cell>
          <table:table-cell table:formula="of:=[.G46]*[.C46]*[.D46]" office:value-type="float" office:value="-1472739.5">
            <text:p>-1472739.5</text:p>
          </table:table-cell>
          <table:table-cell table:formula="of:=[.G46]*[.C46]*[.E46]" office:value-type="float" office:value="1472739.5">
            <text:p>1472739.5</text:p>
          </table:table-cell>
          <table:table-cell table:formula="of:=[.G46]*[.D46]*[.E46]" office:value-type="float" office:value="-1472739.5">
            <text:p>-1472739.5</text:p>
          </table:table-cell>
          <table:table-cell table:formula="of:=[.G46]*[.B46]*[.C46]*[.D46]" office:value-type="float" office:value="1472739.5">
            <text:p>1472739.5</text:p>
          </table:table-cell>
          <table:table-cell table:formula="of:=[.G46]*[.B46]*[.C46]*[.E46]" office:value-type="float" office:value="-1472739.5">
            <text:p>-1472739.5</text:p>
          </table:table-cell>
          <table:table-cell table:formula="of:=[.G46]*[.B46]*[.D46]*[.E46]" office:value-type="float" office:value="1472739.5">
            <text:p>1472739.5</text:p>
          </table:table-cell>
          <table:table-cell table:formula="of:=[.G46]*[.C46]*[.D46]*[.E46]" office:value-type="float" office:value="-1472739.5">
            <text:p>-1472739.5</text:p>
          </table:table-cell>
          <table:table-cell table:formula="of:=[.G46]*[.B46]*[.C46]*[.D46]*[.E46]" office:value-type="float" office:value="1472739.5">
            <text:p>1472739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H72]" office:value-type="float" office:value="1341273.6">
            <text:p>1341273.6</text:p>
          </table:table-cell>
          <table:table-cell table:formula="of:=[.G47]*[.B47]" office:value-type="float" office:value="-1341273.6">
            <text:p>-1341273.6</text:p>
          </table:table-cell>
          <table:table-cell table:formula="of:=[.G47]*[.C47]" office:value-type="float" office:value="1341273.6">
            <text:p>1341273.6</text:p>
          </table:table-cell>
          <table:table-cell table:formula="of:=[.G47]*[.D47]" office:value-type="float" office:value="-1341273.6">
            <text:p>-1341273.6</text:p>
          </table:table-cell>
          <table:table-cell table:formula="of:=[.G47]*[.E47]" office:value-type="float" office:value="-1341273.6">
            <text:p>-1341273.6</text:p>
          </table:table-cell>
          <table:table-cell table:formula="of:=[.G47]*[.B47]*[.C47]" office:value-type="float" office:value="-1341273.6">
            <text:p>-1341273.6</text:p>
          </table:table-cell>
          <table:table-cell table:formula="of:=[.G47]*[.B47]*[.D47]" office:value-type="float" office:value="1341273.6">
            <text:p>1341273.6</text:p>
          </table:table-cell>
          <table:table-cell table:formula="of:=[.G47]*[.B47]*[.E47]" office:value-type="float" office:value="1341273.6">
            <text:p>1341273.6</text:p>
          </table:table-cell>
          <table:table-cell table:formula="of:=[.G47]*[.C47]*[.D47]" office:value-type="float" office:value="-1341273.6">
            <text:p>-1341273.6</text:p>
          </table:table-cell>
          <table:table-cell table:formula="of:=[.G47]*[.C47]*[.E47]" office:value-type="float" office:value="-1341273.6">
            <text:p>-1341273.6</text:p>
          </table:table-cell>
          <table:table-cell table:formula="of:=[.G47]*[.D47]*[.E47]" office:value-type="float" office:value="1341273.6">
            <text:p>1341273.6</text:p>
          </table:table-cell>
          <table:table-cell table:formula="of:=[.G47]*[.B47]*[.C47]*[.D47]" office:value-type="float" office:value="1341273.6">
            <text:p>1341273.6</text:p>
          </table:table-cell>
          <table:table-cell table:formula="of:=[.G47]*[.B47]*[.C47]*[.E47]" office:value-type="float" office:value="1341273.6">
            <text:p>1341273.6</text:p>
          </table:table-cell>
          <table:table-cell table:formula="of:=[.G47]*[.B47]*[.D47]*[.E47]" office:value-type="float" office:value="-1341273.6">
            <text:p>-1341273.6</text:p>
          </table:table-cell>
          <table:table-cell table:formula="of:=[.G47]*[.C47]*[.D47]*[.E47]" office:value-type="float" office:value="1341273.6">
            <text:p>1341273.6</text:p>
          </table:table-cell>
          <table:table-cell table:formula="of:=[.G47]*[.B47]*[.C47]*[.D47]*[.E47]" office:value-type="float" office:value="-1341273.6">
            <text:p>-1341273.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H73]" office:value-type="float" office:value="1361799.5">
            <text:p>1361799.5</text:p>
          </table:table-cell>
          <table:table-cell table:formula="of:=[.G48]*[.B48]" office:value-type="float" office:value="-1361799.5">
            <text:p>-1361799.5</text:p>
          </table:table-cell>
          <table:table-cell table:formula="of:=[.G48]*[.C48]" office:value-type="float" office:value="-1361799.5">
            <text:p>-1361799.5</text:p>
          </table:table-cell>
          <table:table-cell table:formula="of:=[.G48]*[.D48]" office:value-type="float" office:value="1361799.5">
            <text:p>1361799.5</text:p>
          </table:table-cell>
          <table:table-cell table:formula="of:=[.G48]*[.E48]" office:value-type="float" office:value="1361799.5">
            <text:p>1361799.5</text:p>
          </table:table-cell>
          <table:table-cell table:formula="of:=[.G48]*[.B48]*[.C48]" office:value-type="float" office:value="1361799.5">
            <text:p>1361799.5</text:p>
          </table:table-cell>
          <table:table-cell table:formula="of:=[.G48]*[.B48]*[.D48]" office:value-type="float" office:value="-1361799.5">
            <text:p>-1361799.5</text:p>
          </table:table-cell>
          <table:table-cell table:formula="of:=[.G48]*[.B48]*[.E48]" office:value-type="float" office:value="-1361799.5">
            <text:p>-1361799.5</text:p>
          </table:table-cell>
          <table:table-cell table:formula="of:=[.G48]*[.C48]*[.D48]" office:value-type="float" office:value="-1361799.5">
            <text:p>-1361799.5</text:p>
          </table:table-cell>
          <table:table-cell table:formula="of:=[.G48]*[.C48]*[.E48]" office:value-type="float" office:value="-1361799.5">
            <text:p>-1361799.5</text:p>
          </table:table-cell>
          <table:table-cell table:formula="of:=[.G48]*[.D48]*[.E48]" office:value-type="float" office:value="1361799.5">
            <text:p>1361799.5</text:p>
          </table:table-cell>
          <table:table-cell table:formula="of:=[.G48]*[.B48]*[.C48]*[.D48]" office:value-type="float" office:value="1361799.5">
            <text:p>1361799.5</text:p>
          </table:table-cell>
          <table:table-cell table:formula="of:=[.G48]*[.B48]*[.C48]*[.E48]" office:value-type="float" office:value="1361799.5">
            <text:p>1361799.5</text:p>
          </table:table-cell>
          <table:table-cell table:formula="of:=[.G48]*[.B48]*[.D48]*[.E48]" office:value-type="float" office:value="-1361799.5">
            <text:p>-1361799.5</text:p>
          </table:table-cell>
          <table:table-cell table:formula="of:=[.G48]*[.C48]*[.D48]*[.E48]" office:value-type="float" office:value="-1361799.5">
            <text:p>-1361799.5</text:p>
          </table:table-cell>
          <table:table-cell table:formula="of:=[.G48]*[.B48]*[.C48]*[.D48]*[.E48]" office:value-type="float" office:value="1361799.5">
            <text:p>1361799.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H74]" office:value-type="float" office:value="1220912.3">
            <text:p>1220912.3</text:p>
          </table:table-cell>
          <table:table-cell table:formula="of:=[.G49]*[.B49]" office:value-type="float" office:value="-1220912.3">
            <text:p>-1220912.3</text:p>
          </table:table-cell>
          <table:table-cell table:formula="of:=[.G49]*[.C49]" office:value-type="float" office:value="-1220912.3">
            <text:p>-1220912.3</text:p>
          </table:table-cell>
          <table:table-cell table:formula="of:=[.G49]*[.D49]" office:value-type="float" office:value="1220912.3">
            <text:p>1220912.3</text:p>
          </table:table-cell>
          <table:table-cell table:formula="of:=[.G49]*[.E49]" office:value-type="float" office:value="-1220912.3">
            <text:p>-1220912.3</text:p>
          </table:table-cell>
          <table:table-cell table:formula="of:=[.G49]*[.B49]*[.C49]" office:value-type="float" office:value="1220912.3">
            <text:p>1220912.3</text:p>
          </table:table-cell>
          <table:table-cell table:formula="of:=[.G49]*[.B49]*[.D49]" office:value-type="float" office:value="-1220912.3">
            <text:p>-1220912.3</text:p>
          </table:table-cell>
          <table:table-cell table:formula="of:=[.G49]*[.B49]*[.E49]" office:value-type="float" office:value="1220912.3">
            <text:p>1220912.3</text:p>
          </table:table-cell>
          <table:table-cell table:formula="of:=[.G49]*[.C49]*[.D49]" office:value-type="float" office:value="-1220912.3">
            <text:p>-1220912.3</text:p>
          </table:table-cell>
          <table:table-cell table:formula="of:=[.G49]*[.C49]*[.E49]" office:value-type="float" office:value="1220912.3">
            <text:p>1220912.3</text:p>
          </table:table-cell>
          <table:table-cell table:formula="of:=[.G49]*[.D49]*[.E49]" office:value-type="float" office:value="-1220912.3">
            <text:p>-1220912.3</text:p>
          </table:table-cell>
          <table:table-cell table:formula="of:=[.G49]*[.B49]*[.C49]*[.D49]" office:value-type="float" office:value="1220912.3">
            <text:p>1220912.3</text:p>
          </table:table-cell>
          <table:table-cell table:formula="of:=[.G49]*[.B49]*[.C49]*[.E49]" office:value-type="float" office:value="-1220912.3">
            <text:p>-1220912.3</text:p>
          </table:table-cell>
          <table:table-cell table:formula="of:=[.G49]*[.B49]*[.D49]*[.E49]" office:value-type="float" office:value="1220912.3">
            <text:p>1220912.3</text:p>
          </table:table-cell>
          <table:table-cell table:formula="of:=[.G49]*[.C49]*[.D49]*[.E49]" office:value-type="float" office:value="1220912.3">
            <text:p>1220912.3</text:p>
          </table:table-cell>
          <table:table-cell table:formula="of:=[.G49]*[.B49]*[.C49]*[.D49]*[.E49]" office:value-type="float" office:value="-1220912.3">
            <text:p>-1220912.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H75]" office:value-type="float" office:value="1496543.6">
            <text:p>1496543.6</text:p>
          </table:table-cell>
          <table:table-cell table:formula="of:=[.G50]*[.B50]" office:value-type="float" office:value="-1496543.6">
            <text:p>-1496543.6</text:p>
          </table:table-cell>
          <table:table-cell table:formula="of:=[.G50]*[.C50]" office:value-type="float" office:value="-1496543.6">
            <text:p>-1496543.6</text:p>
          </table:table-cell>
          <table:table-cell table:formula="of:=[.G50]*[.D50]" office:value-type="float" office:value="-1496543.6">
            <text:p>-1496543.6</text:p>
          </table:table-cell>
          <table:table-cell table:formula="of:=[.G50]*[.E50]" office:value-type="float" office:value="1496543.6">
            <text:p>1496543.6</text:p>
          </table:table-cell>
          <table:table-cell table:formula="of:=[.G50]*[.B50]*[.C50]" office:value-type="float" office:value="1496543.6">
            <text:p>1496543.6</text:p>
          </table:table-cell>
          <table:table-cell table:formula="of:=[.G50]*[.B50]*[.D50]" office:value-type="float" office:value="1496543.6">
            <text:p>1496543.6</text:p>
          </table:table-cell>
          <table:table-cell table:formula="of:=[.G50]*[.B50]*[.E50]" office:value-type="float" office:value="-1496543.6">
            <text:p>-1496543.6</text:p>
          </table:table-cell>
          <table:table-cell table:formula="of:=[.G50]*[.C50]*[.D50]" office:value-type="float" office:value="1496543.6">
            <text:p>1496543.6</text:p>
          </table:table-cell>
          <table:table-cell table:formula="of:=[.G50]*[.C50]*[.E50]" office:value-type="float" office:value="-1496543.6">
            <text:p>-1496543.6</text:p>
          </table:table-cell>
          <table:table-cell table:formula="of:=[.G50]*[.D50]*[.E50]" office:value-type="float" office:value="-1496543.6">
            <text:p>-1496543.6</text:p>
          </table:table-cell>
          <table:table-cell table:formula="of:=[.G50]*[.B50]*[.C50]*[.D50]" office:value-type="float" office:value="-1496543.6">
            <text:p>-1496543.6</text:p>
          </table:table-cell>
          <table:table-cell table:formula="of:=[.G50]*[.B50]*[.C50]*[.E50]" office:value-type="float" office:value="1496543.6">
            <text:p>1496543.6</text:p>
          </table:table-cell>
          <table:table-cell table:formula="of:=[.G50]*[.B50]*[.D50]*[.E50]" office:value-type="float" office:value="1496543.6">
            <text:p>1496543.6</text:p>
          </table:table-cell>
          <table:table-cell table:formula="of:=[.G50]*[.C50]*[.D50]*[.E50]" office:value-type="float" office:value="1496543.6">
            <text:p>1496543.6</text:p>
          </table:table-cell>
          <table:table-cell table:formula="of:=[.G50]*[.B50]*[.C50]*[.D50]*[.E50]" office:value-type="float" office:value="-1496543.6">
            <text:p>-1496543.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H76]" office:value-type="float" office:value="1308722.8">
            <text:p>1308722.8</text:p>
          </table:table-cell>
          <table:table-cell table:formula="of:=[.G51]*[.B51]" office:value-type="float" office:value="-1308722.8">
            <text:p>-1308722.8</text:p>
          </table:table-cell>
          <table:table-cell table:formula="of:=[.G51]*[.C51]" office:value-type="float" office:value="-1308722.8">
            <text:p>-1308722.8</text:p>
          </table:table-cell>
          <table:table-cell table:formula="of:=[.G51]*[.D51]" office:value-type="float" office:value="-1308722.8">
            <text:p>-1308722.8</text:p>
          </table:table-cell>
          <table:table-cell table:formula="of:=[.G51]*[.E51]" office:value-type="float" office:value="-1308722.8">
            <text:p>-1308722.8</text:p>
          </table:table-cell>
          <table:table-cell table:formula="of:=[.G51]*[.B51]*[.C51]" office:value-type="float" office:value="1308722.8">
            <text:p>1308722.8</text:p>
          </table:table-cell>
          <table:table-cell table:formula="of:=[.G51]*[.B51]*[.D51]" office:value-type="float" office:value="1308722.8">
            <text:p>1308722.8</text:p>
          </table:table-cell>
          <table:table-cell table:formula="of:=[.G51]*[.B51]*[.E51]" office:value-type="float" office:value="1308722.8">
            <text:p>1308722.8</text:p>
          </table:table-cell>
          <table:table-cell table:formula="of:=[.G51]*[.C51]*[.D51]" office:value-type="float" office:value="1308722.8">
            <text:p>1308722.8</text:p>
          </table:table-cell>
          <table:table-cell table:formula="of:=[.G51]*[.C51]*[.E51]" office:value-type="float" office:value="1308722.8">
            <text:p>1308722.8</text:p>
          </table:table-cell>
          <table:table-cell table:formula="of:=[.G51]*[.D51]*[.E51]" office:value-type="float" office:value="1308722.8">
            <text:p>1308722.8</text:p>
          </table:table-cell>
          <table:table-cell table:formula="of:=[.G51]*[.B51]*[.C51]*[.D51]" office:value-type="float" office:value="-1308722.8">
            <text:p>-1308722.8</text:p>
          </table:table-cell>
          <table:table-cell table:formula="of:=[.G51]*[.B51]*[.C51]*[.E51]" office:value-type="float" office:value="-1308722.8">
            <text:p>-1308722.8</text:p>
          </table:table-cell>
          <table:table-cell table:formula="of:=[.G51]*[.B51]*[.D51]*[.E51]" office:value-type="float" office:value="-1308722.8">
            <text:p>-1308722.8</text:p>
          </table:table-cell>
          <table:table-cell table:formula="of:=[.G51]*[.C51]*[.D51]*[.E51]" office:value-type="float" office:value="-1308722.8">
            <text:p>-1308722.8</text:p>
          </table:table-cell>
          <table:table-cell table:formula="of:=[.G51]*[.B51]*[.C51]*[.D51]*[.E51]" office:value-type="float" office:value="1308722.8">
            <text:p>1308722.8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35])" office:value-type="string" office:string-value="qA">
            <text:p>qA</text:p>
          </table:table-cell>
          <table:table-cell table:style-name="ce2" table:formula="of:=CONCATENATE(&quot;q&quot;;[.I35])" office:value-type="string" office:string-value="qB">
            <text:p>qB</text:p>
          </table:table-cell>
          <table:table-cell table:style-name="ce2" table:formula="of:=CONCATENATE(&quot;q&quot;;[.J35])" office:value-type="string" office:string-value="qC">
            <text:p>qC</text:p>
          </table:table-cell>
          <table:table-cell table:style-name="ce2" table:formula="of:=CONCATENATE(&quot;q&quot;;[.K35])" office:value-type="string" office:string-value="qD">
            <text:p>qD</text:p>
          </table:table-cell>
          <table:table-cell table:style-name="ce2" table:formula="of:=CONCATENATE(&quot;q&quot;;[.L35])" office:value-type="string" office:string-value="qAB">
            <text:p>qAB</text:p>
          </table:table-cell>
          <table:table-cell table:style-name="ce2" table:formula="of:=CONCATENATE(&quot;q&quot;;[.M35])" office:value-type="string" office:string-value="qAC">
            <text:p>qAC</text:p>
          </table:table-cell>
          <table:table-cell table:style-name="ce2" table:formula="of:=CONCATENATE(&quot;q&quot;;[.N35])" office:value-type="string" office:string-value="qAD">
            <text:p>qAD</text:p>
          </table:table-cell>
          <table:table-cell table:style-name="ce2" table:formula="of:=CONCATENATE(&quot;q&quot;;[.O35])" office:value-type="string" office:string-value="qBC">
            <text:p>qBC</text:p>
          </table:table-cell>
          <table:table-cell table:style-name="ce2" table:formula="of:=CONCATENATE(&quot;q&quot;;[.P35])" office:value-type="string" office:string-value="qBD">
            <text:p>qBD</text:p>
          </table:table-cell>
          <table:table-cell table:style-name="ce2" table:formula="of:=CONCATENATE(&quot;q&quot;;[.Q35])" office:value-type="string" office:string-value="qCD">
            <text:p>qCD</text:p>
          </table:table-cell>
          <table:table-cell table:style-name="ce2" table:formula="of:=CONCATENATE(&quot;q&quot;;[.R35])" office:value-type="string" office:string-value="qABC">
            <text:p>qABC</text:p>
          </table:table-cell>
          <table:table-cell table:style-name="ce2" table:formula="of:=CONCATENATE(&quot;q&quot;;[.S35])" office:value-type="string" office:string-value="qABD">
            <text:p>qABD</text:p>
          </table:table-cell>
          <table:table-cell table:style-name="ce2" table:formula="of:=CONCATENATE(&quot;q&quot;;[.T35])" office:value-type="string" office:string-value="qACD">
            <text:p>qACD</text:p>
          </table:table-cell>
          <table:table-cell table:style-name="ce2" table:formula="of:=CONCATENATE(&quot;q&quot;;[.U35])" office:value-type="string" office:string-value="qBCD">
            <text:p>qBCD</text:p>
          </table:table-cell>
          <table:table-cell table:style-name="ce2" table:formula="of:=CONCATENATE(&quot;q&quot;;[.V35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36:.H51])/16" office:value-type="float" office:value="50704.1249999999">
            <text:p>50704.13</text:p>
          </table:table-cell>
          <table:table-cell table:formula="of:=SUM([.I36:.I51])/16" office:value-type="float" office:value="-4109.65000000005">
            <text:p>-4109.65</text:p>
          </table:table-cell>
          <table:table-cell table:formula="of:=SUM([.J36:.J51])/16" office:value-type="float" office:value="-41709.8625">
            <text:p>-41709.86</text:p>
          </table:table-cell>
          <table:table-cell table:formula="of:=SUM([.K36:.K51])/16" office:value-type="float" office:value="72817.7875">
            <text:p>72817.79</text:p>
          </table:table-cell>
          <table:table-cell table:formula="of:=SUM([.L36:.L51])/16" office:value-type="float" office:value="-3881.28750000008">
            <text:p>-3881.29</text:p>
          </table:table-cell>
          <table:table-cell table:formula="of:=SUM([.M36:.M51])/16" office:value-type="float" office:value="16343.825">
            <text:p>16343.83</text:p>
          </table:table-cell>
          <table:table-cell table:formula="of:=SUM([.N36:.N51])/16" office:value-type="float" office:value="6432.22499999996">
            <text:p>6432.22</text:p>
          </table:table-cell>
          <table:table-cell table:formula="of:=SUM([.O36:.O51])/16" office:value-type="float" office:value="6195.09999999993">
            <text:p>6195.1</text:p>
          </table:table-cell>
          <table:table-cell table:formula="of:=SUM([.P36:.P51])/16" office:value-type="float" office:value="-13637.175">
            <text:p>-13637.18</text:p>
          </table:table-cell>
          <table:table-cell table:formula="of:=SUM([.Q36:.Q51])/16" office:value-type="float" office:value="-7628.13750000003">
            <text:p>-7628.14</text:p>
          </table:table-cell>
          <table:table-cell table:formula="of:=SUM([.R36:.R51])/16" office:value-type="float" office:value="8610.13749999998">
            <text:p>8610.14</text:p>
          </table:table-cell>
          <table:table-cell table:formula="of:=SUM([.S36:.S51])/16" office:value-type="float" office:value="2154.26250000001">
            <text:p>2154.26</text:p>
          </table:table-cell>
          <table:table-cell table:formula="of:=SUM([.T36:.T51])/16" office:value-type="float" office:value="5807.97500000003">
            <text:p>5807.98</text:p>
          </table:table-cell>
          <table:table-cell table:formula="of:=SUM([.U36:.U51])/16" office:value-type="float" office:value="6412.02500000002">
            <text:p>6412.03</text:p>
          </table:table-cell>
          <table:table-cell table:formula="of:=SUM([.V36:.V51])/16" office:value-type="float" office:value="8114.73750000003">
            <text:p>8114.74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35];&quot;²&quot;)" office:value-type="string" office:string-value="qA²">
            <text:p>qA²</text:p>
          </table:table-cell>
          <table:table-cell table:style-name="ce2" table:formula="of:=CONCATENATE(&quot;q&quot;;[.I35];&quot;²&quot;)" office:value-type="string" office:string-value="qB²">
            <text:p>qB²</text:p>
          </table:table-cell>
          <table:table-cell table:style-name="ce2" table:formula="of:=CONCATENATE(&quot;q&quot;;[.J35];&quot;²&quot;)" office:value-type="string" office:string-value="qC²">
            <text:p>qC²</text:p>
          </table:table-cell>
          <table:table-cell table:style-name="ce2" table:formula="of:=CONCATENATE(&quot;q&quot;;[.K35];&quot;²&quot;)" office:value-type="string" office:string-value="qD²">
            <text:p>qD²</text:p>
          </table:table-cell>
          <table:table-cell table:style-name="ce2" table:formula="of:=CONCATENATE(&quot;q&quot;;[.L35];&quot;²&quot;)" office:value-type="string" office:string-value="qAB²">
            <text:p>qAB²</text:p>
          </table:table-cell>
          <table:table-cell table:style-name="ce2" table:formula="of:=CONCATENATE(&quot;q&quot;;[.M35];&quot;²&quot;)" office:value-type="string" office:string-value="qAC²">
            <text:p>qAC²</text:p>
          </table:table-cell>
          <table:table-cell table:style-name="ce2" table:formula="of:=CONCATENATE(&quot;q&quot;;[.N35];&quot;²&quot;)" office:value-type="string" office:string-value="qAD²">
            <text:p>qAD²</text:p>
          </table:table-cell>
          <table:table-cell table:style-name="ce2" table:formula="of:=CONCATENATE(&quot;q&quot;;[.O35];&quot;²&quot;)" office:value-type="string" office:string-value="qBC²">
            <text:p>qBC²</text:p>
          </table:table-cell>
          <table:table-cell table:style-name="ce2" table:formula="of:=CONCATENATE(&quot;q&quot;;[.P35];&quot;²&quot;)" office:value-type="string" office:string-value="qBD²">
            <text:p>qBD²</text:p>
          </table:table-cell>
          <table:table-cell table:style-name="ce2" table:formula="of:=CONCATENATE(&quot;q&quot;;[.Q35];&quot;²&quot;)" office:value-type="string" office:string-value="qCD²">
            <text:p>qCD²</text:p>
          </table:table-cell>
          <table:table-cell table:style-name="ce2" table:formula="of:=CONCATENATE(&quot;q&quot;;[.R35];&quot;²&quot;)" office:value-type="string" office:string-value="qABC²">
            <text:p>qABC²</text:p>
          </table:table-cell>
          <table:table-cell table:style-name="ce2" table:formula="of:=CONCATENATE(&quot;q&quot;;[.S35];&quot;²&quot;)" office:value-type="string" office:string-value="qABD²">
            <text:p>qABD²</text:p>
          </table:table-cell>
          <table:table-cell table:style-name="ce2" table:formula="of:=CONCATENATE(&quot;q&quot;;[.T35];&quot;²&quot;)" office:value-type="string" office:string-value="qACD²">
            <text:p>qACD²</text:p>
          </table:table-cell>
          <table:table-cell table:style-name="ce2" table:formula="of:=CONCATENATE(&quot;q&quot;;[.U35];&quot;²&quot;)" office:value-type="string" office:string-value="qBCD²">
            <text:p>qBCD²</text:p>
          </table:table-cell>
          <table:table-cell table:style-name="ce2" table:formula="of:=CONCATENATE(&quot;q&quot;;[.V35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54];2)" office:value-type="float" office:value="2570908292.01562">
            <text:p>2570908292.02</text:p>
          </table:table-cell>
          <table:table-cell table:formula="of:=POWER([.I54];2)" office:value-type="float" office:value="16889223.1225004">
            <text:p>16889223.12</text:p>
          </table:table-cell>
          <table:table-cell table:formula="of:=POWER([.J54];2)" office:value-type="float" office:value="1739712629.76891">
            <text:p>1739712629.77</text:p>
          </table:table-cell>
          <table:table-cell table:formula="of:=POWER([.K54];2)" office:value-type="float" office:value="5302430176.39515">
            <text:p>5302430176.4</text:p>
          </table:table-cell>
          <table:table-cell table:formula="of:=POWER([.L54];2)" office:value-type="float" office:value="15064392.6576569">
            <text:p>15064392.66</text:p>
          </table:table-cell>
          <table:table-cell table:formula="of:=POWER([.M54];2)" office:value-type="float" office:value="267120615.630626">
            <text:p>267120615.63</text:p>
          </table:table-cell>
          <table:table-cell table:formula="of:=POWER([.N54];2)" office:value-type="float" office:value="41373518.4506245">
            <text:p>41373518.45</text:p>
          </table:table-cell>
          <table:table-cell table:formula="of:=POWER([.O54];2)" office:value-type="float" office:value="38379264.0099992">
            <text:p>38379264.01</text:p>
          </table:table-cell>
          <table:table-cell table:formula="of:=POWER([.P54];2)" office:value-type="float" office:value="185972541.980625">
            <text:p>185972541.98</text:p>
          </table:table-cell>
          <table:table-cell table:formula="of:=POWER([.Q54];2)" office:value-type="float" office:value="58188481.7189067">
            <text:p>58188481.72</text:p>
          </table:table-cell>
          <table:table-cell table:formula="of:=POWER([.R54];2)" office:value-type="float" office:value="74134467.768906">
            <text:p>74134467.77</text:p>
          </table:table-cell>
          <table:table-cell table:formula="of:=POWER([.S54];2)" office:value-type="float" office:value="4640846.9189063">
            <text:p>4640846.92</text:p>
          </table:table-cell>
          <table:table-cell table:formula="of:=POWER([.T54];2)" office:value-type="float" office:value="33732573.6006254">
            <text:p>33732573.6</text:p>
          </table:table-cell>
          <table:table-cell table:formula="of:=POWER([.U54];2)" office:value-type="float" office:value="41114064.6006253">
            <text:p>41114064.6</text:p>
          </table:table-cell>
          <table:table-cell table:formula="of:=POWER([.V54];2)" office:value-type="float" office:value="65848964.6939068">
            <text:p>65848964.69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35])" office:value-type="string" office:string-value="SSA">
            <text:p>SSA</text:p>
          </table:table-cell>
          <table:table-cell table:style-name="ce2" table:formula="of:=CONCATENATE(&quot;SS&quot;;[.I35])" office:value-type="string" office:string-value="SSB">
            <text:p>SSB</text:p>
          </table:table-cell>
          <table:table-cell table:style-name="ce2" table:formula="of:=CONCATENATE(&quot;SS&quot;;[.J35])" office:value-type="string" office:string-value="SSC">
            <text:p>SSC</text:p>
          </table:table-cell>
          <table:table-cell table:style-name="ce2" table:formula="of:=CONCATENATE(&quot;SS&quot;;[.K35])" office:value-type="string" office:string-value="SSD">
            <text:p>SSD</text:p>
          </table:table-cell>
          <table:table-cell table:style-name="ce2" table:formula="of:=CONCATENATE(&quot;SS&quot;;[.L35])" office:value-type="string" office:string-value="SSAB">
            <text:p>SSAB</text:p>
          </table:table-cell>
          <table:table-cell table:style-name="ce2" table:formula="of:=CONCATENATE(&quot;SS&quot;;[.M35])" office:value-type="string" office:string-value="SSAC">
            <text:p>SSAC</text:p>
          </table:table-cell>
          <table:table-cell table:style-name="ce2" table:formula="of:=CONCATENATE(&quot;SS&quot;;[.N35])" office:value-type="string" office:string-value="SSAD">
            <text:p>SSAD</text:p>
          </table:table-cell>
          <table:table-cell table:style-name="ce2" table:formula="of:=CONCATENATE(&quot;SS&quot;;[.O35])" office:value-type="string" office:string-value="SSBC">
            <text:p>SSBC</text:p>
          </table:table-cell>
          <table:table-cell table:style-name="ce2" table:formula="of:=CONCATENATE(&quot;SS&quot;;[.P35])" office:value-type="string" office:string-value="SSBD">
            <text:p>SSBD</text:p>
          </table:table-cell>
          <table:table-cell table:style-name="ce2" table:formula="of:=CONCATENATE(&quot;SS&quot;;[.Q35])" office:value-type="string" office:string-value="SSCD">
            <text:p>SSCD</text:p>
          </table:table-cell>
          <table:table-cell table:style-name="ce2" table:formula="of:=CONCATENATE(&quot;SS&quot;;[.R35])" office:value-type="string" office:string-value="SSABC">
            <text:p>SSABC</text:p>
          </table:table-cell>
          <table:table-cell table:style-name="ce2" table:formula="of:=CONCATENATE(&quot;SS&quot;;[.S35])" office:value-type="string" office:string-value="SSABD">
            <text:p>SSABD</text:p>
          </table:table-cell>
          <table:table-cell table:style-name="ce2" table:formula="of:=CONCATENATE(&quot;SS&quot;;[.T35])" office:value-type="string" office:string-value="SSACD">
            <text:p>SSACD</text:p>
          </table:table-cell>
          <table:table-cell table:style-name="ce2" table:formula="of:=CONCATENATE(&quot;SS&quot;;[.U35])" office:value-type="string" office:string-value="SSBCD">
            <text:p>SSBCD</text:p>
          </table:table-cell>
          <table:table-cell table:style-name="ce2" table:formula="of:=CONCATENATE(&quot;SS&quot;;[.V35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57:.V57])" office:value-type="float" office:value="167288160853.337">
            <text:p>167288160853.34</text:p>
          </table:table-cell>
          <table:table-cell table:formula="of:=POWER(2;4)*[.H57]" office:value-type="float" office:value="41134532672.2499">
            <text:p>41134532672.25</text:p>
          </table:table-cell>
          <table:table-cell table:formula="of:=POWER(2;4)*[.I57]" office:value-type="float" office:value="270227569.960007">
            <text:p>270227569.96</text:p>
          </table:table-cell>
          <table:table-cell table:formula="of:=POWER(2;4)*[.J57]" office:value-type="float" office:value="27835402076.3025">
            <text:p>27835402076.3</text:p>
          </table:table-cell>
          <table:table-cell table:formula="of:=POWER(2;4)*[.K57]" office:value-type="float" office:value="84838882822.3225">
            <text:p>84838882822.32</text:p>
          </table:table-cell>
          <table:table-cell table:formula="of:=POWER(2;4)*[.L57]" office:value-type="float" office:value="241030282.52251">
            <text:p>241030282.52</text:p>
          </table:table-cell>
          <table:table-cell table:formula="of:=POWER(2;4)*[.M57]" office:value-type="float" office:value="4273929850.09001">
            <text:p>4273929850.09</text:p>
          </table:table-cell>
          <table:table-cell table:formula="of:=POWER(2;4)*[.N57]" office:value-type="float" office:value="661976295.209992">
            <text:p>661976295.21</text:p>
          </table:table-cell>
          <table:table-cell table:formula="of:=POWER(2;4)*[.O57]" office:value-type="float" office:value="614068224.159987">
            <text:p>614068224.16</text:p>
          </table:table-cell>
          <table:table-cell table:formula="of:=POWER(2;4)*[.P57]" office:value-type="float" office:value="2975560671.69">
            <text:p>2975560671.69</text:p>
          </table:table-cell>
          <table:table-cell table:formula="of:=POWER(2;4)*[.Q57]" office:value-type="float" office:value="931015707.502506">
            <text:p>931015707.5</text:p>
          </table:table-cell>
          <table:table-cell table:formula="of:=POWER(2;4)*[.R57]" office:value-type="float" office:value="1186151484.3025">
            <text:p>1186151484.3</text:p>
          </table:table-cell>
          <table:table-cell table:formula="of:=POWER(2;4)*[.S57]" office:value-type="float" office:value="74253550.7025008">
            <text:p>74253550.7</text:p>
          </table:table-cell>
          <table:table-cell table:formula="of:=POWER(2;4)*[.T57]" office:value-type="float" office:value="539721177.610006">
            <text:p>539721177.61</text:p>
          </table:table-cell>
          <table:table-cell table:formula="of:=POWER(2;4)*[.U57]" office:value-type="float" office:value="657825033.610005">
            <text:p>657825033.61</text:p>
          </table:table-cell>
          <table:table-cell table:formula="of:=POWER(2;4)*[.V57]" office:value-type="float" office:value="1053583435.10251">
            <text:p>1053583435.1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35])" office:value-type="string" office:string-value="iA">
            <text:p>iA</text:p>
          </table:table-cell>
          <table:table-cell table:style-name="ce2" table:formula="of:=CONCATENATE(&quot;i&quot;;[.I35])" office:value-type="string" office:string-value="iB">
            <text:p>iB</text:p>
          </table:table-cell>
          <table:table-cell table:style-name="ce2" table:formula="of:=CONCATENATE(&quot;i&quot;;[.J35])" office:value-type="string" office:string-value="iC">
            <text:p>iC</text:p>
          </table:table-cell>
          <table:table-cell table:style-name="ce2" table:formula="of:=CONCATENATE(&quot;i&quot;;[.K35])" office:value-type="string" office:string-value="iD">
            <text:p>iD</text:p>
          </table:table-cell>
          <table:table-cell table:style-name="ce2" table:formula="of:=CONCATENATE(&quot;i&quot;;[.L35])" office:value-type="string" office:string-value="iAB">
            <text:p>iAB</text:p>
          </table:table-cell>
          <table:table-cell table:style-name="ce2" table:formula="of:=CONCATENATE(&quot;i&quot;;[.M35])" office:value-type="string" office:string-value="iAC">
            <text:p>iAC</text:p>
          </table:table-cell>
          <table:table-cell table:style-name="ce2" table:formula="of:=CONCATENATE(&quot;i&quot;;[.N35])" office:value-type="string" office:string-value="iAD">
            <text:p>iAD</text:p>
          </table:table-cell>
          <table:table-cell table:style-name="ce2" table:formula="of:=CONCATENATE(&quot;i&quot;;[.O35])" office:value-type="string" office:string-value="iBC">
            <text:p>iBC</text:p>
          </table:table-cell>
          <table:table-cell table:style-name="ce2" table:formula="of:=CONCATENATE(&quot;i&quot;;[.P35])" office:value-type="string" office:string-value="iBD">
            <text:p>iBD</text:p>
          </table:table-cell>
          <table:table-cell table:style-name="ce2" table:formula="of:=CONCATENATE(&quot;i&quot;;[.Q35])" office:value-type="string" office:string-value="iCD">
            <text:p>iCD</text:p>
          </table:table-cell>
          <table:table-cell table:style-name="ce2" table:formula="of:=CONCATENATE(&quot;i&quot;;[.R35])" office:value-type="string" office:string-value="iABC">
            <text:p>iABC</text:p>
          </table:table-cell>
          <table:table-cell table:style-name="ce2" table:formula="of:=CONCATENATE(&quot;i&quot;;[.S35])" office:value-type="string" office:string-value="iABD">
            <text:p>iABD</text:p>
          </table:table-cell>
          <table:table-cell table:style-name="ce2" table:formula="of:=CONCATENATE(&quot;i&quot;;[.T35])" office:value-type="string" office:string-value="iACD">
            <text:p>iACD</text:p>
          </table:table-cell>
          <table:table-cell table:style-name="ce2" table:formula="of:=CONCATENATE(&quot;i&quot;;[.U35])" office:value-type="string" office:string-value="iBCD">
            <text:p>iBCD</text:p>
          </table:table-cell>
          <table:table-cell table:style-name="ce2" table:formula="of:=CONCATENATE(&quot;i&quot;;[.V35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60]/[.G60]" office:value-type="float" office:value="0.245890279756933">
            <text:p>0.246</text:p>
          </table:table-cell>
          <table:table-cell table:style-name="ce5" table:formula="of:=[.I60]/[.G60]" office:value-type="float" office:value="0.00161534186628375">
            <text:p>0.002</text:p>
          </table:table-cell>
          <table:table-cell table:style-name="ce5" table:formula="of:=[.J60]/[.G60]" office:value-type="float" office:value="0.166391942707207">
            <text:p>0.166</text:p>
          </table:table-cell>
          <table:table-cell table:style-name="ce5" table:formula="of:=[.K60]/[.G60]" office:value-type="float" office:value="0.507142181428495">
            <text:p>0.507</text:p>
          </table:table-cell>
          <table:table-cell table:style-name="ce5" table:formula="of:=[.L60]/[.G60]" office:value-type="float" office:value="0.00144080896874599">
            <text:p>0.001</text:p>
          </table:table-cell>
          <table:table-cell table:style-name="ce5" table:formula="of:=[.M60]/[.G60]" office:value-type="float" office:value="0.0255483103423977">
            <text:p>0.026</text:p>
          </table:table-cell>
          <table:table-cell table:style-name="ce5" table:formula="of:=[.N60]/[.G60]" office:value-type="float" office:value="0.00395710187638652">
            <text:p>0.004</text:p>
          </table:table-cell>
          <table:table-cell table:style-name="ce5" table:formula="of:=[.O60]/[.G60]" office:value-type="float" office:value="0.003670721353069">
            <text:p>0.004</text:p>
          </table:table-cell>
          <table:table-cell table:style-name="ce5" table:formula="of:=[.P60]/[.G60]" office:value-type="float" office:value="0.0177870367903602">
            <text:p>0.018</text:p>
          </table:table-cell>
          <table:table-cell table:style-name="ce5" table:formula="of:=[.Q60]/[.G60]" office:value-type="float" office:value="0.00556534128149531">
            <text:p>0.006</text:p>
          </table:table-cell>
          <table:table-cell table:style-name="ce5" table:formula="of:=[.R60]/[.G60]" office:value-type="float" office:value="0.00709046879499382">
            <text:p>0.007</text:p>
          </table:table-cell>
          <table:table-cell table:style-name="ce5" table:formula="of:=[.S60]/[.G60]" office:value-type="float" office:value="0.000443866142850356">
            <text:p>0.000</text:p>
          </table:table-cell>
          <table:table-cell table:style-name="ce5" table:formula="of:=[.T60]/[.G60]" office:value-type="float" office:value="0.00322629631921881">
            <text:p>0.003</text:p>
          </table:table-cell>
          <table:table-cell table:style-name="ce5" table:formula="of:=[.U60]/[.G60]" office:value-type="float" office:value="0.00393228684118731">
            <text:p>0.004</text:p>
          </table:table-cell>
          <table:table-cell table:style-name="ce5" table:formula="of:=[.V60]/[.G60]" office:value-type="float" office:value="0.0062980155303769">
            <text:p>0.006</text:p>
          </table:table-cell>
          <table:table-cell table:formula="of:=SUM([.H63:.V63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ANDOM 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J69]" office:value-type="float" office:value="1908650.2">
            <text:p>1908650.2</text:p>
          </table:table-cell>
          <table:table-cell table:formula="of:=[.G68]*[.B68]" office:value-type="float" office:value="1908650.2">
            <text:p>1908650.2</text:p>
          </table:table-cell>
          <table:table-cell table:formula="of:=[.G68]*[.C68]" office:value-type="float" office:value="1908650.2">
            <text:p>1908650.2</text:p>
          </table:table-cell>
          <table:table-cell table:formula="of:=[.G68]*[.D68]" office:value-type="float" office:value="1908650.2">
            <text:p>1908650.2</text:p>
          </table:table-cell>
          <table:table-cell table:formula="of:=[.G68]*[.E68]" office:value-type="float" office:value="1908650.2">
            <text:p>1908650.2</text:p>
          </table:table-cell>
          <table:table-cell table:formula="of:=[.G68]*[.B68]*[.C68]" office:value-type="float" office:value="1908650.2">
            <text:p>1908650.2</text:p>
          </table:table-cell>
          <table:table-cell table:formula="of:=[.G68]*[.B68]*[.D68]" office:value-type="float" office:value="1908650.2">
            <text:p>1908650.2</text:p>
          </table:table-cell>
          <table:table-cell table:formula="of:=[.G68]*[.B68]*[.E68]" office:value-type="float" office:value="1908650.2">
            <text:p>1908650.2</text:p>
          </table:table-cell>
          <table:table-cell table:formula="of:=[.G68]*[.C68]*[.D68]" office:value-type="float" office:value="1908650.2">
            <text:p>1908650.2</text:p>
          </table:table-cell>
          <table:table-cell table:formula="of:=[.G68]*[.C68]*[.E68]" office:value-type="float" office:value="1908650.2">
            <text:p>1908650.2</text:p>
          </table:table-cell>
          <table:table-cell table:formula="of:=[.G68]*[.D68]*[.E68]" office:value-type="float" office:value="1908650.2">
            <text:p>1908650.2</text:p>
          </table:table-cell>
          <table:table-cell table:formula="of:=[.G68]*[.B68]*[.C68]*[.D68]" office:value-type="float" office:value="1908650.2">
            <text:p>1908650.2</text:p>
          </table:table-cell>
          <table:table-cell table:formula="of:=[.G68]*[.B68]*[.C68]*[.E68]" office:value-type="float" office:value="1908650.2">
            <text:p>1908650.2</text:p>
          </table:table-cell>
          <table:table-cell table:formula="of:=[.G68]*[.B68]*[.D68]*[.E68]" office:value-type="float" office:value="1908650.2">
            <text:p>1908650.2</text:p>
          </table:table-cell>
          <table:table-cell table:formula="of:=[.G68]*[.C68]*[.D68]*[.E68]" office:value-type="float" office:value="1908650.2">
            <text:p>1908650.2</text:p>
          </table:table-cell>
          <table:table-cell table:formula="of:=[.G68]*[.B68]*[.C68]*[.D68]*[.E68]" office:value-type="float" office:value="1908650.2">
            <text:p>1908650.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J70]" office:value-type="float" office:value="1349984">
            <text:p>1349984</text:p>
          </table:table-cell>
          <table:table-cell table:formula="of:=[.G69]*[.B69]" office:value-type="float" office:value="1349984">
            <text:p>1349984</text:p>
          </table:table-cell>
          <table:table-cell table:formula="of:=[.G69]*[.C69]" office:value-type="float" office:value="1349984">
            <text:p>1349984</text:p>
          </table:table-cell>
          <table:table-cell table:formula="of:=[.G69]*[.D69]" office:value-type="float" office:value="1349984">
            <text:p>1349984</text:p>
          </table:table-cell>
          <table:table-cell table:formula="of:=[.G69]*[.E69]" office:value-type="float" office:value="-1349984">
            <text:p>-1349984</text:p>
          </table:table-cell>
          <table:table-cell table:formula="of:=[.G69]*[.B69]*[.C69]" office:value-type="float" office:value="1349984">
            <text:p>1349984</text:p>
          </table:table-cell>
          <table:table-cell table:formula="of:=[.G69]*[.B69]*[.D69]" office:value-type="float" office:value="1349984">
            <text:p>1349984</text:p>
          </table:table-cell>
          <table:table-cell table:formula="of:=[.G69]*[.B69]*[.E69]" office:value-type="float" office:value="-1349984">
            <text:p>-1349984</text:p>
          </table:table-cell>
          <table:table-cell table:formula="of:=[.G69]*[.C69]*[.D69]" office:value-type="float" office:value="1349984">
            <text:p>1349984</text:p>
          </table:table-cell>
          <table:table-cell table:formula="of:=[.G69]*[.C69]*[.E69]" office:value-type="float" office:value="-1349984">
            <text:p>-1349984</text:p>
          </table:table-cell>
          <table:table-cell table:formula="of:=[.G69]*[.D69]*[.E69]" office:value-type="float" office:value="-1349984">
            <text:p>-1349984</text:p>
          </table:table-cell>
          <table:table-cell table:formula="of:=[.G69]*[.B69]*[.C69]*[.D69]" office:value-type="float" office:value="1349984">
            <text:p>1349984</text:p>
          </table:table-cell>
          <table:table-cell table:formula="of:=[.G69]*[.B69]*[.C69]*[.E69]" office:value-type="float" office:value="-1349984">
            <text:p>-1349984</text:p>
          </table:table-cell>
          <table:table-cell table:formula="of:=[.G69]*[.B69]*[.D69]*[.E69]" office:value-type="float" office:value="-1349984">
            <text:p>-1349984</text:p>
          </table:table-cell>
          <table:table-cell table:formula="of:=[.G69]*[.C69]*[.D69]*[.E69]" office:value-type="float" office:value="-1349984">
            <text:p>-1349984</text:p>
          </table:table-cell>
          <table:table-cell table:formula="of:=[.G69]*[.B69]*[.C69]*[.D69]*[.E69]" office:value-type="float" office:value="-1349984">
            <text:p>-134998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J71]" office:value-type="float" office:value="1959315.8">
            <text:p>1959315.8</text:p>
          </table:table-cell>
          <table:table-cell table:formula="of:=[.G70]*[.B70]" office:value-type="float" office:value="1959315.8">
            <text:p>1959315.8</text:p>
          </table:table-cell>
          <table:table-cell table:formula="of:=[.G70]*[.C70]" office:value-type="float" office:value="1959315.8">
            <text:p>1959315.8</text:p>
          </table:table-cell>
          <table:table-cell table:formula="of:=[.G70]*[.D70]" office:value-type="float" office:value="-1959315.8">
            <text:p>-1959315.8</text:p>
          </table:table-cell>
          <table:table-cell table:formula="of:=[.G70]*[.E70]" office:value-type="float" office:value="1959315.8">
            <text:p>1959315.8</text:p>
          </table:table-cell>
          <table:table-cell table:formula="of:=[.G70]*[.B70]*[.C70]" office:value-type="float" office:value="1959315.8">
            <text:p>1959315.8</text:p>
          </table:table-cell>
          <table:table-cell table:formula="of:=[.G70]*[.B70]*[.D70]" office:value-type="float" office:value="-1959315.8">
            <text:p>-1959315.8</text:p>
          </table:table-cell>
          <table:table-cell table:formula="of:=[.G70]*[.B70]*[.E70]" office:value-type="float" office:value="1959315.8">
            <text:p>1959315.8</text:p>
          </table:table-cell>
          <table:table-cell table:formula="of:=[.G70]*[.C70]*[.D70]" office:value-type="float" office:value="-1959315.8">
            <text:p>-1959315.8</text:p>
          </table:table-cell>
          <table:table-cell table:formula="of:=[.G70]*[.C70]*[.E70]" office:value-type="float" office:value="1959315.8">
            <text:p>1959315.8</text:p>
          </table:table-cell>
          <table:table-cell table:formula="of:=[.G70]*[.D70]*[.E70]" office:value-type="float" office:value="-1959315.8">
            <text:p>-1959315.8</text:p>
          </table:table-cell>
          <table:table-cell table:formula="of:=[.G70]*[.B70]*[.C70]*[.D70]" office:value-type="float" office:value="-1959315.8">
            <text:p>-1959315.8</text:p>
          </table:table-cell>
          <table:table-cell table:formula="of:=[.G70]*[.B70]*[.C70]*[.E70]" office:value-type="float" office:value="1959315.8">
            <text:p>1959315.8</text:p>
          </table:table-cell>
          <table:table-cell table:formula="of:=[.G70]*[.B70]*[.D70]*[.E70]" office:value-type="float" office:value="-1959315.8">
            <text:p>-1959315.8</text:p>
          </table:table-cell>
          <table:table-cell table:formula="of:=[.G70]*[.C70]*[.D70]*[.E70]" office:value-type="float" office:value="-1959315.8">
            <text:p>-1959315.8</text:p>
          </table:table-cell>
          <table:table-cell table:formula="of:=[.G70]*[.B70]*[.C70]*[.D70]*[.E70]" office:value-type="float" office:value="-1959315.8">
            <text:p>-1959315.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J72]" office:value-type="float" office:value="1398990.8">
            <text:p>1398990.8</text:p>
          </table:table-cell>
          <table:table-cell table:formula="of:=[.G71]*[.B71]" office:value-type="float" office:value="1398990.8">
            <text:p>1398990.8</text:p>
          </table:table-cell>
          <table:table-cell table:formula="of:=[.G71]*[.C71]" office:value-type="float" office:value="1398990.8">
            <text:p>1398990.8</text:p>
          </table:table-cell>
          <table:table-cell table:formula="of:=[.G71]*[.D71]" office:value-type="float" office:value="-1398990.8">
            <text:p>-1398990.8</text:p>
          </table:table-cell>
          <table:table-cell table:formula="of:=[.G71]*[.E71]" office:value-type="float" office:value="-1398990.8">
            <text:p>-1398990.8</text:p>
          </table:table-cell>
          <table:table-cell table:formula="of:=[.G71]*[.B71]*[.C71]" office:value-type="float" office:value="1398990.8">
            <text:p>1398990.8</text:p>
          </table:table-cell>
          <table:table-cell table:formula="of:=[.G71]*[.B71]*[.D71]" office:value-type="float" office:value="-1398990.8">
            <text:p>-1398990.8</text:p>
          </table:table-cell>
          <table:table-cell table:formula="of:=[.G71]*[.B71]*[.E71]" office:value-type="float" office:value="-1398990.8">
            <text:p>-1398990.8</text:p>
          </table:table-cell>
          <table:table-cell table:formula="of:=[.G71]*[.C71]*[.D71]" office:value-type="float" office:value="-1398990.8">
            <text:p>-1398990.8</text:p>
          </table:table-cell>
          <table:table-cell table:formula="of:=[.G71]*[.C71]*[.E71]" office:value-type="float" office:value="-1398990.8">
            <text:p>-1398990.8</text:p>
          </table:table-cell>
          <table:table-cell table:formula="of:=[.G71]*[.D71]*[.E71]" office:value-type="float" office:value="1398990.8">
            <text:p>1398990.8</text:p>
          </table:table-cell>
          <table:table-cell table:formula="of:=[.G71]*[.B71]*[.C71]*[.D71]" office:value-type="float" office:value="-1398990.8">
            <text:p>-1398990.8</text:p>
          </table:table-cell>
          <table:table-cell table:formula="of:=[.G71]*[.B71]*[.C71]*[.E71]" office:value-type="float" office:value="-1398990.8">
            <text:p>-1398990.8</text:p>
          </table:table-cell>
          <table:table-cell table:formula="of:=[.G71]*[.B71]*[.D71]*[.E71]" office:value-type="float" office:value="1398990.8">
            <text:p>1398990.8</text:p>
          </table:table-cell>
          <table:table-cell table:formula="of:=[.G71]*[.C71]*[.D71]*[.E71]" office:value-type="float" office:value="1398990.8">
            <text:p>1398990.8</text:p>
          </table:table-cell>
          <table:table-cell table:formula="of:=[.G71]*[.B71]*[.C71]*[.D71]*[.E71]" office:value-type="float" office:value="1398990.8">
            <text:p>1398990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J73]" office:value-type="float" office:value="1796071.5">
            <text:p>1796071.5</text:p>
          </table:table-cell>
          <table:table-cell table:formula="of:=[.G72]*[.B72]" office:value-type="float" office:value="1796071.5">
            <text:p>1796071.5</text:p>
          </table:table-cell>
          <table:table-cell table:formula="of:=[.G72]*[.C72]" office:value-type="float" office:value="-1796071.5">
            <text:p>-1796071.5</text:p>
          </table:table-cell>
          <table:table-cell table:formula="of:=[.G72]*[.D72]" office:value-type="float" office:value="1796071.5">
            <text:p>1796071.5</text:p>
          </table:table-cell>
          <table:table-cell table:formula="of:=[.G72]*[.E72]" office:value-type="float" office:value="1796071.5">
            <text:p>1796071.5</text:p>
          </table:table-cell>
          <table:table-cell table:formula="of:=[.G72]*[.B72]*[.C72]" office:value-type="float" office:value="-1796071.5">
            <text:p>-1796071.5</text:p>
          </table:table-cell>
          <table:table-cell table:formula="of:=[.G72]*[.B72]*[.D72]" office:value-type="float" office:value="1796071.5">
            <text:p>1796071.5</text:p>
          </table:table-cell>
          <table:table-cell table:formula="of:=[.G72]*[.B72]*[.E72]" office:value-type="float" office:value="1796071.5">
            <text:p>1796071.5</text:p>
          </table:table-cell>
          <table:table-cell table:formula="of:=[.G72]*[.C72]*[.D72]" office:value-type="float" office:value="-1796071.5">
            <text:p>-1796071.5</text:p>
          </table:table-cell>
          <table:table-cell table:formula="of:=[.G72]*[.C72]*[.E72]" office:value-type="float" office:value="-1796071.5">
            <text:p>-1796071.5</text:p>
          </table:table-cell>
          <table:table-cell table:formula="of:=[.G72]*[.D72]*[.E72]" office:value-type="float" office:value="1796071.5">
            <text:p>1796071.5</text:p>
          </table:table-cell>
          <table:table-cell table:formula="of:=[.G72]*[.B72]*[.C72]*[.D72]" office:value-type="float" office:value="-1796071.5">
            <text:p>-1796071.5</text:p>
          </table:table-cell>
          <table:table-cell table:formula="of:=[.G72]*[.B72]*[.C72]*[.E72]" office:value-type="float" office:value="-1796071.5">
            <text:p>-1796071.5</text:p>
          </table:table-cell>
          <table:table-cell table:formula="of:=[.G72]*[.B72]*[.D72]*[.E72]" office:value-type="float" office:value="1796071.5">
            <text:p>1796071.5</text:p>
          </table:table-cell>
          <table:table-cell table:formula="of:=[.G72]*[.C72]*[.D72]*[.E72]" office:value-type="float" office:value="-1796071.5">
            <text:p>-1796071.5</text:p>
          </table:table-cell>
          <table:table-cell table:formula="of:=[.G72]*[.B72]*[.C72]*[.D72]*[.E72]" office:value-type="float" office:value="-1796071.5">
            <text:p>-1796071.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J74]" office:value-type="float" office:value="1344283.5">
            <text:p>1344283.5</text:p>
          </table:table-cell>
          <table:table-cell table:formula="of:=[.G73]*[.B73]" office:value-type="float" office:value="1344283.5">
            <text:p>1344283.5</text:p>
          </table:table-cell>
          <table:table-cell table:formula="of:=[.G73]*[.C73]" office:value-type="float" office:value="-1344283.5">
            <text:p>-1344283.5</text:p>
          </table:table-cell>
          <table:table-cell table:formula="of:=[.G73]*[.D73]" office:value-type="float" office:value="1344283.5">
            <text:p>1344283.5</text:p>
          </table:table-cell>
          <table:table-cell table:formula="of:=[.G73]*[.E73]" office:value-type="float" office:value="-1344283.5">
            <text:p>-1344283.5</text:p>
          </table:table-cell>
          <table:table-cell table:formula="of:=[.G73]*[.B73]*[.C73]" office:value-type="float" office:value="-1344283.5">
            <text:p>-1344283.5</text:p>
          </table:table-cell>
          <table:table-cell table:formula="of:=[.G73]*[.B73]*[.D73]" office:value-type="float" office:value="1344283.5">
            <text:p>1344283.5</text:p>
          </table:table-cell>
          <table:table-cell table:formula="of:=[.G73]*[.B73]*[.E73]" office:value-type="float" office:value="-1344283.5">
            <text:p>-1344283.5</text:p>
          </table:table-cell>
          <table:table-cell table:formula="of:=[.G73]*[.C73]*[.D73]" office:value-type="float" office:value="-1344283.5">
            <text:p>-1344283.5</text:p>
          </table:table-cell>
          <table:table-cell table:formula="of:=[.G73]*[.C73]*[.E73]" office:value-type="float" office:value="1344283.5">
            <text:p>1344283.5</text:p>
          </table:table-cell>
          <table:table-cell table:formula="of:=[.G73]*[.D73]*[.E73]" office:value-type="float" office:value="-1344283.5">
            <text:p>-1344283.5</text:p>
          </table:table-cell>
          <table:table-cell table:formula="of:=[.G73]*[.B73]*[.C73]*[.D73]" office:value-type="float" office:value="-1344283.5">
            <text:p>-1344283.5</text:p>
          </table:table-cell>
          <table:table-cell table:formula="of:=[.G73]*[.B73]*[.C73]*[.E73]" office:value-type="float" office:value="1344283.5">
            <text:p>1344283.5</text:p>
          </table:table-cell>
          <table:table-cell table:formula="of:=[.G73]*[.B73]*[.D73]*[.E73]" office:value-type="float" office:value="-1344283.5">
            <text:p>-1344283.5</text:p>
          </table:table-cell>
          <table:table-cell table:formula="of:=[.G73]*[.C73]*[.D73]*[.E73]" office:value-type="float" office:value="1344283.5">
            <text:p>1344283.5</text:p>
          </table:table-cell>
          <table:table-cell table:formula="of:=[.G73]*[.B73]*[.C73]*[.D73]*[.E73]" office:value-type="float" office:value="1344283.5">
            <text:p>1344283.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J75]" office:value-type="float" office:value="1939407.6">
            <text:p>1939407.6</text:p>
          </table:table-cell>
          <table:table-cell table:formula="of:=[.G74]*[.B74]" office:value-type="float" office:value="1939407.6">
            <text:p>1939407.6</text:p>
          </table:table-cell>
          <table:table-cell table:formula="of:=[.G74]*[.C74]" office:value-type="float" office:value="-1939407.6">
            <text:p>-1939407.6</text:p>
          </table:table-cell>
          <table:table-cell table:formula="of:=[.G74]*[.D74]" office:value-type="float" office:value="-1939407.6">
            <text:p>-1939407.6</text:p>
          </table:table-cell>
          <table:table-cell table:formula="of:=[.G74]*[.E74]" office:value-type="float" office:value="1939407.6">
            <text:p>1939407.6</text:p>
          </table:table-cell>
          <table:table-cell table:formula="of:=[.G74]*[.B74]*[.C74]" office:value-type="float" office:value="-1939407.6">
            <text:p>-1939407.6</text:p>
          </table:table-cell>
          <table:table-cell table:formula="of:=[.G74]*[.B74]*[.D74]" office:value-type="float" office:value="-1939407.6">
            <text:p>-1939407.6</text:p>
          </table:table-cell>
          <table:table-cell table:formula="of:=[.G74]*[.B74]*[.E74]" office:value-type="float" office:value="1939407.6">
            <text:p>1939407.6</text:p>
          </table:table-cell>
          <table:table-cell table:formula="of:=[.G74]*[.C74]*[.D74]" office:value-type="float" office:value="1939407.6">
            <text:p>1939407.6</text:p>
          </table:table-cell>
          <table:table-cell table:formula="of:=[.G74]*[.C74]*[.E74]" office:value-type="float" office:value="-1939407.6">
            <text:p>-1939407.6</text:p>
          </table:table-cell>
          <table:table-cell table:formula="of:=[.G74]*[.D74]*[.E74]" office:value-type="float" office:value="-1939407.6">
            <text:p>-1939407.6</text:p>
          </table:table-cell>
          <table:table-cell table:formula="of:=[.G74]*[.B74]*[.C74]*[.D74]" office:value-type="float" office:value="1939407.6">
            <text:p>1939407.6</text:p>
          </table:table-cell>
          <table:table-cell table:formula="of:=[.G74]*[.B74]*[.C74]*[.E74]" office:value-type="float" office:value="-1939407.6">
            <text:p>-1939407.6</text:p>
          </table:table-cell>
          <table:table-cell table:formula="of:=[.G74]*[.B74]*[.D74]*[.E74]" office:value-type="float" office:value="-1939407.6">
            <text:p>-1939407.6</text:p>
          </table:table-cell>
          <table:table-cell table:formula="of:=[.G74]*[.C74]*[.D74]*[.E74]" office:value-type="float" office:value="1939407.6">
            <text:p>1939407.6</text:p>
          </table:table-cell>
          <table:table-cell table:formula="of:=[.G74]*[.B74]*[.C74]*[.D74]*[.E74]" office:value-type="float" office:value="1939407.6">
            <text:p>1939407.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J76]" office:value-type="float" office:value="1379126.7">
            <text:p>1379126.7</text:p>
          </table:table-cell>
          <table:table-cell table:formula="of:=[.G75]*[.B75]" office:value-type="float" office:value="1379126.7">
            <text:p>1379126.7</text:p>
          </table:table-cell>
          <table:table-cell table:formula="of:=[.G75]*[.C75]" office:value-type="float" office:value="-1379126.7">
            <text:p>-1379126.7</text:p>
          </table:table-cell>
          <table:table-cell table:formula="of:=[.G75]*[.D75]" office:value-type="float" office:value="-1379126.7">
            <text:p>-1379126.7</text:p>
          </table:table-cell>
          <table:table-cell table:formula="of:=[.G75]*[.E75]" office:value-type="float" office:value="-1379126.7">
            <text:p>-1379126.7</text:p>
          </table:table-cell>
          <table:table-cell table:formula="of:=[.G75]*[.B75]*[.C75]" office:value-type="float" office:value="-1379126.7">
            <text:p>-1379126.7</text:p>
          </table:table-cell>
          <table:table-cell table:formula="of:=[.G75]*[.B75]*[.D75]" office:value-type="float" office:value="-1379126.7">
            <text:p>-1379126.7</text:p>
          </table:table-cell>
          <table:table-cell table:formula="of:=[.G75]*[.B75]*[.E75]" office:value-type="float" office:value="-1379126.7">
            <text:p>-1379126.7</text:p>
          </table:table-cell>
          <table:table-cell table:formula="of:=[.G75]*[.C75]*[.D75]" office:value-type="float" office:value="1379126.7">
            <text:p>1379126.7</text:p>
          </table:table-cell>
          <table:table-cell table:formula="of:=[.G75]*[.C75]*[.E75]" office:value-type="float" office:value="1379126.7">
            <text:p>1379126.7</text:p>
          </table:table-cell>
          <table:table-cell table:formula="of:=[.G75]*[.D75]*[.E75]" office:value-type="float" office:value="1379126.7">
            <text:p>1379126.7</text:p>
          </table:table-cell>
          <table:table-cell table:formula="of:=[.G75]*[.B75]*[.C75]*[.D75]" office:value-type="float" office:value="1379126.7">
            <text:p>1379126.7</text:p>
          </table:table-cell>
          <table:table-cell table:formula="of:=[.G75]*[.B75]*[.C75]*[.E75]" office:value-type="float" office:value="1379126.7">
            <text:p>1379126.7</text:p>
          </table:table-cell>
          <table:table-cell table:formula="of:=[.G75]*[.B75]*[.D75]*[.E75]" office:value-type="float" office:value="1379126.7">
            <text:p>1379126.7</text:p>
          </table:table-cell>
          <table:table-cell table:formula="of:=[.G75]*[.C75]*[.D75]*[.E75]" office:value-type="float" office:value="-1379126.7">
            <text:p>-1379126.7</text:p>
          </table:table-cell>
          <table:table-cell table:formula="of:=[.G75]*[.B75]*[.C75]*[.D75]*[.E75]" office:value-type="float" office:value="-1379126.7">
            <text:p>-1379126.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K69]" office:value-type="float" office:value="1381134.6">
            <text:p>1381134.6</text:p>
          </table:table-cell>
          <table:table-cell table:formula="of:=[.G76]*[.B76]" office:value-type="float" office:value="-1381134.6">
            <text:p>-1381134.6</text:p>
          </table:table-cell>
          <table:table-cell table:formula="of:=[.G76]*[.C76]" office:value-type="float" office:value="1381134.6">
            <text:p>1381134.6</text:p>
          </table:table-cell>
          <table:table-cell table:formula="of:=[.G76]*[.D76]" office:value-type="float" office:value="1381134.6">
            <text:p>1381134.6</text:p>
          </table:table-cell>
          <table:table-cell table:formula="of:=[.G76]*[.E76]" office:value-type="float" office:value="1381134.6">
            <text:p>1381134.6</text:p>
          </table:table-cell>
          <table:table-cell table:formula="of:=[.G76]*[.B76]*[.C76]" office:value-type="float" office:value="-1381134.6">
            <text:p>-1381134.6</text:p>
          </table:table-cell>
          <table:table-cell table:formula="of:=[.G76]*[.B76]*[.D76]" office:value-type="float" office:value="-1381134.6">
            <text:p>-1381134.6</text:p>
          </table:table-cell>
          <table:table-cell table:formula="of:=[.G76]*[.B76]*[.E76]" office:value-type="float" office:value="-1381134.6">
            <text:p>-1381134.6</text:p>
          </table:table-cell>
          <table:table-cell table:formula="of:=[.G76]*[.C76]*[.D76]" office:value-type="float" office:value="1381134.6">
            <text:p>1381134.6</text:p>
          </table:table-cell>
          <table:table-cell table:formula="of:=[.G76]*[.C76]*[.E76]" office:value-type="float" office:value="1381134.6">
            <text:p>1381134.6</text:p>
          </table:table-cell>
          <table:table-cell table:formula="of:=[.G76]*[.D76]*[.E76]" office:value-type="float" office:value="1381134.6">
            <text:p>1381134.6</text:p>
          </table:table-cell>
          <table:table-cell table:formula="of:=[.G76]*[.B76]*[.C76]*[.D76]" office:value-type="float" office:value="-1381134.6">
            <text:p>-1381134.6</text:p>
          </table:table-cell>
          <table:table-cell table:formula="of:=[.G76]*[.B76]*[.C76]*[.E76]" office:value-type="float" office:value="-1381134.6">
            <text:p>-1381134.6</text:p>
          </table:table-cell>
          <table:table-cell table:formula="of:=[.G76]*[.B76]*[.D76]*[.E76]" office:value-type="float" office:value="-1381134.6">
            <text:p>-1381134.6</text:p>
          </table:table-cell>
          <table:table-cell table:formula="of:=[.G76]*[.C76]*[.D76]*[.E76]" office:value-type="float" office:value="1381134.6">
            <text:p>1381134.6</text:p>
          </table:table-cell>
          <table:table-cell table:formula="of:=[.G76]*[.B76]*[.C76]*[.D76]*[.E76]" office:value-type="float" office:value="-1381134.6">
            <text:p>-1381134.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0]" office:value-type="float" office:value="1043808.8">
            <text:p>1043808.8</text:p>
          </table:table-cell>
          <table:table-cell table:formula="of:=[.G77]*[.B77]" office:value-type="float" office:value="-1043808.8">
            <text:p>-1043808.8</text:p>
          </table:table-cell>
          <table:table-cell table:formula="of:=[.G77]*[.C77]" office:value-type="float" office:value="1043808.8">
            <text:p>1043808.8</text:p>
          </table:table-cell>
          <table:table-cell table:formula="of:=[.G77]*[.D77]" office:value-type="float" office:value="1043808.8">
            <text:p>1043808.8</text:p>
          </table:table-cell>
          <table:table-cell table:formula="of:=[.G77]*[.E77]" office:value-type="float" office:value="-1043808.8">
            <text:p>-1043808.8</text:p>
          </table:table-cell>
          <table:table-cell table:formula="of:=[.G77]*[.B77]*[.C77]" office:value-type="float" office:value="-1043808.8">
            <text:p>-1043808.8</text:p>
          </table:table-cell>
          <table:table-cell table:formula="of:=[.G77]*[.B77]*[.D77]" office:value-type="float" office:value="-1043808.8">
            <text:p>-1043808.8</text:p>
          </table:table-cell>
          <table:table-cell table:formula="of:=[.G77]*[.B77]*[.E77]" office:value-type="float" office:value="1043808.8">
            <text:p>1043808.8</text:p>
          </table:table-cell>
          <table:table-cell table:formula="of:=[.G77]*[.C77]*[.D77]" office:value-type="float" office:value="1043808.8">
            <text:p>1043808.8</text:p>
          </table:table-cell>
          <table:table-cell table:formula="of:=[.G77]*[.C77]*[.E77]" office:value-type="float" office:value="-1043808.8">
            <text:p>-1043808.8</text:p>
          </table:table-cell>
          <table:table-cell table:formula="of:=[.G77]*[.D77]*[.E77]" office:value-type="float" office:value="-1043808.8">
            <text:p>-1043808.8</text:p>
          </table:table-cell>
          <table:table-cell table:formula="of:=[.G77]*[.B77]*[.C77]*[.D77]" office:value-type="float" office:value="-1043808.8">
            <text:p>-1043808.8</text:p>
          </table:table-cell>
          <table:table-cell table:formula="of:=[.G77]*[.B77]*[.C77]*[.E77]" office:value-type="float" office:value="1043808.8">
            <text:p>1043808.8</text:p>
          </table:table-cell>
          <table:table-cell table:formula="of:=[.G77]*[.B77]*[.D77]*[.E77]" office:value-type="float" office:value="1043808.8">
            <text:p>1043808.8</text:p>
          </table:table-cell>
          <table:table-cell table:formula="of:=[.G77]*[.C77]*[.D77]*[.E77]" office:value-type="float" office:value="-1043808.8">
            <text:p>-1043808.8</text:p>
          </table:table-cell>
          <table:table-cell table:formula="of:=[.G77]*[.B77]*[.C77]*[.D77]*[.E77]" office:value-type="float" office:value="1043808.8">
            <text:p>1043808.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1]" office:value-type="float" office:value="1562092.5">
            <text:p>1562092.5</text:p>
          </table:table-cell>
          <table:table-cell table:formula="of:=[.G78]*[.B78]" office:value-type="float" office:value="-1562092.5">
            <text:p>-1562092.5</text:p>
          </table:table-cell>
          <table:table-cell table:formula="of:=[.G78]*[.C78]" office:value-type="float" office:value="1562092.5">
            <text:p>1562092.5</text:p>
          </table:table-cell>
          <table:table-cell table:formula="of:=[.G78]*[.D78]" office:value-type="float" office:value="-1562092.5">
            <text:p>-1562092.5</text:p>
          </table:table-cell>
          <table:table-cell table:formula="of:=[.G78]*[.E78]" office:value-type="float" office:value="1562092.5">
            <text:p>1562092.5</text:p>
          </table:table-cell>
          <table:table-cell table:formula="of:=[.G78]*[.B78]*[.C78]" office:value-type="float" office:value="-1562092.5">
            <text:p>-1562092.5</text:p>
          </table:table-cell>
          <table:table-cell table:formula="of:=[.G78]*[.B78]*[.D78]" office:value-type="float" office:value="1562092.5">
            <text:p>1562092.5</text:p>
          </table:table-cell>
          <table:table-cell table:formula="of:=[.G78]*[.B78]*[.E78]" office:value-type="float" office:value="-1562092.5">
            <text:p>-1562092.5</text:p>
          </table:table-cell>
          <table:table-cell table:formula="of:=[.G78]*[.C78]*[.D78]" office:value-type="float" office:value="-1562092.5">
            <text:p>-1562092.5</text:p>
          </table:table-cell>
          <table:table-cell table:formula="of:=[.G78]*[.C78]*[.E78]" office:value-type="float" office:value="1562092.5">
            <text:p>1562092.5</text:p>
          </table:table-cell>
          <table:table-cell table:formula="of:=[.G78]*[.D78]*[.E78]" office:value-type="float" office:value="-1562092.5">
            <text:p>-1562092.5</text:p>
          </table:table-cell>
          <table:table-cell table:formula="of:=[.G78]*[.B78]*[.C78]*[.D78]" office:value-type="float" office:value="1562092.5">
            <text:p>1562092.5</text:p>
          </table:table-cell>
          <table:table-cell table:formula="of:=[.G78]*[.B78]*[.C78]*[.E78]" office:value-type="float" office:value="-1562092.5">
            <text:p>-1562092.5</text:p>
          </table:table-cell>
          <table:table-cell table:formula="of:=[.G78]*[.B78]*[.D78]*[.E78]" office:value-type="float" office:value="1562092.5">
            <text:p>1562092.5</text:p>
          </table:table-cell>
          <table:table-cell table:formula="of:=[.G78]*[.C78]*[.D78]*[.E78]" office:value-type="float" office:value="-1562092.5">
            <text:p>-1562092.5</text:p>
          </table:table-cell>
          <table:table-cell table:formula="of:=[.G78]*[.B78]*[.C78]*[.D78]*[.E78]" office:value-type="float" office:value="1562092.5">
            <text:p>1562092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K72]" office:value-type="float" office:value="1149853.7">
            <text:p>1149853.7</text:p>
          </table:table-cell>
          <table:table-cell table:formula="of:=[.G79]*[.B79]" office:value-type="float" office:value="-1149853.7">
            <text:p>-1149853.7</text:p>
          </table:table-cell>
          <table:table-cell table:formula="of:=[.G79]*[.C79]" office:value-type="float" office:value="1149853.7">
            <text:p>1149853.7</text:p>
          </table:table-cell>
          <table:table-cell table:formula="of:=[.G79]*[.D79]" office:value-type="float" office:value="-1149853.7">
            <text:p>-1149853.7</text:p>
          </table:table-cell>
          <table:table-cell table:formula="of:=[.G79]*[.E79]" office:value-type="float" office:value="-1149853.7">
            <text:p>-1149853.7</text:p>
          </table:table-cell>
          <table:table-cell table:formula="of:=[.G79]*[.B79]*[.C79]" office:value-type="float" office:value="-1149853.7">
            <text:p>-1149853.7</text:p>
          </table:table-cell>
          <table:table-cell table:formula="of:=[.G79]*[.B79]*[.D79]" office:value-type="float" office:value="1149853.7">
            <text:p>1149853.7</text:p>
          </table:table-cell>
          <table:table-cell table:formula="of:=[.G79]*[.B79]*[.E79]" office:value-type="float" office:value="1149853.7">
            <text:p>1149853.7</text:p>
          </table:table-cell>
          <table:table-cell table:formula="of:=[.G79]*[.C79]*[.D79]" office:value-type="float" office:value="-1149853.7">
            <text:p>-1149853.7</text:p>
          </table:table-cell>
          <table:table-cell table:formula="of:=[.G79]*[.C79]*[.E79]" office:value-type="float" office:value="-1149853.7">
            <text:p>-1149853.7</text:p>
          </table:table-cell>
          <table:table-cell table:formula="of:=[.G79]*[.D79]*[.E79]" office:value-type="float" office:value="1149853.7">
            <text:p>1149853.7</text:p>
          </table:table-cell>
          <table:table-cell table:formula="of:=[.G79]*[.B79]*[.C79]*[.D79]" office:value-type="float" office:value="1149853.7">
            <text:p>1149853.7</text:p>
          </table:table-cell>
          <table:table-cell table:formula="of:=[.G79]*[.B79]*[.C79]*[.E79]" office:value-type="float" office:value="1149853.7">
            <text:p>1149853.7</text:p>
          </table:table-cell>
          <table:table-cell table:formula="of:=[.G79]*[.B79]*[.D79]*[.E79]" office:value-type="float" office:value="-1149853.7">
            <text:p>-1149853.7</text:p>
          </table:table-cell>
          <table:table-cell table:formula="of:=[.G79]*[.C79]*[.D79]*[.E79]" office:value-type="float" office:value="1149853.7">
            <text:p>1149853.7</text:p>
          </table:table-cell>
          <table:table-cell table:formula="of:=[.G79]*[.B79]*[.C79]*[.D79]*[.E79]" office:value-type="float" office:value="-1149853.7">
            <text:p>-1149853.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K73]" office:value-type="float" office:value="1479190.7">
            <text:p>1479190.7</text:p>
          </table:table-cell>
          <table:table-cell table:formula="of:=[.G80]*[.B80]" office:value-type="float" office:value="-1479190.7">
            <text:p>-1479190.7</text:p>
          </table:table-cell>
          <table:table-cell table:formula="of:=[.G80]*[.C80]" office:value-type="float" office:value="-1479190.7">
            <text:p>-1479190.7</text:p>
          </table:table-cell>
          <table:table-cell table:formula="of:=[.G80]*[.D80]" office:value-type="float" office:value="1479190.7">
            <text:p>1479190.7</text:p>
          </table:table-cell>
          <table:table-cell table:formula="of:=[.G80]*[.E80]" office:value-type="float" office:value="1479190.7">
            <text:p>1479190.7</text:p>
          </table:table-cell>
          <table:table-cell table:formula="of:=[.G80]*[.B80]*[.C80]" office:value-type="float" office:value="1479190.7">
            <text:p>1479190.7</text:p>
          </table:table-cell>
          <table:table-cell table:formula="of:=[.G80]*[.B80]*[.D80]" office:value-type="float" office:value="-1479190.7">
            <text:p>-1479190.7</text:p>
          </table:table-cell>
          <table:table-cell table:formula="of:=[.G80]*[.B80]*[.E80]" office:value-type="float" office:value="-1479190.7">
            <text:p>-1479190.7</text:p>
          </table:table-cell>
          <table:table-cell table:formula="of:=[.G80]*[.C80]*[.D80]" office:value-type="float" office:value="-1479190.7">
            <text:p>-1479190.7</text:p>
          </table:table-cell>
          <table:table-cell table:formula="of:=[.G80]*[.C80]*[.E80]" office:value-type="float" office:value="-1479190.7">
            <text:p>-1479190.7</text:p>
          </table:table-cell>
          <table:table-cell table:formula="of:=[.G80]*[.D80]*[.E80]" office:value-type="float" office:value="1479190.7">
            <text:p>1479190.7</text:p>
          </table:table-cell>
          <table:table-cell table:formula="of:=[.G80]*[.B80]*[.C80]*[.D80]" office:value-type="float" office:value="1479190.7">
            <text:p>1479190.7</text:p>
          </table:table-cell>
          <table:table-cell table:formula="of:=[.G80]*[.B80]*[.C80]*[.E80]" office:value-type="float" office:value="1479190.7">
            <text:p>1479190.7</text:p>
          </table:table-cell>
          <table:table-cell table:formula="of:=[.G80]*[.B80]*[.D80]*[.E80]" office:value-type="float" office:value="-1479190.7">
            <text:p>-1479190.7</text:p>
          </table:table-cell>
          <table:table-cell table:formula="of:=[.G80]*[.C80]*[.D80]*[.E80]" office:value-type="float" office:value="-1479190.7">
            <text:p>-1479190.7</text:p>
          </table:table-cell>
          <table:table-cell table:formula="of:=[.G80]*[.B80]*[.C80]*[.D80]*[.E80]" office:value-type="float" office:value="1479190.7">
            <text:p>1479190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4]" office:value-type="float" office:value="1081327.1">
            <text:p>1081327.1</text:p>
          </table:table-cell>
          <table:table-cell table:formula="of:=[.G81]*[.B81]" office:value-type="float" office:value="-1081327.1">
            <text:p>-1081327.1</text:p>
          </table:table-cell>
          <table:table-cell table:formula="of:=[.G81]*[.C81]" office:value-type="float" office:value="-1081327.1">
            <text:p>-1081327.1</text:p>
          </table:table-cell>
          <table:table-cell table:formula="of:=[.G81]*[.D81]" office:value-type="float" office:value="1081327.1">
            <text:p>1081327.1</text:p>
          </table:table-cell>
          <table:table-cell table:formula="of:=[.G81]*[.E81]" office:value-type="float" office:value="-1081327.1">
            <text:p>-1081327.1</text:p>
          </table:table-cell>
          <table:table-cell table:formula="of:=[.G81]*[.B81]*[.C81]" office:value-type="float" office:value="1081327.1">
            <text:p>1081327.1</text:p>
          </table:table-cell>
          <table:table-cell table:formula="of:=[.G81]*[.B81]*[.D81]" office:value-type="float" office:value="-1081327.1">
            <text:p>-1081327.1</text:p>
          </table:table-cell>
          <table:table-cell table:formula="of:=[.G81]*[.B81]*[.E81]" office:value-type="float" office:value="1081327.1">
            <text:p>1081327.1</text:p>
          </table:table-cell>
          <table:table-cell table:formula="of:=[.G81]*[.C81]*[.D81]" office:value-type="float" office:value="-1081327.1">
            <text:p>-1081327.1</text:p>
          </table:table-cell>
          <table:table-cell table:formula="of:=[.G81]*[.C81]*[.E81]" office:value-type="float" office:value="1081327.1">
            <text:p>1081327.1</text:p>
          </table:table-cell>
          <table:table-cell table:formula="of:=[.G81]*[.D81]*[.E81]" office:value-type="float" office:value="-1081327.1">
            <text:p>-1081327.1</text:p>
          </table:table-cell>
          <table:table-cell table:formula="of:=[.G81]*[.B81]*[.C81]*[.D81]" office:value-type="float" office:value="1081327.1">
            <text:p>1081327.1</text:p>
          </table:table-cell>
          <table:table-cell table:formula="of:=[.G81]*[.B81]*[.C81]*[.E81]" office:value-type="float" office:value="-1081327.1">
            <text:p>-1081327.1</text:p>
          </table:table-cell>
          <table:table-cell table:formula="of:=[.G81]*[.B81]*[.D81]*[.E81]" office:value-type="float" office:value="1081327.1">
            <text:p>1081327.1</text:p>
          </table:table-cell>
          <table:table-cell table:formula="of:=[.G81]*[.C81]*[.D81]*[.E81]" office:value-type="float" office:value="1081327.1">
            <text:p>1081327.1</text:p>
          </table:table-cell>
          <table:table-cell table:formula="of:=[.G81]*[.B81]*[.C81]*[.D81]*[.E81]" office:value-type="float" office:value="-1081327.1">
            <text:p>-1081327.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5]" office:value-type="float" office:value="1562449.7">
            <text:p>1562449.7</text:p>
          </table:table-cell>
          <table:table-cell table:formula="of:=[.G82]*[.B82]" office:value-type="float" office:value="-1562449.7">
            <text:p>-1562449.7</text:p>
          </table:table-cell>
          <table:table-cell table:formula="of:=[.G82]*[.C82]" office:value-type="float" office:value="-1562449.7">
            <text:p>-1562449.7</text:p>
          </table:table-cell>
          <table:table-cell table:formula="of:=[.G82]*[.D82]" office:value-type="float" office:value="-1562449.7">
            <text:p>-1562449.7</text:p>
          </table:table-cell>
          <table:table-cell table:formula="of:=[.G82]*[.E82]" office:value-type="float" office:value="1562449.7">
            <text:p>1562449.7</text:p>
          </table:table-cell>
          <table:table-cell table:formula="of:=[.G82]*[.B82]*[.C82]" office:value-type="float" office:value="1562449.7">
            <text:p>1562449.7</text:p>
          </table:table-cell>
          <table:table-cell table:formula="of:=[.G82]*[.B82]*[.D82]" office:value-type="float" office:value="1562449.7">
            <text:p>1562449.7</text:p>
          </table:table-cell>
          <table:table-cell table:formula="of:=[.G82]*[.B82]*[.E82]" office:value-type="float" office:value="-1562449.7">
            <text:p>-1562449.7</text:p>
          </table:table-cell>
          <table:table-cell table:formula="of:=[.G82]*[.C82]*[.D82]" office:value-type="float" office:value="1562449.7">
            <text:p>1562449.7</text:p>
          </table:table-cell>
          <table:table-cell table:formula="of:=[.G82]*[.C82]*[.E82]" office:value-type="float" office:value="-1562449.7">
            <text:p>-1562449.7</text:p>
          </table:table-cell>
          <table:table-cell table:formula="of:=[.G82]*[.D82]*[.E82]" office:value-type="float" office:value="-1562449.7">
            <text:p>-1562449.7</text:p>
          </table:table-cell>
          <table:table-cell table:formula="of:=[.G82]*[.B82]*[.C82]*[.D82]" office:value-type="float" office:value="-1562449.7">
            <text:p>-1562449.7</text:p>
          </table:table-cell>
          <table:table-cell table:formula="of:=[.G82]*[.B82]*[.C82]*[.E82]" office:value-type="float" office:value="1562449.7">
            <text:p>1562449.7</text:p>
          </table:table-cell>
          <table:table-cell table:formula="of:=[.G82]*[.B82]*[.D82]*[.E82]" office:value-type="float" office:value="1562449.7">
            <text:p>1562449.7</text:p>
          </table:table-cell>
          <table:table-cell table:formula="of:=[.G82]*[.C82]*[.D82]*[.E82]" office:value-type="float" office:value="1562449.7">
            <text:p>1562449.7</text:p>
          </table:table-cell>
          <table:table-cell table:formula="of:=[.G82]*[.B82]*[.C82]*[.D82]*[.E82]" office:value-type="float" office:value="-1562449.7">
            <text:p>-1562449.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K76]" office:value-type="float" office:value="1141124.7">
            <text:p>1141124.7</text:p>
          </table:table-cell>
          <table:table-cell table:formula="of:=[.G83]*[.B83]" office:value-type="float" office:value="-1141124.7">
            <text:p>-1141124.7</text:p>
          </table:table-cell>
          <table:table-cell table:formula="of:=[.G83]*[.C83]" office:value-type="float" office:value="-1141124.7">
            <text:p>-1141124.7</text:p>
          </table:table-cell>
          <table:table-cell table:formula="of:=[.G83]*[.D83]" office:value-type="float" office:value="-1141124.7">
            <text:p>-1141124.7</text:p>
          </table:table-cell>
          <table:table-cell table:formula="of:=[.G83]*[.E83]" office:value-type="float" office:value="-1141124.7">
            <text:p>-1141124.7</text:p>
          </table:table-cell>
          <table:table-cell table:formula="of:=[.G83]*[.B83]*[.C83]" office:value-type="float" office:value="1141124.7">
            <text:p>1141124.7</text:p>
          </table:table-cell>
          <table:table-cell table:formula="of:=[.G83]*[.B83]*[.D83]" office:value-type="float" office:value="1141124.7">
            <text:p>1141124.7</text:p>
          </table:table-cell>
          <table:table-cell table:formula="of:=[.G83]*[.B83]*[.E83]" office:value-type="float" office:value="1141124.7">
            <text:p>1141124.7</text:p>
          </table:table-cell>
          <table:table-cell table:formula="of:=[.G83]*[.C83]*[.D83]" office:value-type="float" office:value="1141124.7">
            <text:p>1141124.7</text:p>
          </table:table-cell>
          <table:table-cell table:formula="of:=[.G83]*[.C83]*[.E83]" office:value-type="float" office:value="1141124.7">
            <text:p>1141124.7</text:p>
          </table:table-cell>
          <table:table-cell table:formula="of:=[.G83]*[.D83]*[.E83]" office:value-type="float" office:value="1141124.7">
            <text:p>1141124.7</text:p>
          </table:table-cell>
          <table:table-cell table:formula="of:=[.G83]*[.B83]*[.C83]*[.D83]" office:value-type="float" office:value="-1141124.7">
            <text:p>-1141124.7</text:p>
          </table:table-cell>
          <table:table-cell table:formula="of:=[.G83]*[.B83]*[.C83]*[.E83]" office:value-type="float" office:value="-1141124.7">
            <text:p>-1141124.7</text:p>
          </table:table-cell>
          <table:table-cell table:formula="of:=[.G83]*[.B83]*[.D83]*[.E83]" office:value-type="float" office:value="-1141124.7">
            <text:p>-1141124.7</text:p>
          </table:table-cell>
          <table:table-cell table:formula="of:=[.G83]*[.C83]*[.D83]*[.E83]" office:value-type="float" office:value="-1141124.7">
            <text:p>-1141124.7</text:p>
          </table:table-cell>
          <table:table-cell table:formula="of:=[.G83]*[.B83]*[.C83]*[.D83]*[.E83]" office:value-type="float" office:value="1141124.7">
            <text:p>1141124.7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67])" office:value-type="string" office:string-value="qA">
            <text:p>qA</text:p>
          </table:table-cell>
          <table:table-cell table:style-name="ce2" table:formula="of:=CONCATENATE(&quot;q&quot;;[.I67])" office:value-type="string" office:string-value="qB">
            <text:p>qB</text:p>
          </table:table-cell>
          <table:table-cell table:style-name="ce2" table:formula="of:=CONCATENATE(&quot;q&quot;;[.J67])" office:value-type="string" office:string-value="qC">
            <text:p>qC</text:p>
          </table:table-cell>
          <table:table-cell table:style-name="ce2" table:formula="of:=CONCATENATE(&quot;q&quot;;[.K67])" office:value-type="string" office:string-value="qD">
            <text:p>qD</text:p>
          </table:table-cell>
          <table:table-cell table:style-name="ce2" table:formula="of:=CONCATENATE(&quot;q&quot;;[.L67])" office:value-type="string" office:string-value="qAB">
            <text:p>qAB</text:p>
          </table:table-cell>
          <table:table-cell table:style-name="ce2" table:formula="of:=CONCATENATE(&quot;q&quot;;[.M67])" office:value-type="string" office:string-value="qAC">
            <text:p>qAC</text:p>
          </table:table-cell>
          <table:table-cell table:style-name="ce2" table:formula="of:=CONCATENATE(&quot;q&quot;;[.N67])" office:value-type="string" office:string-value="qAD">
            <text:p>qAD</text:p>
          </table:table-cell>
          <table:table-cell table:style-name="ce2" table:formula="of:=CONCATENATE(&quot;q&quot;;[.O67])" office:value-type="string" office:string-value="qBC">
            <text:p>qBC</text:p>
          </table:table-cell>
          <table:table-cell table:style-name="ce2" table:formula="of:=CONCATENATE(&quot;q&quot;;[.P67])" office:value-type="string" office:string-value="qBD">
            <text:p>qBD</text:p>
          </table:table-cell>
          <table:table-cell table:style-name="ce2" table:formula="of:=CONCATENATE(&quot;q&quot;;[.Q67])" office:value-type="string" office:string-value="qCD">
            <text:p>qCD</text:p>
          </table:table-cell>
          <table:table-cell table:style-name="ce2" table:formula="of:=CONCATENATE(&quot;q&quot;;[.R67])" office:value-type="string" office:string-value="qABC">
            <text:p>qABC</text:p>
          </table:table-cell>
          <table:table-cell table:style-name="ce2" table:formula="of:=CONCATENATE(&quot;q&quot;;[.S67])" office:value-type="string" office:string-value="qABD">
            <text:p>qABD</text:p>
          </table:table-cell>
          <table:table-cell table:style-name="ce2" table:formula="of:=CONCATENATE(&quot;q&quot;;[.T67])" office:value-type="string" office:string-value="qACD">
            <text:p>qACD</text:p>
          </table:table-cell>
          <table:table-cell table:style-name="ce2" table:formula="of:=CONCATENATE(&quot;q&quot;;[.U67])" office:value-type="string" office:string-value="qBCD">
            <text:p>qBCD</text:p>
          </table:table-cell>
          <table:table-cell table:style-name="ce2" table:formula="of:=CONCATENATE(&quot;q&quot;;[.V67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68:.H83])/16" office:value-type="float" office:value="167178.01875">
            <text:p>167178.02</text:p>
          </table:table-cell>
          <table:table-cell table:formula="of:=SUM([.I68:.I83])/16" office:value-type="float" office:value="1928.05624999997">
            <text:p>1928.06</text:p>
          </table:table-cell>
          <table:table-cell table:formula="of:=SUM([.J68:.J83])/16" office:value-type="float" office:value="-44244.44375">
            <text:p>-44244.44</text:p>
          </table:table-cell>
          <table:table-cell table:formula="of:=SUM([.K68:.K83])/16" office:value-type="float" office:value="231238.33125">
            <text:p>231238.33</text:p>
          </table:table-cell>
          <table:table-cell table:formula="of:=SUM([.L68:.L83])/16" office:value-type="float" office:value="17828.38125">
            <text:p>17828.38</text:p>
          </table:table-cell>
          <table:table-cell table:formula="of:=SUM([.M68:.M83])/16" office:value-type="float" office:value="9512.98124999998">
            <text:p>9512.98</text:p>
          </table:table-cell>
          <table:table-cell table:formula="of:=SUM([.N68:.N83])/16" office:value-type="float" office:value="35144.18125">
            <text:p>35144.18</text:p>
          </table:table-cell>
          <table:table-cell table:formula="of:=SUM([.O68:.O83])/16" office:value-type="float" office:value="-4089.95625000002">
            <text:p>-4089.96</text:p>
          </table:table-cell>
          <table:table-cell table:formula="of:=SUM([.P68:.P83])/16" office:value-type="float" office:value="2331.14375000002">
            <text:p>2331.14</text:p>
          </table:table-cell>
          <table:table-cell table:formula="of:=SUM([.Q68:.Q83])/16" office:value-type="float" office:value="-13032.88125">
            <text:p>-13032.88</text:p>
          </table:table-cell>
          <table:table-cell table:formula="of:=SUM([.R68:.R83])/16" office:value-type="float" office:value="13903.31875">
            <text:p>13903.32</text:p>
          </table:table-cell>
          <table:table-cell table:formula="of:=SUM([.S68:.S83])/16" office:value-type="float" office:value="11034.14375">
            <text:p>11034.14</text:p>
          </table:table-cell>
          <table:table-cell table:formula="of:=SUM([.T68:.T83])/16" office:value-type="float" office:value="-736.081250000003">
            <text:p>-736.08</text:p>
          </table:table-cell>
          <table:table-cell table:formula="of:=SUM([.U68:.U83])/16" office:value-type="float" office:value="3461.40625000001">
            <text:p>3461.41</text:p>
          </table:table-cell>
          <table:table-cell table:formula="of:=SUM([.V68:.V83])/16" office:value-type="float" office:value="9892.85624999998">
            <text:p>9892.86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67];&quot;²&quot;)" office:value-type="string" office:string-value="qA²">
            <text:p>qA²</text:p>
          </table:table-cell>
          <table:table-cell table:style-name="ce2" table:formula="of:=CONCATENATE(&quot;q&quot;;[.I67];&quot;²&quot;)" office:value-type="string" office:string-value="qB²">
            <text:p>qB²</text:p>
          </table:table-cell>
          <table:table-cell table:style-name="ce2" table:formula="of:=CONCATENATE(&quot;q&quot;;[.J67];&quot;²&quot;)" office:value-type="string" office:string-value="qC²">
            <text:p>qC²</text:p>
          </table:table-cell>
          <table:table-cell table:style-name="ce2" table:formula="of:=CONCATENATE(&quot;q&quot;;[.K67];&quot;²&quot;)" office:value-type="string" office:string-value="qD²">
            <text:p>qD²</text:p>
          </table:table-cell>
          <table:table-cell table:style-name="ce2" table:formula="of:=CONCATENATE(&quot;q&quot;;[.L67];&quot;²&quot;)" office:value-type="string" office:string-value="qAB²">
            <text:p>qAB²</text:p>
          </table:table-cell>
          <table:table-cell table:style-name="ce2" table:formula="of:=CONCATENATE(&quot;q&quot;;[.M67];&quot;²&quot;)" office:value-type="string" office:string-value="qAC²">
            <text:p>qAC²</text:p>
          </table:table-cell>
          <table:table-cell table:style-name="ce2" table:formula="of:=CONCATENATE(&quot;q&quot;;[.N67];&quot;²&quot;)" office:value-type="string" office:string-value="qAD²">
            <text:p>qAD²</text:p>
          </table:table-cell>
          <table:table-cell table:style-name="ce2" table:formula="of:=CONCATENATE(&quot;q&quot;;[.O67];&quot;²&quot;)" office:value-type="string" office:string-value="qBC²">
            <text:p>qBC²</text:p>
          </table:table-cell>
          <table:table-cell table:style-name="ce2" table:formula="of:=CONCATENATE(&quot;q&quot;;[.P67];&quot;²&quot;)" office:value-type="string" office:string-value="qBD²">
            <text:p>qBD²</text:p>
          </table:table-cell>
          <table:table-cell table:style-name="ce2" table:formula="of:=CONCATENATE(&quot;q&quot;;[.Q67];&quot;²&quot;)" office:value-type="string" office:string-value="qCD²">
            <text:p>qCD²</text:p>
          </table:table-cell>
          <table:table-cell table:style-name="ce2" table:formula="of:=CONCATENATE(&quot;q&quot;;[.R67];&quot;²&quot;)" office:value-type="string" office:string-value="qABC²">
            <text:p>qABC²</text:p>
          </table:table-cell>
          <table:table-cell table:style-name="ce2" table:formula="of:=CONCATENATE(&quot;q&quot;;[.S67];&quot;²&quot;)" office:value-type="string" office:string-value="qABD²">
            <text:p>qABD²</text:p>
          </table:table-cell>
          <table:table-cell table:style-name="ce2" table:formula="of:=CONCATENATE(&quot;q&quot;;[.T67];&quot;²&quot;)" office:value-type="string" office:string-value="qACD²">
            <text:p>qACD²</text:p>
          </table:table-cell>
          <table:table-cell table:style-name="ce2" table:formula="of:=CONCATENATE(&quot;q&quot;;[.U67];&quot;²&quot;)" office:value-type="string" office:string-value="qBCD²">
            <text:p>qBCD²</text:p>
          </table:table-cell>
          <table:table-cell table:style-name="ce2" table:formula="of:=CONCATENATE(&quot;q&quot;;[.V67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86];2)" office:value-type="float" office:value="27948489953.1753">
            <text:p>27948489953.18</text:p>
          </table:table-cell>
          <table:table-cell table:formula="of:=POWER([.I86];2)" office:value-type="float" office:value="3717400.90316393">
            <text:p>3717400.9</text:p>
          </table:table-cell>
          <table:table-cell table:formula="of:=POWER([.J86];2)" office:value-type="float" office:value="1957570802.74691">
            <text:p>1957570802.75</text:p>
          </table:table-cell>
          <table:table-cell table:formula="of:=POWER([.K86];2)" office:value-type="float" office:value="53471165839.2847">
            <text:p>53471165839.28</text:p>
          </table:table-cell>
          <table:table-cell table:formula="of:=POWER([.L86];2)" office:value-type="float" office:value="317851177.995352">
            <text:p>317851178</text:p>
          </table:table-cell>
          <table:table-cell table:formula="of:=POWER([.M86];2)" office:value-type="float" office:value="90496812.2628512">
            <text:p>90496812.26</text:p>
          </table:table-cell>
          <table:table-cell table:formula="of:=POWER([.N86];2)" office:value-type="float" office:value="1235113475.73285">
            <text:p>1235113475.73</text:p>
          </table:table-cell>
          <table:table-cell table:formula="of:=POWER([.O86];2)" office:value-type="float" office:value="16727742.1269142">
            <text:p>16727742.13</text:p>
          </table:table-cell>
          <table:table-cell table:formula="of:=POWER([.P86];2)" office:value-type="float" office:value="5434231.18316414">
            <text:p>5434231.18</text:p>
          </table:table-cell>
          <table:table-cell table:formula="of:=POWER([.Q86];2)" office:value-type="float" office:value="169855993.676601">
            <text:p>169855993.68</text:p>
          </table:table-cell>
          <table:table-cell table:formula="of:=POWER([.R86];2)" office:value-type="float" office:value="193302272.264103">
            <text:p>193302272.26</text:p>
          </table:table-cell>
          <table:table-cell table:formula="of:=POWER([.S86];2)" office:value-type="float" office:value="121752328.295664">
            <text:p>121752328.3</text:p>
          </table:table-cell>
          <table:table-cell table:formula="of:=POWER([.T86];2)" office:value-type="float" office:value="541815.606601567">
            <text:p>541815.61</text:p>
          </table:table-cell>
          <table:table-cell table:formula="of:=POWER([.U86];2)" office:value-type="float" office:value="11981333.2275392">
            <text:p>11981333.23</text:p>
          </table:table-cell>
          <table:table-cell table:formula="of:=POWER([.V86];2)" office:value-type="float" office:value="97868604.7831637">
            <text:p>97868604.78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67])" office:value-type="string" office:string-value="SSA">
            <text:p>SSA</text:p>
          </table:table-cell>
          <table:table-cell table:style-name="ce2" table:formula="of:=CONCATENATE(&quot;SS&quot;;[.I67])" office:value-type="string" office:string-value="SSB">
            <text:p>SSB</text:p>
          </table:table-cell>
          <table:table-cell table:style-name="ce2" table:formula="of:=CONCATENATE(&quot;SS&quot;;[.J67])" office:value-type="string" office:string-value="SSC">
            <text:p>SSC</text:p>
          </table:table-cell>
          <table:table-cell table:style-name="ce2" table:formula="of:=CONCATENATE(&quot;SS&quot;;[.K67])" office:value-type="string" office:string-value="SSD">
            <text:p>SSD</text:p>
          </table:table-cell>
          <table:table-cell table:style-name="ce2" table:formula="of:=CONCATENATE(&quot;SS&quot;;[.L67])" office:value-type="string" office:string-value="SSAB">
            <text:p>SSAB</text:p>
          </table:table-cell>
          <table:table-cell table:style-name="ce2" table:formula="of:=CONCATENATE(&quot;SS&quot;;[.M67])" office:value-type="string" office:string-value="SSAC">
            <text:p>SSAC</text:p>
          </table:table-cell>
          <table:table-cell table:style-name="ce2" table:formula="of:=CONCATENATE(&quot;SS&quot;;[.N67])" office:value-type="string" office:string-value="SSAD">
            <text:p>SSAD</text:p>
          </table:table-cell>
          <table:table-cell table:style-name="ce2" table:formula="of:=CONCATENATE(&quot;SS&quot;;[.O67])" office:value-type="string" office:string-value="SSBC">
            <text:p>SSBC</text:p>
          </table:table-cell>
          <table:table-cell table:style-name="ce2" table:formula="of:=CONCATENATE(&quot;SS&quot;;[.P67])" office:value-type="string" office:string-value="SSBD">
            <text:p>SSBD</text:p>
          </table:table-cell>
          <table:table-cell table:style-name="ce2" table:formula="of:=CONCATENATE(&quot;SS&quot;;[.Q67])" office:value-type="string" office:string-value="SSCD">
            <text:p>SSCD</text:p>
          </table:table-cell>
          <table:table-cell table:style-name="ce2" table:formula="of:=CONCATENATE(&quot;SS&quot;;[.R67])" office:value-type="string" office:string-value="SSABC">
            <text:p>SSABC</text:p>
          </table:table-cell>
          <table:table-cell table:style-name="ce2" table:formula="of:=CONCATENATE(&quot;SS&quot;;[.S67])" office:value-type="string" office:string-value="SSABD">
            <text:p>SSABD</text:p>
          </table:table-cell>
          <table:table-cell table:style-name="ce2" table:formula="of:=CONCATENATE(&quot;SS&quot;;[.T67])" office:value-type="string" office:string-value="SSACD">
            <text:p>SSACD</text:p>
          </table:table-cell>
          <table:table-cell table:style-name="ce2" table:formula="of:=CONCATENATE(&quot;SS&quot;;[.U67])" office:value-type="string" office:string-value="SSBCD">
            <text:p>SSBCD</text:p>
          </table:table-cell>
          <table:table-cell table:style-name="ce2" table:formula="of:=CONCATENATE(&quot;SS&quot;;[.V67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89:.V89])" office:value-type="float" office:value="1370269916532.24">
            <text:p>1370269916532.24</text:p>
          </table:table-cell>
          <table:table-cell table:formula="of:=POWER(2;4)*[.H89]" office:value-type="float" office:value="447175839250.805">
            <text:p>447175839250.81</text:p>
          </table:table-cell>
          <table:table-cell table:formula="of:=POWER(2;4)*[.I89]" office:value-type="float" office:value="59478414.4506228">
            <text:p>59478414.45</text:p>
          </table:table-cell>
          <table:table-cell table:formula="of:=POWER(2;4)*[.J89]" office:value-type="float" office:value="31321132843.9506">
            <text:p>31321132843.95</text:p>
          </table:table-cell>
          <table:table-cell table:formula="of:=POWER(2;4)*[.K89]" office:value-type="float" office:value="855538653428.556">
            <text:p>855538653428.56</text:p>
          </table:table-cell>
          <table:table-cell table:formula="of:=POWER(2;4)*[.L89]" office:value-type="float" office:value="5085618847.92563">
            <text:p>5085618847.93</text:p>
          </table:table-cell>
          <table:table-cell table:formula="of:=POWER(2;4)*[.M89]" office:value-type="float" office:value="1447948996.20562">
            <text:p>1447948996.21</text:p>
          </table:table-cell>
          <table:table-cell table:formula="of:=POWER(2;4)*[.N89]" office:value-type="float" office:value="19761815611.7256">
            <text:p>19761815611.73</text:p>
          </table:table-cell>
          <table:table-cell table:formula="of:=POWER(2;4)*[.O89]" office:value-type="float" office:value="267643874.030627">
            <text:p>267643874.03</text:p>
          </table:table-cell>
          <table:table-cell table:formula="of:=POWER(2;4)*[.P89]" office:value-type="float" office:value="86947698.9306263">
            <text:p>86947698.93</text:p>
          </table:table-cell>
          <table:table-cell table:formula="of:=POWER(2;4)*[.Q89]" office:value-type="float" office:value="2717695898.82562">
            <text:p>2717695898.83</text:p>
          </table:table-cell>
          <table:table-cell table:formula="of:=POWER(2;4)*[.R89]" office:value-type="float" office:value="3092836356.22565">
            <text:p>3092836356.23</text:p>
          </table:table-cell>
          <table:table-cell table:formula="of:=POWER(2;4)*[.S89]" office:value-type="float" office:value="1948037252.73062">
            <text:p>1948037252.73</text:p>
          </table:table-cell>
          <table:table-cell table:formula="of:=POWER(2;4)*[.T89]" office:value-type="float" office:value="8669049.70562507">
            <text:p>8669049.71</text:p>
          </table:table-cell>
          <table:table-cell table:formula="of:=POWER(2;4)*[.U89]" office:value-type="float" office:value="191701331.640627">
            <text:p>191701331.64</text:p>
          </table:table-cell>
          <table:table-cell table:formula="of:=POWER(2;4)*[.V89]" office:value-type="float" office:value="1565897676.53062">
            <text:p>1565897676.53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67])" office:value-type="string" office:string-value="iA">
            <text:p>iA</text:p>
          </table:table-cell>
          <table:table-cell table:style-name="ce2" table:formula="of:=CONCATENATE(&quot;i&quot;;[.I67])" office:value-type="string" office:string-value="iB">
            <text:p>iB</text:p>
          </table:table-cell>
          <table:table-cell table:style-name="ce2" table:formula="of:=CONCATENATE(&quot;i&quot;;[.J67])" office:value-type="string" office:string-value="iC">
            <text:p>iC</text:p>
          </table:table-cell>
          <table:table-cell table:style-name="ce2" table:formula="of:=CONCATENATE(&quot;i&quot;;[.K67])" office:value-type="string" office:string-value="iD">
            <text:p>iD</text:p>
          </table:table-cell>
          <table:table-cell table:style-name="ce2" table:formula="of:=CONCATENATE(&quot;i&quot;;[.L67])" office:value-type="string" office:string-value="iAB">
            <text:p>iAB</text:p>
          </table:table-cell>
          <table:table-cell table:style-name="ce2" table:formula="of:=CONCATENATE(&quot;i&quot;;[.M67])" office:value-type="string" office:string-value="iAC">
            <text:p>iAC</text:p>
          </table:table-cell>
          <table:table-cell table:style-name="ce2" table:formula="of:=CONCATENATE(&quot;i&quot;;[.N67])" office:value-type="string" office:string-value="iAD">
            <text:p>iAD</text:p>
          </table:table-cell>
          <table:table-cell table:style-name="ce2" table:formula="of:=CONCATENATE(&quot;i&quot;;[.O67])" office:value-type="string" office:string-value="iBC">
            <text:p>iBC</text:p>
          </table:table-cell>
          <table:table-cell table:style-name="ce2" table:formula="of:=CONCATENATE(&quot;i&quot;;[.P67])" office:value-type="string" office:string-value="iBD">
            <text:p>iBD</text:p>
          </table:table-cell>
          <table:table-cell table:style-name="ce2" table:formula="of:=CONCATENATE(&quot;i&quot;;[.Q67])" office:value-type="string" office:string-value="iCD">
            <text:p>iCD</text:p>
          </table:table-cell>
          <table:table-cell table:style-name="ce2" table:formula="of:=CONCATENATE(&quot;i&quot;;[.R67])" office:value-type="string" office:string-value="iABC">
            <text:p>iABC</text:p>
          </table:table-cell>
          <table:table-cell table:style-name="ce2" table:formula="of:=CONCATENATE(&quot;i&quot;;[.S67])" office:value-type="string" office:string-value="iABD">
            <text:p>iABD</text:p>
          </table:table-cell>
          <table:table-cell table:style-name="ce2" table:formula="of:=CONCATENATE(&quot;i&quot;;[.T67])" office:value-type="string" office:string-value="iACD">
            <text:p>iACD</text:p>
          </table:table-cell>
          <table:table-cell table:style-name="ce2" table:formula="of:=CONCATENATE(&quot;i&quot;;[.U67])" office:value-type="string" office:string-value="iBCD">
            <text:p>iBCD</text:p>
          </table:table-cell>
          <table:table-cell table:style-name="ce2" table:formula="of:=CONCATENATE(&quot;i&quot;;[.V67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92]/[.G92]" office:value-type="float" office:value="0.326341426499736">
            <text:p>0.326</text:p>
          </table:table-cell>
          <table:table-cell table:style-name="ce5" table:formula="of:=[.I92]/[.G92]" office:value-type="float" office:value="0.0000434063491674295">
            <text:p>0.000</text:p>
          </table:table-cell>
          <table:table-cell table:style-name="ce5" table:formula="of:=[.J92]/[.G92]" office:value-type="float" office:value="0.0228576373647722">
            <text:p>0.023</text:p>
          </table:table-cell>
          <table:table-cell table:style-name="ce5" table:formula="of:=[.K92]/[.G92]" office:value-type="float" office:value="0.624357758355871">
            <text:p>0.624</text:p>
          </table:table-cell>
          <table:table-cell table:style-name="ce5" table:formula="of:=[.L92]/[.G92]" office:value-type="float" office:value="0.00371139932838625">
            <text:p>0.004</text:p>
          </table:table-cell>
          <table:table-cell table:style-name="ce5" table:formula="of:=[.M92]/[.G92]" office:value-type="float" office:value="0.00105668888934668">
            <text:p>0.001</text:p>
          </table:table-cell>
          <table:table-cell table:style-name="ce5" table:formula="of:=[.N92]/[.G92]" office:value-type="float" office:value="0.0144218415461803">
            <text:p>0.014</text:p>
          </table:table-cell>
          <table:table-cell table:style-name="ce5" table:formula="of:=[.O92]/[.G92]" office:value-type="float" office:value="0.00019532200977451">
            <text:p>0.000</text:p>
          </table:table-cell>
          <table:table-cell table:style-name="ce5" table:formula="of:=[.P92]/[.G92]" office:value-type="float" office:value="0.0000634529722075969">
            <text:p>0.000</text:p>
          </table:table-cell>
          <table:table-cell table:style-name="ce5" table:formula="of:=[.Q92]/[.G92]" office:value-type="float" office:value="0.0019833288799796">
            <text:p>0.002</text:p>
          </table:table-cell>
          <table:table-cell table:style-name="ce5" table:formula="of:=[.R92]/[.G92]" office:value-type="float" office:value="0.00225710009313547">
            <text:p>0.002</text:p>
          </table:table-cell>
          <table:table-cell table:style-name="ce5" table:formula="of:=[.S92]/[.G92]" office:value-type="float" office:value="0.00142164491041337">
            <text:p>0.001</text:p>
          </table:table-cell>
          <table:table-cell table:style-name="ce5" table:formula="of:=[.T92]/[.G92]" office:value-type="float" office:value="0.00000632652705940152">
            <text:p>0.000</text:p>
          </table:table-cell>
          <table:table-cell table:style-name="ce5" table:formula="of:=[.U92]/[.G92]" office:value-type="float" office:value="0.000139900416208339">
            <text:p>0.000</text:p>
          </table:table-cell>
          <table:table-cell table:style-name="ce5" table:formula="of:=[.V92]/[.G92]" office:value-type="float" office:value="0.00114276585776141">
            <text:p>0.001</text:p>
          </table:table-cell>
          <table:table-cell table:formula="of:=SUM([.H95:.V95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ANDOM WRITE</text:p>
          </table:table-cell>
          <table:covered-table-cell table:number-columns-repeated="15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K69]" office:value-type="float" office:value="1560924.8">
            <text:p>1560924.8</text:p>
          </table:table-cell>
          <table:table-cell table:formula="of:=[.G100]*[.B100]" office:value-type="float" office:value="1560924.8">
            <text:p>1560924.8</text:p>
          </table:table-cell>
          <table:table-cell table:formula="of:=[.G100]*[.C100]" office:value-type="float" office:value="1560924.8">
            <text:p>1560924.8</text:p>
          </table:table-cell>
          <table:table-cell table:formula="of:=[.G100]*[.D100]" office:value-type="float" office:value="1560924.8">
            <text:p>1560924.8</text:p>
          </table:table-cell>
          <table:table-cell table:formula="of:=[.G100]*[.E100]" office:value-type="float" office:value="1560924.8">
            <text:p>1560924.8</text:p>
          </table:table-cell>
          <table:table-cell table:formula="of:=[.G100]*[.B100]*[.C100]" office:value-type="float" office:value="1560924.8">
            <text:p>1560924.8</text:p>
          </table:table-cell>
          <table:table-cell table:formula="of:=[.G100]*[.B100]*[.D100]" office:value-type="float" office:value="1560924.8">
            <text:p>1560924.8</text:p>
          </table:table-cell>
          <table:table-cell table:formula="of:=[.G100]*[.B100]*[.E100]" office:value-type="float" office:value="1560924.8">
            <text:p>1560924.8</text:p>
          </table:table-cell>
          <table:table-cell table:formula="of:=[.G100]*[.C100]*[.D100]" office:value-type="float" office:value="1560924.8">
            <text:p>1560924.8</text:p>
          </table:table-cell>
          <table:table-cell table:formula="of:=[.G100]*[.C100]*[.E100]" office:value-type="float" office:value="1560924.8">
            <text:p>1560924.8</text:p>
          </table:table-cell>
          <table:table-cell table:formula="of:=[.G100]*[.D100]*[.E100]" office:value-type="float" office:value="1560924.8">
            <text:p>1560924.8</text:p>
          </table:table-cell>
          <table:table-cell table:formula="of:=[.G100]*[.B100]*[.C100]*[.D100]" office:value-type="float" office:value="1560924.8">
            <text:p>1560924.8</text:p>
          </table:table-cell>
          <table:table-cell table:formula="of:=[.G100]*[.B100]*[.C100]*[.E100]" office:value-type="float" office:value="1560924.8">
            <text:p>1560924.8</text:p>
          </table:table-cell>
          <table:table-cell table:formula="of:=[.G100]*[.B100]*[.D100]*[.E100]" office:value-type="float" office:value="1560924.8">
            <text:p>1560924.8</text:p>
          </table:table-cell>
          <table:table-cell table:formula="of:=[.G100]*[.C100]*[.D100]*[.E100]" office:value-type="float" office:value="1560924.8">
            <text:p>1560924.8</text:p>
          </table:table-cell>
          <table:table-cell table:formula="of:=[.G100]*[.B100]*[.C100]*[.D100]*[.E100]" office:value-type="float" office:value="1560924.8">
            <text:p>1560924.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K70]" office:value-type="float" office:value="1149714.2">
            <text:p>1149714.2</text:p>
          </table:table-cell>
          <table:table-cell table:formula="of:=[.G101]*[.B101]" office:value-type="float" office:value="1149714.2">
            <text:p>1149714.2</text:p>
          </table:table-cell>
          <table:table-cell table:formula="of:=[.G101]*[.C101]" office:value-type="float" office:value="1149714.2">
            <text:p>1149714.2</text:p>
          </table:table-cell>
          <table:table-cell table:formula="of:=[.G101]*[.D101]" office:value-type="float" office:value="1149714.2">
            <text:p>1149714.2</text:p>
          </table:table-cell>
          <table:table-cell table:formula="of:=[.G101]*[.E101]" office:value-type="float" office:value="-1149714.2">
            <text:p>-1149714.2</text:p>
          </table:table-cell>
          <table:table-cell table:formula="of:=[.G101]*[.B101]*[.C101]" office:value-type="float" office:value="1149714.2">
            <text:p>1149714.2</text:p>
          </table:table-cell>
          <table:table-cell table:formula="of:=[.G101]*[.B101]*[.D101]" office:value-type="float" office:value="1149714.2">
            <text:p>1149714.2</text:p>
          </table:table-cell>
          <table:table-cell table:formula="of:=[.G101]*[.B101]*[.E101]" office:value-type="float" office:value="-1149714.2">
            <text:p>-1149714.2</text:p>
          </table:table-cell>
          <table:table-cell table:formula="of:=[.G101]*[.C101]*[.D101]" office:value-type="float" office:value="1149714.2">
            <text:p>1149714.2</text:p>
          </table:table-cell>
          <table:table-cell table:formula="of:=[.G101]*[.C101]*[.E101]" office:value-type="float" office:value="-1149714.2">
            <text:p>-1149714.2</text:p>
          </table:table-cell>
          <table:table-cell table:formula="of:=[.G101]*[.D101]*[.E101]" office:value-type="float" office:value="-1149714.2">
            <text:p>-1149714.2</text:p>
          </table:table-cell>
          <table:table-cell table:formula="of:=[.G101]*[.B101]*[.C101]*[.D101]" office:value-type="float" office:value="1149714.2">
            <text:p>1149714.2</text:p>
          </table:table-cell>
          <table:table-cell table:formula="of:=[.G101]*[.B101]*[.C101]*[.E101]" office:value-type="float" office:value="-1149714.2">
            <text:p>-1149714.2</text:p>
          </table:table-cell>
          <table:table-cell table:formula="of:=[.G101]*[.B101]*[.D101]*[.E101]" office:value-type="float" office:value="-1149714.2">
            <text:p>-1149714.2</text:p>
          </table:table-cell>
          <table:table-cell table:formula="of:=[.G101]*[.C101]*[.D101]*[.E101]" office:value-type="float" office:value="-1149714.2">
            <text:p>-1149714.2</text:p>
          </table:table-cell>
          <table:table-cell table:formula="of:=[.G101]*[.B101]*[.C101]*[.D101]*[.E101]" office:value-type="float" office:value="-1149714.2">
            <text:p>-1149714.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K71]" office:value-type="float" office:value="1598044">
            <text:p>1598044</text:p>
          </table:table-cell>
          <table:table-cell table:formula="of:=[.G102]*[.B102]" office:value-type="float" office:value="1598044">
            <text:p>1598044</text:p>
          </table:table-cell>
          <table:table-cell table:formula="of:=[.G102]*[.C102]" office:value-type="float" office:value="1598044">
            <text:p>1598044</text:p>
          </table:table-cell>
          <table:table-cell table:formula="of:=[.G102]*[.D102]" office:value-type="float" office:value="-1598044">
            <text:p>-1598044</text:p>
          </table:table-cell>
          <table:table-cell table:formula="of:=[.G102]*[.E102]" office:value-type="float" office:value="1598044">
            <text:p>1598044</text:p>
          </table:table-cell>
          <table:table-cell table:formula="of:=[.G102]*[.B102]*[.C102]" office:value-type="float" office:value="1598044">
            <text:p>1598044</text:p>
          </table:table-cell>
          <table:table-cell table:formula="of:=[.G102]*[.B102]*[.D102]" office:value-type="float" office:value="-1598044">
            <text:p>-1598044</text:p>
          </table:table-cell>
          <table:table-cell table:formula="of:=[.G102]*[.B102]*[.E102]" office:value-type="float" office:value="1598044">
            <text:p>1598044</text:p>
          </table:table-cell>
          <table:table-cell table:formula="of:=[.G102]*[.C102]*[.D102]" office:value-type="float" office:value="-1598044">
            <text:p>-1598044</text:p>
          </table:table-cell>
          <table:table-cell table:formula="of:=[.G102]*[.C102]*[.E102]" office:value-type="float" office:value="1598044">
            <text:p>1598044</text:p>
          </table:table-cell>
          <table:table-cell table:formula="of:=[.G102]*[.D102]*[.E102]" office:value-type="float" office:value="-1598044">
            <text:p>-1598044</text:p>
          </table:table-cell>
          <table:table-cell table:formula="of:=[.G102]*[.B102]*[.C102]*[.D102]" office:value-type="float" office:value="-1598044">
            <text:p>-1598044</text:p>
          </table:table-cell>
          <table:table-cell table:formula="of:=[.G102]*[.B102]*[.C102]*[.E102]" office:value-type="float" office:value="1598044">
            <text:p>1598044</text:p>
          </table:table-cell>
          <table:table-cell table:formula="of:=[.G102]*[.B102]*[.D102]*[.E102]" office:value-type="float" office:value="-1598044">
            <text:p>-1598044</text:p>
          </table:table-cell>
          <table:table-cell table:formula="of:=[.G102]*[.C102]*[.D102]*[.E102]" office:value-type="float" office:value="-1598044">
            <text:p>-1598044</text:p>
          </table:table-cell>
          <table:table-cell table:formula="of:=[.G102]*[.B102]*[.C102]*[.D102]*[.E102]" office:value-type="float" office:value="-1598044">
            <text:p>-159804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K72]" office:value-type="float" office:value="1197743.3">
            <text:p>1197743.3</text:p>
          </table:table-cell>
          <table:table-cell table:formula="of:=[.G103]*[.B103]" office:value-type="float" office:value="1197743.3">
            <text:p>1197743.3</text:p>
          </table:table-cell>
          <table:table-cell table:formula="of:=[.G103]*[.C103]" office:value-type="float" office:value="1197743.3">
            <text:p>1197743.3</text:p>
          </table:table-cell>
          <table:table-cell table:formula="of:=[.G103]*[.D103]" office:value-type="float" office:value="-1197743.3">
            <text:p>-1197743.3</text:p>
          </table:table-cell>
          <table:table-cell table:formula="of:=[.G103]*[.E103]" office:value-type="float" office:value="-1197743.3">
            <text:p>-1197743.3</text:p>
          </table:table-cell>
          <table:table-cell table:formula="of:=[.G103]*[.B103]*[.C103]" office:value-type="float" office:value="1197743.3">
            <text:p>1197743.3</text:p>
          </table:table-cell>
          <table:table-cell table:formula="of:=[.G103]*[.B103]*[.D103]" office:value-type="float" office:value="-1197743.3">
            <text:p>-1197743.3</text:p>
          </table:table-cell>
          <table:table-cell table:formula="of:=[.G103]*[.B103]*[.E103]" office:value-type="float" office:value="-1197743.3">
            <text:p>-1197743.3</text:p>
          </table:table-cell>
          <table:table-cell table:formula="of:=[.G103]*[.C103]*[.D103]" office:value-type="float" office:value="-1197743.3">
            <text:p>-1197743.3</text:p>
          </table:table-cell>
          <table:table-cell table:formula="of:=[.G103]*[.C103]*[.E103]" office:value-type="float" office:value="-1197743.3">
            <text:p>-1197743.3</text:p>
          </table:table-cell>
          <table:table-cell table:formula="of:=[.G103]*[.D103]*[.E103]" office:value-type="float" office:value="1197743.3">
            <text:p>1197743.3</text:p>
          </table:table-cell>
          <table:table-cell table:formula="of:=[.G103]*[.B103]*[.C103]*[.D103]" office:value-type="float" office:value="-1197743.3">
            <text:p>-1197743.3</text:p>
          </table:table-cell>
          <table:table-cell table:formula="of:=[.G103]*[.B103]*[.C103]*[.E103]" office:value-type="float" office:value="-1197743.3">
            <text:p>-1197743.3</text:p>
          </table:table-cell>
          <table:table-cell table:formula="of:=[.G103]*[.B103]*[.D103]*[.E103]" office:value-type="float" office:value="1197743.3">
            <text:p>1197743.3</text:p>
          </table:table-cell>
          <table:table-cell table:formula="of:=[.G103]*[.C103]*[.D103]*[.E103]" office:value-type="float" office:value="1197743.3">
            <text:p>1197743.3</text:p>
          </table:table-cell>
          <table:table-cell table:formula="of:=[.G103]*[.B103]*[.C103]*[.D103]*[.E103]" office:value-type="float" office:value="1197743.3">
            <text:p>1197743.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K73]" office:value-type="float" office:value="1504574.1">
            <text:p>1504574.1</text:p>
          </table:table-cell>
          <table:table-cell table:formula="of:=[.G104]*[.B104]" office:value-type="float" office:value="1504574.1">
            <text:p>1504574.1</text:p>
          </table:table-cell>
          <table:table-cell table:formula="of:=[.G104]*[.C104]" office:value-type="float" office:value="-1504574.1">
            <text:p>-1504574.1</text:p>
          </table:table-cell>
          <table:table-cell table:formula="of:=[.G104]*[.D104]" office:value-type="float" office:value="1504574.1">
            <text:p>1504574.1</text:p>
          </table:table-cell>
          <table:table-cell table:formula="of:=[.G104]*[.E104]" office:value-type="float" office:value="1504574.1">
            <text:p>1504574.1</text:p>
          </table:table-cell>
          <table:table-cell table:formula="of:=[.G104]*[.B104]*[.C104]" office:value-type="float" office:value="-1504574.1">
            <text:p>-1504574.1</text:p>
          </table:table-cell>
          <table:table-cell table:formula="of:=[.G104]*[.B104]*[.D104]" office:value-type="float" office:value="1504574.1">
            <text:p>1504574.1</text:p>
          </table:table-cell>
          <table:table-cell table:formula="of:=[.G104]*[.B104]*[.E104]" office:value-type="float" office:value="1504574.1">
            <text:p>1504574.1</text:p>
          </table:table-cell>
          <table:table-cell table:formula="of:=[.G104]*[.C104]*[.D104]" office:value-type="float" office:value="-1504574.1">
            <text:p>-1504574.1</text:p>
          </table:table-cell>
          <table:table-cell table:formula="of:=[.G104]*[.C104]*[.E104]" office:value-type="float" office:value="-1504574.1">
            <text:p>-1504574.1</text:p>
          </table:table-cell>
          <table:table-cell table:formula="of:=[.G104]*[.D104]*[.E104]" office:value-type="float" office:value="1504574.1">
            <text:p>1504574.1</text:p>
          </table:table-cell>
          <table:table-cell table:formula="of:=[.G104]*[.B104]*[.C104]*[.D104]" office:value-type="float" office:value="-1504574.1">
            <text:p>-1504574.1</text:p>
          </table:table-cell>
          <table:table-cell table:formula="of:=[.G104]*[.B104]*[.C104]*[.E104]" office:value-type="float" office:value="-1504574.1">
            <text:p>-1504574.1</text:p>
          </table:table-cell>
          <table:table-cell table:formula="of:=[.G104]*[.B104]*[.D104]*[.E104]" office:value-type="float" office:value="1504574.1">
            <text:p>1504574.1</text:p>
          </table:table-cell>
          <table:table-cell table:formula="of:=[.G104]*[.C104]*[.D104]*[.E104]" office:value-type="float" office:value="-1504574.1">
            <text:p>-1504574.1</text:p>
          </table:table-cell>
          <table:table-cell table:formula="of:=[.G104]*[.B104]*[.C104]*[.D104]*[.E104]" office:value-type="float" office:value="-1504574.1">
            <text:p>-1504574.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K74]" office:value-type="float" office:value="1135009.9">
            <text:p>1135009.9</text:p>
          </table:table-cell>
          <table:table-cell table:formula="of:=[.G105]*[.B105]" office:value-type="float" office:value="1135009.9">
            <text:p>1135009.9</text:p>
          </table:table-cell>
          <table:table-cell table:formula="of:=[.G105]*[.C105]" office:value-type="float" office:value="-1135009.9">
            <text:p>-1135009.9</text:p>
          </table:table-cell>
          <table:table-cell table:formula="of:=[.G105]*[.D105]" office:value-type="float" office:value="1135009.9">
            <text:p>1135009.9</text:p>
          </table:table-cell>
          <table:table-cell table:formula="of:=[.G105]*[.E105]" office:value-type="float" office:value="-1135009.9">
            <text:p>-1135009.9</text:p>
          </table:table-cell>
          <table:table-cell table:formula="of:=[.G105]*[.B105]*[.C105]" office:value-type="float" office:value="-1135009.9">
            <text:p>-1135009.9</text:p>
          </table:table-cell>
          <table:table-cell table:formula="of:=[.G105]*[.B105]*[.D105]" office:value-type="float" office:value="1135009.9">
            <text:p>1135009.9</text:p>
          </table:table-cell>
          <table:table-cell table:formula="of:=[.G105]*[.B105]*[.E105]" office:value-type="float" office:value="-1135009.9">
            <text:p>-1135009.9</text:p>
          </table:table-cell>
          <table:table-cell table:formula="of:=[.G105]*[.C105]*[.D105]" office:value-type="float" office:value="-1135009.9">
            <text:p>-1135009.9</text:p>
          </table:table-cell>
          <table:table-cell table:formula="of:=[.G105]*[.C105]*[.E105]" office:value-type="float" office:value="1135009.9">
            <text:p>1135009.9</text:p>
          </table:table-cell>
          <table:table-cell table:formula="of:=[.G105]*[.D105]*[.E105]" office:value-type="float" office:value="-1135009.9">
            <text:p>-1135009.9</text:p>
          </table:table-cell>
          <table:table-cell table:formula="of:=[.G105]*[.B105]*[.C105]*[.D105]" office:value-type="float" office:value="-1135009.9">
            <text:p>-1135009.9</text:p>
          </table:table-cell>
          <table:table-cell table:formula="of:=[.G105]*[.B105]*[.C105]*[.E105]" office:value-type="float" office:value="1135009.9">
            <text:p>1135009.9</text:p>
          </table:table-cell>
          <table:table-cell table:formula="of:=[.G105]*[.B105]*[.D105]*[.E105]" office:value-type="float" office:value="-1135009.9">
            <text:p>-1135009.9</text:p>
          </table:table-cell>
          <table:table-cell table:formula="of:=[.G105]*[.C105]*[.D105]*[.E105]" office:value-type="float" office:value="1135009.9">
            <text:p>1135009.9</text:p>
          </table:table-cell>
          <table:table-cell table:formula="of:=[.G105]*[.B105]*[.C105]*[.D105]*[.E105]" office:value-type="float" office:value="1135009.9">
            <text:p>1135009.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K75]" office:value-type="float" office:value="1637986.6">
            <text:p>1637986.6</text:p>
          </table:table-cell>
          <table:table-cell table:formula="of:=[.G106]*[.B106]" office:value-type="float" office:value="1637986.6">
            <text:p>1637986.6</text:p>
          </table:table-cell>
          <table:table-cell table:formula="of:=[.G106]*[.C106]" office:value-type="float" office:value="-1637986.6">
            <text:p>-1637986.6</text:p>
          </table:table-cell>
          <table:table-cell table:formula="of:=[.G106]*[.D106]" office:value-type="float" office:value="-1637986.6">
            <text:p>-1637986.6</text:p>
          </table:table-cell>
          <table:table-cell table:formula="of:=[.G106]*[.E106]" office:value-type="float" office:value="1637986.6">
            <text:p>1637986.6</text:p>
          </table:table-cell>
          <table:table-cell table:formula="of:=[.G106]*[.B106]*[.C106]" office:value-type="float" office:value="-1637986.6">
            <text:p>-1637986.6</text:p>
          </table:table-cell>
          <table:table-cell table:formula="of:=[.G106]*[.B106]*[.D106]" office:value-type="float" office:value="-1637986.6">
            <text:p>-1637986.6</text:p>
          </table:table-cell>
          <table:table-cell table:formula="of:=[.G106]*[.B106]*[.E106]" office:value-type="float" office:value="1637986.6">
            <text:p>1637986.6</text:p>
          </table:table-cell>
          <table:table-cell table:formula="of:=[.G106]*[.C106]*[.D106]" office:value-type="float" office:value="1637986.6">
            <text:p>1637986.6</text:p>
          </table:table-cell>
          <table:table-cell table:formula="of:=[.G106]*[.C106]*[.E106]" office:value-type="float" office:value="-1637986.6">
            <text:p>-1637986.6</text:p>
          </table:table-cell>
          <table:table-cell table:formula="of:=[.G106]*[.D106]*[.E106]" office:value-type="float" office:value="-1637986.6">
            <text:p>-1637986.6</text:p>
          </table:table-cell>
          <table:table-cell table:formula="of:=[.G106]*[.B106]*[.C106]*[.D106]" office:value-type="float" office:value="1637986.6">
            <text:p>1637986.6</text:p>
          </table:table-cell>
          <table:table-cell table:formula="of:=[.G106]*[.B106]*[.C106]*[.E106]" office:value-type="float" office:value="-1637986.6">
            <text:p>-1637986.6</text:p>
          </table:table-cell>
          <table:table-cell table:formula="of:=[.G106]*[.B106]*[.D106]*[.E106]" office:value-type="float" office:value="-1637986.6">
            <text:p>-1637986.6</text:p>
          </table:table-cell>
          <table:table-cell table:formula="of:=[.G106]*[.C106]*[.D106]*[.E106]" office:value-type="float" office:value="1637986.6">
            <text:p>1637986.6</text:p>
          </table:table-cell>
          <table:table-cell table:formula="of:=[.G106]*[.B106]*[.C106]*[.D106]*[.E106]" office:value-type="float" office:value="1637986.6">
            <text:p>1637986.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K76]" office:value-type="float" office:value="1195755.8">
            <text:p>1195755.8</text:p>
          </table:table-cell>
          <table:table-cell table:formula="of:=[.G107]*[.B107]" office:value-type="float" office:value="1195755.8">
            <text:p>1195755.8</text:p>
          </table:table-cell>
          <table:table-cell table:formula="of:=[.G107]*[.C107]" office:value-type="float" office:value="-1195755.8">
            <text:p>-1195755.8</text:p>
          </table:table-cell>
          <table:table-cell table:formula="of:=[.G107]*[.D107]" office:value-type="float" office:value="-1195755.8">
            <text:p>-1195755.8</text:p>
          </table:table-cell>
          <table:table-cell table:formula="of:=[.G107]*[.E107]" office:value-type="float" office:value="-1195755.8">
            <text:p>-1195755.8</text:p>
          </table:table-cell>
          <table:table-cell table:formula="of:=[.G107]*[.B107]*[.C107]" office:value-type="float" office:value="-1195755.8">
            <text:p>-1195755.8</text:p>
          </table:table-cell>
          <table:table-cell table:formula="of:=[.G107]*[.B107]*[.D107]" office:value-type="float" office:value="-1195755.8">
            <text:p>-1195755.8</text:p>
          </table:table-cell>
          <table:table-cell table:formula="of:=[.G107]*[.B107]*[.E107]" office:value-type="float" office:value="-1195755.8">
            <text:p>-1195755.8</text:p>
          </table:table-cell>
          <table:table-cell table:formula="of:=[.G107]*[.C107]*[.D107]" office:value-type="float" office:value="1195755.8">
            <text:p>1195755.8</text:p>
          </table:table-cell>
          <table:table-cell table:formula="of:=[.G107]*[.C107]*[.E107]" office:value-type="float" office:value="1195755.8">
            <text:p>1195755.8</text:p>
          </table:table-cell>
          <table:table-cell table:formula="of:=[.G107]*[.D107]*[.E107]" office:value-type="float" office:value="1195755.8">
            <text:p>1195755.8</text:p>
          </table:table-cell>
          <table:table-cell table:formula="of:=[.G107]*[.B107]*[.C107]*[.D107]" office:value-type="float" office:value="1195755.8">
            <text:p>1195755.8</text:p>
          </table:table-cell>
          <table:table-cell table:formula="of:=[.G107]*[.B107]*[.C107]*[.E107]" office:value-type="float" office:value="1195755.8">
            <text:p>1195755.8</text:p>
          </table:table-cell>
          <table:table-cell table:formula="of:=[.G107]*[.B107]*[.D107]*[.E107]" office:value-type="float" office:value="1195755.8">
            <text:p>1195755.8</text:p>
          </table:table-cell>
          <table:table-cell table:formula="of:=[.G107]*[.C107]*[.D107]*[.E107]" office:value-type="float" office:value="-1195755.8">
            <text:p>-1195755.8</text:p>
          </table:table-cell>
          <table:table-cell table:formula="of:=[.G107]*[.B107]*[.C107]*[.D107]*[.E107]" office:value-type="float" office:value="-1195755.8">
            <text:p>-1195755.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K69]" office:value-type="float" office:value="1381134.6">
            <text:p>1381134.6</text:p>
          </table:table-cell>
          <table:table-cell table:formula="of:=[.G108]*[.B108]" office:value-type="float" office:value="-1381134.6">
            <text:p>-1381134.6</text:p>
          </table:table-cell>
          <table:table-cell table:formula="of:=[.G108]*[.C108]" office:value-type="float" office:value="1381134.6">
            <text:p>1381134.6</text:p>
          </table:table-cell>
          <table:table-cell table:formula="of:=[.G108]*[.D108]" office:value-type="float" office:value="1381134.6">
            <text:p>1381134.6</text:p>
          </table:table-cell>
          <table:table-cell table:formula="of:=[.G108]*[.E108]" office:value-type="float" office:value="1381134.6">
            <text:p>1381134.6</text:p>
          </table:table-cell>
          <table:table-cell table:formula="of:=[.G108]*[.B108]*[.C108]" office:value-type="float" office:value="-1381134.6">
            <text:p>-1381134.6</text:p>
          </table:table-cell>
          <table:table-cell table:formula="of:=[.G108]*[.B108]*[.D108]" office:value-type="float" office:value="-1381134.6">
            <text:p>-1381134.6</text:p>
          </table:table-cell>
          <table:table-cell table:formula="of:=[.G108]*[.B108]*[.E108]" office:value-type="float" office:value="-1381134.6">
            <text:p>-1381134.6</text:p>
          </table:table-cell>
          <table:table-cell table:formula="of:=[.G108]*[.C108]*[.D108]" office:value-type="float" office:value="1381134.6">
            <text:p>1381134.6</text:p>
          </table:table-cell>
          <table:table-cell table:formula="of:=[.G108]*[.C108]*[.E108]" office:value-type="float" office:value="1381134.6">
            <text:p>1381134.6</text:p>
          </table:table-cell>
          <table:table-cell table:formula="of:=[.G108]*[.D108]*[.E108]" office:value-type="float" office:value="1381134.6">
            <text:p>1381134.6</text:p>
          </table:table-cell>
          <table:table-cell table:formula="of:=[.G108]*[.B108]*[.C108]*[.D108]" office:value-type="float" office:value="-1381134.6">
            <text:p>-1381134.6</text:p>
          </table:table-cell>
          <table:table-cell table:formula="of:=[.G108]*[.B108]*[.C108]*[.E108]" office:value-type="float" office:value="-1381134.6">
            <text:p>-1381134.6</text:p>
          </table:table-cell>
          <table:table-cell table:formula="of:=[.G108]*[.B108]*[.D108]*[.E108]" office:value-type="float" office:value="-1381134.6">
            <text:p>-1381134.6</text:p>
          </table:table-cell>
          <table:table-cell table:formula="of:=[.G108]*[.C108]*[.D108]*[.E108]" office:value-type="float" office:value="1381134.6">
            <text:p>1381134.6</text:p>
          </table:table-cell>
          <table:table-cell table:formula="of:=[.G108]*[.B108]*[.C108]*[.D108]*[.E108]" office:value-type="float" office:value="-1381134.6">
            <text:p>-1381134.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0]" office:value-type="float" office:value="1043808.8">
            <text:p>1043808.8</text:p>
          </table:table-cell>
          <table:table-cell table:formula="of:=[.G109]*[.B109]" office:value-type="float" office:value="-1043808.8">
            <text:p>-1043808.8</text:p>
          </table:table-cell>
          <table:table-cell table:formula="of:=[.G109]*[.C109]" office:value-type="float" office:value="1043808.8">
            <text:p>1043808.8</text:p>
          </table:table-cell>
          <table:table-cell table:formula="of:=[.G109]*[.D109]" office:value-type="float" office:value="1043808.8">
            <text:p>1043808.8</text:p>
          </table:table-cell>
          <table:table-cell table:formula="of:=[.G109]*[.E109]" office:value-type="float" office:value="-1043808.8">
            <text:p>-1043808.8</text:p>
          </table:table-cell>
          <table:table-cell table:formula="of:=[.G109]*[.B109]*[.C109]" office:value-type="float" office:value="-1043808.8">
            <text:p>-1043808.8</text:p>
          </table:table-cell>
          <table:table-cell table:formula="of:=[.G109]*[.B109]*[.D109]" office:value-type="float" office:value="-1043808.8">
            <text:p>-1043808.8</text:p>
          </table:table-cell>
          <table:table-cell table:formula="of:=[.G109]*[.B109]*[.E109]" office:value-type="float" office:value="1043808.8">
            <text:p>1043808.8</text:p>
          </table:table-cell>
          <table:table-cell table:formula="of:=[.G109]*[.C109]*[.D109]" office:value-type="float" office:value="1043808.8">
            <text:p>1043808.8</text:p>
          </table:table-cell>
          <table:table-cell table:formula="of:=[.G109]*[.C109]*[.E109]" office:value-type="float" office:value="-1043808.8">
            <text:p>-1043808.8</text:p>
          </table:table-cell>
          <table:table-cell table:formula="of:=[.G109]*[.D109]*[.E109]" office:value-type="float" office:value="-1043808.8">
            <text:p>-1043808.8</text:p>
          </table:table-cell>
          <table:table-cell table:formula="of:=[.G109]*[.B109]*[.C109]*[.D109]" office:value-type="float" office:value="-1043808.8">
            <text:p>-1043808.8</text:p>
          </table:table-cell>
          <table:table-cell table:formula="of:=[.G109]*[.B109]*[.C109]*[.E109]" office:value-type="float" office:value="1043808.8">
            <text:p>1043808.8</text:p>
          </table:table-cell>
          <table:table-cell table:formula="of:=[.G109]*[.B109]*[.D109]*[.E109]" office:value-type="float" office:value="1043808.8">
            <text:p>1043808.8</text:p>
          </table:table-cell>
          <table:table-cell table:formula="of:=[.G109]*[.C109]*[.D109]*[.E109]" office:value-type="float" office:value="-1043808.8">
            <text:p>-1043808.8</text:p>
          </table:table-cell>
          <table:table-cell table:formula="of:=[.G109]*[.B109]*[.C109]*[.D109]*[.E109]" office:value-type="float" office:value="1043808.8">
            <text:p>1043808.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1]" office:value-type="float" office:value="1562092.5">
            <text:p>1562092.5</text:p>
          </table:table-cell>
          <table:table-cell table:formula="of:=[.G110]*[.B110]" office:value-type="float" office:value="-1562092.5">
            <text:p>-1562092.5</text:p>
          </table:table-cell>
          <table:table-cell table:formula="of:=[.G110]*[.C110]" office:value-type="float" office:value="1562092.5">
            <text:p>1562092.5</text:p>
          </table:table-cell>
          <table:table-cell table:formula="of:=[.G110]*[.D110]" office:value-type="float" office:value="-1562092.5">
            <text:p>-1562092.5</text:p>
          </table:table-cell>
          <table:table-cell table:formula="of:=[.G110]*[.E110]" office:value-type="float" office:value="1562092.5">
            <text:p>1562092.5</text:p>
          </table:table-cell>
          <table:table-cell table:formula="of:=[.G110]*[.B110]*[.C110]" office:value-type="float" office:value="-1562092.5">
            <text:p>-1562092.5</text:p>
          </table:table-cell>
          <table:table-cell table:formula="of:=[.G110]*[.B110]*[.D110]" office:value-type="float" office:value="1562092.5">
            <text:p>1562092.5</text:p>
          </table:table-cell>
          <table:table-cell table:formula="of:=[.G110]*[.B110]*[.E110]" office:value-type="float" office:value="-1562092.5">
            <text:p>-1562092.5</text:p>
          </table:table-cell>
          <table:table-cell table:formula="of:=[.G110]*[.C110]*[.D110]" office:value-type="float" office:value="-1562092.5">
            <text:p>-1562092.5</text:p>
          </table:table-cell>
          <table:table-cell table:formula="of:=[.G110]*[.C110]*[.E110]" office:value-type="float" office:value="1562092.5">
            <text:p>1562092.5</text:p>
          </table:table-cell>
          <table:table-cell table:formula="of:=[.G110]*[.D110]*[.E110]" office:value-type="float" office:value="-1562092.5">
            <text:p>-1562092.5</text:p>
          </table:table-cell>
          <table:table-cell table:formula="of:=[.G110]*[.B110]*[.C110]*[.D110]" office:value-type="float" office:value="1562092.5">
            <text:p>1562092.5</text:p>
          </table:table-cell>
          <table:table-cell table:formula="of:=[.G110]*[.B110]*[.C110]*[.E110]" office:value-type="float" office:value="-1562092.5">
            <text:p>-1562092.5</text:p>
          </table:table-cell>
          <table:table-cell table:formula="of:=[.G110]*[.B110]*[.D110]*[.E110]" office:value-type="float" office:value="1562092.5">
            <text:p>1562092.5</text:p>
          </table:table-cell>
          <table:table-cell table:formula="of:=[.G110]*[.C110]*[.D110]*[.E110]" office:value-type="float" office:value="-1562092.5">
            <text:p>-1562092.5</text:p>
          </table:table-cell>
          <table:table-cell table:formula="of:=[.G110]*[.B110]*[.C110]*[.D110]*[.E110]" office:value-type="float" office:value="1562092.5">
            <text:p>1562092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K72]" office:value-type="float" office:value="1149853.7">
            <text:p>1149853.7</text:p>
          </table:table-cell>
          <table:table-cell table:formula="of:=[.G111]*[.B111]" office:value-type="float" office:value="-1149853.7">
            <text:p>-1149853.7</text:p>
          </table:table-cell>
          <table:table-cell table:formula="of:=[.G111]*[.C111]" office:value-type="float" office:value="1149853.7">
            <text:p>1149853.7</text:p>
          </table:table-cell>
          <table:table-cell table:formula="of:=[.G111]*[.D111]" office:value-type="float" office:value="-1149853.7">
            <text:p>-1149853.7</text:p>
          </table:table-cell>
          <table:table-cell table:formula="of:=[.G111]*[.E111]" office:value-type="float" office:value="-1149853.7">
            <text:p>-1149853.7</text:p>
          </table:table-cell>
          <table:table-cell table:formula="of:=[.G111]*[.B111]*[.C111]" office:value-type="float" office:value="-1149853.7">
            <text:p>-1149853.7</text:p>
          </table:table-cell>
          <table:table-cell table:formula="of:=[.G111]*[.B111]*[.D111]" office:value-type="float" office:value="1149853.7">
            <text:p>1149853.7</text:p>
          </table:table-cell>
          <table:table-cell table:formula="of:=[.G111]*[.B111]*[.E111]" office:value-type="float" office:value="1149853.7">
            <text:p>1149853.7</text:p>
          </table:table-cell>
          <table:table-cell table:formula="of:=[.G111]*[.C111]*[.D111]" office:value-type="float" office:value="-1149853.7">
            <text:p>-1149853.7</text:p>
          </table:table-cell>
          <table:table-cell table:formula="of:=[.G111]*[.C111]*[.E111]" office:value-type="float" office:value="-1149853.7">
            <text:p>-1149853.7</text:p>
          </table:table-cell>
          <table:table-cell table:formula="of:=[.G111]*[.D111]*[.E111]" office:value-type="float" office:value="1149853.7">
            <text:p>1149853.7</text:p>
          </table:table-cell>
          <table:table-cell table:formula="of:=[.G111]*[.B111]*[.C111]*[.D111]" office:value-type="float" office:value="1149853.7">
            <text:p>1149853.7</text:p>
          </table:table-cell>
          <table:table-cell table:formula="of:=[.G111]*[.B111]*[.C111]*[.E111]" office:value-type="float" office:value="1149853.7">
            <text:p>1149853.7</text:p>
          </table:table-cell>
          <table:table-cell table:formula="of:=[.G111]*[.B111]*[.D111]*[.E111]" office:value-type="float" office:value="-1149853.7">
            <text:p>-1149853.7</text:p>
          </table:table-cell>
          <table:table-cell table:formula="of:=[.G111]*[.C111]*[.D111]*[.E111]" office:value-type="float" office:value="1149853.7">
            <text:p>1149853.7</text:p>
          </table:table-cell>
          <table:table-cell table:formula="of:=[.G111]*[.B111]*[.C111]*[.D111]*[.E111]" office:value-type="float" office:value="-1149853.7">
            <text:p>-1149853.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K73]" office:value-type="float" office:value="1479190.7">
            <text:p>1479190.7</text:p>
          </table:table-cell>
          <table:table-cell table:formula="of:=[.G112]*[.B112]" office:value-type="float" office:value="-1479190.7">
            <text:p>-1479190.7</text:p>
          </table:table-cell>
          <table:table-cell table:formula="of:=[.G112]*[.C112]" office:value-type="float" office:value="-1479190.7">
            <text:p>-1479190.7</text:p>
          </table:table-cell>
          <table:table-cell table:formula="of:=[.G112]*[.D112]" office:value-type="float" office:value="1479190.7">
            <text:p>1479190.7</text:p>
          </table:table-cell>
          <table:table-cell table:formula="of:=[.G112]*[.E112]" office:value-type="float" office:value="1479190.7">
            <text:p>1479190.7</text:p>
          </table:table-cell>
          <table:table-cell table:formula="of:=[.G112]*[.B112]*[.C112]" office:value-type="float" office:value="1479190.7">
            <text:p>1479190.7</text:p>
          </table:table-cell>
          <table:table-cell table:formula="of:=[.G112]*[.B112]*[.D112]" office:value-type="float" office:value="-1479190.7">
            <text:p>-1479190.7</text:p>
          </table:table-cell>
          <table:table-cell table:formula="of:=[.G112]*[.B112]*[.E112]" office:value-type="float" office:value="-1479190.7">
            <text:p>-1479190.7</text:p>
          </table:table-cell>
          <table:table-cell table:formula="of:=[.G112]*[.C112]*[.D112]" office:value-type="float" office:value="-1479190.7">
            <text:p>-1479190.7</text:p>
          </table:table-cell>
          <table:table-cell table:formula="of:=[.G112]*[.C112]*[.E112]" office:value-type="float" office:value="-1479190.7">
            <text:p>-1479190.7</text:p>
          </table:table-cell>
          <table:table-cell table:formula="of:=[.G112]*[.D112]*[.E112]" office:value-type="float" office:value="1479190.7">
            <text:p>1479190.7</text:p>
          </table:table-cell>
          <table:table-cell table:formula="of:=[.G112]*[.B112]*[.C112]*[.D112]" office:value-type="float" office:value="1479190.7">
            <text:p>1479190.7</text:p>
          </table:table-cell>
          <table:table-cell table:formula="of:=[.G112]*[.B112]*[.C112]*[.E112]" office:value-type="float" office:value="1479190.7">
            <text:p>1479190.7</text:p>
          </table:table-cell>
          <table:table-cell table:formula="of:=[.G112]*[.B112]*[.D112]*[.E112]" office:value-type="float" office:value="-1479190.7">
            <text:p>-1479190.7</text:p>
          </table:table-cell>
          <table:table-cell table:formula="of:=[.G112]*[.C112]*[.D112]*[.E112]" office:value-type="float" office:value="-1479190.7">
            <text:p>-1479190.7</text:p>
          </table:table-cell>
          <table:table-cell table:formula="of:=[.G112]*[.B112]*[.C112]*[.D112]*[.E112]" office:value-type="float" office:value="1479190.7">
            <text:p>1479190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4]" office:value-type="float" office:value="1081327.1">
            <text:p>1081327.1</text:p>
          </table:table-cell>
          <table:table-cell table:formula="of:=[.G113]*[.B113]" office:value-type="float" office:value="-1081327.1">
            <text:p>-1081327.1</text:p>
          </table:table-cell>
          <table:table-cell table:formula="of:=[.G113]*[.C113]" office:value-type="float" office:value="-1081327.1">
            <text:p>-1081327.1</text:p>
          </table:table-cell>
          <table:table-cell table:formula="of:=[.G113]*[.D113]" office:value-type="float" office:value="1081327.1">
            <text:p>1081327.1</text:p>
          </table:table-cell>
          <table:table-cell table:formula="of:=[.G113]*[.E113]" office:value-type="float" office:value="-1081327.1">
            <text:p>-1081327.1</text:p>
          </table:table-cell>
          <table:table-cell table:formula="of:=[.G113]*[.B113]*[.C113]" office:value-type="float" office:value="1081327.1">
            <text:p>1081327.1</text:p>
          </table:table-cell>
          <table:table-cell table:formula="of:=[.G113]*[.B113]*[.D113]" office:value-type="float" office:value="-1081327.1">
            <text:p>-1081327.1</text:p>
          </table:table-cell>
          <table:table-cell table:formula="of:=[.G113]*[.B113]*[.E113]" office:value-type="float" office:value="1081327.1">
            <text:p>1081327.1</text:p>
          </table:table-cell>
          <table:table-cell table:formula="of:=[.G113]*[.C113]*[.D113]" office:value-type="float" office:value="-1081327.1">
            <text:p>-1081327.1</text:p>
          </table:table-cell>
          <table:table-cell table:formula="of:=[.G113]*[.C113]*[.E113]" office:value-type="float" office:value="1081327.1">
            <text:p>1081327.1</text:p>
          </table:table-cell>
          <table:table-cell table:formula="of:=[.G113]*[.D113]*[.E113]" office:value-type="float" office:value="-1081327.1">
            <text:p>-1081327.1</text:p>
          </table:table-cell>
          <table:table-cell table:formula="of:=[.G113]*[.B113]*[.C113]*[.D113]" office:value-type="float" office:value="1081327.1">
            <text:p>1081327.1</text:p>
          </table:table-cell>
          <table:table-cell table:formula="of:=[.G113]*[.B113]*[.C113]*[.E113]" office:value-type="float" office:value="-1081327.1">
            <text:p>-1081327.1</text:p>
          </table:table-cell>
          <table:table-cell table:formula="of:=[.G113]*[.B113]*[.D113]*[.E113]" office:value-type="float" office:value="1081327.1">
            <text:p>1081327.1</text:p>
          </table:table-cell>
          <table:table-cell table:formula="of:=[.G113]*[.C113]*[.D113]*[.E113]" office:value-type="float" office:value="1081327.1">
            <text:p>1081327.1</text:p>
          </table:table-cell>
          <table:table-cell table:formula="of:=[.G113]*[.B113]*[.C113]*[.D113]*[.E113]" office:value-type="float" office:value="-1081327.1">
            <text:p>-1081327.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5]" office:value-type="float" office:value="1562449.7">
            <text:p>1562449.7</text:p>
          </table:table-cell>
          <table:table-cell table:formula="of:=[.G114]*[.B114]" office:value-type="float" office:value="-1562449.7">
            <text:p>-1562449.7</text:p>
          </table:table-cell>
          <table:table-cell table:formula="of:=[.G114]*[.C114]" office:value-type="float" office:value="-1562449.7">
            <text:p>-1562449.7</text:p>
          </table:table-cell>
          <table:table-cell table:formula="of:=[.G114]*[.D114]" office:value-type="float" office:value="-1562449.7">
            <text:p>-1562449.7</text:p>
          </table:table-cell>
          <table:table-cell table:formula="of:=[.G114]*[.E114]" office:value-type="float" office:value="1562449.7">
            <text:p>1562449.7</text:p>
          </table:table-cell>
          <table:table-cell table:formula="of:=[.G114]*[.B114]*[.C114]" office:value-type="float" office:value="1562449.7">
            <text:p>1562449.7</text:p>
          </table:table-cell>
          <table:table-cell table:formula="of:=[.G114]*[.B114]*[.D114]" office:value-type="float" office:value="1562449.7">
            <text:p>1562449.7</text:p>
          </table:table-cell>
          <table:table-cell table:formula="of:=[.G114]*[.B114]*[.E114]" office:value-type="float" office:value="-1562449.7">
            <text:p>-1562449.7</text:p>
          </table:table-cell>
          <table:table-cell table:formula="of:=[.G114]*[.C114]*[.D114]" office:value-type="float" office:value="1562449.7">
            <text:p>1562449.7</text:p>
          </table:table-cell>
          <table:table-cell table:formula="of:=[.G114]*[.C114]*[.E114]" office:value-type="float" office:value="-1562449.7">
            <text:p>-1562449.7</text:p>
          </table:table-cell>
          <table:table-cell table:formula="of:=[.G114]*[.D114]*[.E114]" office:value-type="float" office:value="-1562449.7">
            <text:p>-1562449.7</text:p>
          </table:table-cell>
          <table:table-cell table:formula="of:=[.G114]*[.B114]*[.C114]*[.D114]" office:value-type="float" office:value="-1562449.7">
            <text:p>-1562449.7</text:p>
          </table:table-cell>
          <table:table-cell table:formula="of:=[.G114]*[.B114]*[.C114]*[.E114]" office:value-type="float" office:value="1562449.7">
            <text:p>1562449.7</text:p>
          </table:table-cell>
          <table:table-cell table:formula="of:=[.G114]*[.B114]*[.D114]*[.E114]" office:value-type="float" office:value="1562449.7">
            <text:p>1562449.7</text:p>
          </table:table-cell>
          <table:table-cell table:formula="of:=[.G114]*[.C114]*[.D114]*[.E114]" office:value-type="float" office:value="1562449.7">
            <text:p>1562449.7</text:p>
          </table:table-cell>
          <table:table-cell table:formula="of:=[.G114]*[.B114]*[.C114]*[.D114]*[.E114]" office:value-type="float" office:value="-1562449.7">
            <text:p>-1562449.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K76]" office:value-type="float" office:value="1141124.7">
            <text:p>1141124.7</text:p>
          </table:table-cell>
          <table:table-cell table:formula="of:=[.G115]*[.B115]" office:value-type="float" office:value="-1141124.7">
            <text:p>-1141124.7</text:p>
          </table:table-cell>
          <table:table-cell table:formula="of:=[.G115]*[.C115]" office:value-type="float" office:value="-1141124.7">
            <text:p>-1141124.7</text:p>
          </table:table-cell>
          <table:table-cell table:formula="of:=[.G115]*[.D115]" office:value-type="float" office:value="-1141124.7">
            <text:p>-1141124.7</text:p>
          </table:table-cell>
          <table:table-cell table:formula="of:=[.G115]*[.E115]" office:value-type="float" office:value="-1141124.7">
            <text:p>-1141124.7</text:p>
          </table:table-cell>
          <table:table-cell table:formula="of:=[.G115]*[.B115]*[.C115]" office:value-type="float" office:value="1141124.7">
            <text:p>1141124.7</text:p>
          </table:table-cell>
          <table:table-cell table:formula="of:=[.G115]*[.B115]*[.D115]" office:value-type="float" office:value="1141124.7">
            <text:p>1141124.7</text:p>
          </table:table-cell>
          <table:table-cell table:formula="of:=[.G115]*[.B115]*[.E115]" office:value-type="float" office:value="1141124.7">
            <text:p>1141124.7</text:p>
          </table:table-cell>
          <table:table-cell table:formula="of:=[.G115]*[.C115]*[.D115]" office:value-type="float" office:value="1141124.7">
            <text:p>1141124.7</text:p>
          </table:table-cell>
          <table:table-cell table:formula="of:=[.G115]*[.C115]*[.E115]" office:value-type="float" office:value="1141124.7">
            <text:p>1141124.7</text:p>
          </table:table-cell>
          <table:table-cell table:formula="of:=[.G115]*[.D115]*[.E115]" office:value-type="float" office:value="1141124.7">
            <text:p>1141124.7</text:p>
          </table:table-cell>
          <table:table-cell table:formula="of:=[.G115]*[.B115]*[.C115]*[.D115]" office:value-type="float" office:value="-1141124.7">
            <text:p>-1141124.7</text:p>
          </table:table-cell>
          <table:table-cell table:formula="of:=[.G115]*[.B115]*[.C115]*[.E115]" office:value-type="float" office:value="-1141124.7">
            <text:p>-1141124.7</text:p>
          </table:table-cell>
          <table:table-cell table:formula="of:=[.G115]*[.B115]*[.D115]*[.E115]" office:value-type="float" office:value="-1141124.7">
            <text:p>-1141124.7</text:p>
          </table:table-cell>
          <table:table-cell table:formula="of:=[.G115]*[.C115]*[.D115]*[.E115]" office:value-type="float" office:value="-1141124.7">
            <text:p>-1141124.7</text:p>
          </table:table-cell>
          <table:table-cell table:formula="of:=[.G115]*[.B115]*[.C115]*[.D115]*[.E115]" office:value-type="float" office:value="1141124.7">
            <text:p>1141124.7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99])" office:value-type="string" office:string-value="qA">
            <text:p>qA</text:p>
          </table:table-cell>
          <table:table-cell table:style-name="ce2" table:formula="of:=CONCATENATE(&quot;q&quot;;[.I99])" office:value-type="string" office:string-value="qB">
            <text:p>qB</text:p>
          </table:table-cell>
          <table:table-cell table:style-name="ce2" table:formula="of:=CONCATENATE(&quot;q&quot;;[.J99])" office:value-type="string" office:string-value="qC">
            <text:p>qC</text:p>
          </table:table-cell>
          <table:table-cell table:style-name="ce2" table:formula="of:=CONCATENATE(&quot;q&quot;;[.K99])" office:value-type="string" office:string-value="qD">
            <text:p>qD</text:p>
          </table:table-cell>
          <table:table-cell table:style-name="ce2" table:formula="of:=CONCATENATE(&quot;q&quot;;[.L99])" office:value-type="string" office:string-value="qAB">
            <text:p>qAB</text:p>
          </table:table-cell>
          <table:table-cell table:style-name="ce2" table:formula="of:=CONCATENATE(&quot;q&quot;;[.M99])" office:value-type="string" office:string-value="qAC">
            <text:p>qAC</text:p>
          </table:table-cell>
          <table:table-cell table:style-name="ce2" table:formula="of:=CONCATENATE(&quot;q&quot;;[.N99])" office:value-type="string" office:string-value="qAD">
            <text:p>qAD</text:p>
          </table:table-cell>
          <table:table-cell table:style-name="ce2" table:formula="of:=CONCATENATE(&quot;q&quot;;[.O99])" office:value-type="string" office:string-value="qBC">
            <text:p>qBC</text:p>
          </table:table-cell>
          <table:table-cell table:style-name="ce2" table:formula="of:=CONCATENATE(&quot;q&quot;;[.P99])" office:value-type="string" office:string-value="qBD">
            <text:p>qBD</text:p>
          </table:table-cell>
          <table:table-cell table:style-name="ce2" table:formula="of:=CONCATENATE(&quot;q&quot;;[.Q99])" office:value-type="string" office:string-value="qCD">
            <text:p>qCD</text:p>
          </table:table-cell>
          <table:table-cell table:style-name="ce2" table:formula="of:=CONCATENATE(&quot;q&quot;;[.R99])" office:value-type="string" office:string-value="qABC">
            <text:p>qABC</text:p>
          </table:table-cell>
          <table:table-cell table:style-name="ce2" table:formula="of:=CONCATENATE(&quot;q&quot;;[.S99])" office:value-type="string" office:string-value="qABD">
            <text:p>qABD</text:p>
          </table:table-cell>
          <table:table-cell table:style-name="ce2" table:formula="of:=CONCATENATE(&quot;q&quot;;[.T99])" office:value-type="string" office:string-value="qACD">
            <text:p>qACD</text:p>
          </table:table-cell>
          <table:table-cell table:style-name="ce2" table:formula="of:=CONCATENATE(&quot;q&quot;;[.U99])" office:value-type="string" office:string-value="qBCD">
            <text:p>qBCD</text:p>
          </table:table-cell>
          <table:table-cell table:style-name="ce2" table:formula="of:=CONCATENATE(&quot;q&quot;;[.V99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100:.H115])/16" office:value-type="float" office:value="36173.18125">
            <text:p>36173.18</text:p>
          </table:table-cell>
          <table:table-cell table:formula="of:=SUM([.I100:.I115])/16" office:value-type="float" office:value="-5881.41875">
            <text:p>-5881.42</text:p>
          </table:table-cell>
          <table:table-cell table:formula="of:=SUM([.J100:.J115])/16" office:value-type="float" office:value="-44335.38125">
            <text:p>-44335.38</text:p>
          </table:table-cell>
          <table:table-cell table:formula="of:=SUM([.K100:.K115])/16" office:value-type="float" office:value="199503.71875">
            <text:p>199503.72</text:p>
          </table:table-cell>
          <table:table-cell table:formula="of:=SUM([.L100:.L115])/16" office:value-type="float" office:value="10018.90625">
            <text:p>10018.91</text:p>
          </table:table-cell>
          <table:table-cell table:formula="of:=SUM([.M100:.M115])/16" office:value-type="float" office:value="9422.04374999995">
            <text:p>9422.04</text:p>
          </table:table-cell>
          <table:table-cell table:formula="of:=SUM([.N100:.N115])/16" office:value-type="float" office:value="3409.56875000004">
            <text:p>3409.57</text:p>
          </table:table-cell>
          <table:table-cell table:formula="of:=SUM([.O100:.O115])/16" office:value-type="float" office:value="-2183.50624999992">
            <text:p>-2183.51</text:p>
          </table:table-cell>
          <table:table-cell table:formula="of:=SUM([.P100:.P115])/16" office:value-type="float" office:value="-4369.23125000001">
            <text:p>-4369.23</text:p>
          </table:table-cell>
          <table:table-cell table:formula="of:=SUM([.Q100:.Q115])/16" office:value-type="float" office:value="-10008.19375">
            <text:p>-10008.19</text:p>
          </table:table-cell>
          <table:table-cell table:formula="of:=SUM([.R100:.R115])/16" office:value-type="float" office:value="15809.76875">
            <text:p>15809.77</text:p>
          </table:table-cell>
          <table:table-cell table:formula="of:=SUM([.S100:.S115])/16" office:value-type="float" office:value="4333.76874999996">
            <text:p>4333.77</text:p>
          </table:table-cell>
          <table:table-cell table:formula="of:=SUM([.T100:.T115])/16" office:value-type="float" office:value="2288.60625000006">
            <text:p>2288.61</text:p>
          </table:table-cell>
          <table:table-cell table:formula="of:=SUM([.U100:.U115])/16" office:value-type="float" office:value="2007.80625000001">
            <text:p>2007.81</text:p>
          </table:table-cell>
          <table:table-cell table:formula="of:=SUM([.V100:.V115])/16" office:value-type="float" office:value="8439.25624999998">
            <text:p>8439.26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99];&quot;²&quot;)" office:value-type="string" office:string-value="qA²">
            <text:p>qA²</text:p>
          </table:table-cell>
          <table:table-cell table:style-name="ce2" table:formula="of:=CONCATENATE(&quot;q&quot;;[.I99];&quot;²&quot;)" office:value-type="string" office:string-value="qB²">
            <text:p>qB²</text:p>
          </table:table-cell>
          <table:table-cell table:style-name="ce2" table:formula="of:=CONCATENATE(&quot;q&quot;;[.J99];&quot;²&quot;)" office:value-type="string" office:string-value="qC²">
            <text:p>qC²</text:p>
          </table:table-cell>
          <table:table-cell table:style-name="ce2" table:formula="of:=CONCATENATE(&quot;q&quot;;[.K99];&quot;²&quot;)" office:value-type="string" office:string-value="qD²">
            <text:p>qD²</text:p>
          </table:table-cell>
          <table:table-cell table:style-name="ce2" table:formula="of:=CONCATENATE(&quot;q&quot;;[.L99];&quot;²&quot;)" office:value-type="string" office:string-value="qAB²">
            <text:p>qAB²</text:p>
          </table:table-cell>
          <table:table-cell table:style-name="ce2" table:formula="of:=CONCATENATE(&quot;q&quot;;[.M99];&quot;²&quot;)" office:value-type="string" office:string-value="qAC²">
            <text:p>qAC²</text:p>
          </table:table-cell>
          <table:table-cell table:style-name="ce2" table:formula="of:=CONCATENATE(&quot;q&quot;;[.N99];&quot;²&quot;)" office:value-type="string" office:string-value="qAD²">
            <text:p>qAD²</text:p>
          </table:table-cell>
          <table:table-cell table:style-name="ce2" table:formula="of:=CONCATENATE(&quot;q&quot;;[.O99];&quot;²&quot;)" office:value-type="string" office:string-value="qBC²">
            <text:p>qBC²</text:p>
          </table:table-cell>
          <table:table-cell table:style-name="ce2" table:formula="of:=CONCATENATE(&quot;q&quot;;[.P99];&quot;²&quot;)" office:value-type="string" office:string-value="qBD²">
            <text:p>qBD²</text:p>
          </table:table-cell>
          <table:table-cell table:style-name="ce2" table:formula="of:=CONCATENATE(&quot;q&quot;;[.Q99];&quot;²&quot;)" office:value-type="string" office:string-value="qCD²">
            <text:p>qCD²</text:p>
          </table:table-cell>
          <table:table-cell table:style-name="ce2" table:formula="of:=CONCATENATE(&quot;q&quot;;[.R99];&quot;²&quot;)" office:value-type="string" office:string-value="qABC²">
            <text:p>qABC²</text:p>
          </table:table-cell>
          <table:table-cell table:style-name="ce2" table:formula="of:=CONCATENATE(&quot;q&quot;;[.S99];&quot;²&quot;)" office:value-type="string" office:string-value="qABD²">
            <text:p>qABD²</text:p>
          </table:table-cell>
          <table:table-cell table:style-name="ce2" table:formula="of:=CONCATENATE(&quot;q&quot;;[.T99];&quot;²&quot;)" office:value-type="string" office:string-value="qACD²">
            <text:p>qACD²</text:p>
          </table:table-cell>
          <table:table-cell table:style-name="ce2" table:formula="of:=CONCATENATE(&quot;q&quot;;[.U99];&quot;²&quot;)" office:value-type="string" office:string-value="qBCD²">
            <text:p>qBCD²</text:p>
          </table:table-cell>
          <table:table-cell table:style-name="ce2" table:formula="of:=CONCATENATE(&quot;q&quot;;[.V99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118];2)" office:value-type="float" office:value="1308499041.74535">
            <text:p>1308499041.75</text:p>
          </table:table-cell>
          <table:table-cell table:formula="of:=POWER([.I118];2)" office:value-type="float" office:value="34591086.5128515">
            <text:p>34591086.51</text:p>
          </table:table-cell>
          <table:table-cell table:formula="of:=POWER([.J118];2)" office:value-type="float" office:value="1965626030.58285">
            <text:p>1965626030.58</text:p>
          </table:table-cell>
          <table:table-cell table:formula="of:=POWER([.K118];2)" office:value-type="float" office:value="39801733795.0791">
            <text:p>39801733795.08</text:p>
          </table:table-cell>
          <table:table-cell table:formula="of:=POWER([.L118];2)" office:value-type="float" office:value="100378482.446289">
            <text:p>100378482.45</text:p>
          </table:table-cell>
          <table:table-cell table:formula="of:=POWER([.M118];2)" office:value-type="float" office:value="88774908.4269132">
            <text:p>88774908.43</text:p>
          </table:table-cell>
          <table:table-cell table:formula="of:=POWER([.N118];2)" office:value-type="float" office:value="11625159.0609768">
            <text:p>11625159.06</text:p>
          </table:table-cell>
          <table:table-cell table:formula="of:=POWER([.O118];2)" office:value-type="float" office:value="4767699.54378871">
            <text:p>4767699.54</text:p>
          </table:table-cell>
          <table:table-cell table:formula="of:=POWER([.P118];2)" office:value-type="float" office:value="19090181.7159767">
            <text:p>19090181.72</text:p>
          </table:table-cell>
          <table:table-cell table:formula="of:=POWER([.Q118];2)" office:value-type="float" office:value="100163942.137539">
            <text:p>100163942.14</text:p>
          </table:table-cell>
          <table:table-cell table:formula="of:=POWER([.R118];2)" office:value-type="float" office:value="249948787.928478">
            <text:p>249948787.93</text:p>
          </table:table-cell>
          <table:table-cell table:formula="of:=POWER([.S118];2)" office:value-type="float" office:value="18781551.5784762">
            <text:p>18781551.58</text:p>
          </table:table-cell>
          <table:table-cell table:formula="of:=POWER([.T118];2)" office:value-type="float" office:value="5237718.56753932">
            <text:p>5237718.57</text:p>
          </table:table-cell>
          <table:table-cell table:formula="of:=POWER([.U118];2)" office:value-type="float" office:value="4031285.9375391">
            <text:p>4031285.94</text:p>
          </table:table-cell>
          <table:table-cell table:formula="of:=POWER([.V118];2)" office:value-type="float" office:value="71221046.0531637">
            <text:p>71221046.05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99])" office:value-type="string" office:string-value="SSA">
            <text:p>SSA</text:p>
          </table:table-cell>
          <table:table-cell table:style-name="ce2" table:formula="of:=CONCATENATE(&quot;SS&quot;;[.I99])" office:value-type="string" office:string-value="SSB">
            <text:p>SSB</text:p>
          </table:table-cell>
          <table:table-cell table:style-name="ce2" table:formula="of:=CONCATENATE(&quot;SS&quot;;[.J99])" office:value-type="string" office:string-value="SSC">
            <text:p>SSC</text:p>
          </table:table-cell>
          <table:table-cell table:style-name="ce2" table:formula="of:=CONCATENATE(&quot;SS&quot;;[.K99])" office:value-type="string" office:string-value="SSD">
            <text:p>SSD</text:p>
          </table:table-cell>
          <table:table-cell table:style-name="ce2" table:formula="of:=CONCATENATE(&quot;SS&quot;;[.L99])" office:value-type="string" office:string-value="SSAB">
            <text:p>SSAB</text:p>
          </table:table-cell>
          <table:table-cell table:style-name="ce2" table:formula="of:=CONCATENATE(&quot;SS&quot;;[.M99])" office:value-type="string" office:string-value="SSAC">
            <text:p>SSAC</text:p>
          </table:table-cell>
          <table:table-cell table:style-name="ce2" table:formula="of:=CONCATENATE(&quot;SS&quot;;[.N99])" office:value-type="string" office:string-value="SSAD">
            <text:p>SSAD</text:p>
          </table:table-cell>
          <table:table-cell table:style-name="ce2" table:formula="of:=CONCATENATE(&quot;SS&quot;;[.O99])" office:value-type="string" office:string-value="SSBC">
            <text:p>SSBC</text:p>
          </table:table-cell>
          <table:table-cell table:style-name="ce2" table:formula="of:=CONCATENATE(&quot;SS&quot;;[.P99])" office:value-type="string" office:string-value="SSBD">
            <text:p>SSBD</text:p>
          </table:table-cell>
          <table:table-cell table:style-name="ce2" table:formula="of:=CONCATENATE(&quot;SS&quot;;[.Q99])" office:value-type="string" office:string-value="SSCD">
            <text:p>SSCD</text:p>
          </table:table-cell>
          <table:table-cell table:style-name="ce2" table:formula="of:=CONCATENATE(&quot;SS&quot;;[.R99])" office:value-type="string" office:string-value="SSABC">
            <text:p>SSABC</text:p>
          </table:table-cell>
          <table:table-cell table:style-name="ce2" table:formula="of:=CONCATENATE(&quot;SS&quot;;[.S99])" office:value-type="string" office:string-value="SSABD">
            <text:p>SSABD</text:p>
          </table:table-cell>
          <table:table-cell table:style-name="ce2" table:formula="of:=CONCATENATE(&quot;SS&quot;;[.T99])" office:value-type="string" office:string-value="SSACD">
            <text:p>SSACD</text:p>
          </table:table-cell>
          <table:table-cell table:style-name="ce2" table:formula="of:=CONCATENATE(&quot;SS&quot;;[.U99])" office:value-type="string" office:string-value="SSBCD">
            <text:p>SSBCD</text:p>
          </table:table-cell>
          <table:table-cell table:style-name="ce2" table:formula="of:=CONCATENATE(&quot;SS&quot;;[.V99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121:.V121])" office:value-type="float" office:value="700551531477.069">
            <text:p>700551531477.07</text:p>
          </table:table-cell>
          <table:table-cell table:formula="of:=POWER(2;4)*[.H121]" office:value-type="float" office:value="20935984667.9257">
            <text:p>20935984667.93</text:p>
          </table:table-cell>
          <table:table-cell table:formula="of:=POWER(2;4)*[.I121]" office:value-type="float" office:value="553457384.205624">
            <text:p>553457384.21</text:p>
          </table:table-cell>
          <table:table-cell table:formula="of:=POWER(2;4)*[.J121]" office:value-type="float" office:value="31450016489.3256">
            <text:p>31450016489.33</text:p>
          </table:table-cell>
          <table:table-cell table:formula="of:=POWER(2;4)*[.K121]" office:value-type="float" office:value="636827740721.266">
            <text:p>636827740721.27</text:p>
          </table:table-cell>
          <table:table-cell table:formula="of:=POWER(2;4)*[.L121]" office:value-type="float" office:value="1606055719.14063">
            <text:p>1606055719.14</text:p>
          </table:table-cell>
          <table:table-cell table:formula="of:=POWER(2;4)*[.M121]" office:value-type="float" office:value="1420398534.83061">
            <text:p>1420398534.83</text:p>
          </table:table-cell>
          <table:table-cell table:formula="of:=POWER(2;4)*[.N121]" office:value-type="float" office:value="186002544.975629">
            <text:p>186002544.98</text:p>
          </table:table-cell>
          <table:table-cell table:formula="of:=POWER(2;4)*[.O121]" office:value-type="float" office:value="76283192.7006193">
            <text:p>76283192.7</text:p>
          </table:table-cell>
          <table:table-cell table:formula="of:=POWER(2;4)*[.P121]" office:value-type="float" office:value="305442907.455627">
            <text:p>305442907.46</text:p>
          </table:table-cell>
          <table:table-cell table:formula="of:=POWER(2;4)*[.Q121]" office:value-type="float" office:value="1602623074.20062">
            <text:p>1602623074.2</text:p>
          </table:table-cell>
          <table:table-cell table:formula="of:=POWER(2;4)*[.R121]" office:value-type="float" office:value="3999180606.85564">
            <text:p>3999180606.86</text:p>
          </table:table-cell>
          <table:table-cell table:formula="of:=POWER(2;4)*[.S121]" office:value-type="float" office:value="300504825.255619">
            <text:p>300504825.26</text:p>
          </table:table-cell>
          <table:table-cell table:formula="of:=POWER(2;4)*[.T121]" office:value-type="float" office:value="83803497.0806291">
            <text:p>83803497.08</text:p>
          </table:table-cell>
          <table:table-cell table:formula="of:=POWER(2;4)*[.U121]" office:value-type="float" office:value="64500575.0006256">
            <text:p>64500575</text:p>
          </table:table-cell>
          <table:table-cell table:formula="of:=POWER(2;4)*[.V121]" office:value-type="float" office:value="1139536736.85062">
            <text:p>1139536736.85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99])" office:value-type="string" office:string-value="iA">
            <text:p>iA</text:p>
          </table:table-cell>
          <table:table-cell table:style-name="ce2" table:formula="of:=CONCATENATE(&quot;i&quot;;[.I99])" office:value-type="string" office:string-value="iB">
            <text:p>iB</text:p>
          </table:table-cell>
          <table:table-cell table:style-name="ce2" table:formula="of:=CONCATENATE(&quot;i&quot;;[.J99])" office:value-type="string" office:string-value="iC">
            <text:p>iC</text:p>
          </table:table-cell>
          <table:table-cell table:style-name="ce2" table:formula="of:=CONCATENATE(&quot;i&quot;;[.K99])" office:value-type="string" office:string-value="iD">
            <text:p>iD</text:p>
          </table:table-cell>
          <table:table-cell table:style-name="ce2" table:formula="of:=CONCATENATE(&quot;i&quot;;[.L99])" office:value-type="string" office:string-value="iAB">
            <text:p>iAB</text:p>
          </table:table-cell>
          <table:table-cell table:style-name="ce2" table:formula="of:=CONCATENATE(&quot;i&quot;;[.M99])" office:value-type="string" office:string-value="iAC">
            <text:p>iAC</text:p>
          </table:table-cell>
          <table:table-cell table:style-name="ce2" table:formula="of:=CONCATENATE(&quot;i&quot;;[.N99])" office:value-type="string" office:string-value="iAD">
            <text:p>iAD</text:p>
          </table:table-cell>
          <table:table-cell table:style-name="ce2" table:formula="of:=CONCATENATE(&quot;i&quot;;[.O99])" office:value-type="string" office:string-value="iBC">
            <text:p>iBC</text:p>
          </table:table-cell>
          <table:table-cell table:style-name="ce2" table:formula="of:=CONCATENATE(&quot;i&quot;;[.P99])" office:value-type="string" office:string-value="iBD">
            <text:p>iBD</text:p>
          </table:table-cell>
          <table:table-cell table:style-name="ce2" table:formula="of:=CONCATENATE(&quot;i&quot;;[.Q99])" office:value-type="string" office:string-value="iCD">
            <text:p>iCD</text:p>
          </table:table-cell>
          <table:table-cell table:style-name="ce2" table:formula="of:=CONCATENATE(&quot;i&quot;;[.R99])" office:value-type="string" office:string-value="iABC">
            <text:p>iABC</text:p>
          </table:table-cell>
          <table:table-cell table:style-name="ce2" table:formula="of:=CONCATENATE(&quot;i&quot;;[.S99])" office:value-type="string" office:string-value="iABD">
            <text:p>iABD</text:p>
          </table:table-cell>
          <table:table-cell table:style-name="ce2" table:formula="of:=CONCATENATE(&quot;i&quot;;[.T99])" office:value-type="string" office:string-value="iACD">
            <text:p>iACD</text:p>
          </table:table-cell>
          <table:table-cell table:style-name="ce2" table:formula="of:=CONCATENATE(&quot;i&quot;;[.U99])" office:value-type="string" office:string-value="iBCD">
            <text:p>iBCD</text:p>
          </table:table-cell>
          <table:table-cell table:style-name="ce2" table:formula="of:=CONCATENATE(&quot;i&quot;;[.V99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124]/[.G124]" office:value-type="float" office:value="0.02988500306863">
            <text:p>0.030</text:p>
          </table:table-cell>
          <table:table-cell table:style-name="ce5" table:formula="of:=[.I124]/[.G124]" office:value-type="float" office:value="0.000790030938964182">
            <text:p>0.001</text:p>
          </table:table-cell>
          <table:table-cell table:style-name="ce5" table:formula="of:=[.J124]/[.G124]" office:value-type="float" office:value="0.0448932235192109">
            <text:p>0.045</text:p>
          </table:table-cell>
          <table:table-cell table:style-name="ce5" table:formula="of:=[.K124]/[.G124]" office:value-type="float" office:value="0.909037682607808">
            <text:p>0.909</text:p>
          </table:table-cell>
          <table:table-cell table:style-name="ce5" table:formula="of:=[.L124]/[.G124]" office:value-type="float" office:value="0.00229255900098363">
            <text:p>0.002</text:p>
          </table:table-cell>
          <table:table-cell table:style-name="ce5" table:formula="of:=[.M124]/[.G124]" office:value-type="float" office:value="0.00202754325843209">
            <text:p>0.002</text:p>
          </table:table-cell>
          <table:table-cell table:style-name="ce5" table:formula="of:=[.N124]/[.G124]" office:value-type="float" office:value="0.00026550872650789">
            <text:p>0.000</text:p>
          </table:table-cell>
          <table:table-cell table:style-name="ce5" table:formula="of:=[.O124]/[.G124]" office:value-type="float" office:value="0.000108890194758094">
            <text:p>0.000</text:p>
          </table:table-cell>
          <table:table-cell table:style-name="ce5" table:formula="of:=[.P124]/[.G124]" office:value-type="float" office:value="0.000436003482586954">
            <text:p>0.000</text:p>
          </table:table-cell>
          <table:table-cell table:style-name="ce5" table:formula="of:=[.Q124]/[.G124]" office:value-type="float" office:value="0.00228765908315351">
            <text:p>0.002</text:p>
          </table:table-cell>
          <table:table-cell table:style-name="ce5" table:formula="of:=[.R124]/[.G124]" office:value-type="float" office:value="0.00570861732101794">
            <text:p>0.006</text:p>
          </table:table-cell>
          <table:table-cell table:style-name="ce5" table:formula="of:=[.S124]/[.G124]" office:value-type="float" office:value="0.000428954633247355">
            <text:p>0.000</text:p>
          </table:table-cell>
          <table:table-cell table:style-name="ce5" table:formula="of:=[.T124]/[.G124]" office:value-type="float" office:value="0.000119625028731198">
            <text:p>0.000</text:p>
          </table:table-cell>
          <table:table-cell table:style-name="ce5" table:formula="of:=[.U124]/[.G124]" office:value-type="float" office:value="0.0000920711355303586">
            <text:p>0.000</text:p>
          </table:table-cell>
          <table:table-cell table:style-name="ce5" table:formula="of:=[.V124]/[.G124]" office:value-type="float" office:value="0.00162662800043842">
            <text:p>0.002</text:p>
          </table:table-cell>
          <table:table-cell table:formula="of:=SUM([.H127:.V127])" office:value-type="float" office:value="1">
            <text:p>1</text:p>
          </table:table-cell>
        </table:table-row>
      </table:table>
      <table:table table:name="Etapa2" table:style-name="ta1" table:print="false"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17" table:default-cell-style-name="Default"/>
        <table:table-row table:style-name="ro1">
          <table:table-cell office:value-type="string">
            <text:p>Etapa 2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7" office:value-type="string" table:number-columns-spanned="8" table:number-rows-spanned="1">
            <text:p>WRITE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F69]" office:value-type="float" office:value="400492">
            <text:p>400492</text:p>
          </table:table-cell>
          <table:table-cell table:formula="of:=[.F4]*[.B4]" office:value-type="float" office:value="400492">
            <text:p>400492</text:p>
          </table:table-cell>
          <table:table-cell table:formula="of:=[.F4]*[.C4]" office:value-type="float" office:value="400492">
            <text:p>400492</text:p>
          </table:table-cell>
          <table:table-cell table:formula="of:=[.F4]*[.D4]" office:value-type="float" office:value="400492">
            <text:p>400492</text:p>
          </table:table-cell>
          <table:table-cell table:formula="of:=[.F4]*[.B4]*[.C4]" office:value-type="float" office:value="400492">
            <text:p>400492</text:p>
          </table:table-cell>
          <table:table-cell table:formula="of:=[.F4]*[.B4]*[.D4]" office:value-type="float" office:value="400492">
            <text:p>400492</text:p>
          </table:table-cell>
          <table:table-cell table:formula="of:=[.F4]*[.C4]*[.D4]" office:value-type="float" office:value="400492">
            <text:p>400492</text:p>
          </table:table-cell>
          <table:table-cell table:formula="of:=[.F4]*[.B4]*[.C4]*[.D4]" office:value-type="float" office:value="400492">
            <text:p>400492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F70]" office:value-type="float" office:value="462573">
            <text:p>462573</text:p>
          </table:table-cell>
          <table:table-cell table:formula="of:=[.F5]*[.B5]" office:value-type="float" office:value="462573">
            <text:p>462573</text:p>
          </table:table-cell>
          <table:table-cell table:formula="of:=[.F5]*[.C5]" office:value-type="float" office:value="462573">
            <text:p>462573</text:p>
          </table:table-cell>
          <table:table-cell table:formula="of:=[.F5]*[.D5]" office:value-type="float" office:value="-462573">
            <text:p>-462573</text:p>
          </table:table-cell>
          <table:table-cell table:formula="of:=[.F5]*[.B5]*[.C5]" office:value-type="float" office:value="462573">
            <text:p>462573</text:p>
          </table:table-cell>
          <table:table-cell table:formula="of:=[.F5]*[.B5]*[.D5]" office:value-type="float" office:value="-462573">
            <text:p>-462573</text:p>
          </table:table-cell>
          <table:table-cell table:formula="of:=[.F5]*[.C5]*[.D5]" office:value-type="float" office:value="-462573">
            <text:p>-462573</text:p>
          </table:table-cell>
          <table:table-cell table:formula="of:=[.F5]*[.B5]*[.C5]*[.D5]" office:value-type="float" office:value="-462573">
            <text:p>-462573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F71]" office:value-type="float" office:value="429786.6">
            <text:p>429786.6</text:p>
          </table:table-cell>
          <table:table-cell table:formula="of:=[.F6]*[.B6]" office:value-type="float" office:value="429786.6">
            <text:p>429786.6</text:p>
          </table:table-cell>
          <table:table-cell table:formula="of:=[.F6]*[.C6]" office:value-type="float" office:value="-429786.6">
            <text:p>-429786.6</text:p>
          </table:table-cell>
          <table:table-cell table:formula="of:=[.F6]*[.D6]" office:value-type="float" office:value="429786.6">
            <text:p>429786.6</text:p>
          </table:table-cell>
          <table:table-cell table:formula="of:=[.F6]*[.B6]*[.C6]" office:value-type="float" office:value="-429786.6">
            <text:p>-429786.6</text:p>
          </table:table-cell>
          <table:table-cell table:formula="of:=[.F6]*[.B6]*[.D6]" office:value-type="float" office:value="429786.6">
            <text:p>429786.6</text:p>
          </table:table-cell>
          <table:table-cell table:formula="of:=[.F6]*[.C6]*[.D6]" office:value-type="float" office:value="-429786.6">
            <text:p>-429786.6</text:p>
          </table:table-cell>
          <table:table-cell table:formula="of:=[.F6]*[.B6]*[.C6]*[.D6]" office:value-type="float" office:value="-429786.6">
            <text:p>-429786.6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F72]" office:value-type="float" office:value="513978.6">
            <text:p>513978.6</text:p>
          </table:table-cell>
          <table:table-cell table:formula="of:=[.F7]*[.B7]" office:value-type="float" office:value="513978.6">
            <text:p>513978.6</text:p>
          </table:table-cell>
          <table:table-cell table:formula="of:=[.F7]*[.C7]" office:value-type="float" office:value="-513978.6">
            <text:p>-513978.6</text:p>
          </table:table-cell>
          <table:table-cell table:formula="of:=[.F7]*[.D7]" office:value-type="float" office:value="-513978.6">
            <text:p>-513978.6</text:p>
          </table:table-cell>
          <table:table-cell table:formula="of:=[.F7]*[.B7]*[.C7]" office:value-type="float" office:value="-513978.6">
            <text:p>-513978.6</text:p>
          </table:table-cell>
          <table:table-cell table:formula="of:=[.F7]*[.B7]*[.D7]" office:value-type="float" office:value="-513978.6">
            <text:p>-513978.6</text:p>
          </table:table-cell>
          <table:table-cell table:formula="of:=[.F7]*[.C7]*[.D7]" office:value-type="float" office:value="513978.6">
            <text:p>513978.6</text:p>
          </table:table-cell>
          <table:table-cell table:formula="of:=[.F7]*[.B7]*[.C7]*[.D7]" office:value-type="float" office:value="513978.6">
            <text:p>513978.6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69]" office:value-type="float" office:value="284952.8">
            <text:p>284952.8</text:p>
          </table:table-cell>
          <table:table-cell table:formula="of:=[.F8]*[.B8]" office:value-type="float" office:value="-284952.8">
            <text:p>-284952.8</text:p>
          </table:table-cell>
          <table:table-cell table:formula="of:=[.F8]*[.C8]" office:value-type="float" office:value="284952.8">
            <text:p>284952.8</text:p>
          </table:table-cell>
          <table:table-cell table:formula="of:=[.F8]*[.D8]" office:value-type="float" office:value="284952.8">
            <text:p>284952.8</text:p>
          </table:table-cell>
          <table:table-cell table:formula="of:=[.F8]*[.B8]*[.C8]" office:value-type="float" office:value="-284952.8">
            <text:p>-284952.8</text:p>
          </table:table-cell>
          <table:table-cell table:formula="of:=[.F8]*[.B8]*[.D8]" office:value-type="float" office:value="-284952.8">
            <text:p>-284952.8</text:p>
          </table:table-cell>
          <table:table-cell table:formula="of:=[.F8]*[.C8]*[.D8]" office:value-type="float" office:value="284952.8">
            <text:p>284952.8</text:p>
          </table:table-cell>
          <table:table-cell table:formula="of:=[.F8]*[.B8]*[.C8]*[.D8]" office:value-type="float" office:value="-284952.8">
            <text:p>-284952.8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0]" office:value-type="float" office:value="275921.5">
            <text:p>275921.5</text:p>
          </table:table-cell>
          <table:table-cell table:formula="of:=[.F9]*[.B9]" office:value-type="float" office:value="-275921.5">
            <text:p>-275921.5</text:p>
          </table:table-cell>
          <table:table-cell table:formula="of:=[.F9]*[.C9]" office:value-type="float" office:value="275921.5">
            <text:p>275921.5</text:p>
          </table:table-cell>
          <table:table-cell table:formula="of:=[.F9]*[.D9]" office:value-type="float" office:value="-275921.5">
            <text:p>-275921.5</text:p>
          </table:table-cell>
          <table:table-cell table:formula="of:=[.F9]*[.B9]*[.C9]" office:value-type="float" office:value="-275921.5">
            <text:p>-275921.5</text:p>
          </table:table-cell>
          <table:table-cell table:formula="of:=[.F9]*[.B9]*[.D9]" office:value-type="float" office:value="275921.5">
            <text:p>275921.5</text:p>
          </table:table-cell>
          <table:table-cell table:formula="of:=[.F9]*[.C9]*[.D9]" office:value-type="float" office:value="-275921.5">
            <text:p>-275921.5</text:p>
          </table:table-cell>
          <table:table-cell table:formula="of:=[.F9]*[.B9]*[.C9]*[.D9]" office:value-type="float" office:value="275921.5">
            <text:p>275921.5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71]" office:value-type="float" office:value="349106.2">
            <text:p>349106.2</text:p>
          </table:table-cell>
          <table:table-cell table:formula="of:=[.F10]*[.B10]" office:value-type="float" office:value="-349106.2">
            <text:p>-349106.2</text:p>
          </table:table-cell>
          <table:table-cell table:formula="of:=[.F10]*[.C10]" office:value-type="float" office:value="-349106.2">
            <text:p>-349106.2</text:p>
          </table:table-cell>
          <table:table-cell table:formula="of:=[.F10]*[.D10]" office:value-type="float" office:value="349106.2">
            <text:p>349106.2</text:p>
          </table:table-cell>
          <table:table-cell table:formula="of:=[.F10]*[.B10]*[.C10]" office:value-type="float" office:value="349106.2">
            <text:p>349106.2</text:p>
          </table:table-cell>
          <table:table-cell table:formula="of:=[.F10]*[.B10]*[.D10]" office:value-type="float" office:value="-349106.2">
            <text:p>-349106.2</text:p>
          </table:table-cell>
          <table:table-cell table:formula="of:=[.F10]*[.C10]*[.D10]" office:value-type="float" office:value="-349106.2">
            <text:p>-349106.2</text:p>
          </table:table-cell>
          <table:table-cell table:formula="of:=[.F10]*[.B10]*[.C10]*[.D10]" office:value-type="float" office:value="349106.2">
            <text:p>349106.2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2]" office:value-type="float" office:value="335589.7">
            <text:p>335589.7</text:p>
          </table:table-cell>
          <table:table-cell table:formula="of:=[.F11]*[.B11]" office:value-type="float" office:value="-335589.7">
            <text:p>-335589.7</text:p>
          </table:table-cell>
          <table:table-cell table:formula="of:=[.F11]*[.C11]" office:value-type="float" office:value="-335589.7">
            <text:p>-335589.7</text:p>
          </table:table-cell>
          <table:table-cell table:formula="of:=[.F11]*[.D11]" office:value-type="float" office:value="-335589.7">
            <text:p>-335589.7</text:p>
          </table:table-cell>
          <table:table-cell table:formula="of:=[.F11]*[.B11]*[.C11]" office:value-type="float" office:value="335589.7">
            <text:p>335589.7</text:p>
          </table:table-cell>
          <table:table-cell table:formula="of:=[.F11]*[.B11]*[.D11]" office:value-type="float" office:value="335589.7">
            <text:p>335589.7</text:p>
          </table:table-cell>
          <table:table-cell table:formula="of:=[.F11]*[.C11]*[.D11]" office:value-type="float" office:value="335589.7">
            <text:p>335589.7</text:p>
          </table:table-cell>
          <table:table-cell table:formula="of:=[.F11]*[.B11]*[.C11]*[.D11]" office:value-type="float" office:value="-335589.7">
            <text:p>-335589.7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3])" office:value-type="string" office:string-value="qA">
            <text:p>qA</text:p>
          </table:table-cell>
          <table:table-cell table:style-name="ce2" table:formula="of:=CONCATENATE(&quot;q&quot;;[.H3])" office:value-type="string" office:string-value="qC">
            <text:p>qC</text:p>
          </table:table-cell>
          <table:table-cell table:style-name="ce2" table:formula="of:=CONCATENATE(&quot;q&quot;;[.I3])" office:value-type="string" office:string-value="qD">
            <text:p>qD</text:p>
          </table:table-cell>
          <table:table-cell table:style-name="ce2" table:formula="of:=CONCATENATE(&quot;q&quot;;[.J3])" office:value-type="string" office:string-value="qAC">
            <text:p>qAC</text:p>
          </table:table-cell>
          <table:table-cell table:style-name="ce2" table:formula="of:=CONCATENATE(&quot;q&quot;;[.K3])" office:value-type="string" office:string-value="qAD">
            <text:p>qAD</text:p>
          </table:table-cell>
          <table:table-cell table:style-name="ce2" table:formula="of:=CONCATENATE(&quot;q&quot;;[.L3])" office:value-type="string" office:string-value="qCD">
            <text:p>qCD</text:p>
          </table:table-cell>
          <table:table-cell table:style-name="ce2" table:formula="of:=CONCATENATE(&quot;q&quot;;[.M3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4:.G11])/8" office:value-type="float" office:value="70157.5">
            <text:p>70157.5</text:p>
          </table:table-cell>
          <table:table-cell table:formula="of:=SUM([.H4:.H11])/8" office:value-type="float" office:value="-25565.225">
            <text:p>-25565.23</text:p>
          </table:table-cell>
          <table:table-cell table:formula="of:=SUM([.I4:.I11])/8" office:value-type="float" office:value="-15465.65">
            <text:p>-15465.65</text:p>
          </table:table-cell>
          <table:table-cell table:formula="of:=SUM([.J4:.J11])/8" office:value-type="float" office:value="5390.175">
            <text:p>5390.18</text:p>
          </table:table-cell>
          <table:table-cell table:formula="of:=SUM([.K4:.K11])/8" office:value-type="float" office:value="-21102.6">
            <text:p>-21102.6</text:p>
          </table:table-cell>
          <table:table-cell table:formula="of:=SUM([.L4:.L11])/8" office:value-type="float" office:value="2203.225">
            <text:p>2203.23</text:p>
          </table:table-cell>
          <table:table-cell table:formula="of:=SUM([.M4:.M11])/8" office:value-type="float" office:value="3324.52499999999">
            <text:p>3324.53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3];&quot;²&quot;)" office:value-type="string" office:string-value="qA²">
            <text:p>qA²</text:p>
          </table:table-cell>
          <table:table-cell table:style-name="ce2" table:formula="of:=CONCATENATE(&quot;q&quot;;[.H3];&quot;²&quot;)" office:value-type="string" office:string-value="qC²">
            <text:p>qC²</text:p>
          </table:table-cell>
          <table:table-cell table:style-name="ce2" table:formula="of:=CONCATENATE(&quot;q&quot;;[.I3];&quot;²&quot;)" office:value-type="string" office:string-value="qD²">
            <text:p>qD²</text:p>
          </table:table-cell>
          <table:table-cell table:style-name="ce2" table:formula="of:=CONCATENATE(&quot;q&quot;;[.J3];&quot;²&quot;)" office:value-type="string" office:string-value="qAC²">
            <text:p>qAC²</text:p>
          </table:table-cell>
          <table:table-cell table:style-name="ce2" table:formula="of:=CONCATENATE(&quot;q&quot;;[.K3];&quot;²&quot;)" office:value-type="string" office:string-value="qAD²">
            <text:p>qAD²</text:p>
          </table:table-cell>
          <table:table-cell table:style-name="ce2" table:formula="of:=CONCATENATE(&quot;q&quot;;[.L3];&quot;²&quot;)" office:value-type="string" office:string-value="qCD²">
            <text:p>qCD²</text:p>
          </table:table-cell>
          <table:table-cell table:style-name="ce2" table:formula="of:=CONCATENATE(&quot;q&quot;;[.M3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14];2)" office:value-type="float" office:value="4922074806.25">
            <text:p>4922074806.25</text:p>
          </table:table-cell>
          <table:table-cell table:formula="of:=POWER([.H14];2)" office:value-type="float" office:value="653580729.300625">
            <text:p>653580729.3</text:p>
          </table:table-cell>
          <table:table-cell table:formula="of:=POWER([.I14];2)" office:value-type="float" office:value="239186329.9225">
            <text:p>239186329.92</text:p>
          </table:table-cell>
          <table:table-cell table:formula="of:=POWER([.J14];2)" office:value-type="float" office:value="29053986.530625">
            <text:p>29053986.53</text:p>
          </table:table-cell>
          <table:table-cell table:formula="of:=POWER([.K14];2)" office:value-type="float" office:value="445319726.76">
            <text:p>445319726.76</text:p>
          </table:table-cell>
          <table:table-cell table:formula="of:=POWER([.L14];2)" office:value-type="float" office:value="4854200.40062499">
            <text:p>4854200.4</text:p>
          </table:table-cell>
          <table:table-cell table:formula="of:=POWER([.M14];2)" office:value-type="float" office:value="11052466.475625">
            <text:p>11052466.48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3])" office:value-type="string" office:string-value="SSA">
            <text:p>SSA</text:p>
          </table:table-cell>
          <table:table-cell table:style-name="ce2" table:formula="of:=CONCATENATE(&quot;SS&quot;;[.H3])" office:value-type="string" office:string-value="SSC">
            <text:p>SSC</text:p>
          </table:table-cell>
          <table:table-cell table:style-name="ce2" table:formula="of:=CONCATENATE(&quot;SS&quot;;[.I3])" office:value-type="string" office:string-value="SSD">
            <text:p>SSD</text:p>
          </table:table-cell>
          <table:table-cell table:style-name="ce2" table:formula="of:=CONCATENATE(&quot;SS&quot;;[.J3])" office:value-type="string" office:string-value="SSAC">
            <text:p>SSAC</text:p>
          </table:table-cell>
          <table:table-cell table:style-name="ce2" table:formula="of:=CONCATENATE(&quot;SS&quot;;[.K3])" office:value-type="string" office:string-value="SSAD">
            <text:p>SSAD</text:p>
          </table:table-cell>
          <table:table-cell table:style-name="ce2" table:formula="of:=CONCATENATE(&quot;SS&quot;;[.L3])" office:value-type="string" office:string-value="SSCD">
            <text:p>SSCD</text:p>
          </table:table-cell>
          <table:table-cell table:style-name="ce2" table:formula="of:=CONCATENATE(&quot;SS&quot;;[.M3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17:.M17])" office:value-type="float" office:value="50440977965.12">
            <text:p>50440977965.12</text:p>
          </table:table-cell>
          <table:table-cell table:formula="of:=POWER(2;3)*[.G17]" office:value-type="float" office:value="39376598450">
            <text:p>39376598450</text:p>
          </table:table-cell>
          <table:table-cell table:formula="of:=POWER(2;3)*[.H17]" office:value-type="float" office:value="5228645834.405">
            <text:p>5228645834.41</text:p>
          </table:table-cell>
          <table:table-cell table:formula="of:=POWER(2;3)*[.I17]" office:value-type="float" office:value="1913490639.38">
            <text:p>1913490639.38</text:p>
          </table:table-cell>
          <table:table-cell table:formula="of:=POWER(2;3)*[.J17]" office:value-type="float" office:value="232431892.245">
            <text:p>232431892.25</text:p>
          </table:table-cell>
          <table:table-cell table:formula="of:=POWER(2;3)*[.K17]" office:value-type="float" office:value="3562557814.08">
            <text:p>3562557814.08</text:p>
          </table:table-cell>
          <table:table-cell table:formula="of:=POWER(2;3)*[.L17]" office:value-type="float" office:value="38833603.2049999">
            <text:p>38833603.21</text:p>
          </table:table-cell>
          <table:table-cell table:formula="of:=POWER(2;3)*[.M17]" office:value-type="float" office:value="88419731.8049997">
            <text:p>88419731.8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3])" office:value-type="string" office:string-value="iA">
            <text:p>iA</text:p>
          </table:table-cell>
          <table:table-cell table:style-name="ce2" table:formula="of:=CONCATENATE(&quot;i&quot;;[.H3])" office:value-type="string" office:string-value="iC">
            <text:p>iC</text:p>
          </table:table-cell>
          <table:table-cell table:style-name="ce2" table:formula="of:=CONCATENATE(&quot;i&quot;;[.I3])" office:value-type="string" office:string-value="iD">
            <text:p>iD</text:p>
          </table:table-cell>
          <table:table-cell table:style-name="ce2" table:formula="of:=CONCATENATE(&quot;i&quot;;[.J3])" office:value-type="string" office:string-value="iAC">
            <text:p>iAC</text:p>
          </table:table-cell>
          <table:table-cell table:style-name="ce2" table:formula="of:=CONCATENATE(&quot;i&quot;;[.K3])" office:value-type="string" office:string-value="iAD">
            <text:p>iAD</text:p>
          </table:table-cell>
          <table:table-cell table:style-name="ce2" table:formula="of:=CONCATENATE(&quot;i&quot;;[.L3])" office:value-type="string" office:string-value="iCD">
            <text:p>iCD</text:p>
          </table:table-cell>
          <table:table-cell table:style-name="ce2" table:formula="of:=CONCATENATE(&quot;i&quot;;[.M3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20]/[.F20]" office:value-type="float" office:value="0.780647006432527">
            <text:p>0.781</text:p>
          </table:table-cell>
          <table:table-cell table:style-name="ce5" table:formula="of:=[.H20]/[.F20]" office:value-type="float" office:value="0.103658692700618">
            <text:p>0.104</text:p>
          </table:table-cell>
          <table:table-cell table:style-name="ce5" table:formula="of:=[.I20]/[.F20]" office:value-type="float" office:value="0.0379352406827477">
            <text:p>0.038</text:p>
          </table:table-cell>
          <table:table-cell table:style-name="ce5" table:formula="of:=[.J20]/[.F20]" office:value-type="float" office:value="0.00460799733910248">
            <text:p>0.005</text:p>
          </table:table-cell>
          <table:table-cell table:style-name="ce5" table:formula="of:=[.K20]/[.F20]" office:value-type="float" office:value="0.0706282462751518">
            <text:p>0.071</text:p>
          </table:table-cell>
          <table:table-cell table:style-name="ce5" table:formula="of:=[.L20]/[.F20]" office:value-type="float" office:value="0.000769882043759212">
            <text:p>0.001</text:p>
          </table:table-cell>
          <table:table-cell table:style-name="ce5" table:formula="of:=[.M20]/[.F20]" office:value-type="float" office:value="0.00175293452609388">
            <text:p>0.002</text:p>
          </table:table-cell>
          <table:table-cell table:formula="of:=SUM([.G23:.M23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EAD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H69]" office:value-type="float" office:value="1510096.4">
            <text:p>1510096.4</text:p>
          </table:table-cell>
          <table:table-cell table:formula="of:=[.F28]*[.B28]" office:value-type="float" office:value="1510096.4">
            <text:p>1510096.4</text:p>
          </table:table-cell>
          <table:table-cell table:formula="of:=[.F28]*[.C28]" office:value-type="float" office:value="1510096.4">
            <text:p>1510096.4</text:p>
          </table:table-cell>
          <table:table-cell table:formula="of:=[.F28]*[.D28]" office:value-type="float" office:value="1510096.4">
            <text:p>1510096.4</text:p>
          </table:table-cell>
          <table:table-cell table:formula="of:=[.F28]*[.B28]*[.C28]" office:value-type="float" office:value="1510096.4">
            <text:p>1510096.4</text:p>
          </table:table-cell>
          <table:table-cell table:formula="of:=[.F28]*[.B28]*[.D28]" office:value-type="float" office:value="1510096.4">
            <text:p>1510096.4</text:p>
          </table:table-cell>
          <table:table-cell table:formula="of:=[.F28]*[.C28]*[.D28]" office:value-type="float" office:value="1510096.4">
            <text:p>1510096.4</text:p>
          </table:table-cell>
          <table:table-cell table:formula="of:=[.F28]*[.B28]*[.C28]*[.D28]" office:value-type="float" office:value="1510096.4">
            <text:p>1510096.4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H70]" office:value-type="float" office:value="1349149">
            <text:p>1349149</text:p>
          </table:table-cell>
          <table:table-cell table:formula="of:=[.F29]*[.B29]" office:value-type="float" office:value="1349149">
            <text:p>1349149</text:p>
          </table:table-cell>
          <table:table-cell table:formula="of:=[.F29]*[.C29]" office:value-type="float" office:value="1349149">
            <text:p>1349149</text:p>
          </table:table-cell>
          <table:table-cell table:formula="of:=[.F29]*[.D29]" office:value-type="float" office:value="-1349149">
            <text:p>-1349149</text:p>
          </table:table-cell>
          <table:table-cell table:formula="of:=[.F29]*[.B29]*[.C29]" office:value-type="float" office:value="1349149">
            <text:p>1349149</text:p>
          </table:table-cell>
          <table:table-cell table:formula="of:=[.F29]*[.B29]*[.D29]" office:value-type="float" office:value="-1349149">
            <text:p>-1349149</text:p>
          </table:table-cell>
          <table:table-cell table:formula="of:=[.F29]*[.C29]*[.D29]" office:value-type="float" office:value="-1349149">
            <text:p>-1349149</text:p>
          </table:table-cell>
          <table:table-cell table:formula="of:=[.F29]*[.B29]*[.C29]*[.D29]" office:value-type="float" office:value="-1349149">
            <text:p>-1349149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H71]" office:value-type="float" office:value="1505804.8">
            <text:p>1505804.8</text:p>
          </table:table-cell>
          <table:table-cell table:formula="of:=[.F30]*[.B30]" office:value-type="float" office:value="1505804.8">
            <text:p>1505804.8</text:p>
          </table:table-cell>
          <table:table-cell table:formula="of:=[.F30]*[.C30]" office:value-type="float" office:value="-1505804.8">
            <text:p>-1505804.8</text:p>
          </table:table-cell>
          <table:table-cell table:formula="of:=[.F30]*[.D30]" office:value-type="float" office:value="1505804.8">
            <text:p>1505804.8</text:p>
          </table:table-cell>
          <table:table-cell table:formula="of:=[.F30]*[.B30]*[.C30]" office:value-type="float" office:value="-1505804.8">
            <text:p>-1505804.8</text:p>
          </table:table-cell>
          <table:table-cell table:formula="of:=[.F30]*[.B30]*[.D30]" office:value-type="float" office:value="1505804.8">
            <text:p>1505804.8</text:p>
          </table:table-cell>
          <table:table-cell table:formula="of:=[.F30]*[.C30]*[.D30]" office:value-type="float" office:value="-1505804.8">
            <text:p>-1505804.8</text:p>
          </table:table-cell>
          <table:table-cell table:formula="of:=[.F30]*[.B30]*[.C30]*[.D30]" office:value-type="float" office:value="-1505804.8">
            <text:p>-1505804.8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H72]" office:value-type="float" office:value="1395683.8">
            <text:p>1395683.8</text:p>
          </table:table-cell>
          <table:table-cell table:formula="of:=[.F31]*[.B31]" office:value-type="float" office:value="1395683.8">
            <text:p>1395683.8</text:p>
          </table:table-cell>
          <table:table-cell table:formula="of:=[.F31]*[.C31]" office:value-type="float" office:value="-1395683.8">
            <text:p>-1395683.8</text:p>
          </table:table-cell>
          <table:table-cell table:formula="of:=[.F31]*[.D31]" office:value-type="float" office:value="-1395683.8">
            <text:p>-1395683.8</text:p>
          </table:table-cell>
          <table:table-cell table:formula="of:=[.F31]*[.B31]*[.C31]" office:value-type="float" office:value="-1395683.8">
            <text:p>-1395683.8</text:p>
          </table:table-cell>
          <table:table-cell table:formula="of:=[.F31]*[.B31]*[.D31]" office:value-type="float" office:value="-1395683.8">
            <text:p>-1395683.8</text:p>
          </table:table-cell>
          <table:table-cell table:formula="of:=[.F31]*[.C31]*[.D31]" office:value-type="float" office:value="1395683.8">
            <text:p>1395683.8</text:p>
          </table:table-cell>
          <table:table-cell table:formula="of:=[.F31]*[.B31]*[.C31]*[.D31]" office:value-type="float" office:value="1395683.8">
            <text:p>1395683.8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69]" office:value-type="float" office:value="1558333.9">
            <text:p>1558333.9</text:p>
          </table:table-cell>
          <table:table-cell table:formula="of:=[.F32]*[.B32]" office:value-type="float" office:value="-1558333.9">
            <text:p>-1558333.9</text:p>
          </table:table-cell>
          <table:table-cell table:formula="of:=[.F32]*[.C32]" office:value-type="float" office:value="1558333.9">
            <text:p>1558333.9</text:p>
          </table:table-cell>
          <table:table-cell table:formula="of:=[.F32]*[.D32]" office:value-type="float" office:value="1558333.9">
            <text:p>1558333.9</text:p>
          </table:table-cell>
          <table:table-cell table:formula="of:=[.F32]*[.B32]*[.C32]" office:value-type="float" office:value="-1558333.9">
            <text:p>-1558333.9</text:p>
          </table:table-cell>
          <table:table-cell table:formula="of:=[.F32]*[.B32]*[.D32]" office:value-type="float" office:value="-1558333.9">
            <text:p>-1558333.9</text:p>
          </table:table-cell>
          <table:table-cell table:formula="of:=[.F32]*[.C32]*[.D32]" office:value-type="float" office:value="1558333.9">
            <text:p>1558333.9</text:p>
          </table:table-cell>
          <table:table-cell table:formula="of:=[.F32]*[.B32]*[.C32]*[.D32]" office:value-type="float" office:value="-1558333.9">
            <text:p>-1558333.9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0]" office:value-type="float" office:value="1335167.7">
            <text:p>1335167.7</text:p>
          </table:table-cell>
          <table:table-cell table:formula="of:=[.F33]*[.B33]" office:value-type="float" office:value="-1335167.7">
            <text:p>-1335167.7</text:p>
          </table:table-cell>
          <table:table-cell table:formula="of:=[.F33]*[.C33]" office:value-type="float" office:value="1335167.7">
            <text:p>1335167.7</text:p>
          </table:table-cell>
          <table:table-cell table:formula="of:=[.F33]*[.D33]" office:value-type="float" office:value="-1335167.7">
            <text:p>-1335167.7</text:p>
          </table:table-cell>
          <table:table-cell table:formula="of:=[.F33]*[.B33]*[.C33]" office:value-type="float" office:value="-1335167.7">
            <text:p>-1335167.7</text:p>
          </table:table-cell>
          <table:table-cell table:formula="of:=[.F33]*[.B33]*[.D33]" office:value-type="float" office:value="1335167.7">
            <text:p>1335167.7</text:p>
          </table:table-cell>
          <table:table-cell table:formula="of:=[.F33]*[.C33]*[.D33]" office:value-type="float" office:value="-1335167.7">
            <text:p>-1335167.7</text:p>
          </table:table-cell>
          <table:table-cell table:formula="of:=[.F33]*[.B33]*[.C33]*[.D33]" office:value-type="float" office:value="1335167.7">
            <text:p>1335167.7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71]" office:value-type="float" office:value="1764821.5">
            <text:p>1764821.5</text:p>
          </table:table-cell>
          <table:table-cell table:formula="of:=[.F34]*[.B34]" office:value-type="float" office:value="-1764821.5">
            <text:p>-1764821.5</text:p>
          </table:table-cell>
          <table:table-cell table:formula="of:=[.F34]*[.C34]" office:value-type="float" office:value="-1764821.5">
            <text:p>-1764821.5</text:p>
          </table:table-cell>
          <table:table-cell table:formula="of:=[.F34]*[.D34]" office:value-type="float" office:value="1764821.5">
            <text:p>1764821.5</text:p>
          </table:table-cell>
          <table:table-cell table:formula="of:=[.F34]*[.B34]*[.C34]" office:value-type="float" office:value="1764821.5">
            <text:p>1764821.5</text:p>
          </table:table-cell>
          <table:table-cell table:formula="of:=[.F34]*[.B34]*[.D34]" office:value-type="float" office:value="-1764821.5">
            <text:p>-1764821.5</text:p>
          </table:table-cell>
          <table:table-cell table:formula="of:=[.F34]*[.C34]*[.D34]" office:value-type="float" office:value="-1764821.5">
            <text:p>-1764821.5</text:p>
          </table:table-cell>
          <table:table-cell table:formula="of:=[.F34]*[.B34]*[.C34]*[.D34]" office:value-type="float" office:value="1764821.5">
            <text:p>1764821.5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2]" office:value-type="float" office:value="1419307.4">
            <text:p>1419307.4</text:p>
          </table:table-cell>
          <table:table-cell table:formula="of:=[.F35]*[.B35]" office:value-type="float" office:value="-1419307.4">
            <text:p>-1419307.4</text:p>
          </table:table-cell>
          <table:table-cell table:formula="of:=[.F35]*[.C35]" office:value-type="float" office:value="-1419307.4">
            <text:p>-1419307.4</text:p>
          </table:table-cell>
          <table:table-cell table:formula="of:=[.F35]*[.D35]" office:value-type="float" office:value="-1419307.4">
            <text:p>-1419307.4</text:p>
          </table:table-cell>
          <table:table-cell table:formula="of:=[.F35]*[.B35]*[.C35]" office:value-type="float" office:value="1419307.4">
            <text:p>1419307.4</text:p>
          </table:table-cell>
          <table:table-cell table:formula="of:=[.F35]*[.B35]*[.D35]" office:value-type="float" office:value="1419307.4">
            <text:p>1419307.4</text:p>
          </table:table-cell>
          <table:table-cell table:formula="of:=[.F35]*[.C35]*[.D35]" office:value-type="float" office:value="1419307.4">
            <text:p>1419307.4</text:p>
          </table:table-cell>
          <table:table-cell table:formula="of:=[.F35]*[.B35]*[.C35]*[.D35]" office:value-type="float" office:value="-1419307.4">
            <text:p>-1419307.4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27])" office:value-type="string" office:string-value="qA">
            <text:p>qA</text:p>
          </table:table-cell>
          <table:table-cell table:style-name="ce2" table:formula="of:=CONCATENATE(&quot;q&quot;;[.H27])" office:value-type="string" office:string-value="qC">
            <text:p>qC</text:p>
          </table:table-cell>
          <table:table-cell table:style-name="ce2" table:formula="of:=CONCATENATE(&quot;q&quot;;[.I27])" office:value-type="string" office:string-value="qD">
            <text:p>qD</text:p>
          </table:table-cell>
          <table:table-cell table:style-name="ce2" table:formula="of:=CONCATENATE(&quot;q&quot;;[.J27])" office:value-type="string" office:string-value="qAC">
            <text:p>qAC</text:p>
          </table:table-cell>
          <table:table-cell table:style-name="ce2" table:formula="of:=CONCATENATE(&quot;q&quot;;[.K27])" office:value-type="string" office:string-value="qAD">
            <text:p>qAD</text:p>
          </table:table-cell>
          <table:table-cell table:style-name="ce2" table:formula="of:=CONCATENATE(&quot;q&quot;;[.L27])" office:value-type="string" office:string-value="qCD">
            <text:p>qCD</text:p>
          </table:table-cell>
          <table:table-cell table:style-name="ce2" table:formula="of:=CONCATENATE(&quot;q&quot;;[.M27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28:.G35])/8" office:value-type="float" office:value="-39612.0625">
            <text:p>-39612.06</text:p>
          </table:table-cell>
          <table:table-cell table:formula="of:=SUM([.H28:.H35])/8" office:value-type="float" office:value="-41608.8125">
            <text:p>-41608.81</text:p>
          </table:table-cell>
          <table:table-cell table:formula="of:=SUM([.I28:.I35])/8" office:value-type="float" office:value="104968.5875">
            <text:p>104968.59</text:p>
          </table:table-cell>
          <table:table-cell table:formula="of:=SUM([.J28:.J35])/8" office:value-type="float" office:value="31048.0125">
            <text:p>31048.01</text:p>
          </table:table-cell>
          <table:table-cell table:formula="of:=SUM([.K28:.K35])/8" office:value-type="float" office:value="-37201.4875">
            <text:p>-37201.49</text:p>
          </table:table-cell>
          <table:table-cell table:formula="of:=SUM([.L28:.L35])/8" office:value-type="float" office:value="-8940.1875">
            <text:p>-8940.19</text:p>
          </table:table-cell>
          <table:table-cell table:formula="of:=SUM([.M28:.M35])/8" office:value-type="float" office:value="21646.7875000001">
            <text:p>21646.79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27];&quot;²&quot;)" office:value-type="string" office:string-value="qA²">
            <text:p>qA²</text:p>
          </table:table-cell>
          <table:table-cell table:style-name="ce2" table:formula="of:=CONCATENATE(&quot;q&quot;;[.H27];&quot;²&quot;)" office:value-type="string" office:string-value="qC²">
            <text:p>qC²</text:p>
          </table:table-cell>
          <table:table-cell table:style-name="ce2" table:formula="of:=CONCATENATE(&quot;q&quot;;[.I27];&quot;²&quot;)" office:value-type="string" office:string-value="qD²">
            <text:p>qD²</text:p>
          </table:table-cell>
          <table:table-cell table:style-name="ce2" table:formula="of:=CONCATENATE(&quot;q&quot;;[.J27];&quot;²&quot;)" office:value-type="string" office:string-value="qAC²">
            <text:p>qAC²</text:p>
          </table:table-cell>
          <table:table-cell table:style-name="ce2" table:formula="of:=CONCATENATE(&quot;q&quot;;[.K27];&quot;²&quot;)" office:value-type="string" office:string-value="qAD²">
            <text:p>qAD²</text:p>
          </table:table-cell>
          <table:table-cell table:style-name="ce2" table:formula="of:=CONCATENATE(&quot;q&quot;;[.L27];&quot;²&quot;)" office:value-type="string" office:string-value="qCD²">
            <text:p>qCD²</text:p>
          </table:table-cell>
          <table:table-cell table:style-name="ce2" table:formula="of:=CONCATENATE(&quot;q&quot;;[.M27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38];2)" office:value-type="float" office:value="1569115495.50391">
            <text:p>1569115495.5</text:p>
          </table:table-cell>
          <table:table-cell table:formula="of:=POWER([.H38];2)" office:value-type="float" office:value="1731293277.66016">
            <text:p>1731293277.66</text:p>
          </table:table-cell>
          <table:table-cell table:formula="of:=POWER([.I38];2)" office:value-type="float" office:value="11018404361.7452">
            <text:p>11018404361.75</text:p>
          </table:table-cell>
          <table:table-cell table:formula="of:=POWER([.J38];2)" office:value-type="float" office:value="963979080.200153">
            <text:p>963979080.2</text:p>
          </table:table-cell>
          <table:table-cell table:formula="of:=POWER([.K38];2)" office:value-type="float" office:value="1383950672.21266">
            <text:p>1383950672.21</text:p>
          </table:table-cell>
          <table:table-cell table:formula="of:=POWER([.L38];2)" office:value-type="float" office:value="79926952.5351563">
            <text:p>79926952.54</text:p>
          </table:table-cell>
          <table:table-cell table:formula="of:=POWER([.M38];2)" office:value-type="float" office:value="468583409.070159">
            <text:p>468583409.07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27])" office:value-type="string" office:string-value="SSA">
            <text:p>SSA</text:p>
          </table:table-cell>
          <table:table-cell table:style-name="ce2" table:formula="of:=CONCATENATE(&quot;SS&quot;;[.H27])" office:value-type="string" office:string-value="SSC">
            <text:p>SSC</text:p>
          </table:table-cell>
          <table:table-cell table:style-name="ce2" table:formula="of:=CONCATENATE(&quot;SS&quot;;[.I27])" office:value-type="string" office:string-value="SSD">
            <text:p>SSD</text:p>
          </table:table-cell>
          <table:table-cell table:style-name="ce2" table:formula="of:=CONCATENATE(&quot;SS&quot;;[.J27])" office:value-type="string" office:string-value="SSAC">
            <text:p>SSAC</text:p>
          </table:table-cell>
          <table:table-cell table:style-name="ce2" table:formula="of:=CONCATENATE(&quot;SS&quot;;[.K27])" office:value-type="string" office:string-value="SSAD">
            <text:p>SSAD</text:p>
          </table:table-cell>
          <table:table-cell table:style-name="ce2" table:formula="of:=CONCATENATE(&quot;SS&quot;;[.L27])" office:value-type="string" office:string-value="SSCD">
            <text:p>SSCD</text:p>
          </table:table-cell>
          <table:table-cell table:style-name="ce2" table:formula="of:=CONCATENATE(&quot;SS&quot;;[.M27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41:.M41])" office:value-type="float" office:value="137722025991.419">
            <text:p>137722025991.42</text:p>
          </table:table-cell>
          <table:table-cell table:formula="of:=POWER(2;3)*[.G41]" office:value-type="float" office:value="12552923964.0313">
            <text:p>12552923964.03</text:p>
          </table:table-cell>
          <table:table-cell table:formula="of:=POWER(2;3)*[.H41]" office:value-type="float" office:value="13850346221.2813">
            <text:p>13850346221.28</text:p>
          </table:table-cell>
          <table:table-cell table:formula="of:=POWER(2;3)*[.I41]" office:value-type="float" office:value="88147234893.9612">
            <text:p>88147234893.96</text:p>
          </table:table-cell>
          <table:table-cell table:formula="of:=POWER(2;3)*[.J41]" office:value-type="float" office:value="7711832641.60123">
            <text:p>7711832641.6</text:p>
          </table:table-cell>
          <table:table-cell table:formula="of:=POWER(2;3)*[.K41]" office:value-type="float" office:value="11071605377.7013">
            <text:p>11071605377.7</text:p>
          </table:table-cell>
          <table:table-cell table:formula="of:=POWER(2;3)*[.L41]" office:value-type="float" office:value="639415620.28125">
            <text:p>639415620.28</text:p>
          </table:table-cell>
          <table:table-cell table:formula="of:=POWER(2;3)*[.M41]" office:value-type="float" office:value="3748667272.56127">
            <text:p>3748667272.56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27])" office:value-type="string" office:string-value="iA">
            <text:p>iA</text:p>
          </table:table-cell>
          <table:table-cell table:style-name="ce2" table:formula="of:=CONCATENATE(&quot;i&quot;;[.H27])" office:value-type="string" office:string-value="iC">
            <text:p>iC</text:p>
          </table:table-cell>
          <table:table-cell table:style-name="ce2" table:formula="of:=CONCATENATE(&quot;i&quot;;[.I27])" office:value-type="string" office:string-value="iD">
            <text:p>iD</text:p>
          </table:table-cell>
          <table:table-cell table:style-name="ce2" table:formula="of:=CONCATENATE(&quot;i&quot;;[.J27])" office:value-type="string" office:string-value="iAC">
            <text:p>iAC</text:p>
          </table:table-cell>
          <table:table-cell table:style-name="ce2" table:formula="of:=CONCATENATE(&quot;i&quot;;[.K27])" office:value-type="string" office:string-value="iAD">
            <text:p>iAD</text:p>
          </table:table-cell>
          <table:table-cell table:style-name="ce2" table:formula="of:=CONCATENATE(&quot;i&quot;;[.L27])" office:value-type="string" office:string-value="iCD">
            <text:p>iCD</text:p>
          </table:table-cell>
          <table:table-cell table:style-name="ce2" table:formula="of:=CONCATENATE(&quot;i&quot;;[.M27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44]/[.F44]" office:value-type="float" office:value="0.0911468145611902">
            <text:p>0.091</text:p>
          </table:table-cell>
          <table:table-cell table:style-name="ce5" table:formula="of:=[.H44]/[.F44]" office:value-type="float" office:value="0.100567401049882">
            <text:p>0.101</text:p>
          </table:table-cell>
          <table:table-cell table:style-name="ce5" table:formula="of:=[.I44]/[.F44]" office:value-type="float" office:value="0.640037308915667">
            <text:p>0.640</text:p>
          </table:table-cell>
          <table:table-cell table:style-name="ce5" table:formula="of:=[.J44]/[.F44]" office:value-type="float" office:value="0.0559956374885288">
            <text:p>0.056</text:p>
          </table:table-cell>
          <table:table-cell table:style-name="ce5" table:formula="of:=[.K44]/[.F44]" office:value-type="float" office:value="0.0803909563339645">
            <text:p>0.080</text:p>
          </table:table-cell>
          <table:table-cell table:style-name="ce5" table:formula="of:=[.L44]/[.F44]" office:value-type="float" office:value="0.00464279853333766">
            <text:p>0.005</text:p>
          </table:table-cell>
          <table:table-cell table:style-name="ce5" table:formula="of:=[.M44]/[.F44]" office:value-type="float" office:value="0.0272190831174299">
            <text:p>0.027</text:p>
          </table:table-cell>
          <table:table-cell table:formula="of:=SUM([.G47:.M47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WRIT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J69]" office:value-type="float" office:value="1908650.2">
            <text:p>1908650.2</text:p>
          </table:table-cell>
          <table:table-cell table:formula="of:=[.F52]*[.B52]" office:value-type="float" office:value="1908650.2">
            <text:p>1908650.2</text:p>
          </table:table-cell>
          <table:table-cell table:formula="of:=[.F52]*[.C52]" office:value-type="float" office:value="1908650.2">
            <text:p>1908650.2</text:p>
          </table:table-cell>
          <table:table-cell table:formula="of:=[.F52]*[.D52]" office:value-type="float" office:value="1908650.2">
            <text:p>1908650.2</text:p>
          </table:table-cell>
          <table:table-cell table:formula="of:=[.F52]*[.B52]*[.C52]" office:value-type="float" office:value="1908650.2">
            <text:p>1908650.2</text:p>
          </table:table-cell>
          <table:table-cell table:formula="of:=[.F52]*[.B52]*[.D52]" office:value-type="float" office:value="1908650.2">
            <text:p>1908650.2</text:p>
          </table:table-cell>
          <table:table-cell table:formula="of:=[.F52]*[.C52]*[.D52]" office:value-type="float" office:value="1908650.2">
            <text:p>1908650.2</text:p>
          </table:table-cell>
          <table:table-cell table:formula="of:=[.F52]*[.B52]*[.C52]*[.D52]" office:value-type="float" office:value="1908650.2">
            <text:p>1908650.2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J70]" office:value-type="float" office:value="1349984">
            <text:p>1349984</text:p>
          </table:table-cell>
          <table:table-cell table:formula="of:=[.F53]*[.B53]" office:value-type="float" office:value="1349984">
            <text:p>1349984</text:p>
          </table:table-cell>
          <table:table-cell table:formula="of:=[.F53]*[.C53]" office:value-type="float" office:value="1349984">
            <text:p>1349984</text:p>
          </table:table-cell>
          <table:table-cell table:formula="of:=[.F53]*[.D53]" office:value-type="float" office:value="-1349984">
            <text:p>-1349984</text:p>
          </table:table-cell>
          <table:table-cell table:formula="of:=[.F53]*[.B53]*[.C53]" office:value-type="float" office:value="1349984">
            <text:p>1349984</text:p>
          </table:table-cell>
          <table:table-cell table:formula="of:=[.F53]*[.B53]*[.D53]" office:value-type="float" office:value="-1349984">
            <text:p>-1349984</text:p>
          </table:table-cell>
          <table:table-cell table:formula="of:=[.F53]*[.C53]*[.D53]" office:value-type="float" office:value="-1349984">
            <text:p>-1349984</text:p>
          </table:table-cell>
          <table:table-cell table:formula="of:=[.F53]*[.B53]*[.C53]*[.D53]" office:value-type="float" office:value="-1349984">
            <text:p>-1349984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J71]" office:value-type="float" office:value="1959315.8">
            <text:p>1959315.8</text:p>
          </table:table-cell>
          <table:table-cell table:formula="of:=[.F54]*[.B54]" office:value-type="float" office:value="1959315.8">
            <text:p>1959315.8</text:p>
          </table:table-cell>
          <table:table-cell table:formula="of:=[.F54]*[.C54]" office:value-type="float" office:value="-1959315.8">
            <text:p>-1959315.8</text:p>
          </table:table-cell>
          <table:table-cell table:formula="of:=[.F54]*[.D54]" office:value-type="float" office:value="1959315.8">
            <text:p>1959315.8</text:p>
          </table:table-cell>
          <table:table-cell table:formula="of:=[.F54]*[.B54]*[.C54]" office:value-type="float" office:value="-1959315.8">
            <text:p>-1959315.8</text:p>
          </table:table-cell>
          <table:table-cell table:formula="of:=[.F54]*[.B54]*[.D54]" office:value-type="float" office:value="1959315.8">
            <text:p>1959315.8</text:p>
          </table:table-cell>
          <table:table-cell table:formula="of:=[.F54]*[.C54]*[.D54]" office:value-type="float" office:value="-1959315.8">
            <text:p>-1959315.8</text:p>
          </table:table-cell>
          <table:table-cell table:formula="of:=[.F54]*[.B54]*[.C54]*[.D54]" office:value-type="float" office:value="-1959315.8">
            <text:p>-1959315.8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J72]" office:value-type="float" office:value="1398990.8">
            <text:p>1398990.8</text:p>
          </table:table-cell>
          <table:table-cell table:formula="of:=[.F55]*[.B55]" office:value-type="float" office:value="1398990.8">
            <text:p>1398990.8</text:p>
          </table:table-cell>
          <table:table-cell table:formula="of:=[.F55]*[.C55]" office:value-type="float" office:value="-1398990.8">
            <text:p>-1398990.8</text:p>
          </table:table-cell>
          <table:table-cell table:formula="of:=[.F55]*[.D55]" office:value-type="float" office:value="-1398990.8">
            <text:p>-1398990.8</text:p>
          </table:table-cell>
          <table:table-cell table:formula="of:=[.F55]*[.B55]*[.C55]" office:value-type="float" office:value="-1398990.8">
            <text:p>-1398990.8</text:p>
          </table:table-cell>
          <table:table-cell table:formula="of:=[.F55]*[.B55]*[.D55]" office:value-type="float" office:value="-1398990.8">
            <text:p>-1398990.8</text:p>
          </table:table-cell>
          <table:table-cell table:formula="of:=[.F55]*[.C55]*[.D55]" office:value-type="float" office:value="1398990.8">
            <text:p>1398990.8</text:p>
          </table:table-cell>
          <table:table-cell table:formula="of:=[.F55]*[.B55]*[.C55]*[.D55]" office:value-type="float" office:value="1398990.8">
            <text:p>1398990.8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69]" office:value-type="float" office:value="2049442.7">
            <text:p>2049442.7</text:p>
          </table:table-cell>
          <table:table-cell table:formula="of:=[.F56]*[.B56]" office:value-type="float" office:value="-2049442.7">
            <text:p>-2049442.7</text:p>
          </table:table-cell>
          <table:table-cell table:formula="of:=[.F56]*[.C56]" office:value-type="float" office:value="2049442.7">
            <text:p>2049442.7</text:p>
          </table:table-cell>
          <table:table-cell table:formula="of:=[.F56]*[.D56]" office:value-type="float" office:value="2049442.7">
            <text:p>2049442.7</text:p>
          </table:table-cell>
          <table:table-cell table:formula="of:=[.F56]*[.B56]*[.C56]" office:value-type="float" office:value="-2049442.7">
            <text:p>-2049442.7</text:p>
          </table:table-cell>
          <table:table-cell table:formula="of:=[.F56]*[.B56]*[.D56]" office:value-type="float" office:value="-2049442.7">
            <text:p>-2049442.7</text:p>
          </table:table-cell>
          <table:table-cell table:formula="of:=[.F56]*[.C56]*[.D56]" office:value-type="float" office:value="2049442.7">
            <text:p>2049442.7</text:p>
          </table:table-cell>
          <table:table-cell table:formula="of:=[.F56]*[.B56]*[.C56]*[.D56]" office:value-type="float" office:value="-2049442.7">
            <text:p>-2049442.7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0]" office:value-type="float" office:value="1334306.6">
            <text:p>1334306.6</text:p>
          </table:table-cell>
          <table:table-cell table:formula="of:=[.F57]*[.B57]" office:value-type="float" office:value="-1334306.6">
            <text:p>-1334306.6</text:p>
          </table:table-cell>
          <table:table-cell table:formula="of:=[.F57]*[.C57]" office:value-type="float" office:value="1334306.6">
            <text:p>1334306.6</text:p>
          </table:table-cell>
          <table:table-cell table:formula="of:=[.F57]*[.D57]" office:value-type="float" office:value="-1334306.6">
            <text:p>-1334306.6</text:p>
          </table:table-cell>
          <table:table-cell table:formula="of:=[.F57]*[.B57]*[.C57]" office:value-type="float" office:value="-1334306.6">
            <text:p>-1334306.6</text:p>
          </table:table-cell>
          <table:table-cell table:formula="of:=[.F57]*[.B57]*[.D57]" office:value-type="float" office:value="1334306.6">
            <text:p>1334306.6</text:p>
          </table:table-cell>
          <table:table-cell table:formula="of:=[.F57]*[.C57]*[.D57]" office:value-type="float" office:value="-1334306.6">
            <text:p>-1334306.6</text:p>
          </table:table-cell>
          <table:table-cell table:formula="of:=[.F57]*[.B57]*[.C57]*[.D57]" office:value-type="float" office:value="1334306.6">
            <text:p>1334306.6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71]" office:value-type="float" office:value="2139796.6">
            <text:p>2139796.6</text:p>
          </table:table-cell>
          <table:table-cell table:formula="of:=[.F58]*[.B58]" office:value-type="float" office:value="-2139796.6">
            <text:p>-2139796.6</text:p>
          </table:table-cell>
          <table:table-cell table:formula="of:=[.F58]*[.C58]" office:value-type="float" office:value="-2139796.6">
            <text:p>-2139796.6</text:p>
          </table:table-cell>
          <table:table-cell table:formula="of:=[.F58]*[.D58]" office:value-type="float" office:value="2139796.6">
            <text:p>2139796.6</text:p>
          </table:table-cell>
          <table:table-cell table:formula="of:=[.F58]*[.B58]*[.C58]" office:value-type="float" office:value="2139796.6">
            <text:p>2139796.6</text:p>
          </table:table-cell>
          <table:table-cell table:formula="of:=[.F58]*[.B58]*[.D58]" office:value-type="float" office:value="-2139796.6">
            <text:p>-2139796.6</text:p>
          </table:table-cell>
          <table:table-cell table:formula="of:=[.F58]*[.C58]*[.D58]" office:value-type="float" office:value="-2139796.6">
            <text:p>-2139796.6</text:p>
          </table:table-cell>
          <table:table-cell table:formula="of:=[.F58]*[.B58]*[.C58]*[.D58]" office:value-type="float" office:value="2139796.6">
            <text:p>2139796.6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2]" office:value-type="float" office:value="1423910">
            <text:p>1423910</text:p>
          </table:table-cell>
          <table:table-cell table:formula="of:=[.F59]*[.B59]" office:value-type="float" office:value="-1423910">
            <text:p>-1423910</text:p>
          </table:table-cell>
          <table:table-cell table:formula="of:=[.F59]*[.C59]" office:value-type="float" office:value="-1423910">
            <text:p>-1423910</text:p>
          </table:table-cell>
          <table:table-cell table:formula="of:=[.F59]*[.D59]" office:value-type="float" office:value="-1423910">
            <text:p>-1423910</text:p>
          </table:table-cell>
          <table:table-cell table:formula="of:=[.F59]*[.B59]*[.C59]" office:value-type="float" office:value="1423910">
            <text:p>1423910</text:p>
          </table:table-cell>
          <table:table-cell table:formula="of:=[.F59]*[.B59]*[.D59]" office:value-type="float" office:value="1423910">
            <text:p>1423910</text:p>
          </table:table-cell>
          <table:table-cell table:formula="of:=[.F59]*[.C59]*[.D59]" office:value-type="float" office:value="1423910">
            <text:p>1423910</text:p>
          </table:table-cell>
          <table:table-cell table:formula="of:=[.F59]*[.B59]*[.C59]*[.D59]" office:value-type="float" office:value="-1423910">
            <text:p>-1423910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51])" office:value-type="string" office:string-value="qA">
            <text:p>qA</text:p>
          </table:table-cell>
          <table:table-cell table:style-name="ce2" table:formula="of:=CONCATENATE(&quot;q&quot;;[.H51])" office:value-type="string" office:string-value="qC">
            <text:p>qC</text:p>
          </table:table-cell>
          <table:table-cell table:style-name="ce2" table:formula="of:=CONCATENATE(&quot;q&quot;;[.I51])" office:value-type="string" office:string-value="qD">
            <text:p>qD</text:p>
          </table:table-cell>
          <table:table-cell table:style-name="ce2" table:formula="of:=CONCATENATE(&quot;q&quot;;[.J51])" office:value-type="string" office:string-value="qAC">
            <text:p>qAC</text:p>
          </table:table-cell>
          <table:table-cell table:style-name="ce2" table:formula="of:=CONCATENATE(&quot;q&quot;;[.K51])" office:value-type="string" office:string-value="qAD">
            <text:p>qAD</text:p>
          </table:table-cell>
          <table:table-cell table:style-name="ce2" table:formula="of:=CONCATENATE(&quot;q&quot;;[.L51])" office:value-type="string" office:string-value="qCD">
            <text:p>qCD</text:p>
          </table:table-cell>
          <table:table-cell table:style-name="ce2" table:formula="of:=CONCATENATE(&quot;q&quot;;[.M51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52:.G59])/8" office:value-type="float" office:value="-41314.3875000001">
            <text:p>-41314.39</text:p>
          </table:table-cell>
          <table:table-cell table:formula="of:=SUM([.H52:.H59])/8" office:value-type="float" office:value="-34953.7125000001">
            <text:p>-34953.71</text:p>
          </table:table-cell>
          <table:table-cell table:formula="of:=SUM([.I52:.I59])/8" office:value-type="float" office:value="318751.7375">
            <text:p>318751.74</text:p>
          </table:table-cell>
          <table:table-cell table:formula="of:=SUM([.J52:.J59])/8" office:value-type="float" office:value="10035.6125">
            <text:p>10035.61</text:p>
          </table:table-cell>
          <table:table-cell table:formula="of:=SUM([.K52:.K59])/8" office:value-type="float" office:value="-39003.9375">
            <text:p>-39003.94</text:p>
          </table:table-cell>
          <table:table-cell table:formula="of:=SUM([.L52:.L59])/8" office:value-type="float" office:value="-301.162500000006">
            <text:p>-301.16</text:p>
          </table:table-cell>
          <table:table-cell table:formula="of:=SUM([.M52:.M59])/8" office:value-type="float" office:value="-113.537499999948">
            <text:p>-113.54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51];&quot;²&quot;)" office:value-type="string" office:string-value="qA²">
            <text:p>qA²</text:p>
          </table:table-cell>
          <table:table-cell table:style-name="ce2" table:formula="of:=CONCATENATE(&quot;q&quot;;[.H51];&quot;²&quot;)" office:value-type="string" office:string-value="qC²">
            <text:p>qC²</text:p>
          </table:table-cell>
          <table:table-cell table:style-name="ce2" table:formula="of:=CONCATENATE(&quot;q&quot;;[.I51];&quot;²&quot;)" office:value-type="string" office:string-value="qD²">
            <text:p>qD²</text:p>
          </table:table-cell>
          <table:table-cell table:style-name="ce2" table:formula="of:=CONCATENATE(&quot;q&quot;;[.J51];&quot;²&quot;)" office:value-type="string" office:string-value="qAC²">
            <text:p>qAC²</text:p>
          </table:table-cell>
          <table:table-cell table:style-name="ce2" table:formula="of:=CONCATENATE(&quot;q&quot;;[.K51];&quot;²&quot;)" office:value-type="string" office:string-value="qAD²">
            <text:p>qAD²</text:p>
          </table:table-cell>
          <table:table-cell table:style-name="ce2" table:formula="of:=CONCATENATE(&quot;q&quot;;[.L51];&quot;²&quot;)" office:value-type="string" office:string-value="qCD²">
            <text:p>qCD²</text:p>
          </table:table-cell>
          <table:table-cell table:style-name="ce2" table:formula="of:=CONCATENATE(&quot;q&quot;;[.M51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62];2)" office:value-type="float" office:value="1706878614.50016">
            <text:p>1706878614.5</text:p>
          </table:table-cell>
          <table:table-cell table:formula="of:=POWER([.H62];2)" office:value-type="float" office:value="1221762017.53266">
            <text:p>1221762017.53</text:p>
          </table:table-cell>
          <table:table-cell table:formula="of:=POWER([.I62];2)" office:value-type="float" office:value="101602670159.269">
            <text:p>101602670159.27</text:p>
          </table:table-cell>
          <table:table-cell table:formula="of:=POWER([.J62];2)" office:value-type="float" office:value="100713518.250155">
            <text:p>100713518.25</text:p>
          </table:table-cell>
          <table:table-cell table:formula="of:=POWER([.K62];2)" office:value-type="float" office:value="1521307140.50391">
            <text:p>1521307140.5</text:p>
          </table:table-cell>
          <table:table-cell table:formula="of:=POWER([.L62];2)" office:value-type="float" office:value="90698.8514062535">
            <text:p>90698.85</text:p>
          </table:table-cell>
          <table:table-cell table:formula="of:=POWER([.M62];2)" office:value-type="float" office:value="12890.7639062381">
            <text:p>12890.76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51])" office:value-type="string" office:string-value="SSA">
            <text:p>SSA</text:p>
          </table:table-cell>
          <table:table-cell table:style-name="ce2" table:formula="of:=CONCATENATE(&quot;SS&quot;;[.H51])" office:value-type="string" office:string-value="SSC">
            <text:p>SSC</text:p>
          </table:table-cell>
          <table:table-cell table:style-name="ce2" table:formula="of:=CONCATENATE(&quot;SS&quot;;[.I51])" office:value-type="string" office:string-value="SSD">
            <text:p>SSD</text:p>
          </table:table-cell>
          <table:table-cell table:style-name="ce2" table:formula="of:=CONCATENATE(&quot;SS&quot;;[.J51])" office:value-type="string" office:string-value="SSAC">
            <text:p>SSAC</text:p>
          </table:table-cell>
          <table:table-cell table:style-name="ce2" table:formula="of:=CONCATENATE(&quot;SS&quot;;[.K51])" office:value-type="string" office:string-value="SSAD">
            <text:p>SSAD</text:p>
          </table:table-cell>
          <table:table-cell table:style-name="ce2" table:formula="of:=CONCATENATE(&quot;SS&quot;;[.L51])" office:value-type="string" office:string-value="SSCD">
            <text:p>SSCD</text:p>
          </table:table-cell>
          <table:table-cell table:style-name="ce2" table:formula="of:=CONCATENATE(&quot;SS&quot;;[.M51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65:.M65])" office:value-type="float" office:value="849227480317.369">
            <text:p>849227480317.37</text:p>
          </table:table-cell>
          <table:table-cell table:formula="of:=POWER(2;3)*[.G65]" office:value-type="float" office:value="13655028916.0013">
            <text:p>13655028916</text:p>
          </table:table-cell>
          <table:table-cell table:formula="of:=POWER(2;3)*[.H65]" office:value-type="float" office:value="9774096140.26128">
            <text:p>9774096140.26</text:p>
          </table:table-cell>
          <table:table-cell table:formula="of:=POWER(2;3)*[.I65]" office:value-type="float" office:value="812821361274.151">
            <text:p>812821361274.15</text:p>
          </table:table-cell>
          <table:table-cell table:formula="of:=POWER(2;3)*[.J65]" office:value-type="float" office:value="805708146.001244">
            <text:p>805708146</text:p>
          </table:table-cell>
          <table:table-cell table:formula="of:=POWER(2;3)*[.K65]" office:value-type="float" office:value="12170457124.0313">
            <text:p>12170457124.03</text:p>
          </table:table-cell>
          <table:table-cell table:formula="of:=POWER(2;3)*[.L65]" office:value-type="float" office:value="725590.811250028">
            <text:p>725590.81</text:p>
          </table:table-cell>
          <table:table-cell table:formula="of:=POWER(2;3)*[.M65]" office:value-type="float" office:value="103126.111249905">
            <text:p>103126.1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51])" office:value-type="string" office:string-value="iA">
            <text:p>iA</text:p>
          </table:table-cell>
          <table:table-cell table:style-name="ce2" table:formula="of:=CONCATENATE(&quot;i&quot;;[.H51])" office:value-type="string" office:string-value="iC">
            <text:p>iC</text:p>
          </table:table-cell>
          <table:table-cell table:style-name="ce2" table:formula="of:=CONCATENATE(&quot;i&quot;;[.I51])" office:value-type="string" office:string-value="iD">
            <text:p>iD</text:p>
          </table:table-cell>
          <table:table-cell table:style-name="ce2" table:formula="of:=CONCATENATE(&quot;i&quot;;[.J51])" office:value-type="string" office:string-value="iAC">
            <text:p>iAC</text:p>
          </table:table-cell>
          <table:table-cell table:style-name="ce2" table:formula="of:=CONCATENATE(&quot;i&quot;;[.K51])" office:value-type="string" office:string-value="iAD">
            <text:p>iAD</text:p>
          </table:table-cell>
          <table:table-cell table:style-name="ce2" table:formula="of:=CONCATENATE(&quot;i&quot;;[.L51])" office:value-type="string" office:string-value="iCD">
            <text:p>iCD</text:p>
          </table:table-cell>
          <table:table-cell table:style-name="ce2" table:formula="of:=CONCATENATE(&quot;i&quot;;[.M51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68]/[.F68]" office:value-type="float" office:value="0.0160793535683728">
            <text:p>0.016</text:p>
          </table:table-cell>
          <table:table-cell table:style-name="ce5" table:formula="of:=[.H68]/[.F68]" office:value-type="float" office:value="0.0115093969128373">
            <text:p>0.012</text:p>
          </table:table-cell>
          <table:table-cell table:style-name="ce5" table:formula="of:=[.I68]/[.F68]" office:value-type="float" office:value="0.957130309737961">
            <text:p>0.957</text:p>
          </table:table-cell>
          <table:table-cell table:style-name="ce5" table:formula="of:=[.J68]/[.F68]" office:value-type="float" office:value="0.000948754208589833">
            <text:p>0.001</text:p>
          </table:table-cell>
          <table:table-cell table:style-name="ce5" table:formula="of:=[.K68]/[.F68]" office:value-type="float" office:value="0.0143312097242579">
            <text:p>0.014</text:p>
          </table:table-cell>
          <table:table-cell table:style-name="ce5" table:formula="of:=[.L68]/[.F68]" office:value-type="float" office:value="0.000000854412778751418">
            <text:p>0.000</text:p>
          </table:table-cell>
          <table:table-cell table:style-name="ce5" table:formula="of:=[.M68]/[.F68]" office:value-type="float" office:value="0.000000121435202746106">
            <text:p>0.000</text:p>
          </table:table-cell>
          <table:table-cell table:formula="of:=SUM([.G71:.M71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READ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2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K69]" office:value-type="float" office:value="1560924.8">
            <text:p>1560924.8</text:p>
          </table:table-cell>
          <table:table-cell table:formula="of:=[.F76]*[.B76]" office:value-type="float" office:value="1560924.8">
            <text:p>1560924.8</text:p>
          </table:table-cell>
          <table:table-cell table:formula="of:=[.F76]*[.C76]" office:value-type="float" office:value="1560924.8">
            <text:p>1560924.8</text:p>
          </table:table-cell>
          <table:table-cell table:formula="of:=[.F76]*[.D76]" office:value-type="float" office:value="1560924.8">
            <text:p>1560924.8</text:p>
          </table:table-cell>
          <table:table-cell table:formula="of:=[.F76]*[.B76]*[.C76]" office:value-type="float" office:value="1560924.8">
            <text:p>1560924.8</text:p>
          </table:table-cell>
          <table:table-cell table:formula="of:=[.F76]*[.B76]*[.D76]" office:value-type="float" office:value="1560924.8">
            <text:p>1560924.8</text:p>
          </table:table-cell>
          <table:table-cell table:formula="of:=[.F76]*[.C76]*[.D76]" office:value-type="float" office:value="1560924.8">
            <text:p>1560924.8</text:p>
          </table:table-cell>
          <table:table-cell table:formula="of:=[.F76]*[.B76]*[.C76]*[.D76]" office:value-type="float" office:value="1560924.8">
            <text:p>1560924.8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K70]" office:value-type="float" office:value="1149714.2">
            <text:p>1149714.2</text:p>
          </table:table-cell>
          <table:table-cell table:formula="of:=[.F77]*[.B77]" office:value-type="float" office:value="1149714.2">
            <text:p>1149714.2</text:p>
          </table:table-cell>
          <table:table-cell table:formula="of:=[.F77]*[.C77]" office:value-type="float" office:value="1149714.2">
            <text:p>1149714.2</text:p>
          </table:table-cell>
          <table:table-cell table:formula="of:=[.F77]*[.D77]" office:value-type="float" office:value="-1149714.2">
            <text:p>-1149714.2</text:p>
          </table:table-cell>
          <table:table-cell table:formula="of:=[.F77]*[.B77]*[.C77]" office:value-type="float" office:value="1149714.2">
            <text:p>1149714.2</text:p>
          </table:table-cell>
          <table:table-cell table:formula="of:=[.F77]*[.B77]*[.D77]" office:value-type="float" office:value="-1149714.2">
            <text:p>-1149714.2</text:p>
          </table:table-cell>
          <table:table-cell table:formula="of:=[.F77]*[.C77]*[.D77]" office:value-type="float" office:value="-1149714.2">
            <text:p>-1149714.2</text:p>
          </table:table-cell>
          <table:table-cell table:formula="of:=[.F77]*[.B77]*[.C77]*[.D77]" office:value-type="float" office:value="-1149714.2">
            <text:p>-1149714.2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K71]" office:value-type="float" office:value="1598044">
            <text:p>1598044</text:p>
          </table:table-cell>
          <table:table-cell table:formula="of:=[.F78]*[.B78]" office:value-type="float" office:value="1598044">
            <text:p>1598044</text:p>
          </table:table-cell>
          <table:table-cell table:formula="of:=[.F78]*[.C78]" office:value-type="float" office:value="-1598044">
            <text:p>-1598044</text:p>
          </table:table-cell>
          <table:table-cell table:formula="of:=[.F78]*[.D78]" office:value-type="float" office:value="1598044">
            <text:p>1598044</text:p>
          </table:table-cell>
          <table:table-cell table:formula="of:=[.F78]*[.B78]*[.C78]" office:value-type="float" office:value="-1598044">
            <text:p>-1598044</text:p>
          </table:table-cell>
          <table:table-cell table:formula="of:=[.F78]*[.B78]*[.D78]" office:value-type="float" office:value="1598044">
            <text:p>1598044</text:p>
          </table:table-cell>
          <table:table-cell table:formula="of:=[.F78]*[.C78]*[.D78]" office:value-type="float" office:value="-1598044">
            <text:p>-1598044</text:p>
          </table:table-cell>
          <table:table-cell table:formula="of:=[.F78]*[.B78]*[.C78]*[.D78]" office:value-type="float" office:value="-1598044">
            <text:p>-1598044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K72]" office:value-type="float" office:value="1197743.3">
            <text:p>1197743.3</text:p>
          </table:table-cell>
          <table:table-cell table:formula="of:=[.F79]*[.B79]" office:value-type="float" office:value="1197743.3">
            <text:p>1197743.3</text:p>
          </table:table-cell>
          <table:table-cell table:formula="of:=[.F79]*[.C79]" office:value-type="float" office:value="-1197743.3">
            <text:p>-1197743.3</text:p>
          </table:table-cell>
          <table:table-cell table:formula="of:=[.F79]*[.D79]" office:value-type="float" office:value="-1197743.3">
            <text:p>-1197743.3</text:p>
          </table:table-cell>
          <table:table-cell table:formula="of:=[.F79]*[.B79]*[.C79]" office:value-type="float" office:value="-1197743.3">
            <text:p>-1197743.3</text:p>
          </table:table-cell>
          <table:table-cell table:formula="of:=[.F79]*[.B79]*[.D79]" office:value-type="float" office:value="-1197743.3">
            <text:p>-1197743.3</text:p>
          </table:table-cell>
          <table:table-cell table:formula="of:=[.F79]*[.C79]*[.D79]" office:value-type="float" office:value="1197743.3">
            <text:p>1197743.3</text:p>
          </table:table-cell>
          <table:table-cell table:formula="of:=[.F79]*[.B79]*[.C79]*[.D79]" office:value-type="float" office:value="1197743.3">
            <text:p>1197743.3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69]" office:value-type="float" office:value="1475797.7">
            <text:p>1475797.7</text:p>
          </table:table-cell>
          <table:table-cell table:formula="of:=[.F80]*[.B80]" office:value-type="float" office:value="-1475797.7">
            <text:p>-1475797.7</text:p>
          </table:table-cell>
          <table:table-cell table:formula="of:=[.F80]*[.C80]" office:value-type="float" office:value="1475797.7">
            <text:p>1475797.7</text:p>
          </table:table-cell>
          <table:table-cell table:formula="of:=[.F80]*[.D80]" office:value-type="float" office:value="1475797.7">
            <text:p>1475797.7</text:p>
          </table:table-cell>
          <table:table-cell table:formula="of:=[.F80]*[.B80]*[.C80]" office:value-type="float" office:value="-1475797.7">
            <text:p>-1475797.7</text:p>
          </table:table-cell>
          <table:table-cell table:formula="of:=[.F80]*[.B80]*[.D80]" office:value-type="float" office:value="-1475797.7">
            <text:p>-1475797.7</text:p>
          </table:table-cell>
          <table:table-cell table:formula="of:=[.F80]*[.C80]*[.D80]" office:value-type="float" office:value="1475797.7">
            <text:p>1475797.7</text:p>
          </table:table-cell>
          <table:table-cell table:formula="of:=[.F80]*[.B80]*[.C80]*[.D80]" office:value-type="float" office:value="-1475797.7">
            <text:p>-1475797.7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0]" office:value-type="float" office:value="1121569.3">
            <text:p>1121569.3</text:p>
          </table:table-cell>
          <table:table-cell table:formula="of:=[.F81]*[.B81]" office:value-type="float" office:value="-1121569.3">
            <text:p>-1121569.3</text:p>
          </table:table-cell>
          <table:table-cell table:formula="of:=[.F81]*[.C81]" office:value-type="float" office:value="1121569.3">
            <text:p>1121569.3</text:p>
          </table:table-cell>
          <table:table-cell table:formula="of:=[.F81]*[.D81]" office:value-type="float" office:value="-1121569.3">
            <text:p>-1121569.3</text:p>
          </table:table-cell>
          <table:table-cell table:formula="of:=[.F81]*[.B81]*[.C81]" office:value-type="float" office:value="-1121569.3">
            <text:p>-1121569.3</text:p>
          </table:table-cell>
          <table:table-cell table:formula="of:=[.F81]*[.B81]*[.D81]" office:value-type="float" office:value="1121569.3">
            <text:p>1121569.3</text:p>
          </table:table-cell>
          <table:table-cell table:formula="of:=[.F81]*[.C81]*[.D81]" office:value-type="float" office:value="-1121569.3">
            <text:p>-1121569.3</text:p>
          </table:table-cell>
          <table:table-cell table:formula="of:=[.F81]*[.B81]*[.C81]*[.D81]" office:value-type="float" office:value="1121569.3">
            <text:p>1121569.3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71]" office:value-type="float" office:value="1703137.3">
            <text:p>1703137.3</text:p>
          </table:table-cell>
          <table:table-cell table:formula="of:=[.F82]*[.B82]" office:value-type="float" office:value="-1703137.3">
            <text:p>-1703137.3</text:p>
          </table:table-cell>
          <table:table-cell table:formula="of:=[.F82]*[.C82]" office:value-type="float" office:value="-1703137.3">
            <text:p>-1703137.3</text:p>
          </table:table-cell>
          <table:table-cell table:formula="of:=[.F82]*[.D82]" office:value-type="float" office:value="1703137.3">
            <text:p>1703137.3</text:p>
          </table:table-cell>
          <table:table-cell table:formula="of:=[.F82]*[.B82]*[.C82]" office:value-type="float" office:value="1703137.3">
            <text:p>1703137.3</text:p>
          </table:table-cell>
          <table:table-cell table:formula="of:=[.F82]*[.B82]*[.D82]" office:value-type="float" office:value="-1703137.3">
            <text:p>-1703137.3</text:p>
          </table:table-cell>
          <table:table-cell table:formula="of:=[.F82]*[.C82]*[.D82]" office:value-type="float" office:value="-1703137.3">
            <text:p>-1703137.3</text:p>
          </table:table-cell>
          <table:table-cell table:formula="of:=[.F82]*[.B82]*[.C82]*[.D82]" office:value-type="float" office:value="1703137.3">
            <text:p>1703137.3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2]" office:value-type="float" office:value="1206573.7">
            <text:p>1206573.7</text:p>
          </table:table-cell>
          <table:table-cell table:formula="of:=[.F83]*[.B83]" office:value-type="float" office:value="-1206573.7">
            <text:p>-1206573.7</text:p>
          </table:table-cell>
          <table:table-cell table:formula="of:=[.F83]*[.C83]" office:value-type="float" office:value="-1206573.7">
            <text:p>-1206573.7</text:p>
          </table:table-cell>
          <table:table-cell table:formula="of:=[.F83]*[.D83]" office:value-type="float" office:value="-1206573.7">
            <text:p>-1206573.7</text:p>
          </table:table-cell>
          <table:table-cell table:formula="of:=[.F83]*[.B83]*[.C83]" office:value-type="float" office:value="1206573.7">
            <text:p>1206573.7</text:p>
          </table:table-cell>
          <table:table-cell table:formula="of:=[.F83]*[.B83]*[.D83]" office:value-type="float" office:value="1206573.7">
            <text:p>1206573.7</text:p>
          </table:table-cell>
          <table:table-cell table:formula="of:=[.F83]*[.C83]*[.D83]" office:value-type="float" office:value="1206573.7">
            <text:p>1206573.7</text:p>
          </table:table-cell>
          <table:table-cell table:formula="of:=[.F83]*[.B83]*[.C83]*[.D83]" office:value-type="float" office:value="-1206573.7">
            <text:p>-1206573.7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75])" office:value-type="string" office:string-value="qA">
            <text:p>qA</text:p>
          </table:table-cell>
          <table:table-cell table:style-name="ce2" table:formula="of:=CONCATENATE(&quot;q&quot;;[.H75])" office:value-type="string" office:string-value="qC">
            <text:p>qC</text:p>
          </table:table-cell>
          <table:table-cell table:style-name="ce2" table:formula="of:=CONCATENATE(&quot;q&quot;;[.I75])" office:value-type="string" office:string-value="qD">
            <text:p>qD</text:p>
          </table:table-cell>
          <table:table-cell table:style-name="ce2" table:formula="of:=CONCATENATE(&quot;q&quot;;[.J75])" office:value-type="string" office:string-value="qAC">
            <text:p>qAC</text:p>
          </table:table-cell>
          <table:table-cell table:style-name="ce2" table:formula="of:=CONCATENATE(&quot;q&quot;;[.K75])" office:value-type="string" office:string-value="qAD">
            <text:p>qAD</text:p>
          </table:table-cell>
          <table:table-cell table:style-name="ce2" table:formula="of:=CONCATENATE(&quot;q&quot;;[.L75])" office:value-type="string" office:string-value="qCD">
            <text:p>qCD</text:p>
          </table:table-cell>
          <table:table-cell table:style-name="ce2" table:formula="of:=CONCATENATE(&quot;q&quot;;[.M75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76:.G83])/8" office:value-type="float" office:value="-81.4625000000233">
            <text:p>-81.46</text:p>
          </table:table-cell>
          <table:table-cell table:formula="of:=SUM([.H76:.H83])/8" office:value-type="float" office:value="-49686.5375">
            <text:p>-49686.54</text:p>
          </table:table-cell>
          <table:table-cell table:formula="of:=SUM([.I76:.I83])/8" office:value-type="float" office:value="207787.9125">
            <text:p>207787.91</text:p>
          </table:table-cell>
          <table:table-cell table:formula="of:=SUM([.J76:.J83])/8" office:value-type="float" office:value="28399.4625">
            <text:p>28399.46</text:p>
          </table:table-cell>
          <table:table-cell table:formula="of:=SUM([.K76:.K83])/8" office:value-type="float" office:value="-4910.08750000002">
            <text:p>-4910.09</text:p>
          </table:table-cell>
          <table:table-cell table:formula="of:=SUM([.L76:.L83])/8" office:value-type="float" office:value="-16428.1625">
            <text:p>-16428.16</text:p>
          </table:table-cell>
          <table:table-cell table:formula="of:=SUM([.M76:.M83])/8" office:value-type="float" office:value="19155.6375">
            <text:p>19155.64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75];&quot;²&quot;)" office:value-type="string" office:string-value="qA²">
            <text:p>qA²</text:p>
          </table:table-cell>
          <table:table-cell table:style-name="ce2" table:formula="of:=CONCATENATE(&quot;q&quot;;[.H75];&quot;²&quot;)" office:value-type="string" office:string-value="qC²">
            <text:p>qC²</text:p>
          </table:table-cell>
          <table:table-cell table:style-name="ce2" table:formula="of:=CONCATENATE(&quot;q&quot;;[.I75];&quot;²&quot;)" office:value-type="string" office:string-value="qD²">
            <text:p>qD²</text:p>
          </table:table-cell>
          <table:table-cell table:style-name="ce2" table:formula="of:=CONCATENATE(&quot;q&quot;;[.J75];&quot;²&quot;)" office:value-type="string" office:string-value="qAC²">
            <text:p>qAC²</text:p>
          </table:table-cell>
          <table:table-cell table:style-name="ce2" table:formula="of:=CONCATENATE(&quot;q&quot;;[.K75];&quot;²&quot;)" office:value-type="string" office:string-value="qAD²">
            <text:p>qAD²</text:p>
          </table:table-cell>
          <table:table-cell table:style-name="ce2" table:formula="of:=CONCATENATE(&quot;q&quot;;[.L75];&quot;²&quot;)" office:value-type="string" office:string-value="qCD²">
            <text:p>qCD²</text:p>
          </table:table-cell>
          <table:table-cell table:style-name="ce2" table:formula="of:=CONCATENATE(&quot;q&quot;;[.M75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86];2)" office:value-type="float" office:value="6636.13890625379">
            <text:p>6636.14</text:p>
          </table:table-cell>
          <table:table-cell table:formula="of:=POWER([.H86];2)" office:value-type="float" office:value="2468752008.73891">
            <text:p>2468752008.74</text:p>
          </table:table-cell>
          <table:table-cell table:formula="of:=POWER([.I86];2)" office:value-type="float" office:value="43175816581.1077">
            <text:p>43175816581.11</text:p>
          </table:table-cell>
          <table:table-cell table:formula="of:=POWER([.J86];2)" office:value-type="float" office:value="806529470.288908">
            <text:p>806529470.29</text:p>
          </table:table-cell>
          <table:table-cell table:formula="of:=POWER([.K86];2)" office:value-type="float" office:value="24108959.2576565">
            <text:p>24108959.26</text:p>
          </table:table-cell>
          <table:table-cell table:formula="of:=POWER([.L86];2)" office:value-type="float" office:value="269884523.126407">
            <text:p>269884523.13</text:p>
          </table:table-cell>
          <table:table-cell table:formula="of:=POWER([.M86];2)" office:value-type="float" office:value="366938448.031407">
            <text:p>366938448.0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75])" office:value-type="string" office:string-value="SSA">
            <text:p>SSA</text:p>
          </table:table-cell>
          <table:table-cell table:style-name="ce2" table:formula="of:=CONCATENATE(&quot;SS&quot;;[.H75])" office:value-type="string" office:string-value="SSC">
            <text:p>SSC</text:p>
          </table:table-cell>
          <table:table-cell table:style-name="ce2" table:formula="of:=CONCATENATE(&quot;SS&quot;;[.I75])" office:value-type="string" office:string-value="SSD">
            <text:p>SSD</text:p>
          </table:table-cell>
          <table:table-cell table:style-name="ce2" table:formula="of:=CONCATENATE(&quot;SS&quot;;[.J75])" office:value-type="string" office:string-value="SSAC">
            <text:p>SSAC</text:p>
          </table:table-cell>
          <table:table-cell table:style-name="ce2" table:formula="of:=CONCATENATE(&quot;SS&quot;;[.K75])" office:value-type="string" office:string-value="SSAD">
            <text:p>SSAD</text:p>
          </table:table-cell>
          <table:table-cell table:style-name="ce2" table:formula="of:=CONCATENATE(&quot;SS&quot;;[.L75])" office:value-type="string" office:string-value="SSCD">
            <text:p>SSCD</text:p>
          </table:table-cell>
          <table:table-cell table:style-name="ce2" table:formula="of:=CONCATENATE(&quot;SS&quot;;[.M75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89:.M89])" office:value-type="float" office:value="376896293013.519">
            <text:p>376896293013.52</text:p>
          </table:table-cell>
          <table:table-cell table:formula="of:=POWER(2;3)*[.G89]" office:value-type="float" office:value="53089.1112500304">
            <text:p>53089.11</text:p>
          </table:table-cell>
          <table:table-cell table:formula="of:=POWER(2;3)*[.H89]" office:value-type="float" office:value="19750016069.9113">
            <text:p>19750016069.91</text:p>
          </table:table-cell>
          <table:table-cell table:formula="of:=POWER(2;3)*[.I89]" office:value-type="float" office:value="345406532648.861">
            <text:p>345406532648.86</text:p>
          </table:table-cell>
          <table:table-cell table:formula="of:=POWER(2;3)*[.J89]" office:value-type="float" office:value="6452235762.31126">
            <text:p>6452235762.31</text:p>
          </table:table-cell>
          <table:table-cell table:formula="of:=POWER(2;3)*[.K89]" office:value-type="float" office:value="192871674.061252">
            <text:p>192871674.06</text:p>
          </table:table-cell>
          <table:table-cell table:formula="of:=POWER(2;3)*[.L89]" office:value-type="float" office:value="2159076185.01126">
            <text:p>2159076185.01</text:p>
          </table:table-cell>
          <table:table-cell table:formula="of:=POWER(2;3)*[.M89]" office:value-type="float" office:value="2935507584.25125">
            <text:p>2935507584.2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75])" office:value-type="string" office:string-value="iA">
            <text:p>iA</text:p>
          </table:table-cell>
          <table:table-cell table:style-name="ce2" table:formula="of:=CONCATENATE(&quot;i&quot;;[.H75])" office:value-type="string" office:string-value="iC">
            <text:p>iC</text:p>
          </table:table-cell>
          <table:table-cell table:style-name="ce2" table:formula="of:=CONCATENATE(&quot;i&quot;;[.I75])" office:value-type="string" office:string-value="iD">
            <text:p>iD</text:p>
          </table:table-cell>
          <table:table-cell table:style-name="ce2" table:formula="of:=CONCATENATE(&quot;i&quot;;[.J75])" office:value-type="string" office:string-value="iAC">
            <text:p>iAC</text:p>
          </table:table-cell>
          <table:table-cell table:style-name="ce2" table:formula="of:=CONCATENATE(&quot;i&quot;;[.K75])" office:value-type="string" office:string-value="iAD">
            <text:p>iAD</text:p>
          </table:table-cell>
          <table:table-cell table:style-name="ce2" table:formula="of:=CONCATENATE(&quot;i&quot;;[.L75])" office:value-type="string" office:string-value="iCD">
            <text:p>iCD</text:p>
          </table:table-cell>
          <table:table-cell table:style-name="ce2" table:formula="of:=CONCATENATE(&quot;i&quot;;[.M75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92]/[.F92]" office:value-type="float" office:value="0.000000140858671826008">
            <text:p>0.000</text:p>
          </table:table-cell>
          <table:table-cell table:style-name="ce5" table:formula="of:=[.H92]/[.F92]" office:value-type="float" office:value="0.0524017254507803">
            <text:p>0.052</text:p>
          </table:table-cell>
          <table:table-cell table:style-name="ce5" table:formula="of:=[.I92]/[.F92]" office:value-type="float" office:value="0.916449800785045">
            <text:p>0.916</text:p>
          </table:table-cell>
          <table:table-cell table:style-name="ce5" table:formula="of:=[.J92]/[.F92]" office:value-type="float" office:value="0.017119393005226">
            <text:p>0.017</text:p>
          </table:table-cell>
          <table:table-cell table:style-name="ce5" table:formula="of:=[.K92]/[.F92]" office:value-type="float" office:value="0.000511736723434246">
            <text:p>0.001</text:p>
          </table:table-cell>
          <table:table-cell table:style-name="ce5" table:formula="of:=[.L92]/[.F92]" office:value-type="float" office:value="0.00572856837552874">
            <text:p>0.006</text:p>
          </table:table-cell>
          <table:table-cell table:style-name="ce5" table:formula="of:=[.M92]/[.F92]" office:value-type="float" office:value="0.00778863480131379">
            <text:p>0.008</text:p>
          </table:table-cell>
          <table:table-cell table:formula="of:=SUM([.G95:.M95])" office:value-type="float" office:value="1">
            <text:p>1</text:p>
          </table:table-cell>
          <table:table-cell table:number-columns-repeated="7"/>
        </table:table-row>
      </table:table>
      <table:table table:name="Etapa3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Etapa 2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WRIT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5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F69]" office:value-type="float" office:value="451570.7">
            <text:p>451570.7</text:p>
          </table:table-cell>
          <table:table-cell table:formula="of:=[.F4]*[.B4]" office:value-type="float" office:value="451570.7">
            <text:p>451570.7</text:p>
          </table:table-cell>
          <table:table-cell table:formula="of:=[.F4]*[.C4]" office:value-type="float" office:value="451570.7">
            <text:p>451570.7</text:p>
          </table:table-cell>
          <table:table-cell table:formula="of:=[.F4]*[.D4]" office:value-type="float" office:value="451570.7">
            <text:p>451570.7</text:p>
          </table:table-cell>
          <table:table-cell table:formula="of:=[.F4]*[.B4]*[.C4]" office:value-type="float" office:value="451570.7">
            <text:p>451570.7</text:p>
          </table:table-cell>
          <table:table-cell table:formula="of:=[.F4]*[.B4]*[.D4]" office:value-type="float" office:value="451570.7">
            <text:p>451570.7</text:p>
          </table:table-cell>
          <table:table-cell table:formula="of:=[.F4]*[.C4]*[.D4]" office:value-type="float" office:value="451570.7">
            <text:p>451570.7</text:p>
          </table:table-cell>
          <table:table-cell table:formula="of:=[.F4]*[.B4]*[.C4]*[.D4]" office:value-type="float" office:value="451570.7">
            <text:p>451570.7</text:p>
          </table:table-cell>
          <table:table-cell table:number-columns-repeated="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F70]" office:value-type="float" office:value="497425.5">
            <text:p>497425.5</text:p>
          </table:table-cell>
          <table:table-cell table:formula="of:=[.F5]*[.B5]" office:value-type="float" office:value="497425.5">
            <text:p>497425.5</text:p>
          </table:table-cell>
          <table:table-cell table:formula="of:=[.F5]*[.C5]" office:value-type="float" office:value="497425.5">
            <text:p>497425.5</text:p>
          </table:table-cell>
          <table:table-cell table:formula="of:=[.F5]*[.D5]" office:value-type="float" office:value="-497425.5">
            <text:p>-497425.5</text:p>
          </table:table-cell>
          <table:table-cell table:formula="of:=[.F5]*[.B5]*[.C5]" office:value-type="float" office:value="497425.5">
            <text:p>497425.5</text:p>
          </table:table-cell>
          <table:table-cell table:formula="of:=[.F5]*[.B5]*[.D5]" office:value-type="float" office:value="-497425.5">
            <text:p>-497425.5</text:p>
          </table:table-cell>
          <table:table-cell table:formula="of:=[.F5]*[.C5]*[.D5]" office:value-type="float" office:value="-497425.5">
            <text:p>-497425.5</text:p>
          </table:table-cell>
          <table:table-cell table:formula="of:=[.F5]*[.B5]*[.C5]*[.D5]" office:value-type="float" office:value="-497425.5">
            <text:p>-497425.5</text:p>
          </table:table-cell>
          <table:table-cell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F71]" office:value-type="float" office:value="455571.6">
            <text:p>455571.6</text:p>
          </table:table-cell>
          <table:table-cell table:formula="of:=[.F6]*[.B6]" office:value-type="float" office:value="455571.6">
            <text:p>455571.6</text:p>
          </table:table-cell>
          <table:table-cell table:formula="of:=[.F6]*[.C6]" office:value-type="float" office:value="-455571.6">
            <text:p>-455571.6</text:p>
          </table:table-cell>
          <table:table-cell table:formula="of:=[.F6]*[.D6]" office:value-type="float" office:value="455571.6">
            <text:p>455571.6</text:p>
          </table:table-cell>
          <table:table-cell table:formula="of:=[.F6]*[.B6]*[.C6]" office:value-type="float" office:value="-455571.6">
            <text:p>-455571.6</text:p>
          </table:table-cell>
          <table:table-cell table:formula="of:=[.F6]*[.B6]*[.D6]" office:value-type="float" office:value="455571.6">
            <text:p>455571.6</text:p>
          </table:table-cell>
          <table:table-cell table:formula="of:=[.F6]*[.C6]*[.D6]" office:value-type="float" office:value="-455571.6">
            <text:p>-455571.6</text:p>
          </table:table-cell>
          <table:table-cell table:formula="of:=[.F6]*[.B6]*[.C6]*[.D6]" office:value-type="float" office:value="-455571.6">
            <text:p>-455571.6</text:p>
          </table:table-cell>
          <table:table-cell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F72]" office:value-type="float" office:value="527761.2">
            <text:p>527761.2</text:p>
          </table:table-cell>
          <table:table-cell table:formula="of:=[.F7]*[.B7]" office:value-type="float" office:value="527761.2">
            <text:p>527761.2</text:p>
          </table:table-cell>
          <table:table-cell table:formula="of:=[.F7]*[.C7]" office:value-type="float" office:value="-527761.2">
            <text:p>-527761.2</text:p>
          </table:table-cell>
          <table:table-cell table:formula="of:=[.F7]*[.D7]" office:value-type="float" office:value="-527761.2">
            <text:p>-527761.2</text:p>
          </table:table-cell>
          <table:table-cell table:formula="of:=[.F7]*[.B7]*[.C7]" office:value-type="float" office:value="-527761.2">
            <text:p>-527761.2</text:p>
          </table:table-cell>
          <table:table-cell table:formula="of:=[.F7]*[.B7]*[.D7]" office:value-type="float" office:value="-527761.2">
            <text:p>-527761.2</text:p>
          </table:table-cell>
          <table:table-cell table:formula="of:=[.F7]*[.C7]*[.D7]" office:value-type="float" office:value="527761.2">
            <text:p>527761.2</text:p>
          </table:table-cell>
          <table:table-cell table:formula="of:=[.F7]*[.B7]*[.C7]*[.D7]" office:value-type="float" office:value="527761.2">
            <text:p>527761.2</text:p>
          </table:table-cell>
          <table:table-cell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69]" office:value-type="float" office:value="284952.8">
            <text:p>284952.8</text:p>
          </table:table-cell>
          <table:table-cell table:formula="of:=[.F8]*[.B8]" office:value-type="float" office:value="-284952.8">
            <text:p>-284952.8</text:p>
          </table:table-cell>
          <table:table-cell table:formula="of:=[.F8]*[.C8]" office:value-type="float" office:value="284952.8">
            <text:p>284952.8</text:p>
          </table:table-cell>
          <table:table-cell table:formula="of:=[.F8]*[.D8]" office:value-type="float" office:value="284952.8">
            <text:p>284952.8</text:p>
          </table:table-cell>
          <table:table-cell table:formula="of:=[.F8]*[.B8]*[.C8]" office:value-type="float" office:value="-284952.8">
            <text:p>-284952.8</text:p>
          </table:table-cell>
          <table:table-cell table:formula="of:=[.F8]*[.B8]*[.D8]" office:value-type="float" office:value="-284952.8">
            <text:p>-284952.8</text:p>
          </table:table-cell>
          <table:table-cell table:formula="of:=[.F8]*[.C8]*[.D8]" office:value-type="float" office:value="284952.8">
            <text:p>284952.8</text:p>
          </table:table-cell>
          <table:table-cell table:formula="of:=[.F8]*[.B8]*[.C8]*[.D8]" office:value-type="float" office:value="-284952.8">
            <text:p>-284952.8</text:p>
          </table:table-cell>
          <table:table-cell table:number-columns-repeated="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0]" office:value-type="float" office:value="275921.5">
            <text:p>275921.5</text:p>
          </table:table-cell>
          <table:table-cell table:formula="of:=[.F9]*[.B9]" office:value-type="float" office:value="-275921.5">
            <text:p>-275921.5</text:p>
          </table:table-cell>
          <table:table-cell table:formula="of:=[.F9]*[.C9]" office:value-type="float" office:value="275921.5">
            <text:p>275921.5</text:p>
          </table:table-cell>
          <table:table-cell table:formula="of:=[.F9]*[.D9]" office:value-type="float" office:value="-275921.5">
            <text:p>-275921.5</text:p>
          </table:table-cell>
          <table:table-cell table:formula="of:=[.F9]*[.B9]*[.C9]" office:value-type="float" office:value="-275921.5">
            <text:p>-275921.5</text:p>
          </table:table-cell>
          <table:table-cell table:formula="of:=[.F9]*[.B9]*[.D9]" office:value-type="float" office:value="275921.5">
            <text:p>275921.5</text:p>
          </table:table-cell>
          <table:table-cell table:formula="of:=[.F9]*[.C9]*[.D9]" office:value-type="float" office:value="-275921.5">
            <text:p>-275921.5</text:p>
          </table:table-cell>
          <table:table-cell table:formula="of:=[.F9]*[.B9]*[.C9]*[.D9]" office:value-type="float" office:value="275921.5">
            <text:p>275921.5</text:p>
          </table:table-cell>
          <table:table-cell table:number-columns-repeated="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71]" office:value-type="float" office:value="349106.2">
            <text:p>349106.2</text:p>
          </table:table-cell>
          <table:table-cell table:formula="of:=[.F10]*[.B10]" office:value-type="float" office:value="-349106.2">
            <text:p>-349106.2</text:p>
          </table:table-cell>
          <table:table-cell table:formula="of:=[.F10]*[.C10]" office:value-type="float" office:value="-349106.2">
            <text:p>-349106.2</text:p>
          </table:table-cell>
          <table:table-cell table:formula="of:=[.F10]*[.D10]" office:value-type="float" office:value="349106.2">
            <text:p>349106.2</text:p>
          </table:table-cell>
          <table:table-cell table:formula="of:=[.F10]*[.B10]*[.C10]" office:value-type="float" office:value="349106.2">
            <text:p>349106.2</text:p>
          </table:table-cell>
          <table:table-cell table:formula="of:=[.F10]*[.B10]*[.D10]" office:value-type="float" office:value="-349106.2">
            <text:p>-349106.2</text:p>
          </table:table-cell>
          <table:table-cell table:formula="of:=[.F10]*[.C10]*[.D10]" office:value-type="float" office:value="-349106.2">
            <text:p>-349106.2</text:p>
          </table:table-cell>
          <table:table-cell table:formula="of:=[.F10]*[.B10]*[.C10]*[.D10]" office:value-type="float" office:value="349106.2">
            <text:p>349106.2</text:p>
          </table:table-cell>
          <table:table-cell table:number-columns-repeated="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2]" office:value-type="float" office:value="335589.7">
            <text:p>335589.7</text:p>
          </table:table-cell>
          <table:table-cell table:formula="of:=[.F11]*[.B11]" office:value-type="float" office:value="-335589.7">
            <text:p>-335589.7</text:p>
          </table:table-cell>
          <table:table-cell table:formula="of:=[.F11]*[.C11]" office:value-type="float" office:value="-335589.7">
            <text:p>-335589.7</text:p>
          </table:table-cell>
          <table:table-cell table:formula="of:=[.F11]*[.D11]" office:value-type="float" office:value="-335589.7">
            <text:p>-335589.7</text:p>
          </table:table-cell>
          <table:table-cell table:formula="of:=[.F11]*[.B11]*[.C11]" office:value-type="float" office:value="335589.7">
            <text:p>335589.7</text:p>
          </table:table-cell>
          <table:table-cell table:formula="of:=[.F11]*[.B11]*[.D11]" office:value-type="float" office:value="335589.7">
            <text:p>335589.7</text:p>
          </table:table-cell>
          <table:table-cell table:formula="of:=[.F11]*[.C11]*[.D11]" office:value-type="float" office:value="335589.7">
            <text:p>335589.7</text:p>
          </table:table-cell>
          <table:table-cell table:formula="of:=[.F11]*[.B11]*[.C11]*[.D11]" office:value-type="float" office:value="-335589.7">
            <text:p>-335589.7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q&quot;;[.G3])" office:value-type="string" office:string-value="qA">
            <text:p>qA</text:p>
          </table:table-cell>
          <table:table-cell table:style-name="ce2" table:formula="of:=CONCATENATE(&quot;q&quot;;[.H3])" office:value-type="string" office:string-value="qC">
            <text:p>qC</text:p>
          </table:table-cell>
          <table:table-cell table:style-name="ce2" table:formula="of:=CONCATENATE(&quot;q&quot;;[.I3])" office:value-type="string" office:string-value="qD">
            <text:p>qD</text:p>
          </table:table-cell>
          <table:table-cell table:style-name="ce2" table:formula="of:=CONCATENATE(&quot;q&quot;;[.J3])" office:value-type="string" office:string-value="qAC">
            <text:p>qAC</text:p>
          </table:table-cell>
          <table:table-cell table:style-name="ce2" table:formula="of:=CONCATENATE(&quot;q&quot;;[.K3])" office:value-type="string" office:string-value="qAD">
            <text:p>qAD</text:p>
          </table:table-cell>
          <table:table-cell table:style-name="ce2" table:formula="of:=CONCATENATE(&quot;q&quot;;[.L3])" office:value-type="string" office:string-value="qCD">
            <text:p>qCD</text:p>
          </table:table-cell>
          <table:table-cell table:style-name="ce2" table:formula="of:=CONCATENATE(&quot;q&quot;;[.M3])" office:value-type="string" office:string-value="qACD">
            <text:p>qAC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4:.G11])/8" office:value-type="float" office:value="85844.85">
            <text:p>85844.85</text:p>
          </table:table-cell>
          <table:table-cell table:formula="of:=SUM([.H4:.H11])/8" office:value-type="float" office:value="-19769.775">
            <text:p>-19769.78</text:p>
          </table:table-cell>
          <table:table-cell table:formula="of:=SUM([.I4:.I11])/8" office:value-type="float" office:value="-11937.075">
            <text:p>-11937.08</text:p>
          </table:table-cell>
          <table:table-cell table:formula="of:=SUM([.J4:.J11])/8" office:value-type="float" office:value="11185.625">
            <text:p>11185.63</text:p>
          </table:table-cell>
          <table:table-cell table:formula="of:=SUM([.K4:.K11])/8" office:value-type="float" office:value="-17574.025">
            <text:p>-17574.03</text:p>
          </table:table-cell>
          <table:table-cell table:formula="of:=SUM([.L4:.L11])/8" office:value-type="float" office:value="2731.2">
            <text:p>2731.2</text:p>
          </table:table-cell>
          <table:table-cell table:formula="of:=SUM([.M4:.M11])/8" office:value-type="float" office:value="3852.50000000001">
            <text:p>3852.5</text:p>
          </table:table-cell>
          <table:table-cell table:number-columns-repeated="5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4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3];&quot;²&quot;)" office:value-type="string" office:string-value="qA²">
            <text:p>qA²</text:p>
          </table:table-cell>
          <table:table-cell table:style-name="ce2" table:formula="of:=CONCATENATE(&quot;q&quot;;[.H3];&quot;²&quot;)" office:value-type="string" office:string-value="qC²">
            <text:p>qC²</text:p>
          </table:table-cell>
          <table:table-cell table:style-name="ce2" table:formula="of:=CONCATENATE(&quot;q&quot;;[.I3];&quot;²&quot;)" office:value-type="string" office:string-value="qD²">
            <text:p>qD²</text:p>
          </table:table-cell>
          <table:table-cell table:style-name="ce2" table:formula="of:=CONCATENATE(&quot;q&quot;;[.J3];&quot;²&quot;)" office:value-type="string" office:string-value="qAC²">
            <text:p>qAC²</text:p>
          </table:table-cell>
          <table:table-cell table:style-name="ce2" table:formula="of:=CONCATENATE(&quot;q&quot;;[.K3];&quot;²&quot;)" office:value-type="string" office:string-value="qAD²">
            <text:p>qAD²</text:p>
          </table:table-cell>
          <table:table-cell table:style-name="ce2" table:formula="of:=CONCATENATE(&quot;q&quot;;[.L3];&quot;²&quot;)" office:value-type="string" office:string-value="qCD²">
            <text:p>qCD²</text:p>
          </table:table-cell>
          <table:table-cell table:style-name="ce2" table:formula="of:=CONCATENATE(&quot;q&quot;;[.M3];&quot;²&quot;)" office:value-type="string" office:string-value="qACD²">
            <text:p>qACD²</text:p>
          </table:table-cell>
          <table:table-cell table:number-columns-repeated="5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14];2)" office:value-type="float" office:value="7369338271.5225">
            <text:p>7369338271.52</text:p>
          </table:table-cell>
          <table:table-cell table:formula="of:=POWER([.H14];2)" office:value-type="float" office:value="390844003.550624">
            <text:p>390844003.55</text:p>
          </table:table-cell>
          <table:table-cell table:formula="of:=POWER([.I14];2)" office:value-type="float" office:value="142493759.555625">
            <text:p>142493759.56</text:p>
          </table:table-cell>
          <table:table-cell table:formula="of:=POWER([.J14];2)" office:value-type="float" office:value="125118206.640625">
            <text:p>125118206.64</text:p>
          </table:table-cell>
          <table:table-cell table:formula="of:=POWER([.K14];2)" office:value-type="float" office:value="308846354.700625">
            <text:p>308846354.7</text:p>
          </table:table-cell>
          <table:table-cell table:formula="of:=POWER([.L14];2)" office:value-type="float" office:value="7459453.43999998">
            <text:p>7459453.44</text:p>
          </table:table-cell>
          <table:table-cell table:formula="of:=POWER([.M14];2)" office:value-type="float" office:value="14841756.2500001">
            <text:p>14841756.2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3])" office:value-type="string" office:string-value="SSA">
            <text:p>SSA</text:p>
          </table:table-cell>
          <table:table-cell table:style-name="ce2" table:formula="of:=CONCATENATE(&quot;SS&quot;;[.H3])" office:value-type="string" office:string-value="SSC">
            <text:p>SSC</text:p>
          </table:table-cell>
          <table:table-cell table:style-name="ce2" table:formula="of:=CONCATENATE(&quot;SS&quot;;[.I3])" office:value-type="string" office:string-value="SSD">
            <text:p>SSD</text:p>
          </table:table-cell>
          <table:table-cell table:style-name="ce2" table:formula="of:=CONCATENATE(&quot;SS&quot;;[.J3])" office:value-type="string" office:string-value="SSAC">
            <text:p>SSAC</text:p>
          </table:table-cell>
          <table:table-cell table:style-name="ce2" table:formula="of:=CONCATENATE(&quot;SS&quot;;[.K3])" office:value-type="string" office:string-value="SSAD">
            <text:p>SSAD</text:p>
          </table:table-cell>
          <table:table-cell table:style-name="ce2" table:formula="of:=CONCATENATE(&quot;SS&quot;;[.L3])" office:value-type="string" office:string-value="SSCD">
            <text:p>SSCD</text:p>
          </table:table-cell>
          <table:table-cell table:style-name="ce2" table:formula="of:=CONCATENATE(&quot;SS&quot;;[.M3])" office:value-type="string" office:string-value="SSACD">
            <text:p>SSACD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POWER(2;3)*SUM([.G17:.M17])" office:value-type="float" office:value="66871534445.28">
            <text:p>66871534445.28</text:p>
          </table:table-cell>
          <table:table-cell table:formula="of:=POWER(2;3)*[.G17]" office:value-type="float" office:value="58954706172.18">
            <text:p>58954706172.18</text:p>
          </table:table-cell>
          <table:table-cell table:formula="of:=POWER(2;3)*[.H17]" office:value-type="float" office:value="3126752028.405">
            <text:p>3126752028.41</text:p>
          </table:table-cell>
          <table:table-cell table:formula="of:=POWER(2;3)*[.I17]" office:value-type="float" office:value="1139950076.445">
            <text:p>1139950076.45</text:p>
          </table:table-cell>
          <table:table-cell table:formula="of:=POWER(2;3)*[.J17]" office:value-type="float" office:value="1000945653.125">
            <text:p>1000945653.13</text:p>
          </table:table-cell>
          <table:table-cell table:formula="of:=POWER(2;3)*[.K17]" office:value-type="float" office:value="2470770837.605">
            <text:p>2470770837.61</text:p>
          </table:table-cell>
          <table:table-cell table:formula="of:=POWER(2;3)*[.L17]" office:value-type="float" office:value="59675627.5199999">
            <text:p>59675627.52</text:p>
          </table:table-cell>
          <table:table-cell table:formula="of:=POWER(2;3)*[.M17]" office:value-type="float" office:value="118734050">
            <text:p>118734050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i&quot;;[.G3])" office:value-type="string" office:string-value="iA">
            <text:p>iA</text:p>
          </table:table-cell>
          <table:table-cell table:style-name="ce2" table:formula="of:=CONCATENATE(&quot;i&quot;;[.H3])" office:value-type="string" office:string-value="iC">
            <text:p>iC</text:p>
          </table:table-cell>
          <table:table-cell table:style-name="ce2" table:formula="of:=CONCATENATE(&quot;i&quot;;[.I3])" office:value-type="string" office:string-value="iD">
            <text:p>iD</text:p>
          </table:table-cell>
          <table:table-cell table:style-name="ce2" table:formula="of:=CONCATENATE(&quot;i&quot;;[.J3])" office:value-type="string" office:string-value="iAC">
            <text:p>iAC</text:p>
          </table:table-cell>
          <table:table-cell table:style-name="ce2" table:formula="of:=CONCATENATE(&quot;i&quot;;[.K3])" office:value-type="string" office:string-value="iAD">
            <text:p>iAD</text:p>
          </table:table-cell>
          <table:table-cell table:style-name="ce2" table:formula="of:=CONCATENATE(&quot;i&quot;;[.L3])" office:value-type="string" office:string-value="iCD">
            <text:p>iCD</text:p>
          </table:table-cell>
          <table:table-cell table:style-name="ce2" table:formula="of:=CONCATENATE(&quot;i&quot;;[.M3])" office:value-type="string" office:string-value="iACD">
            <text:p>iAC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table:formula="of:=[.G20]/[.F20]" office:value-type="float" office:value="0.881611386088677">
            <text:p>0.882</text:p>
          </table:table-cell>
          <table:table-cell table:style-name="ce5" table:formula="of:=[.H20]/[.F20]" office:value-type="float" office:value="0.0467575935611822">
            <text:p>0.047</text:p>
          </table:table-cell>
          <table:table-cell table:style-name="ce5" table:formula="of:=[.I20]/[.F20]" office:value-type="float" office:value="0.0170468658436095">
            <text:p>0.017</text:p>
          </table:table-cell>
          <table:table-cell table:style-name="ce5" table:formula="of:=[.J20]/[.F20]" office:value-type="float" office:value="0.0149681873076213">
            <text:p>0.015</text:p>
          </table:table-cell>
          <table:table-cell table:style-name="ce5" table:formula="of:=[.K20]/[.F20]" office:value-type="float" office:value="0.0369480206802611">
            <text:p>0.037</text:p>
          </table:table-cell>
          <table:table-cell table:style-name="ce5" table:formula="of:=[.L20]/[.F20]" office:value-type="float" office:value="0.000892392077062799">
            <text:p>0.001</text:p>
          </table:table-cell>
          <table:table-cell table:style-name="ce5" table:formula="of:=[.M20]/[.F20]" office:value-type="float" office:value="0.00177555444158619">
            <text:p>0.002</text:p>
          </table:table-cell>
          <table:table-cell table:formula="of:=SUM([.G23:.M23])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5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H69]" office:value-type="float" office:value="1321524.4">
            <text:p>1321524.4</text:p>
          </table:table-cell>
          <table:table-cell table:formula="of:=[.F28]*[.B28]" office:value-type="float" office:value="1321524.4">
            <text:p>1321524.4</text:p>
          </table:table-cell>
          <table:table-cell table:formula="of:=[.F28]*[.C28]" office:value-type="float" office:value="1321524.4">
            <text:p>1321524.4</text:p>
          </table:table-cell>
          <table:table-cell table:formula="of:=[.F28]*[.D28]" office:value-type="float" office:value="1321524.4">
            <text:p>1321524.4</text:p>
          </table:table-cell>
          <table:table-cell table:formula="of:=[.F28]*[.B28]*[.C28]" office:value-type="float" office:value="1321524.4">
            <text:p>1321524.4</text:p>
          </table:table-cell>
          <table:table-cell table:formula="of:=[.F28]*[.B28]*[.D28]" office:value-type="float" office:value="1321524.4">
            <text:p>1321524.4</text:p>
          </table:table-cell>
          <table:table-cell table:formula="of:=[.F28]*[.C28]*[.D28]" office:value-type="float" office:value="1321524.4">
            <text:p>1321524.4</text:p>
          </table:table-cell>
          <table:table-cell table:formula="of:=[.F28]*[.B28]*[.C28]*[.D28]" office:value-type="float" office:value="1321524.4">
            <text:p>1321524.4</text:p>
          </table:table-cell>
          <table:table-cell table:number-columns-repeated="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H70]" office:value-type="float" office:value="1250613.8">
            <text:p>1250613.8</text:p>
          </table:table-cell>
          <table:table-cell table:formula="of:=[.F29]*[.B29]" office:value-type="float" office:value="1250613.8">
            <text:p>1250613.8</text:p>
          </table:table-cell>
          <table:table-cell table:formula="of:=[.F29]*[.C29]" office:value-type="float" office:value="1250613.8">
            <text:p>1250613.8</text:p>
          </table:table-cell>
          <table:table-cell table:formula="of:=[.F29]*[.D29]" office:value-type="float" office:value="-1250613.8">
            <text:p>-1250613.8</text:p>
          </table:table-cell>
          <table:table-cell table:formula="of:=[.F29]*[.B29]*[.C29]" office:value-type="float" office:value="1250613.8">
            <text:p>1250613.8</text:p>
          </table:table-cell>
          <table:table-cell table:formula="of:=[.F29]*[.B29]*[.D29]" office:value-type="float" office:value="-1250613.8">
            <text:p>-1250613.8</text:p>
          </table:table-cell>
          <table:table-cell table:formula="of:=[.F29]*[.C29]*[.D29]" office:value-type="float" office:value="-1250613.8">
            <text:p>-1250613.8</text:p>
          </table:table-cell>
          <table:table-cell table:formula="of:=[.F29]*[.B29]*[.C29]*[.D29]" office:value-type="float" office:value="-1250613.8">
            <text:p>-1250613.8</text:p>
          </table:table-cell>
          <table:table-cell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H71]" office:value-type="float" office:value="1472739.5">
            <text:p>1472739.5</text:p>
          </table:table-cell>
          <table:table-cell table:formula="of:=[.F30]*[.B30]" office:value-type="float" office:value="1472739.5">
            <text:p>1472739.5</text:p>
          </table:table-cell>
          <table:table-cell table:formula="of:=[.F30]*[.C30]" office:value-type="float" office:value="-1472739.5">
            <text:p>-1472739.5</text:p>
          </table:table-cell>
          <table:table-cell table:formula="of:=[.F30]*[.D30]" office:value-type="float" office:value="1472739.5">
            <text:p>1472739.5</text:p>
          </table:table-cell>
          <table:table-cell table:formula="of:=[.F30]*[.B30]*[.C30]" office:value-type="float" office:value="-1472739.5">
            <text:p>-1472739.5</text:p>
          </table:table-cell>
          <table:table-cell table:formula="of:=[.F30]*[.B30]*[.D30]" office:value-type="float" office:value="1472739.5">
            <text:p>1472739.5</text:p>
          </table:table-cell>
          <table:table-cell table:formula="of:=[.F30]*[.C30]*[.D30]" office:value-type="float" office:value="-1472739.5">
            <text:p>-1472739.5</text:p>
          </table:table-cell>
          <table:table-cell table:formula="of:=[.F30]*[.B30]*[.C30]*[.D30]" office:value-type="float" office:value="-1472739.5">
            <text:p>-1472739.5</text:p>
          </table:table-cell>
          <table:table-cell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H72]" office:value-type="float" office:value="1341273.6">
            <text:p>1341273.6</text:p>
          </table:table-cell>
          <table:table-cell table:formula="of:=[.F31]*[.B31]" office:value-type="float" office:value="1341273.6">
            <text:p>1341273.6</text:p>
          </table:table-cell>
          <table:table-cell table:formula="of:=[.F31]*[.C31]" office:value-type="float" office:value="-1341273.6">
            <text:p>-1341273.6</text:p>
          </table:table-cell>
          <table:table-cell table:formula="of:=[.F31]*[.D31]" office:value-type="float" office:value="-1341273.6">
            <text:p>-1341273.6</text:p>
          </table:table-cell>
          <table:table-cell table:formula="of:=[.F31]*[.B31]*[.C31]" office:value-type="float" office:value="-1341273.6">
            <text:p>-1341273.6</text:p>
          </table:table-cell>
          <table:table-cell table:formula="of:=[.F31]*[.B31]*[.D31]" office:value-type="float" office:value="-1341273.6">
            <text:p>-1341273.6</text:p>
          </table:table-cell>
          <table:table-cell table:formula="of:=[.F31]*[.C31]*[.D31]" office:value-type="float" office:value="1341273.6">
            <text:p>1341273.6</text:p>
          </table:table-cell>
          <table:table-cell table:formula="of:=[.F31]*[.B31]*[.C31]*[.D31]" office:value-type="float" office:value="1341273.6">
            <text:p>1341273.6</text:p>
          </table:table-cell>
          <table:table-cell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69]" office:value-type="float" office:value="1558333.9">
            <text:p>1558333.9</text:p>
          </table:table-cell>
          <table:table-cell table:formula="of:=[.F32]*[.B32]" office:value-type="float" office:value="-1558333.9">
            <text:p>-1558333.9</text:p>
          </table:table-cell>
          <table:table-cell table:formula="of:=[.F32]*[.C32]" office:value-type="float" office:value="1558333.9">
            <text:p>1558333.9</text:p>
          </table:table-cell>
          <table:table-cell table:formula="of:=[.F32]*[.D32]" office:value-type="float" office:value="1558333.9">
            <text:p>1558333.9</text:p>
          </table:table-cell>
          <table:table-cell table:formula="of:=[.F32]*[.B32]*[.C32]" office:value-type="float" office:value="-1558333.9">
            <text:p>-1558333.9</text:p>
          </table:table-cell>
          <table:table-cell table:formula="of:=[.F32]*[.B32]*[.D32]" office:value-type="float" office:value="-1558333.9">
            <text:p>-1558333.9</text:p>
          </table:table-cell>
          <table:table-cell table:formula="of:=[.F32]*[.C32]*[.D32]" office:value-type="float" office:value="1558333.9">
            <text:p>1558333.9</text:p>
          </table:table-cell>
          <table:table-cell table:formula="of:=[.F32]*[.B32]*[.C32]*[.D32]" office:value-type="float" office:value="-1558333.9">
            <text:p>-1558333.9</text:p>
          </table:table-cell>
          <table:table-cell table:number-columns-repeated="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0]" office:value-type="float" office:value="1335167.7">
            <text:p>1335167.7</text:p>
          </table:table-cell>
          <table:table-cell table:formula="of:=[.F33]*[.B33]" office:value-type="float" office:value="-1335167.7">
            <text:p>-1335167.7</text:p>
          </table:table-cell>
          <table:table-cell table:formula="of:=[.F33]*[.C33]" office:value-type="float" office:value="1335167.7">
            <text:p>1335167.7</text:p>
          </table:table-cell>
          <table:table-cell table:formula="of:=[.F33]*[.D33]" office:value-type="float" office:value="-1335167.7">
            <text:p>-1335167.7</text:p>
          </table:table-cell>
          <table:table-cell table:formula="of:=[.F33]*[.B33]*[.C33]" office:value-type="float" office:value="-1335167.7">
            <text:p>-1335167.7</text:p>
          </table:table-cell>
          <table:table-cell table:formula="of:=[.F33]*[.B33]*[.D33]" office:value-type="float" office:value="1335167.7">
            <text:p>1335167.7</text:p>
          </table:table-cell>
          <table:table-cell table:formula="of:=[.F33]*[.C33]*[.D33]" office:value-type="float" office:value="-1335167.7">
            <text:p>-1335167.7</text:p>
          </table:table-cell>
          <table:table-cell table:formula="of:=[.F33]*[.B33]*[.C33]*[.D33]" office:value-type="float" office:value="1335167.7">
            <text:p>1335167.7</text:p>
          </table:table-cell>
          <table:table-cell table:number-columns-repeated="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71]" office:value-type="float" office:value="1764821.5">
            <text:p>1764821.5</text:p>
          </table:table-cell>
          <table:table-cell table:formula="of:=[.F34]*[.B34]" office:value-type="float" office:value="-1764821.5">
            <text:p>-1764821.5</text:p>
          </table:table-cell>
          <table:table-cell table:formula="of:=[.F34]*[.C34]" office:value-type="float" office:value="-1764821.5">
            <text:p>-1764821.5</text:p>
          </table:table-cell>
          <table:table-cell table:formula="of:=[.F34]*[.D34]" office:value-type="float" office:value="1764821.5">
            <text:p>1764821.5</text:p>
          </table:table-cell>
          <table:table-cell table:formula="of:=[.F34]*[.B34]*[.C34]" office:value-type="float" office:value="1764821.5">
            <text:p>1764821.5</text:p>
          </table:table-cell>
          <table:table-cell table:formula="of:=[.F34]*[.B34]*[.D34]" office:value-type="float" office:value="-1764821.5">
            <text:p>-1764821.5</text:p>
          </table:table-cell>
          <table:table-cell table:formula="of:=[.F34]*[.C34]*[.D34]" office:value-type="float" office:value="-1764821.5">
            <text:p>-1764821.5</text:p>
          </table:table-cell>
          <table:table-cell table:formula="of:=[.F34]*[.B34]*[.C34]*[.D34]" office:value-type="float" office:value="1764821.5">
            <text:p>1764821.5</text:p>
          </table:table-cell>
          <table:table-cell table:number-columns-repeated="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2]" office:value-type="float" office:value="1419307.4">
            <text:p>1419307.4</text:p>
          </table:table-cell>
          <table:table-cell table:formula="of:=[.F35]*[.B35]" office:value-type="float" office:value="-1419307.4">
            <text:p>-1419307.4</text:p>
          </table:table-cell>
          <table:table-cell table:formula="of:=[.F35]*[.C35]" office:value-type="float" office:value="-1419307.4">
            <text:p>-1419307.4</text:p>
          </table:table-cell>
          <table:table-cell table:formula="of:=[.F35]*[.D35]" office:value-type="float" office:value="-1419307.4">
            <text:p>-1419307.4</text:p>
          </table:table-cell>
          <table:table-cell table:formula="of:=[.F35]*[.B35]*[.C35]" office:value-type="float" office:value="1419307.4">
            <text:p>1419307.4</text:p>
          </table:table-cell>
          <table:table-cell table:formula="of:=[.F35]*[.B35]*[.D35]" office:value-type="float" office:value="1419307.4">
            <text:p>1419307.4</text:p>
          </table:table-cell>
          <table:table-cell table:formula="of:=[.F35]*[.C35]*[.D35]" office:value-type="float" office:value="1419307.4">
            <text:p>1419307.4</text:p>
          </table:table-cell>
          <table:table-cell table:formula="of:=[.F35]*[.B35]*[.C35]*[.D35]" office:value-type="float" office:value="-1419307.4">
            <text:p>-1419307.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q&quot;;[.G27])" office:value-type="string" office:string-value="qA">
            <text:p>qA</text:p>
          </table:table-cell>
          <table:table-cell table:style-name="ce2" table:formula="of:=CONCATENATE(&quot;q&quot;;[.H27])" office:value-type="string" office:string-value="qC">
            <text:p>qC</text:p>
          </table:table-cell>
          <table:table-cell table:style-name="ce2" table:formula="of:=CONCATENATE(&quot;q&quot;;[.I27])" office:value-type="string" office:string-value="qD">
            <text:p>qD</text:p>
          </table:table-cell>
          <table:table-cell table:style-name="ce2" table:formula="of:=CONCATENATE(&quot;q&quot;;[.J27])" office:value-type="string" office:string-value="qAC">
            <text:p>qAC</text:p>
          </table:table-cell>
          <table:table-cell table:style-name="ce2" table:formula="of:=CONCATENATE(&quot;q&quot;;[.K27])" office:value-type="string" office:string-value="qAD">
            <text:p>qAD</text:p>
          </table:table-cell>
          <table:table-cell table:style-name="ce2" table:formula="of:=CONCATENATE(&quot;q&quot;;[.L27])" office:value-type="string" office:string-value="qCD">
            <text:p>qCD</text:p>
          </table:table-cell>
          <table:table-cell table:style-name="ce2" table:formula="of:=CONCATENATE(&quot;q&quot;;[.M27])" office:value-type="string" office:string-value="qACD">
            <text:p>qAC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28:.G35])/8" office:value-type="float" office:value="-86434.9">
            <text:p>-86434.9</text:p>
          </table:table-cell>
          <table:table-cell table:formula="of:=SUM([.H28:.H35])/8" office:value-type="float" office:value="-66562.775">
            <text:p>-66562.78</text:p>
          </table:table-cell>
          <table:table-cell table:formula="of:=SUM([.I28:.I35])/8" office:value-type="float" office:value="96382.1">
            <text:p>96382.1</text:p>
          </table:table-cell>
          <table:table-cell table:formula="of:=SUM([.J28:.J35])/8" office:value-type="float" office:value="6094.04999999993">
            <text:p>6094.05</text:p>
          </table:table-cell>
          <table:table-cell table:formula="of:=SUM([.K28:.K35])/8" office:value-type="float" office:value="-45787.975">
            <text:p>-45787.98</text:p>
          </table:table-cell>
          <table:table-cell table:formula="of:=SUM([.L28:.L35])/8" office:value-type="float" office:value="-22862.9">
            <text:p>-22862.9</text:p>
          </table:table-cell>
          <table:table-cell table:formula="of:=SUM([.M28:.M35])/8" office:value-type="float" office:value="7724.07500000004">
            <text:p>7724.08</text:p>
          </table:table-cell>
          <table:table-cell table:number-columns-repeated="5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4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27];&quot;²&quot;)" office:value-type="string" office:string-value="qA²">
            <text:p>qA²</text:p>
          </table:table-cell>
          <table:table-cell table:style-name="ce2" table:formula="of:=CONCATENATE(&quot;q&quot;;[.H27];&quot;²&quot;)" office:value-type="string" office:string-value="qC²">
            <text:p>qC²</text:p>
          </table:table-cell>
          <table:table-cell table:style-name="ce2" table:formula="of:=CONCATENATE(&quot;q&quot;;[.I27];&quot;²&quot;)" office:value-type="string" office:string-value="qD²">
            <text:p>qD²</text:p>
          </table:table-cell>
          <table:table-cell table:style-name="ce2" table:formula="of:=CONCATENATE(&quot;q&quot;;[.J27];&quot;²&quot;)" office:value-type="string" office:string-value="qAC²">
            <text:p>qAC²</text:p>
          </table:table-cell>
          <table:table-cell table:style-name="ce2" table:formula="of:=CONCATENATE(&quot;q&quot;;[.K27];&quot;²&quot;)" office:value-type="string" office:string-value="qAD²">
            <text:p>qAD²</text:p>
          </table:table-cell>
          <table:table-cell table:style-name="ce2" table:formula="of:=CONCATENATE(&quot;q&quot;;[.L27];&quot;²&quot;)" office:value-type="string" office:string-value="qCD²">
            <text:p>qCD²</text:p>
          </table:table-cell>
          <table:table-cell table:style-name="ce2" table:formula="of:=CONCATENATE(&quot;q&quot;;[.M27];&quot;²&quot;)" office:value-type="string" office:string-value="qACD²">
            <text:p>qACD²</text:p>
          </table:table-cell>
          <table:table-cell table:number-columns-repeated="5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38];2)" office:value-type="float" office:value="7470991938.01">
            <text:p>7470991938.01</text:p>
          </table:table-cell>
          <table:table-cell table:formula="of:=POWER([.H38];2)" office:value-type="float" office:value="4430603015.70063">
            <text:p>4430603015.7</text:p>
          </table:table-cell>
          <table:table-cell table:formula="of:=POWER([.I38];2)" office:value-type="float" office:value="9289509200.41">
            <text:p>9289509200.41</text:p>
          </table:table-cell>
          <table:table-cell table:formula="of:=POWER([.J38];2)" office:value-type="float" office:value="37137445.4024991">
            <text:p>37137445.4</text:p>
          </table:table-cell>
          <table:table-cell table:formula="of:=POWER([.K38];2)" office:value-type="float" office:value="2096538654.60062">
            <text:p>2096538654.6</text:p>
          </table:table-cell>
          <table:table-cell table:formula="of:=POWER([.L38];2)" office:value-type="float" office:value="522712196.410001">
            <text:p>522712196.41</text:p>
          </table:table-cell>
          <table:table-cell table:formula="of:=POWER([.M38];2)" office:value-type="float" office:value="59661334.6056256">
            <text:p>59661334.61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27])" office:value-type="string" office:string-value="SSA">
            <text:p>SSA</text:p>
          </table:table-cell>
          <table:table-cell table:style-name="ce2" table:formula="of:=CONCATENATE(&quot;SS&quot;;[.H27])" office:value-type="string" office:string-value="SSC">
            <text:p>SSC</text:p>
          </table:table-cell>
          <table:table-cell table:style-name="ce2" table:formula="of:=CONCATENATE(&quot;SS&quot;;[.I27])" office:value-type="string" office:string-value="SSD">
            <text:p>SSD</text:p>
          </table:table-cell>
          <table:table-cell table:style-name="ce2" table:formula="of:=CONCATENATE(&quot;SS&quot;;[.J27])" office:value-type="string" office:string-value="SSAC">
            <text:p>SSAC</text:p>
          </table:table-cell>
          <table:table-cell table:style-name="ce2" table:formula="of:=CONCATENATE(&quot;SS&quot;;[.K27])" office:value-type="string" office:string-value="SSAD">
            <text:p>SSAD</text:p>
          </table:table-cell>
          <table:table-cell table:style-name="ce2" table:formula="of:=CONCATENATE(&quot;SS&quot;;[.L27])" office:value-type="string" office:string-value="SSCD">
            <text:p>SSCD</text:p>
          </table:table-cell>
          <table:table-cell table:style-name="ce2" table:formula="of:=CONCATENATE(&quot;SS&quot;;[.M27])" office:value-type="string" office:string-value="SSACD">
            <text:p>SSACD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POWER(2;3)*SUM([.G41:.M41])" office:value-type="float" office:value="191257230281.115">
            <text:p>191257230281.12</text:p>
          </table:table-cell>
          <table:table-cell table:formula="of:=POWER(2;3)*[.G41]" office:value-type="float" office:value="59767935504.08">
            <text:p>59767935504.08</text:p>
          </table:table-cell>
          <table:table-cell table:formula="of:=POWER(2;3)*[.H41]" office:value-type="float" office:value="35444824125.605">
            <text:p>35444824125.61</text:p>
          </table:table-cell>
          <table:table-cell table:formula="of:=POWER(2;3)*[.I41]" office:value-type="float" office:value="74316073603.28">
            <text:p>74316073603.28</text:p>
          </table:table-cell>
          <table:table-cell table:formula="of:=POWER(2;3)*[.J41]" office:value-type="float" office:value="297099563.219993">
            <text:p>297099563.22</text:p>
          </table:table-cell>
          <table:table-cell table:formula="of:=POWER(2;3)*[.K41]" office:value-type="float" office:value="16772309236.805">
            <text:p>16772309236.81</text:p>
          </table:table-cell>
          <table:table-cell table:formula="of:=POWER(2;3)*[.L41]" office:value-type="float" office:value="4181697571.28001">
            <text:p>4181697571.28</text:p>
          </table:table-cell>
          <table:table-cell table:formula="of:=POWER(2;3)*[.M41]" office:value-type="float" office:value="477290676.845005">
            <text:p>477290676.8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i&quot;;[.G27])" office:value-type="string" office:string-value="iA">
            <text:p>iA</text:p>
          </table:table-cell>
          <table:table-cell table:style-name="ce2" table:formula="of:=CONCATENATE(&quot;i&quot;;[.H27])" office:value-type="string" office:string-value="iC">
            <text:p>iC</text:p>
          </table:table-cell>
          <table:table-cell table:style-name="ce2" table:formula="of:=CONCATENATE(&quot;i&quot;;[.I27])" office:value-type="string" office:string-value="iD">
            <text:p>iD</text:p>
          </table:table-cell>
          <table:table-cell table:style-name="ce2" table:formula="of:=CONCATENATE(&quot;i&quot;;[.J27])" office:value-type="string" office:string-value="iAC">
            <text:p>iAC</text:p>
          </table:table-cell>
          <table:table-cell table:style-name="ce2" table:formula="of:=CONCATENATE(&quot;i&quot;;[.K27])" office:value-type="string" office:string-value="iAD">
            <text:p>iAD</text:p>
          </table:table-cell>
          <table:table-cell table:style-name="ce2" table:formula="of:=CONCATENATE(&quot;i&quot;;[.L27])" office:value-type="string" office:string-value="iCD">
            <text:p>iCD</text:p>
          </table:table-cell>
          <table:table-cell table:style-name="ce2" table:formula="of:=CONCATENATE(&quot;i&quot;;[.M27])" office:value-type="string" office:string-value="iACD">
            <text:p>iAC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table:formula="of:=[.G44]/[.F44]" office:value-type="float" office:value="0.312500266872167">
            <text:p>0.313</text:p>
          </table:table-cell>
          <table:table-cell table:style-name="ce5" table:formula="of:=[.H44]/[.F44]" office:value-type="float" office:value="0.18532540742908">
            <text:p>0.185</text:p>
          </table:table-cell>
          <table:table-cell table:style-name="ce5" table:formula="of:=[.I44]/[.F44]" office:value-type="float" office:value="0.388566087117586">
            <text:p>0.389</text:p>
          </table:table-cell>
          <table:table-cell table:style-name="ce5" table:formula="of:=[.J44]/[.F44]" office:value-type="float" office:value="0.00155340304146049">
            <text:p>0.002</text:p>
          </table:table-cell>
          <table:table-cell table:style-name="ce5" table:formula="of:=[.K44]/[.F44]" office:value-type="float" office:value="0.0876950336055405">
            <text:p>0.088</text:p>
          </table:table-cell>
          <table:table-cell table:style-name="ce5" table:formula="of:=[.L44]/[.F44]" office:value-type="float" office:value="0.0218642587531652">
            <text:p>0.022</text:p>
          </table:table-cell>
          <table:table-cell table:style-name="ce5" table:formula="of:=[.M44]/[.F44]" office:value-type="float" office:value="0.00249554318100011">
            <text:p>0.002</text:p>
          </table:table-cell>
          <table:table-cell table:formula="of:=SUM([.G47:.M47])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5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J69]" office:value-type="float" office:value="1670492.4">
            <text:p>1670492.4</text:p>
          </table:table-cell>
          <table:table-cell table:formula="of:=[.F52]*[.B52]" office:value-type="float" office:value="1670492.4">
            <text:p>1670492.4</text:p>
          </table:table-cell>
          <table:table-cell table:formula="of:=[.F52]*[.C52]" office:value-type="float" office:value="1670492.4">
            <text:p>1670492.4</text:p>
          </table:table-cell>
          <table:table-cell table:formula="of:=[.F52]*[.D52]" office:value-type="float" office:value="1670492.4">
            <text:p>1670492.4</text:p>
          </table:table-cell>
          <table:table-cell table:formula="of:=[.F52]*[.B52]*[.C52]" office:value-type="float" office:value="1670492.4">
            <text:p>1670492.4</text:p>
          </table:table-cell>
          <table:table-cell table:formula="of:=[.F52]*[.B52]*[.D52]" office:value-type="float" office:value="1670492.4">
            <text:p>1670492.4</text:p>
          </table:table-cell>
          <table:table-cell table:formula="of:=[.F52]*[.C52]*[.D52]" office:value-type="float" office:value="1670492.4">
            <text:p>1670492.4</text:p>
          </table:table-cell>
          <table:table-cell table:formula="of:=[.F52]*[.B52]*[.C52]*[.D52]" office:value-type="float" office:value="1670492.4">
            <text:p>1670492.4</text:p>
          </table:table-cell>
          <table:table-cell table:number-columns-repeated="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J70]" office:value-type="float" office:value="1248367.5">
            <text:p>1248367.5</text:p>
          </table:table-cell>
          <table:table-cell table:formula="of:=[.F53]*[.B53]" office:value-type="float" office:value="1248367.5">
            <text:p>1248367.5</text:p>
          </table:table-cell>
          <table:table-cell table:formula="of:=[.F53]*[.C53]" office:value-type="float" office:value="1248367.5">
            <text:p>1248367.5</text:p>
          </table:table-cell>
          <table:table-cell table:formula="of:=[.F53]*[.D53]" office:value-type="float" office:value="-1248367.5">
            <text:p>-1248367.5</text:p>
          </table:table-cell>
          <table:table-cell table:formula="of:=[.F53]*[.B53]*[.C53]" office:value-type="float" office:value="1248367.5">
            <text:p>1248367.5</text:p>
          </table:table-cell>
          <table:table-cell table:formula="of:=[.F53]*[.B53]*[.D53]" office:value-type="float" office:value="-1248367.5">
            <text:p>-1248367.5</text:p>
          </table:table-cell>
          <table:table-cell table:formula="of:=[.F53]*[.C53]*[.D53]" office:value-type="float" office:value="-1248367.5">
            <text:p>-1248367.5</text:p>
          </table:table-cell>
          <table:table-cell table:formula="of:=[.F53]*[.B53]*[.C53]*[.D53]" office:value-type="float" office:value="-1248367.5">
            <text:p>-1248367.5</text:p>
          </table:table-cell>
          <table:table-cell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J71]" office:value-type="float" office:value="1897295.7">
            <text:p>1897295.7</text:p>
          </table:table-cell>
          <table:table-cell table:formula="of:=[.F54]*[.B54]" office:value-type="float" office:value="1897295.7">
            <text:p>1897295.7</text:p>
          </table:table-cell>
          <table:table-cell table:formula="of:=[.F54]*[.C54]" office:value-type="float" office:value="-1897295.7">
            <text:p>-1897295.7</text:p>
          </table:table-cell>
          <table:table-cell table:formula="of:=[.F54]*[.D54]" office:value-type="float" office:value="1897295.7">
            <text:p>1897295.7</text:p>
          </table:table-cell>
          <table:table-cell table:formula="of:=[.F54]*[.B54]*[.C54]" office:value-type="float" office:value="-1897295.7">
            <text:p>-1897295.7</text:p>
          </table:table-cell>
          <table:table-cell table:formula="of:=[.F54]*[.B54]*[.D54]" office:value-type="float" office:value="1897295.7">
            <text:p>1897295.7</text:p>
          </table:table-cell>
          <table:table-cell table:formula="of:=[.F54]*[.C54]*[.D54]" office:value-type="float" office:value="-1897295.7">
            <text:p>-1897295.7</text:p>
          </table:table-cell>
          <table:table-cell table:formula="of:=[.F54]*[.B54]*[.C54]*[.D54]" office:value-type="float" office:value="-1897295.7">
            <text:p>-1897295.7</text:p>
          </table:table-cell>
          <table:table-cell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J72]" office:value-type="float" office:value="1347318.8">
            <text:p>1347318.8</text:p>
          </table:table-cell>
          <table:table-cell table:formula="of:=[.F55]*[.B55]" office:value-type="float" office:value="1347318.8">
            <text:p>1347318.8</text:p>
          </table:table-cell>
          <table:table-cell table:formula="of:=[.F55]*[.C55]" office:value-type="float" office:value="-1347318.8">
            <text:p>-1347318.8</text:p>
          </table:table-cell>
          <table:table-cell table:formula="of:=[.F55]*[.D55]" office:value-type="float" office:value="-1347318.8">
            <text:p>-1347318.8</text:p>
          </table:table-cell>
          <table:table-cell table:formula="of:=[.F55]*[.B55]*[.C55]" office:value-type="float" office:value="-1347318.8">
            <text:p>-1347318.8</text:p>
          </table:table-cell>
          <table:table-cell table:formula="of:=[.F55]*[.B55]*[.D55]" office:value-type="float" office:value="-1347318.8">
            <text:p>-1347318.8</text:p>
          </table:table-cell>
          <table:table-cell table:formula="of:=[.F55]*[.C55]*[.D55]" office:value-type="float" office:value="1347318.8">
            <text:p>1347318.8</text:p>
          </table:table-cell>
          <table:table-cell table:formula="of:=[.F55]*[.B55]*[.C55]*[.D55]" office:value-type="float" office:value="1347318.8">
            <text:p>1347318.8</text:p>
          </table:table-cell>
          <table:table-cell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69]" office:value-type="float" office:value="2049442.7">
            <text:p>2049442.7</text:p>
          </table:table-cell>
          <table:table-cell table:formula="of:=[.F56]*[.B56]" office:value-type="float" office:value="-2049442.7">
            <text:p>-2049442.7</text:p>
          </table:table-cell>
          <table:table-cell table:formula="of:=[.F56]*[.C56]" office:value-type="float" office:value="2049442.7">
            <text:p>2049442.7</text:p>
          </table:table-cell>
          <table:table-cell table:formula="of:=[.F56]*[.D56]" office:value-type="float" office:value="2049442.7">
            <text:p>2049442.7</text:p>
          </table:table-cell>
          <table:table-cell table:formula="of:=[.F56]*[.B56]*[.C56]" office:value-type="float" office:value="-2049442.7">
            <text:p>-2049442.7</text:p>
          </table:table-cell>
          <table:table-cell table:formula="of:=[.F56]*[.B56]*[.D56]" office:value-type="float" office:value="-2049442.7">
            <text:p>-2049442.7</text:p>
          </table:table-cell>
          <table:table-cell table:formula="of:=[.F56]*[.C56]*[.D56]" office:value-type="float" office:value="2049442.7">
            <text:p>2049442.7</text:p>
          </table:table-cell>
          <table:table-cell table:formula="of:=[.F56]*[.B56]*[.C56]*[.D56]" office:value-type="float" office:value="-2049442.7">
            <text:p>-2049442.7</text:p>
          </table:table-cell>
          <table:table-cell table:number-columns-repeated="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0]" office:value-type="float" office:value="1334306.6">
            <text:p>1334306.6</text:p>
          </table:table-cell>
          <table:table-cell table:formula="of:=[.F57]*[.B57]" office:value-type="float" office:value="-1334306.6">
            <text:p>-1334306.6</text:p>
          </table:table-cell>
          <table:table-cell table:formula="of:=[.F57]*[.C57]" office:value-type="float" office:value="1334306.6">
            <text:p>1334306.6</text:p>
          </table:table-cell>
          <table:table-cell table:formula="of:=[.F57]*[.D57]" office:value-type="float" office:value="-1334306.6">
            <text:p>-1334306.6</text:p>
          </table:table-cell>
          <table:table-cell table:formula="of:=[.F57]*[.B57]*[.C57]" office:value-type="float" office:value="-1334306.6">
            <text:p>-1334306.6</text:p>
          </table:table-cell>
          <table:table-cell table:formula="of:=[.F57]*[.B57]*[.D57]" office:value-type="float" office:value="1334306.6">
            <text:p>1334306.6</text:p>
          </table:table-cell>
          <table:table-cell table:formula="of:=[.F57]*[.C57]*[.D57]" office:value-type="float" office:value="-1334306.6">
            <text:p>-1334306.6</text:p>
          </table:table-cell>
          <table:table-cell table:formula="of:=[.F57]*[.B57]*[.C57]*[.D57]" office:value-type="float" office:value="1334306.6">
            <text:p>1334306.6</text:p>
          </table:table-cell>
          <table:table-cell table:number-columns-repeated="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71]" office:value-type="float" office:value="2139796.6">
            <text:p>2139796.6</text:p>
          </table:table-cell>
          <table:table-cell table:formula="of:=[.F58]*[.B58]" office:value-type="float" office:value="-2139796.6">
            <text:p>-2139796.6</text:p>
          </table:table-cell>
          <table:table-cell table:formula="of:=[.F58]*[.C58]" office:value-type="float" office:value="-2139796.6">
            <text:p>-2139796.6</text:p>
          </table:table-cell>
          <table:table-cell table:formula="of:=[.F58]*[.D58]" office:value-type="float" office:value="2139796.6">
            <text:p>2139796.6</text:p>
          </table:table-cell>
          <table:table-cell table:formula="of:=[.F58]*[.B58]*[.C58]" office:value-type="float" office:value="2139796.6">
            <text:p>2139796.6</text:p>
          </table:table-cell>
          <table:table-cell table:formula="of:=[.F58]*[.B58]*[.D58]" office:value-type="float" office:value="-2139796.6">
            <text:p>-2139796.6</text:p>
          </table:table-cell>
          <table:table-cell table:formula="of:=[.F58]*[.C58]*[.D58]" office:value-type="float" office:value="-2139796.6">
            <text:p>-2139796.6</text:p>
          </table:table-cell>
          <table:table-cell table:formula="of:=[.F58]*[.B58]*[.C58]*[.D58]" office:value-type="float" office:value="2139796.6">
            <text:p>2139796.6</text:p>
          </table:table-cell>
          <table:table-cell table:number-columns-repeated="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2]" office:value-type="float" office:value="1423910">
            <text:p>1423910</text:p>
          </table:table-cell>
          <table:table-cell table:formula="of:=[.F59]*[.B59]" office:value-type="float" office:value="-1423910">
            <text:p>-1423910</text:p>
          </table:table-cell>
          <table:table-cell table:formula="of:=[.F59]*[.C59]" office:value-type="float" office:value="-1423910">
            <text:p>-1423910</text:p>
          </table:table-cell>
          <table:table-cell table:formula="of:=[.F59]*[.D59]" office:value-type="float" office:value="-1423910">
            <text:p>-1423910</text:p>
          </table:table-cell>
          <table:table-cell table:formula="of:=[.F59]*[.B59]*[.C59]" office:value-type="float" office:value="1423910">
            <text:p>1423910</text:p>
          </table:table-cell>
          <table:table-cell table:formula="of:=[.F59]*[.B59]*[.D59]" office:value-type="float" office:value="1423910">
            <text:p>1423910</text:p>
          </table:table-cell>
          <table:table-cell table:formula="of:=[.F59]*[.C59]*[.D59]" office:value-type="float" office:value="1423910">
            <text:p>1423910</text:p>
          </table:table-cell>
          <table:table-cell table:formula="of:=[.F59]*[.B59]*[.C59]*[.D59]" office:value-type="float" office:value="-1423910">
            <text:p>-1423910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q&quot;;[.G51])" office:value-type="string" office:string-value="qA">
            <text:p>qA</text:p>
          </table:table-cell>
          <table:table-cell table:style-name="ce2" table:formula="of:=CONCATENATE(&quot;q&quot;;[.H51])" office:value-type="string" office:string-value="qC">
            <text:p>qC</text:p>
          </table:table-cell>
          <table:table-cell table:style-name="ce2" table:formula="of:=CONCATENATE(&quot;q&quot;;[.I51])" office:value-type="string" office:string-value="qD">
            <text:p>qD</text:p>
          </table:table-cell>
          <table:table-cell table:style-name="ce2" table:formula="of:=CONCATENATE(&quot;q&quot;;[.J51])" office:value-type="string" office:string-value="qAC">
            <text:p>qAC</text:p>
          </table:table-cell>
          <table:table-cell table:style-name="ce2" table:formula="of:=CONCATENATE(&quot;q&quot;;[.K51])" office:value-type="string" office:string-value="qAD">
            <text:p>qAD</text:p>
          </table:table-cell>
          <table:table-cell table:style-name="ce2" table:formula="of:=CONCATENATE(&quot;q&quot;;[.L51])" office:value-type="string" office:string-value="qCD">
            <text:p>qCD</text:p>
          </table:table-cell>
          <table:table-cell table:style-name="ce2" table:formula="of:=CONCATENATE(&quot;q&quot;;[.M51])" office:value-type="string" office:string-value="qACD">
            <text:p>qAC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52:.G59])/8" office:value-type="float" office:value="-97997.6875000001">
            <text:p>-97997.69</text:p>
          </table:table-cell>
          <table:table-cell table:formula="of:=SUM([.H52:.H59])/8" office:value-type="float" office:value="-63213.9875">
            <text:p>-63213.99</text:p>
          </table:table-cell>
          <table:table-cell table:formula="of:=SUM([.I52:.I59])/8" office:value-type="float" office:value="300390.5625">
            <text:p>300390.56</text:p>
          </table:table-cell>
          <table:table-cell table:formula="of:=SUM([.J52:.J59])/8" office:value-type="float" office:value="-18224.6625000001">
            <text:p>-18224.66</text:p>
          </table:table-cell>
          <table:table-cell table:formula="of:=SUM([.K52:.K59])/8" office:value-type="float" office:value="-57365.1125">
            <text:p>-57365.11</text:p>
          </table:table-cell>
          <table:table-cell table:formula="of:=SUM([.L52:.L59])/8" office:value-type="float" office:value="-16075.3125000001">
            <text:p>-16075.31</text:p>
          </table:table-cell>
          <table:table-cell table:formula="of:=SUM([.M52:.M59])/8" office:value-type="float" office:value="-15887.6875">
            <text:p>-15887.69</text:p>
          </table:table-cell>
          <table:table-cell table:number-columns-repeated="5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4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51];&quot;²&quot;)" office:value-type="string" office:string-value="qA²">
            <text:p>qA²</text:p>
          </table:table-cell>
          <table:table-cell table:style-name="ce2" table:formula="of:=CONCATENATE(&quot;q&quot;;[.H51];&quot;²&quot;)" office:value-type="string" office:string-value="qC²">
            <text:p>qC²</text:p>
          </table:table-cell>
          <table:table-cell table:style-name="ce2" table:formula="of:=CONCATENATE(&quot;q&quot;;[.I51];&quot;²&quot;)" office:value-type="string" office:string-value="qD²">
            <text:p>qD²</text:p>
          </table:table-cell>
          <table:table-cell table:style-name="ce2" table:formula="of:=CONCATENATE(&quot;q&quot;;[.J51];&quot;²&quot;)" office:value-type="string" office:string-value="qAC²">
            <text:p>qAC²</text:p>
          </table:table-cell>
          <table:table-cell table:style-name="ce2" table:formula="of:=CONCATENATE(&quot;q&quot;;[.K51];&quot;²&quot;)" office:value-type="string" office:string-value="qAD²">
            <text:p>qAD²</text:p>
          </table:table-cell>
          <table:table-cell table:style-name="ce2" table:formula="of:=CONCATENATE(&quot;q&quot;;[.L51];&quot;²&quot;)" office:value-type="string" office:string-value="qCD²">
            <text:p>qCD²</text:p>
          </table:table-cell>
          <table:table-cell table:style-name="ce2" table:formula="of:=CONCATENATE(&quot;q&quot;;[.M51];&quot;²&quot;)" office:value-type="string" office:string-value="qACD²">
            <text:p>qACD²</text:p>
          </table:table-cell>
          <table:table-cell table:number-columns-repeated="5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62];2)" office:value-type="float" office:value="9603546755.34767">
            <text:p>9603546755.35</text:p>
          </table:table-cell>
          <table:table-cell table:formula="of:=POWER([.H62];2)" office:value-type="float" office:value="3996008215.65015">
            <text:p>3996008215.65</text:p>
          </table:table-cell>
          <table:table-cell table:formula="of:=POWER([.I62];2)" office:value-type="float" office:value="90234490039.0664">
            <text:p>90234490039.07</text:p>
          </table:table-cell>
          <table:table-cell table:formula="of:=POWER([.J62];2)" office:value-type="float" office:value="332138323.23891">
            <text:p>332138323.24</text:p>
          </table:table-cell>
          <table:table-cell table:formula="of:=POWER([.K62];2)" office:value-type="float" office:value="3290756132.13765">
            <text:p>3290756132.14</text:p>
          </table:table-cell>
          <table:table-cell table:formula="of:=POWER([.L62];2)" office:value-type="float" office:value="258415671.972658">
            <text:p>258415671.97</text:p>
          </table:table-cell>
          <table:table-cell table:formula="of:=POWER([.M62];2)" office:value-type="float" office:value="252418614.097656">
            <text:p>252418614.1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51])" office:value-type="string" office:string-value="SSA">
            <text:p>SSA</text:p>
          </table:table-cell>
          <table:table-cell table:style-name="ce2" table:formula="of:=CONCATENATE(&quot;SS&quot;;[.H51])" office:value-type="string" office:string-value="SSC">
            <text:p>SSC</text:p>
          </table:table-cell>
          <table:table-cell table:style-name="ce2" table:formula="of:=CONCATENATE(&quot;SS&quot;;[.I51])" office:value-type="string" office:string-value="SSD">
            <text:p>SSD</text:p>
          </table:table-cell>
          <table:table-cell table:style-name="ce2" table:formula="of:=CONCATENATE(&quot;SS&quot;;[.J51])" office:value-type="string" office:string-value="SSAC">
            <text:p>SSAC</text:p>
          </table:table-cell>
          <table:table-cell table:style-name="ce2" table:formula="of:=CONCATENATE(&quot;SS&quot;;[.K51])" office:value-type="string" office:string-value="SSAD">
            <text:p>SSAD</text:p>
          </table:table-cell>
          <table:table-cell table:style-name="ce2" table:formula="of:=CONCATENATE(&quot;SS&quot;;[.L51])" office:value-type="string" office:string-value="SSCD">
            <text:p>SSCD</text:p>
          </table:table-cell>
          <table:table-cell table:style-name="ce2" table:formula="of:=CONCATENATE(&quot;SS&quot;;[.M51])" office:value-type="string" office:string-value="SSACD">
            <text:p>SSACD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POWER(2;3)*SUM([.G65:.M65])" office:value-type="float" office:value="863742190012.089">
            <text:p>863742190012.09</text:p>
          </table:table-cell>
          <table:table-cell table:formula="of:=POWER(2;3)*[.G65]" office:value-type="float" office:value="76828374042.7813">
            <text:p>76828374042.78</text:p>
          </table:table-cell>
          <table:table-cell table:formula="of:=POWER(2;3)*[.H65]" office:value-type="float" office:value="31968065725.2012">
            <text:p>31968065725.2</text:p>
          </table:table-cell>
          <table:table-cell table:formula="of:=POWER(2;3)*[.I65]" office:value-type="float" office:value="721875920312.531">
            <text:p>721875920312.53</text:p>
          </table:table-cell>
          <table:table-cell table:formula="of:=POWER(2;3)*[.J65]" office:value-type="float" office:value="2657106585.91128">
            <text:p>2657106585.91</text:p>
          </table:table-cell>
          <table:table-cell table:formula="of:=POWER(2;3)*[.K65]" office:value-type="float" office:value="26326049057.1012">
            <text:p>26326049057.1</text:p>
          </table:table-cell>
          <table:table-cell table:formula="of:=POWER(2;3)*[.L65]" office:value-type="float" office:value="2067325375.78126">
            <text:p>2067325375.78</text:p>
          </table:table-cell>
          <table:table-cell table:formula="of:=POWER(2;3)*[.M65]" office:value-type="float" office:value="2019348912.78125">
            <text:p>2019348912.78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i&quot;;[.G51])" office:value-type="string" office:string-value="iA">
            <text:p>iA</text:p>
          </table:table-cell>
          <table:table-cell table:style-name="ce2" table:formula="of:=CONCATENATE(&quot;i&quot;;[.H51])" office:value-type="string" office:string-value="iC">
            <text:p>iC</text:p>
          </table:table-cell>
          <table:table-cell table:style-name="ce2" table:formula="of:=CONCATENATE(&quot;i&quot;;[.I51])" office:value-type="string" office:string-value="iD">
            <text:p>iD</text:p>
          </table:table-cell>
          <table:table-cell table:style-name="ce2" table:formula="of:=CONCATENATE(&quot;i&quot;;[.J51])" office:value-type="string" office:string-value="iAC">
            <text:p>iAC</text:p>
          </table:table-cell>
          <table:table-cell table:style-name="ce2" table:formula="of:=CONCATENATE(&quot;i&quot;;[.K51])" office:value-type="string" office:string-value="iAD">
            <text:p>iAD</text:p>
          </table:table-cell>
          <table:table-cell table:style-name="ce2" table:formula="of:=CONCATENATE(&quot;i&quot;;[.L51])" office:value-type="string" office:string-value="iCD">
            <text:p>iCD</text:p>
          </table:table-cell>
          <table:table-cell table:style-name="ce2" table:formula="of:=CONCATENATE(&quot;i&quot;;[.M51])" office:value-type="string" office:string-value="iACD">
            <text:p>iAC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table:formula="of:=[.G68]/[.F68]" office:value-type="float" office:value="0.0889482705964682">
            <text:p>0.089</text:p>
          </table:table-cell>
          <table:table-cell table:style-name="ce5" table:formula="of:=[.H68]/[.F68]" office:value-type="float" office:value="0.0370111198629232">
            <text:p>0.037</text:p>
          </table:table-cell>
          <table:table-cell table:style-name="ce5" table:formula="of:=[.I68]/[.F68]" office:value-type="float" office:value="0.835753919004961">
            <text:p>0.836</text:p>
          </table:table-cell>
          <table:table-cell table:style-name="ce5" table:formula="of:=[.J68]/[.F68]" office:value-type="float" office:value="0.00307627277749868">
            <text:p>0.003</text:p>
          </table:table-cell>
          <table:table-cell table:style-name="ce5" table:formula="of:=[.K68]/[.F68]" office:value-type="float" office:value="0.030479058869097">
            <text:p>0.030</text:p>
          </table:table-cell>
          <table:table-cell table:style-name="ce5" table:formula="of:=[.L68]/[.F68]" office:value-type="float" office:value="0.00239345188840704">
            <text:p>0.002</text:p>
          </table:table-cell>
          <table:table-cell table:style-name="ce5" table:formula="of:=[.M68]/[.F68]" office:value-type="float" office:value="0.00233790700064447">
            <text:p>0.002</text:p>
          </table:table-cell>
          <table:table-cell table:formula="of:=SUM([.G71:.M71])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WRITE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K69]" office:value-type="float" office:value="1381134.6">
            <text:p>1381134.6</text:p>
          </table:table-cell>
          <table:table-cell table:formula="of:=[.F76]*[.B76]" office:value-type="float" office:value="1381134.6">
            <text:p>1381134.6</text:p>
          </table:table-cell>
          <table:table-cell table:formula="of:=[.F76]*[.C76]" office:value-type="float" office:value="1381134.6">
            <text:p>1381134.6</text:p>
          </table:table-cell>
          <table:table-cell table:formula="of:=[.F76]*[.D76]" office:value-type="float" office:value="1381134.6">
            <text:p>1381134.6</text:p>
          </table:table-cell>
          <table:table-cell table:formula="of:=[.F76]*[.B76]*[.C76]" office:value-type="float" office:value="1381134.6">
            <text:p>1381134.6</text:p>
          </table:table-cell>
          <table:table-cell table:formula="of:=[.F76]*[.B76]*[.D76]" office:value-type="float" office:value="1381134.6">
            <text:p>1381134.6</text:p>
          </table:table-cell>
          <table:table-cell table:formula="of:=[.F76]*[.C76]*[.D76]" office:value-type="float" office:value="1381134.6">
            <text:p>1381134.6</text:p>
          </table:table-cell>
          <table:table-cell table:formula="of:=[.F76]*[.B76]*[.C76]*[.D76]" office:value-type="float" office:value="1381134.6">
            <text:p>1381134.6</text:p>
          </table:table-cell>
          <table:table-cell table:number-columns-repeated="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K70]" office:value-type="float" office:value="1043808.8">
            <text:p>1043808.8</text:p>
          </table:table-cell>
          <table:table-cell table:formula="of:=[.F77]*[.B77]" office:value-type="float" office:value="1043808.8">
            <text:p>1043808.8</text:p>
          </table:table-cell>
          <table:table-cell table:formula="of:=[.F77]*[.C77]" office:value-type="float" office:value="1043808.8">
            <text:p>1043808.8</text:p>
          </table:table-cell>
          <table:table-cell table:formula="of:=[.F77]*[.D77]" office:value-type="float" office:value="-1043808.8">
            <text:p>-1043808.8</text:p>
          </table:table-cell>
          <table:table-cell table:formula="of:=[.F77]*[.B77]*[.C77]" office:value-type="float" office:value="1043808.8">
            <text:p>1043808.8</text:p>
          </table:table-cell>
          <table:table-cell table:formula="of:=[.F77]*[.B77]*[.D77]" office:value-type="float" office:value="-1043808.8">
            <text:p>-1043808.8</text:p>
          </table:table-cell>
          <table:table-cell table:formula="of:=[.F77]*[.C77]*[.D77]" office:value-type="float" office:value="-1043808.8">
            <text:p>-1043808.8</text:p>
          </table:table-cell>
          <table:table-cell table:formula="of:=[.F77]*[.B77]*[.C77]*[.D77]" office:value-type="float" office:value="-1043808.8">
            <text:p>-1043808.8</text:p>
          </table:table-cell>
          <table:table-cell table:number-columns-repeated="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K71]" office:value-type="float" office:value="1562092.5">
            <text:p>1562092.5</text:p>
          </table:table-cell>
          <table:table-cell table:formula="of:=[.F78]*[.B78]" office:value-type="float" office:value="1562092.5">
            <text:p>1562092.5</text:p>
          </table:table-cell>
          <table:table-cell table:formula="of:=[.F78]*[.C78]" office:value-type="float" office:value="-1562092.5">
            <text:p>-1562092.5</text:p>
          </table:table-cell>
          <table:table-cell table:formula="of:=[.F78]*[.D78]" office:value-type="float" office:value="1562092.5">
            <text:p>1562092.5</text:p>
          </table:table-cell>
          <table:table-cell table:formula="of:=[.F78]*[.B78]*[.C78]" office:value-type="float" office:value="-1562092.5">
            <text:p>-1562092.5</text:p>
          </table:table-cell>
          <table:table-cell table:formula="of:=[.F78]*[.B78]*[.D78]" office:value-type="float" office:value="1562092.5">
            <text:p>1562092.5</text:p>
          </table:table-cell>
          <table:table-cell table:formula="of:=[.F78]*[.C78]*[.D78]" office:value-type="float" office:value="-1562092.5">
            <text:p>-1562092.5</text:p>
          </table:table-cell>
          <table:table-cell table:formula="of:=[.F78]*[.B78]*[.C78]*[.D78]" office:value-type="float" office:value="-1562092.5">
            <text:p>-1562092.5</text:p>
          </table:table-cell>
          <table:table-cell table:number-columns-repeated="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K72]" office:value-type="float" office:value="1149853.7">
            <text:p>1149853.7</text:p>
          </table:table-cell>
          <table:table-cell table:formula="of:=[.F79]*[.B79]" office:value-type="float" office:value="1149853.7">
            <text:p>1149853.7</text:p>
          </table:table-cell>
          <table:table-cell table:formula="of:=[.F79]*[.C79]" office:value-type="float" office:value="-1149853.7">
            <text:p>-1149853.7</text:p>
          </table:table-cell>
          <table:table-cell table:formula="of:=[.F79]*[.D79]" office:value-type="float" office:value="-1149853.7">
            <text:p>-1149853.7</text:p>
          </table:table-cell>
          <table:table-cell table:formula="of:=[.F79]*[.B79]*[.C79]" office:value-type="float" office:value="-1149853.7">
            <text:p>-1149853.7</text:p>
          </table:table-cell>
          <table:table-cell table:formula="of:=[.F79]*[.B79]*[.D79]" office:value-type="float" office:value="-1149853.7">
            <text:p>-1149853.7</text:p>
          </table:table-cell>
          <table:table-cell table:formula="of:=[.F79]*[.C79]*[.D79]" office:value-type="float" office:value="1149853.7">
            <text:p>1149853.7</text:p>
          </table:table-cell>
          <table:table-cell table:formula="of:=[.F79]*[.B79]*[.C79]*[.D79]" office:value-type="float" office:value="1149853.7">
            <text:p>1149853.7</text:p>
          </table:table-cell>
          <table:table-cell table:number-columns-repeated="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69]" office:value-type="float" office:value="1475797.7">
            <text:p>1475797.7</text:p>
          </table:table-cell>
          <table:table-cell table:formula="of:=[.F80]*[.B80]" office:value-type="float" office:value="-1475797.7">
            <text:p>-1475797.7</text:p>
          </table:table-cell>
          <table:table-cell table:formula="of:=[.F80]*[.C80]" office:value-type="float" office:value="1475797.7">
            <text:p>1475797.7</text:p>
          </table:table-cell>
          <table:table-cell table:formula="of:=[.F80]*[.D80]" office:value-type="float" office:value="1475797.7">
            <text:p>1475797.7</text:p>
          </table:table-cell>
          <table:table-cell table:formula="of:=[.F80]*[.B80]*[.C80]" office:value-type="float" office:value="-1475797.7">
            <text:p>-1475797.7</text:p>
          </table:table-cell>
          <table:table-cell table:formula="of:=[.F80]*[.B80]*[.D80]" office:value-type="float" office:value="-1475797.7">
            <text:p>-1475797.7</text:p>
          </table:table-cell>
          <table:table-cell table:formula="of:=[.F80]*[.C80]*[.D80]" office:value-type="float" office:value="1475797.7">
            <text:p>1475797.7</text:p>
          </table:table-cell>
          <table:table-cell table:formula="of:=[.F80]*[.B80]*[.C80]*[.D80]" office:value-type="float" office:value="-1475797.7">
            <text:p>-1475797.7</text:p>
          </table:table-cell>
          <table:table-cell table:number-columns-repeated="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0]" office:value-type="float" office:value="1121569.3">
            <text:p>1121569.3</text:p>
          </table:table-cell>
          <table:table-cell table:formula="of:=[.F81]*[.B81]" office:value-type="float" office:value="-1121569.3">
            <text:p>-1121569.3</text:p>
          </table:table-cell>
          <table:table-cell table:formula="of:=[.F81]*[.C81]" office:value-type="float" office:value="1121569.3">
            <text:p>1121569.3</text:p>
          </table:table-cell>
          <table:table-cell table:formula="of:=[.F81]*[.D81]" office:value-type="float" office:value="-1121569.3">
            <text:p>-1121569.3</text:p>
          </table:table-cell>
          <table:table-cell table:formula="of:=[.F81]*[.B81]*[.C81]" office:value-type="float" office:value="-1121569.3">
            <text:p>-1121569.3</text:p>
          </table:table-cell>
          <table:table-cell table:formula="of:=[.F81]*[.B81]*[.D81]" office:value-type="float" office:value="1121569.3">
            <text:p>1121569.3</text:p>
          </table:table-cell>
          <table:table-cell table:formula="of:=[.F81]*[.C81]*[.D81]" office:value-type="float" office:value="-1121569.3">
            <text:p>-1121569.3</text:p>
          </table:table-cell>
          <table:table-cell table:formula="of:=[.F81]*[.B81]*[.C81]*[.D81]" office:value-type="float" office:value="1121569.3">
            <text:p>1121569.3</text:p>
          </table:table-cell>
          <table:table-cell table:number-columns-repeated="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71]" office:value-type="float" office:value="1703137.3">
            <text:p>1703137.3</text:p>
          </table:table-cell>
          <table:table-cell table:formula="of:=[.F82]*[.B82]" office:value-type="float" office:value="-1703137.3">
            <text:p>-1703137.3</text:p>
          </table:table-cell>
          <table:table-cell table:formula="of:=[.F82]*[.C82]" office:value-type="float" office:value="-1703137.3">
            <text:p>-1703137.3</text:p>
          </table:table-cell>
          <table:table-cell table:formula="of:=[.F82]*[.D82]" office:value-type="float" office:value="1703137.3">
            <text:p>1703137.3</text:p>
          </table:table-cell>
          <table:table-cell table:formula="of:=[.F82]*[.B82]*[.C82]" office:value-type="float" office:value="1703137.3">
            <text:p>1703137.3</text:p>
          </table:table-cell>
          <table:table-cell table:formula="of:=[.F82]*[.B82]*[.D82]" office:value-type="float" office:value="-1703137.3">
            <text:p>-1703137.3</text:p>
          </table:table-cell>
          <table:table-cell table:formula="of:=[.F82]*[.C82]*[.D82]" office:value-type="float" office:value="-1703137.3">
            <text:p>-1703137.3</text:p>
          </table:table-cell>
          <table:table-cell table:formula="of:=[.F82]*[.B82]*[.C82]*[.D82]" office:value-type="float" office:value="1703137.3">
            <text:p>1703137.3</text:p>
          </table:table-cell>
          <table:table-cell table:number-columns-repeated="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2]" office:value-type="float" office:value="1206573.7">
            <text:p>1206573.7</text:p>
          </table:table-cell>
          <table:table-cell table:formula="of:=[.F83]*[.B83]" office:value-type="float" office:value="-1206573.7">
            <text:p>-1206573.7</text:p>
          </table:table-cell>
          <table:table-cell table:formula="of:=[.F83]*[.C83]" office:value-type="float" office:value="-1206573.7">
            <text:p>-1206573.7</text:p>
          </table:table-cell>
          <table:table-cell table:formula="of:=[.F83]*[.D83]" office:value-type="float" office:value="-1206573.7">
            <text:p>-1206573.7</text:p>
          </table:table-cell>
          <table:table-cell table:formula="of:=[.F83]*[.B83]*[.C83]" office:value-type="float" office:value="1206573.7">
            <text:p>1206573.7</text:p>
          </table:table-cell>
          <table:table-cell table:formula="of:=[.F83]*[.B83]*[.D83]" office:value-type="float" office:value="1206573.7">
            <text:p>1206573.7</text:p>
          </table:table-cell>
          <table:table-cell table:formula="of:=[.F83]*[.C83]*[.D83]" office:value-type="float" office:value="1206573.7">
            <text:p>1206573.7</text:p>
          </table:table-cell>
          <table:table-cell table:formula="of:=[.F83]*[.B83]*[.C83]*[.D83]" office:value-type="float" office:value="-1206573.7">
            <text:p>-1206573.7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q&quot;;[.G75])" office:value-type="string" office:string-value="qA">
            <text:p>qA</text:p>
          </table:table-cell>
          <table:table-cell table:style-name="ce2" table:formula="of:=CONCATENATE(&quot;q&quot;;[.H75])" office:value-type="string" office:string-value="qC">
            <text:p>qC</text:p>
          </table:table-cell>
          <table:table-cell table:style-name="ce2" table:formula="of:=CONCATENATE(&quot;q&quot;;[.I75])" office:value-type="string" office:string-value="qD">
            <text:p>qD</text:p>
          </table:table-cell>
          <table:table-cell table:style-name="ce2" table:formula="of:=CONCATENATE(&quot;q&quot;;[.J75])" office:value-type="string" office:string-value="qAC">
            <text:p>qAC</text:p>
          </table:table-cell>
          <table:table-cell table:style-name="ce2" table:formula="of:=CONCATENATE(&quot;q&quot;;[.K75])" office:value-type="string" office:string-value="qAD">
            <text:p>qAD</text:p>
          </table:table-cell>
          <table:table-cell table:style-name="ce2" table:formula="of:=CONCATENATE(&quot;q&quot;;[.L75])" office:value-type="string" office:string-value="qCD">
            <text:p>qCD</text:p>
          </table:table-cell>
          <table:table-cell table:style-name="ce2" table:formula="of:=CONCATENATE(&quot;q&quot;;[.M75])" office:value-type="string" office:string-value="qACD">
            <text:p>qAC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76:.G83])/8" office:value-type="float" office:value="-46273.55">
            <text:p>-46273.55</text:p>
          </table:table-cell>
          <table:table-cell table:formula="of:=SUM([.H76:.H83])/8" office:value-type="float" office:value="-74918.35">
            <text:p>-74918.35</text:p>
          </table:table-cell>
          <table:table-cell table:formula="of:=SUM([.I76:.I83])/8" office:value-type="float" office:value="200044.575">
            <text:p>200044.58</text:p>
          </table:table-cell>
          <table:table-cell table:formula="of:=SUM([.J76:.J83])/8" office:value-type="float" office:value="3167.65000000005">
            <text:p>3167.65</text:p>
          </table:table-cell>
          <table:table-cell table:formula="of:=SUM([.K76:.K83])/8" office:value-type="float" office:value="-12653.425">
            <text:p>-12653.43</text:p>
          </table:table-cell>
          <table:table-cell table:formula="of:=SUM([.L76:.L83])/8" office:value-type="float" office:value="-27156.025">
            <text:p>-27156.03</text:p>
          </table:table-cell>
          <table:table-cell table:formula="of:=SUM([.M76:.M83])/8" office:value-type="float" office:value="8427.77500000005">
            <text:p>8427.78</text:p>
          </table:table-cell>
          <table:table-cell table:number-columns-repeated="5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4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75];&quot;²&quot;)" office:value-type="string" office:string-value="qA²">
            <text:p>qA²</text:p>
          </table:table-cell>
          <table:table-cell table:style-name="ce2" table:formula="of:=CONCATENATE(&quot;q&quot;;[.H75];&quot;²&quot;)" office:value-type="string" office:string-value="qC²">
            <text:p>qC²</text:p>
          </table:table-cell>
          <table:table-cell table:style-name="ce2" table:formula="of:=CONCATENATE(&quot;q&quot;;[.I75];&quot;²&quot;)" office:value-type="string" office:string-value="qD²">
            <text:p>qD²</text:p>
          </table:table-cell>
          <table:table-cell table:style-name="ce2" table:formula="of:=CONCATENATE(&quot;q&quot;;[.J75];&quot;²&quot;)" office:value-type="string" office:string-value="qAC²">
            <text:p>qAC²</text:p>
          </table:table-cell>
          <table:table-cell table:style-name="ce2" table:formula="of:=CONCATENATE(&quot;q&quot;;[.K75];&quot;²&quot;)" office:value-type="string" office:string-value="qAD²">
            <text:p>qAD²</text:p>
          </table:table-cell>
          <table:table-cell table:style-name="ce2" table:formula="of:=CONCATENATE(&quot;q&quot;;[.L75];&quot;²&quot;)" office:value-type="string" office:string-value="qCD²">
            <text:p>qCD²</text:p>
          </table:table-cell>
          <table:table-cell table:style-name="ce2" table:formula="of:=CONCATENATE(&quot;q&quot;;[.M75];&quot;²&quot;)" office:value-type="string" office:string-value="qACD²">
            <text:p>qACD²</text:p>
          </table:table-cell>
          <table:table-cell table:number-columns-repeated="5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86];2)" office:value-type="float" office:value="2141241429.6025">
            <text:p>2141241429.6</text:p>
          </table:table-cell>
          <table:table-cell table:formula="of:=POWER([.H86];2)" office:value-type="float" office:value="5612759166.7225">
            <text:p>5612759166.72</text:p>
          </table:table-cell>
          <table:table-cell table:formula="of:=POWER([.I86];2)" office:value-type="float" office:value="40017831986.9306">
            <text:p>40017831986.93</text:p>
          </table:table-cell>
          <table:table-cell table:formula="of:=POWER([.J86];2)" office:value-type="float" office:value="10034006.5225003">
            <text:p>10034006.52</text:p>
          </table:table-cell>
          <table:table-cell table:formula="of:=POWER([.K86];2)" office:value-type="float" office:value="160109164.230625">
            <text:p>160109164.23</text:p>
          </table:table-cell>
          <table:table-cell table:formula="of:=POWER([.L86];2)" office:value-type="float" office:value="737449693.800625">
            <text:p>737449693.8</text:p>
          </table:table-cell>
          <table:table-cell table:formula="of:=POWER([.M86];2)" office:value-type="float" office:value="71027391.4506259">
            <text:p>71027391.4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75])" office:value-type="string" office:string-value="SSA">
            <text:p>SSA</text:p>
          </table:table-cell>
          <table:table-cell table:style-name="ce2" table:formula="of:=CONCATENATE(&quot;SS&quot;;[.H75])" office:value-type="string" office:string-value="SSC">
            <text:p>SSC</text:p>
          </table:table-cell>
          <table:table-cell table:style-name="ce2" table:formula="of:=CONCATENATE(&quot;SS&quot;;[.I75])" office:value-type="string" office:string-value="SSD">
            <text:p>SSD</text:p>
          </table:table-cell>
          <table:table-cell table:style-name="ce2" table:formula="of:=CONCATENATE(&quot;SS&quot;;[.J75])" office:value-type="string" office:string-value="SSAC">
            <text:p>SSAC</text:p>
          </table:table-cell>
          <table:table-cell table:style-name="ce2" table:formula="of:=CONCATENATE(&quot;SS&quot;;[.K75])" office:value-type="string" office:string-value="SSAD">
            <text:p>SSAD</text:p>
          </table:table-cell>
          <table:table-cell table:style-name="ce2" table:formula="of:=CONCATENATE(&quot;SS&quot;;[.L75])" office:value-type="string" office:string-value="SSCD">
            <text:p>SSCD</text:p>
          </table:table-cell>
          <table:table-cell table:style-name="ce2" table:formula="of:=CONCATENATE(&quot;SS&quot;;[.M75])" office:value-type="string" office:string-value="SSACD">
            <text:p>SSACD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POWER(2;3)*SUM([.G89:.M89])" office:value-type="float" office:value="390003622714.08">
            <text:p>390003622714.08</text:p>
          </table:table-cell>
          <table:table-cell table:formula="of:=POWER(2;3)*[.G89]" office:value-type="float" office:value="17129931436.82">
            <text:p>17129931436.82</text:p>
          </table:table-cell>
          <table:table-cell table:formula="of:=POWER(2;3)*[.H89]" office:value-type="float" office:value="44902073333.78">
            <text:p>44902073333.78</text:p>
          </table:table-cell>
          <table:table-cell table:formula="of:=POWER(2;3)*[.I89]" office:value-type="float" office:value="320142655895.445">
            <text:p>320142655895.45</text:p>
          </table:table-cell>
          <table:table-cell table:formula="of:=POWER(2;3)*[.J89]" office:value-type="float" office:value="80272052.1800027">
            <text:p>80272052.18</text:p>
          </table:table-cell>
          <table:table-cell table:formula="of:=POWER(2;3)*[.K89]" office:value-type="float" office:value="1280873313.845">
            <text:p>1280873313.85</text:p>
          </table:table-cell>
          <table:table-cell table:formula="of:=POWER(2;3)*[.L89]" office:value-type="float" office:value="5899597550.405">
            <text:p>5899597550.41</text:p>
          </table:table-cell>
          <table:table-cell table:formula="of:=POWER(2;3)*[.M89]" office:value-type="float" office:value="568219131.605007">
            <text:p>568219131.61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table:formula="of:=CONCATENATE(&quot;i&quot;;[.G75])" office:value-type="string" office:string-value="iA">
            <text:p>iA</text:p>
          </table:table-cell>
          <table:table-cell table:style-name="ce2" table:formula="of:=CONCATENATE(&quot;i&quot;;[.H75])" office:value-type="string" office:string-value="iC">
            <text:p>iC</text:p>
          </table:table-cell>
          <table:table-cell table:style-name="ce2" table:formula="of:=CONCATENATE(&quot;i&quot;;[.I75])" office:value-type="string" office:string-value="iD">
            <text:p>iD</text:p>
          </table:table-cell>
          <table:table-cell table:style-name="ce2" table:formula="of:=CONCATENATE(&quot;i&quot;;[.J75])" office:value-type="string" office:string-value="iAC">
            <text:p>iAC</text:p>
          </table:table-cell>
          <table:table-cell table:style-name="ce2" table:formula="of:=CONCATENATE(&quot;i&quot;;[.K75])" office:value-type="string" office:string-value="iAD">
            <text:p>iAD</text:p>
          </table:table-cell>
          <table:table-cell table:style-name="ce2" table:formula="of:=CONCATENATE(&quot;i&quot;;[.L75])" office:value-type="string" office:string-value="iCD">
            <text:p>iCD</text:p>
          </table:table-cell>
          <table:table-cell table:style-name="ce2" table:formula="of:=CONCATENATE(&quot;i&quot;;[.M75])" office:value-type="string" office:string-value="iACD">
            <text:p>iACD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%</text:p>
          </table:table-cell>
          <table:table-cell table:style-name="ce5" table:formula="of:=[.G92]/[.F92]" office:value-type="float" office:value="0.0439224931235532">
            <text:p>0.044</text:p>
          </table:table-cell>
          <table:table-cell table:style-name="ce5" table:formula="of:=[.H92]/[.F92]" office:value-type="float" office:value="0.115132451902116">
            <text:p>0.115</text:p>
          </table:table-cell>
          <table:table-cell table:style-name="ce5" table:formula="of:=[.I92]/[.F92]" office:value-type="float" office:value="0.820870979780997">
            <text:p>0.821</text:p>
          </table:table-cell>
          <table:table-cell table:style-name="ce5" table:formula="of:=[.J92]/[.F92]" office:value-type="float" office:value="0.000205823862920504">
            <text:p>0.000</text:p>
          </table:table-cell>
          <table:table-cell table:style-name="ce5" table:formula="of:=[.K92]/[.F92]" office:value-type="float" office:value="0.00328426004079465">
            <text:p>0.003</text:p>
          </table:table-cell>
          <table:table-cell table:style-name="ce5" table:formula="of:=[.L92]/[.F92]" office:value-type="float" office:value="0.0151270326910017">
            <text:p>0.015</text:p>
          </table:table-cell>
          <table:table-cell table:style-name="ce5" table:formula="of:=[.M92]/[.F92]" office:value-type="float" office:value="0.00145695859861687">
            <text:p>0.001</text:p>
          </table:table-cell>
          <table:table-cell table:formula="of:=SUM([.G95:.M95])" office:value-type="float" office:value="1">
            <text:p>1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5"/>
          <table:table-cell table:style-name="ce8" office:value-type="string">
            <text:p>Fator</text:p>
          </table:table-cell>
          <table:table-cell table:style-name="ce8" office:value-type="string">
            <text:p>Nível 1</text:p>
          </table:table-cell>
          <table:table-cell table:style-name="ce8" office:value-type="string">
            <text:p>Nível -1</text:p>
          </table:table-cell>
        </table:table-row>
        <table:table-row table:style-name="ro1">
          <table:table-cell table:number-columns-repeated="15"/>
          <table:table-cell office:value-type="string">
            <text:p>A – Sistema de arquivo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</table:table-row>
        <table:table-row table:style-name="ro1">
          <table:table-cell table:number-columns-repeated="15"/>
          <table:table-cell office:value-type="string">
            <text:p>B – Tamanho do bloco</text:p>
          </table:table-cell>
          <table:table-cell office:value-type="string">
            <text:p>4KB</text:p>
          </table:table-cell>
          <table:table-cell office:value-type="string">
            <text:p>1KB</text:p>
          </table:table-cell>
        </table:table-row>
        <table:table-row table:style-name="ro1">
          <table:table-cell table:number-columns-repeated="15"/>
          <table:table-cell office:value-type="string">
            <text:p>C – Memória RAM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</table:table-row>
        <table:table-row table:style-name="ro1">
          <table:table-cell table:number-columns-repeated="15"/>
          <table:table-cell office:value-type="string">
            <text:p>D – Tamanho do arquivo</text:p>
          </table:table-cell>
          <table:table-cell office:value-type="string">
            <text:p>64KB</text:p>
          </table:table-cell>
          <table:table-cell office:value-type="string">
            <text:p>64MB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style-name="ce8" office:value-type="string">
            <text:p>Fator</text:p>
          </table:table-cell>
          <table:table-cell table:style-name="ce8" office:value-type="string">
            <text:p>Nível 1</text:p>
          </table:table-cell>
          <table:table-cell table:style-name="ce8" office:value-type="string">
            <text:p>Nível -1</text:p>
          </table:table-cell>
        </table:table-row>
        <table:table-row table:style-name="ro1">
          <table:table-cell table:number-columns-repeated="15"/>
          <table:table-cell office:value-type="string">
            <text:p>A – Sistema de arquivo</text:p>
          </table:table-cell>
          <table:table-cell office:value-type="string">
            <text:p>Ext4</text:p>
          </table:table-cell>
          <table:table-cell office:value-type="string">
            <text:p>ReiserFS</text:p>
          </table:table-cell>
        </table:table-row>
        <table:table-row table:style-name="ro1">
          <table:table-cell table:number-columns-repeated="15"/>
          <table:table-cell office:value-type="string">
            <text:p>C – Memória RAM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</table:table-row>
        <table:table-row table:style-name="ro1">
          <table:table-cell table:number-columns-repeated="15"/>
          <table:table-cell office:value-type="string">
            <text:p>D – Tamanho do arquivo</text:p>
          </table:table-cell>
          <table:table-cell office:value-type="string">
            <text:p>64KB</text:p>
          </table:table-cell>
          <table:table-cell office:value-type="string">
            <text:p>64MB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style-name="ce8" office:value-type="string">
            <text:p>Fator</text:p>
          </table:table-cell>
          <table:table-cell table:style-name="ce8" office:value-type="string">
            <text:p>Nível 1</text:p>
          </table:table-cell>
          <table:table-cell table:style-name="ce8" office:value-type="string">
            <text:p>Nível -1</text:p>
          </table:table-cell>
        </table:table-row>
        <table:table-row table:style-name="ro1">
          <table:table-cell table:number-columns-repeated="15"/>
          <table:table-cell office:value-type="string">
            <text:p>A – Sistema de arquivo</text:p>
          </table:table-cell>
          <table:table-cell office:value-type="string">
            <text:p>XFS</text:p>
          </table:table-cell>
          <table:table-cell office:value-type="string">
            <text:p>ReiserFS</text:p>
          </table:table-cell>
        </table:table-row>
        <table:table-row table:style-name="ro1">
          <table:table-cell table:number-columns-repeated="15"/>
          <table:table-cell office:value-type="string">
            <text:p>C – Memória RAM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</table:table-row>
        <table:table-row table:style-name="ro1">
          <table:table-cell table:number-columns-repeated="15"/>
          <table:table-cell office:value-type="string">
            <text:p>D – Tamanho do arquivo</text:p>
          </table:table-cell>
          <table:table-cell office:value-type="string">
            <text:p>64KB</text:p>
          </table:table-cell>
          <table:table-cell office:value-type="string">
            <text:p>64MB</text:p>
          </table:table-cell>
        </table:table-row>
      </table:table>
      <table:table table:name="Influencias-dat" table:style-name="ta1" table:print="false">
        <table:table-column table:style-name="co6" table:default-cell-style-name="Default"/>
        <table:table-column table:style-name="co10" table:number-columns-repeated="4" table:default-cell-style-name="Default"/>
        <table:table-column table:style-name="co6" table:number-columns-repeated="11" table:default-cell-style-name="Default"/>
        <table:table-column table:style-name="co6" table:number-columns-repeated="2" table:default-cell-style-name="ce10"/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1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style-name="ce8" office:value-type="string">
            <text:p>Fator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Random Read</text:p>
          </table:table-cell>
          <table:table-cell table:style-name="ce8" office:value-type="string">
            <text:p>Random Write</text:p>
          </table:table-cell>
          <table:table-cell table:number-columns-repeated="13"/>
        </table:table-row>
        <table:table-row table:style-name="ro1">
          <table:table-cell table:style-name="ce8" table:formula="of:=[Etapa1.H30]" office:value-type="string" office:string-value="iA">
            <text:p>iA</text:p>
          </table:table-cell>
          <table:table-cell table:style-name="ce9" table:formula="of:=[Etapa1.H31] * 100" office:value-type="float" office:value="1.32012514032402">
            <text:p>1.32</text:p>
          </table:table-cell>
          <table:table-cell table:style-name="ce9" table:formula="of:=[Etapa1.H63] * 100" office:value-type="float" office:value="24.5890279756933">
            <text:p>24.59</text:p>
          </table:table-cell>
          <table:table-cell table:style-name="ce9" table:formula="of:=[Etapa1.H95] * 100" office:value-type="float" office:value="32.6341426499736">
            <text:p>32.63</text:p>
          </table:table-cell>
          <table:table-cell table:style-name="ce9" table:formula="of:=[Etapa1.H127] * 100" office:value-type="float" office:value="2.988500306863">
            <text:p>2.99</text:p>
          </table:table-cell>
          <table:table-cell table:number-columns-repeated="13"/>
        </table:table-row>
        <table:table-row table:style-name="ro1">
          <table:table-cell table:style-name="ce8" table:formula="of:=[Etapa1.I30]" office:value-type="string" office:string-value="iB">
            <text:p>iB</text:p>
          </table:table-cell>
          <table:table-cell table:style-name="ce9" table:formula="of:=[Etapa1.I31] * 100" office:value-type="float" office:value="78.7784646330229">
            <text:p>78.78</text:p>
          </table:table-cell>
          <table:table-cell table:style-name="ce9" table:formula="of:=[Etapa1.I63] * 100" office:value-type="float" office:value="0.161534186628375">
            <text:p>0.16</text:p>
          </table:table-cell>
          <table:table-cell table:style-name="ce9" table:formula="of:=[Etapa1.I95] * 100" office:value-type="float" office:value="0.00434063491674295">
            <text:p>0.00</text:p>
          </table:table-cell>
          <table:table-cell table:style-name="ce9" table:formula="of:=[Etapa1.I127] * 100" office:value-type="float" office:value="0.0790030938964182">
            <text:p>0.08</text:p>
          </table:table-cell>
          <table:table-cell table:number-columns-repeated="13"/>
        </table:table-row>
        <table:table-row table:style-name="ro1">
          <table:table-cell table:style-name="ce8" table:formula="of:=[Etapa1.J30]" office:value-type="string" office:string-value="iC">
            <text:p>iC</text:p>
          </table:table-cell>
          <table:table-cell table:style-name="ce9" table:formula="of:=[Etapa1.J31] * 100" office:value-type="float" office:value="3.27483616418744">
            <text:p>3.27</text:p>
          </table:table-cell>
          <table:table-cell table:style-name="ce9" table:formula="of:=[Etapa1.J63] * 100" office:value-type="float" office:value="16.6391942707207">
            <text:p>16.64</text:p>
          </table:table-cell>
          <table:table-cell table:style-name="ce9" table:formula="of:=[Etapa1.J95] * 100" office:value-type="float" office:value="2.28576373647722">
            <text:p>2.29</text:p>
          </table:table-cell>
          <table:table-cell table:style-name="ce9" table:formula="of:=[Etapa1.J127] * 100" office:value-type="float" office:value="4.48932235192109">
            <text:p>4.49</text:p>
          </table:table-cell>
          <table:table-cell table:number-columns-repeated="13"/>
        </table:table-row>
        <table:table-row table:style-name="ro1">
          <table:table-cell table:style-name="ce8" table:formula="of:=[Etapa1.K30]" office:value-type="string" office:string-value="iD">
            <text:p>iD</text:p>
          </table:table-cell>
          <table:table-cell table:style-name="ce9" table:formula="of:=[Etapa1.K31] * 100" office:value-type="float" office:value="10.1167023164564">
            <text:p>10.12</text:p>
          </table:table-cell>
          <table:table-cell table:style-name="ce9" table:formula="of:=[Etapa1.K63] * 100" office:value-type="float" office:value="50.7142181428495">
            <text:p>50.71</text:p>
          </table:table-cell>
          <table:table-cell table:style-name="ce9" table:formula="of:=[Etapa1.K95] * 100" office:value-type="float" office:value="62.4357758355872">
            <text:p>62.44</text:p>
          </table:table-cell>
          <table:table-cell table:style-name="ce9" table:formula="of:=[Etapa1.K127] * 100" office:value-type="float" office:value="90.9037682607808">
            <text:p>90.90</text:p>
          </table:table-cell>
          <table:table-cell table:number-columns-repeated="13"/>
        </table:table-row>
        <table:table-row table:style-name="ro1">
          <table:table-cell table:style-name="ce8" table:formula="of:=[Etapa1.L30]" office:value-type="string" office:string-value="iAB">
            <text:p>iAB</text:p>
          </table:table-cell>
          <table:table-cell table:style-name="ce9" table:formula="of:=[Etapa1.L31] * 100" office:value-type="float" office:value="1.44315108238209">
            <text:p>1.44</text:p>
          </table:table-cell>
          <table:table-cell table:style-name="ce9" table:formula="of:=[Etapa1.L63] * 100" office:value-type="float" office:value="0.144080896874599">
            <text:p>0.14</text:p>
          </table:table-cell>
          <table:table-cell table:style-name="ce9" table:formula="of:=[Etapa1.L95] * 100" office:value-type="float" office:value="0.371139932838625">
            <text:p>0.37</text:p>
          </table:table-cell>
          <table:table-cell table:style-name="ce9" table:formula="of:=[Etapa1.L127] * 100" office:value-type="float" office:value="0.229255900098363">
            <text:p>0.23</text:p>
          </table:table-cell>
          <table:table-cell table:number-columns-repeated="13"/>
        </table:table-row>
        <table:table-row table:style-name="ro1">
          <table:table-cell table:style-name="ce8" table:formula="of:=[Etapa1.M30]" office:value-type="string" office:string-value="iAC">
            <text:p>iAC</text:p>
          </table:table-cell>
          <table:table-cell table:style-name="ce9" table:formula="of:=[Etapa1.M31] * 100" office:value-type="float" office:value="1.02542485406873">
            <text:p>1.03</text:p>
          </table:table-cell>
          <table:table-cell table:style-name="ce9" table:formula="of:=[Etapa1.M63] * 100" office:value-type="float" office:value="2.55483103423977">
            <text:p>2.55</text:p>
          </table:table-cell>
          <table:table-cell table:style-name="ce9" table:formula="of:=[Etapa1.M95] * 100" office:value-type="float" office:value="0.105668888934668">
            <text:p>0.11</text:p>
          </table:table-cell>
          <table:table-cell table:style-name="ce9" table:formula="of:=[Etapa1.M127] * 100" office:value-type="float" office:value="0.202754325843209">
            <text:p>0.20</text:p>
          </table:table-cell>
          <table:table-cell table:number-columns-repeated="13"/>
        </table:table-row>
        <table:table-row table:style-name="ro1">
          <table:table-cell table:style-name="ce8" table:formula="of:=[Etapa1.N30]" office:value-type="string" office:string-value="iAD">
            <text:p>iAD</text:p>
          </table:table-cell>
          <table:table-cell table:style-name="ce9" table:formula="of:=[Etapa1.N31] * 100" office:value-type="float" office:value="0.291138105331603">
            <text:p>0.29</text:p>
          </table:table-cell>
          <table:table-cell table:style-name="ce9" table:formula="of:=[Etapa1.N63] * 100" office:value-type="float" office:value="0.395710187638652">
            <text:p>0.40</text:p>
          </table:table-cell>
          <table:table-cell table:style-name="ce9" table:formula="of:=[Etapa1.N95] * 100" office:value-type="float" office:value="1.44218415461803">
            <text:p>1.44</text:p>
          </table:table-cell>
          <table:table-cell table:style-name="ce9" table:formula="of:=[Etapa1.N127] * 100" office:value-type="float" office:value="0.026550872650789">
            <text:p>0.03</text:p>
          </table:table-cell>
          <table:table-cell table:number-columns-repeated="13"/>
        </table:table-row>
        <table:table-row table:style-name="ro1">
          <table:table-cell table:style-name="ce8" table:formula="of:=[Etapa1.O30]" office:value-type="string" office:string-value="iBC">
            <text:p>iBC</text:p>
          </table:table-cell>
          <table:table-cell table:style-name="ce9" table:formula="of:=[Etapa1.O31] * 100" office:value-type="float" office:value="0.11881894442348">
            <text:p>0.12</text:p>
          </table:table-cell>
          <table:table-cell table:style-name="ce9" table:formula="of:=[Etapa1.O63] * 100" office:value-type="float" office:value="0.3670721353069">
            <text:p>0.37</text:p>
          </table:table-cell>
          <table:table-cell table:style-name="ce9" table:formula="of:=[Etapa1.O95] * 100" office:value-type="float" office:value="0.019532200977451">
            <text:p>0.02</text:p>
          </table:table-cell>
          <table:table-cell table:style-name="ce9" table:formula="of:=[Etapa1.O127] * 100" office:value-type="float" office:value="0.0108890194758094">
            <text:p>0.01</text:p>
          </table:table-cell>
          <table:table-cell table:number-columns-repeated="13"/>
        </table:table-row>
        <table:table-row table:style-name="ro1">
          <table:table-cell table:style-name="ce8" table:formula="of:=[Etapa1.P30]" office:value-type="string" office:string-value="iBD">
            <text:p>iBD</text:p>
          </table:table-cell>
          <table:table-cell table:style-name="ce9" table:formula="of:=[Etapa1.P31] * 100" office:value-type="float" office:value="3.13052388064679">
            <text:p>3.13</text:p>
          </table:table-cell>
          <table:table-cell table:style-name="ce9" table:formula="of:=[Etapa1.P63] * 100" office:value-type="float" office:value="1.77870367903602">
            <text:p>1.78</text:p>
          </table:table-cell>
          <table:table-cell table:style-name="ce9" table:formula="of:=[Etapa1.P95] * 100" office:value-type="float" office:value="0.00634529722075969">
            <text:p>0.01</text:p>
          </table:table-cell>
          <table:table-cell table:style-name="ce9" table:formula="of:=[Etapa1.P127] * 100" office:value-type="float" office:value="0.0436003482586954">
            <text:p>0.04</text:p>
          </table:table-cell>
          <table:table-cell table:number-columns-repeated="13"/>
        </table:table-row>
        <table:table-row table:style-name="ro1">
          <table:table-cell table:style-name="ce8" table:formula="of:=[Etapa1.Q30]" office:value-type="string" office:string-value="iCD">
            <text:p>iCD</text:p>
          </table:table-cell>
          <table:table-cell table:style-name="ce9" table:formula="of:=[Etapa1.Q31] * 100" office:value-type="float" office:value="0.103174313415395">
            <text:p>0.10</text:p>
          </table:table-cell>
          <table:table-cell table:style-name="ce9" table:formula="of:=[Etapa1.Q63] * 100" office:value-type="float" office:value="0.556534128149531">
            <text:p>0.56</text:p>
          </table:table-cell>
          <table:table-cell table:style-name="ce9" table:formula="of:=[Etapa1.Q95] * 100" office:value-type="float" office:value="0.19833288799796">
            <text:p>0.20</text:p>
          </table:table-cell>
          <table:table-cell table:style-name="ce9" table:formula="of:=[Etapa1.Q127] * 100" office:value-type="float" office:value="0.228765908315351">
            <text:p>0.23</text:p>
          </table:table-cell>
          <table:table-cell table:number-columns-repeated="13"/>
        </table:table-row>
        <table:table-row table:style-name="ro1">
          <table:table-cell table:style-name="ce8" table:formula="of:=[Etapa1.R30]" office:value-type="string" office:string-value="iABC">
            <text:p>iABC</text:p>
          </table:table-cell>
          <table:table-cell table:style-name="ce9" table:formula="of:=[Etapa1.R31] * 100" office:value-type="float" office:value="0.0208392760342029">
            <text:p>0.02</text:p>
          </table:table-cell>
          <table:table-cell table:style-name="ce9" table:formula="of:=[Etapa1.R63] * 100" office:value-type="float" office:value="0.709046879499382">
            <text:p>0.71</text:p>
          </table:table-cell>
          <table:table-cell table:style-name="ce9" table:formula="of:=[Etapa1.R95] * 100" office:value-type="float" office:value="0.225710009313547">
            <text:p>0.23</text:p>
          </table:table-cell>
          <table:table-cell table:style-name="ce9" table:formula="of:=[Etapa1.R127] * 100" office:value-type="float" office:value="0.570861732101794">
            <text:p>0.57</text:p>
          </table:table-cell>
          <table:table-cell table:number-columns-repeated="13"/>
        </table:table-row>
        <table:table-row table:style-name="ro1">
          <table:table-cell table:style-name="ce8" table:formula="of:=[Etapa1.S30]" office:value-type="string" office:string-value="iABD">
            <text:p>iABD</text:p>
          </table:table-cell>
          <table:table-cell table:style-name="ce9" table:formula="of:=[Etapa1.S31] * 100" office:value-type="float" office:value="0.00011926701112659">
            <text:p>0.00</text:p>
          </table:table-cell>
          <table:table-cell table:style-name="ce9" table:formula="of:=[Etapa1.S63] * 100" office:value-type="float" office:value="0.0443866142850356">
            <text:p>0.04</text:p>
          </table:table-cell>
          <table:table-cell table:style-name="ce9" table:formula="of:=[Etapa1.S95] * 100" office:value-type="float" office:value="0.142164491041337">
            <text:p>0.14</text:p>
          </table:table-cell>
          <table:table-cell table:style-name="ce9" table:formula="of:=[Etapa1.S127] * 100" office:value-type="float" office:value="0.0428954633247355">
            <text:p>0.04</text:p>
          </table:table-cell>
          <table:table-cell table:number-columns-repeated="13"/>
        </table:table-row>
        <table:table-row table:style-name="ro1">
          <table:table-cell table:style-name="ce8" table:formula="of:=[Etapa1.T30]" office:value-type="string" office:string-value="iACD">
            <text:p>iACD</text:p>
          </table:table-cell>
          <table:table-cell table:style-name="ce9" table:formula="of:=[Etapa1.T31] * 100" office:value-type="float" office:value="0.02630878958059">
            <text:p>0.03</text:p>
          </table:table-cell>
          <table:table-cell table:style-name="ce9" table:formula="of:=[Etapa1.T63] * 100" office:value-type="float" office:value="0.322629631921881">
            <text:p>0.32</text:p>
          </table:table-cell>
          <table:table-cell table:style-name="ce9" table:formula="of:=[Etapa1.T95] * 100" office:value-type="float" office:value="0.000632652705940152">
            <text:p>0.00</text:p>
          </table:table-cell>
          <table:table-cell table:style-name="ce9" table:formula="of:=[Etapa1.T127] * 100" office:value-type="float" office:value="0.0119625028731198">
            <text:p>0.01</text:p>
          </table:table-cell>
          <table:table-cell table:number-columns-repeated="13"/>
        </table:table-row>
        <table:table-row table:style-name="ro1">
          <table:table-cell table:style-name="ce8" table:formula="of:=[Etapa1.U30]" office:value-type="string" office:string-value="iBCD">
            <text:p>iBCD</text:p>
          </table:table-cell>
          <table:table-cell table:style-name="ce9" table:formula="of:=[Etapa1.U31] * 100" office:value-type="float" office:value="0.343467853283064">
            <text:p>0.34</text:p>
          </table:table-cell>
          <table:table-cell table:style-name="ce9" table:formula="of:=[Etapa1.U63] * 100" office:value-type="float" office:value="0.393228684118731">
            <text:p>0.39</text:p>
          </table:table-cell>
          <table:table-cell table:style-name="ce9" table:formula="of:=[Etapa1.U95] * 100" office:value-type="float" office:value="0.0139900416208339">
            <text:p>0.01</text:p>
          </table:table-cell>
          <table:table-cell table:style-name="ce9" table:formula="of:=[Etapa1.U127] * 100" office:value-type="float" office:value="0.00920711355303586">
            <text:p>0.01</text:p>
          </table:table-cell>
          <table:table-cell table:number-columns-repeated="13"/>
        </table:table-row>
        <table:table-row table:style-name="ro1">
          <table:table-cell table:style-name="ce8" table:formula="of:=[Etapa1.V30]" office:value-type="string" office:string-value="iABCD">
            <text:p>iABCD</text:p>
          </table:table-cell>
          <table:table-cell table:style-name="ce9" table:formula="of:=[Etapa1.V31] * 100" office:value-type="float" office:value="0.00690537983220038">
            <text:p>0.01</text:p>
          </table:table-cell>
          <table:table-cell table:style-name="ce9" table:formula="of:=[Etapa1.V63] * 100" office:value-type="float" office:value="0.62980155303769">
            <text:p>0.63</text:p>
          </table:table-cell>
          <table:table-cell table:style-name="ce9" table:formula="of:=[Etapa1.V95] * 100" office:value-type="float" office:value="0.114276585776141">
            <text:p>0.11</text:p>
          </table:table-cell>
          <table:table-cell table:style-name="ce9" table:formula="of:=[Etapa1.V127] * 100" office:value-type="float" office:value="0.162662800043842">
            <text:p>0.1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2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style-name="ce8" office:value-type="string">
            <text:p>Fator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Random Read</text:p>
          </table:table-cell>
          <table:table-cell table:style-name="ce8" office:value-type="string">
            <text:p>Random Write</text:p>
          </table:table-cell>
          <table:table-cell table:number-columns-repeated="13"/>
        </table:table-row>
        <table:table-row table:style-name="ro1">
          <table:table-cell table:style-name="ce8" table:formula="of:=[.A32]" office:value-type="string" office:string-value="iA">
            <text:p>iA</text:p>
          </table:table-cell>
          <table:table-cell table:style-name="ce9" table:formula="of:=[Etapa2.G23] * 100" office:value-type="float" office:value="78.0647006432527">
            <text:p>78.06</text:p>
          </table:table-cell>
          <table:table-cell table:style-name="ce9" table:formula="of:=[Etapa2.G47] * 100" office:value-type="float" office:value="9.11468145611902">
            <text:p>9.11</text:p>
          </table:table-cell>
          <table:table-cell table:style-name="ce9" table:formula="of:=[Etapa2.G71] * 100" office:value-type="float" office:value="1.60793535683728">
            <text:p>1.61</text:p>
          </table:table-cell>
          <table:table-cell table:style-name="ce9" table:formula="of:=[Etapa3.G95] * 100" office:value-type="float" office:value="4.39224931235532">
            <text:p>4.39</text:p>
          </table:table-cell>
          <table:table-cell table:number-columns-repeated="13"/>
        </table:table-row>
        <table:table-row table:style-name="ro1">
          <table:table-cell table:style-name="ce8" table:formula="of:=[.A33]" office:value-type="string" office:string-value="iC">
            <text:p>iC</text:p>
          </table:table-cell>
          <table:table-cell table:style-name="ce9" table:formula="of:=[Etapa2.H23] * 100" office:value-type="float" office:value="10.3658692700618">
            <text:p>10.37</text:p>
          </table:table-cell>
          <table:table-cell table:style-name="ce9" table:formula="of:=[Etapa2.H47] * 100" office:value-type="float" office:value="10.0567401049882">
            <text:p>10.06</text:p>
          </table:table-cell>
          <table:table-cell table:style-name="ce9" table:formula="of:=[Etapa2.H71] * 100" office:value-type="float" office:value="1.15093969128373">
            <text:p>1.15</text:p>
          </table:table-cell>
          <table:table-cell table:style-name="ce9" table:formula="of:=[Etapa3.H95] * 100" office:value-type="float" office:value="11.5132451902116">
            <text:p>11.51</text:p>
          </table:table-cell>
          <table:table-cell table:number-columns-repeated="12"/>
          <table:table-cell table:style-name="Default"/>
        </table:table-row>
        <table:table-row table:style-name="ro1">
          <table:table-cell table:style-name="ce8" table:formula="of:=[.A34]" office:value-type="string" office:string-value="iD">
            <text:p>iD</text:p>
          </table:table-cell>
          <table:table-cell table:style-name="ce9" table:formula="of:=[Etapa2.I23] * 100" office:value-type="float" office:value="3.79352406827477">
            <text:p>3.79</text:p>
          </table:table-cell>
          <table:table-cell table:style-name="ce9" table:formula="of:=[Etapa2.I47] * 100" office:value-type="float" office:value="64.0037308915667">
            <text:p>64.00</text:p>
          </table:table-cell>
          <table:table-cell table:style-name="ce9" table:formula="of:=[Etapa2.I71] * 100" office:value-type="float" office:value="95.7130309737961">
            <text:p>95.71</text:p>
          </table:table-cell>
          <table:table-cell table:style-name="ce9" table:formula="of:=[Etapa3.I95] * 100" office:value-type="float" office:value="82.0870979780997">
            <text:p>82.09</text:p>
          </table:table-cell>
          <table:table-cell table:number-columns-repeated="13"/>
        </table:table-row>
        <table:table-row table:style-name="ro1">
          <table:table-cell table:style-name="ce8" table:formula="of:=[.A35]" office:value-type="string" office:string-value="iAC">
            <text:p>iAC</text:p>
          </table:table-cell>
          <table:table-cell table:style-name="ce9" table:formula="of:=[Etapa2.J23] * 100" office:value-type="float" office:value="0.460799733910248">
            <text:p>0.46</text:p>
          </table:table-cell>
          <table:table-cell table:style-name="ce9" table:formula="of:=[Etapa2.J47] * 100" office:value-type="float" office:value="5.59956374885288">
            <text:p>5.60</text:p>
          </table:table-cell>
          <table:table-cell table:style-name="ce9" table:formula="of:=[Etapa2.J71] * 100" office:value-type="float" office:value="0.0948754208589833">
            <text:p>0.09</text:p>
          </table:table-cell>
          <table:table-cell table:style-name="ce9" table:formula="of:=[Etapa3.J95] * 100" office:value-type="float" office:value="0.0205823862920504">
            <text:p>0.02</text:p>
          </table:table-cell>
          <table:table-cell table:number-columns-repeated="13"/>
        </table:table-row>
        <table:table-row table:style-name="ro1">
          <table:table-cell table:style-name="ce8" table:formula="of:=[.A36]" office:value-type="string" office:string-value="iAD">
            <text:p>iAD</text:p>
          </table:table-cell>
          <table:table-cell table:style-name="ce9" table:formula="of:=[Etapa2.K23] * 100" office:value-type="float" office:value="7.06282462751518">
            <text:p>7.06</text:p>
          </table:table-cell>
          <table:table-cell table:style-name="ce9" table:formula="of:=[Etapa2.K47] * 100" office:value-type="float" office:value="8.03909563339645">
            <text:p>8.04</text:p>
          </table:table-cell>
          <table:table-cell table:style-name="ce9" table:formula="of:=[Etapa2.K71] * 100" office:value-type="float" office:value="1.43312097242579">
            <text:p>1.43</text:p>
          </table:table-cell>
          <table:table-cell table:style-name="ce9" table:formula="of:=[Etapa3.K95] * 100" office:value-type="float" office:value="0.328426004079465">
            <text:p>0.33</text:p>
          </table:table-cell>
          <table:table-cell table:number-columns-repeated="13"/>
        </table:table-row>
        <table:table-row table:style-name="ro1">
          <table:table-cell table:style-name="ce8" table:formula="of:=[.A37]" office:value-type="string" office:string-value="iCD">
            <text:p>iCD</text:p>
          </table:table-cell>
          <table:table-cell table:style-name="ce9" table:formula="of:=[Etapa2.L23] * 100" office:value-type="float" office:value="0.0769882043759212">
            <text:p>0.08</text:p>
          </table:table-cell>
          <table:table-cell table:style-name="ce9" table:formula="of:=[Etapa2.L47] * 100" office:value-type="float" office:value="0.464279853333766">
            <text:p>0.46</text:p>
          </table:table-cell>
          <table:table-cell table:style-name="ce9" table:formula="of:=[Etapa2.L71] * 100" office:value-type="float" office:value="0.0000854412778751418">
            <text:p>0.00</text:p>
          </table:table-cell>
          <table:table-cell table:style-name="ce9" table:formula="of:=[Etapa3.L95] * 100" office:value-type="float" office:value="1.51270326910017">
            <text:p>1.51</text:p>
          </table:table-cell>
          <table:table-cell table:number-columns-repeated="13"/>
        </table:table-row>
        <table:table-row table:style-name="ro1">
          <table:table-cell table:style-name="ce8" table:formula="of:=[.A38]" office:value-type="string" office:string-value="iACD">
            <text:p>iACD</text:p>
          </table:table-cell>
          <table:table-cell table:style-name="ce9" table:formula="of:=[Etapa2.M23] * 100" office:value-type="float" office:value="0.175293452609388">
            <text:p>0.18</text:p>
          </table:table-cell>
          <table:table-cell table:style-name="ce9" table:formula="of:=[Etapa2.M47] * 100" office:value-type="float" office:value="2.72190831174299">
            <text:p>2.72</text:p>
          </table:table-cell>
          <table:table-cell table:style-name="ce9" table:formula="of:=[Etapa2.M71] * 100" office:value-type="float" office:value="0.0000121435202746106">
            <text:p>0.00</text:p>
          </table:table-cell>
          <table:table-cell table:style-name="ce9" table:formula="of:=[Etapa3.M95] * 100" office:value-type="float" office:value="0.145695859861687">
            <text:p>0.1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3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style-name="ce8" office:value-type="string">
            <text:p>Fator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Random Read</text:p>
          </table:table-cell>
          <table:table-cell table:style-name="ce8" office:value-type="string">
            <text:p>Random Write</text:p>
          </table:table-cell>
          <table:table-cell table:number-columns-repeated="13"/>
        </table:table-row>
        <table:table-row table:style-name="ro1">
          <table:table-cell table:style-name="ce8" table:formula="of:=[Etapa3.G22]" office:value-type="string" office:string-value="iA">
            <text:p>iA</text:p>
          </table:table-cell>
          <table:table-cell table:style-name="ce9" table:formula="of:=[Etapa3.G23] * 100" office:value-type="float" office:value="88.1611386088677">
            <text:p>88.16</text:p>
          </table:table-cell>
          <table:table-cell table:style-name="ce9" table:formula="of:=[Etapa3.G47] * 100" office:value-type="float" office:value="31.2500266872167">
            <text:p>31.25</text:p>
          </table:table-cell>
          <table:table-cell table:style-name="ce9" table:formula="of:=[Etapa3.G71] * 100" office:value-type="float" office:value="8.89482705964682">
            <text:p>8.89</text:p>
          </table:table-cell>
          <table:table-cell table:style-name="ce9" table:formula="of:=[Etapa3.G95] * 100" office:value-type="float" office:value="4.39224931235532">
            <text:p>4.39</text:p>
          </table:table-cell>
          <table:table-cell table:number-columns-repeated="13"/>
        </table:table-row>
        <table:table-row table:style-name="ro1">
          <table:table-cell table:style-name="ce8" table:formula="of:=[Etapa3.H22]" office:value-type="string" office:string-value="iC">
            <text:p>iC</text:p>
          </table:table-cell>
          <table:table-cell table:style-name="ce9" table:formula="of:=[Etapa3.H23] * 100" office:value-type="float" office:value="4.67575935611822">
            <text:p>4.68</text:p>
          </table:table-cell>
          <table:table-cell table:style-name="ce9" table:formula="of:=[Etapa3.H47] * 100" office:value-type="float" office:value="18.532540742908">
            <text:p>18.53</text:p>
          </table:table-cell>
          <table:table-cell table:style-name="ce9" table:formula="of:=[Etapa3.H71] * 100" office:value-type="float" office:value="3.70111198629232">
            <text:p>3.70</text:p>
          </table:table-cell>
          <table:table-cell table:style-name="ce9" table:formula="of:=[Etapa3.H95] * 100" office:value-type="float" office:value="11.5132451902116">
            <text:p>11.51</text:p>
          </table:table-cell>
          <table:table-cell table:number-columns-repeated="13"/>
        </table:table-row>
        <table:table-row table:style-name="ro1">
          <table:table-cell table:style-name="ce8" table:formula="of:=[Etapa3.I22]" office:value-type="string" office:string-value="iD">
            <text:p>iD</text:p>
          </table:table-cell>
          <table:table-cell table:style-name="ce9" table:formula="of:=[Etapa3.I23] * 100" office:value-type="float" office:value="1.70468658436095">
            <text:p>1.70</text:p>
          </table:table-cell>
          <table:table-cell table:style-name="ce9" table:formula="of:=[Etapa3.I47] * 100" office:value-type="float" office:value="38.8566087117586">
            <text:p>38.86</text:p>
          </table:table-cell>
          <table:table-cell table:style-name="ce9" table:formula="of:=[Etapa3.I71] * 100" office:value-type="float" office:value="83.5753919004961">
            <text:p>83.58</text:p>
          </table:table-cell>
          <table:table-cell table:style-name="ce9" table:formula="of:=[Etapa3.I95] * 100" office:value-type="float" office:value="82.0870979780997">
            <text:p>82.09</text:p>
          </table:table-cell>
          <table:table-cell table:number-columns-repeated="13"/>
        </table:table-row>
        <table:table-row table:style-name="ro1">
          <table:table-cell table:style-name="ce8" table:formula="of:=[Etapa3.J22]" office:value-type="string" office:string-value="iAC">
            <text:p>iAC</text:p>
          </table:table-cell>
          <table:table-cell table:style-name="ce9" table:formula="of:=[Etapa3.J23] * 100" office:value-type="float" office:value="1.49681873076213">
            <text:p>1.50</text:p>
          </table:table-cell>
          <table:table-cell table:style-name="ce9" table:formula="of:=[Etapa3.J47] * 100" office:value-type="float" office:value="0.155340304146049">
            <text:p>0.16</text:p>
          </table:table-cell>
          <table:table-cell table:style-name="ce9" table:formula="of:=[Etapa3.J71] * 100" office:value-type="float" office:value="0.307627277749868">
            <text:p>0.31</text:p>
          </table:table-cell>
          <table:table-cell table:style-name="ce9" table:formula="of:=[Etapa3.J95] * 100" office:value-type="float" office:value="0.0205823862920504">
            <text:p>0.02</text:p>
          </table:table-cell>
          <table:table-cell table:number-columns-repeated="13"/>
        </table:table-row>
        <table:table-row table:style-name="ro1">
          <table:table-cell table:style-name="ce8" table:formula="of:=[Etapa3.K22]" office:value-type="string" office:string-value="iAD">
            <text:p>iAD</text:p>
          </table:table-cell>
          <table:table-cell table:style-name="ce9" table:formula="of:=[Etapa3.K23] * 100" office:value-type="float" office:value="3.69480206802611">
            <text:p>3.69</text:p>
          </table:table-cell>
          <table:table-cell table:style-name="ce9" table:formula="of:=[Etapa3.K47] * 100" office:value-type="float" office:value="8.76950336055405">
            <text:p>8.77</text:p>
          </table:table-cell>
          <table:table-cell table:style-name="ce9" table:formula="of:=[Etapa3.K71] * 100" office:value-type="float" office:value="3.0479058869097">
            <text:p>3.05</text:p>
          </table:table-cell>
          <table:table-cell table:style-name="ce9" table:formula="of:=[Etapa3.K95] * 100" office:value-type="float" office:value="0.328426004079465">
            <text:p>0.33</text:p>
          </table:table-cell>
          <table:table-cell table:number-columns-repeated="13"/>
        </table:table-row>
        <table:table-row table:style-name="ro1">
          <table:table-cell table:style-name="ce8" table:formula="of:=[Etapa3.L22]" office:value-type="string" office:string-value="iCD">
            <text:p>iCD</text:p>
          </table:table-cell>
          <table:table-cell table:style-name="ce9" table:formula="of:=[Etapa3.L23] * 100" office:value-type="float" office:value="0.0892392077062799">
            <text:p>0.09</text:p>
          </table:table-cell>
          <table:table-cell table:style-name="ce9" table:formula="of:=[Etapa3.L47] * 100" office:value-type="float" office:value="2.18642587531652">
            <text:p>2.19</text:p>
          </table:table-cell>
          <table:table-cell table:style-name="ce9" table:formula="of:=[Etapa3.L71] * 100" office:value-type="float" office:value="0.239345188840704">
            <text:p>0.24</text:p>
          </table:table-cell>
          <table:table-cell table:style-name="ce9" table:formula="of:=[Etapa3.L95] * 100" office:value-type="float" office:value="1.51270326910017">
            <text:p>1.51</text:p>
          </table:table-cell>
          <table:table-cell table:number-columns-repeated="13"/>
        </table:table-row>
        <table:table-row table:style-name="ro1">
          <table:table-cell table:style-name="ce8" table:formula="of:=[Etapa3.M22]" office:value-type="string" office:string-value="iACD">
            <text:p>iACD</text:p>
          </table:table-cell>
          <table:table-cell table:style-name="ce9" table:formula="of:=[Etapa3.M23] * 100" office:value-type="float" office:value="0.177555444158619">
            <text:p>0.18</text:p>
          </table:table-cell>
          <table:table-cell table:style-name="ce9" table:formula="of:=[Etapa3.M47] * 100" office:value-type="float" office:value="0.249554318100011">
            <text:p>0.25</text:p>
          </table:table-cell>
          <table:table-cell table:style-name="ce9" table:formula="of:=[Etapa3.M71] * 100" office:value-type="float" office:value="0.233790700064447">
            <text:p>0.23</text:p>
          </table:table-cell>
          <table:table-cell table:style-name="ce9" table:formula="of:=[Etapa3.M95] * 100" office:value-type="float" office:value="0.145695859861687">
            <text:p>0.15</text:p>
          </table:table-cell>
          <table:table-cell table:number-columns-repeated="13"/>
        </table:table-row>
        <table:table-row table:style-name="ro1" table:number-rows-repeated="104853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XT4" table:style-name="ta1" table:print="false">
        <table:table-column table:style-name="co11" table:default-cell-style-name="Default"/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4" table:default-cell-style-name="ce25"/>
        <table:table-column table:style-name="co15" table:number-columns-repeated="2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8" table:default-cell-style-name="ce36"/>
        <table:table-column table:style-name="co19" table:default-cell-style-name="Default"/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4" table:default-cell-style-name="ce25"/>
        <table:table-column table:style-name="co15" table:number-columns-repeated="2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8" table:default-cell-style-name="ce36"/>
        <table:table-column table:style-name="co6" table:number-columns-repeated="1002" table:default-cell-style-name="Default"/>
        <table:table-row table:style-name="ro2">
          <table:table-cell table:style-name="ce10"/>
          <table:table-cell table:style-name="ce11" table:number-columns-repeated="10"/>
          <table:table-cell table:style-name="ce10"/>
          <table:table-cell table:style-name="ce11" table:number-columns-repeated="10"/>
          <table:table-cell table:style-name="ce10"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6105">
            <text:p>346105</text:p>
          </table:table-cell>
          <table:table-cell office:value-type="float" office:value="652851">
            <text:p>652851</text:p>
          </table:table-cell>
          <table:table-cell office:value-type="float" office:value="1521975">
            <text:p>1521975</text:p>
          </table:table-cell>
          <table:table-cell table:number-columns-repeated="2" office:value-type="float" office:value="1832726">
            <text:p>1832726</text:p>
          </table:table-cell>
          <table:table-cell office:value-type="float" office:value="1488372">
            <text:p>148837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1863">
            <text:p>301863</text:p>
          </table:table-cell>
          <table:table-cell office:value-type="float" office:value="615592">
            <text:p>615592</text:p>
          </table:table-cell>
          <table:table-cell office:value-type="float" office:value="1361792">
            <text:p>1361792</text:p>
          </table:table-cell>
          <table:table-cell table:number-columns-repeated="2" office:value-type="float" office:value="1830371">
            <text:p>1830371</text:p>
          </table:table-cell>
          <table:table-cell office:value-type="float" office:value="1488372">
            <text:p>14883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99770">
            <text:p>399770</text:p>
          </table:table-cell>
          <table:table-cell office:value-type="float" office:value="639633">
            <text:p>639633</text:p>
          </table:table-cell>
          <table:table-cell office:value-type="float" office:value="1640019">
            <text:p>1640019</text:p>
          </table:table-cell>
          <table:table-cell table:number-columns-repeated="2" office:value-type="float" office:value="2057083">
            <text:p>2057083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2295">
            <text:p>312295</text:p>
          </table:table-cell>
          <table:table-cell office:value-type="float" office:value="674234">
            <text:p>674234</text:p>
          </table:table-cell>
          <table:table-cell office:value-type="float" office:value="1637103">
            <text:p>1637103</text:p>
          </table:table-cell>
          <table:table-cell table:number-columns-repeated="2" office:value-type="float" office:value="2000712">
            <text:p>2000712</text:p>
          </table:table-cell>
          <table:table-cell office:value-type="float" office:value="1729732">
            <text:p>172973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35148">
            <text:p>435148</text:p>
          </table:table-cell>
          <table:table-cell office:value-type="float" office:value="621035">
            <text:p>621035</text:p>
          </table:table-cell>
          <table:table-cell office:value-type="float" office:value="1596498">
            <text:p>1596498</text:p>
          </table:table-cell>
          <table:table-cell table:number-columns-repeated="2" office:value-type="float" office:value="2003074">
            <text:p>2003074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2251">
            <text:p>312251</text:p>
          </table:table-cell>
          <table:table-cell office:value-type="float" office:value="673838">
            <text:p>673838</text:p>
          </table:table-cell>
          <table:table-cell office:value-type="float" office:value="1140950">
            <text:p>1140950</text:p>
          </table:table-cell>
          <table:table-cell table:number-columns-repeated="2" office:value-type="float" office:value="2061472">
            <text:p>2061472</text:p>
          </table:table-cell>
          <table:table-cell office:value-type="float" office:value="1600001">
            <text:p>16000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4081">
            <text:p>424081</text:p>
          </table:table-cell>
          <table:table-cell office:value-type="float" office:value="586747">
            <text:p>586747</text:p>
          </table:table-cell>
          <table:table-cell office:value-type="float" office:value="1489425">
            <text:p>1489425</text:p>
          </table:table-cell>
          <table:table-cell table:number-columns-repeated="2" office:value-type="float" office:value="1878357">
            <text:p>1878357</text:p>
          </table:table-cell>
          <table:table-cell office:value-type="float" office:value="1523810">
            <text:p>1523810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5168">
            <text:p>315168</text:p>
          </table:table-cell>
          <table:table-cell office:value-type="float" office:value="640699">
            <text:p>640699</text:p>
          </table:table-cell>
          <table:table-cell office:value-type="float" office:value="1636226">
            <text:p>1636226</text:p>
          </table:table-cell>
          <table:table-cell table:number-columns-repeated="2" office:value-type="float" office:value="1101249">
            <text:p>1101249</text:p>
          </table:table-cell>
          <table:table-cell office:value-type="float" office:value="1032259">
            <text:p>103225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3872">
            <text:p>423872</text:p>
          </table:table-cell>
          <table:table-cell office:value-type="float" office:value="615742">
            <text:p>615742</text:p>
          </table:table-cell>
          <table:table-cell office:value-type="float" office:value="1141659">
            <text:p>1141659</text:p>
          </table:table-cell>
          <table:table-cell table:number-columns-repeated="2" office:value-type="float" office:value="1825684">
            <text:p>1825684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8396">
            <text:p>318396</text:p>
          </table:table-cell>
          <table:table-cell office:value-type="float" office:value="610131">
            <text:p>610131</text:p>
          </table:table-cell>
          <table:table-cell office:value-type="float" office:value="1561437">
            <text:p>1561437</text:p>
          </table:table-cell>
          <table:table-cell table:number-columns-repeated="2" office:value-type="float" office:value="1882944">
            <text:p>1882944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4887">
            <text:p>404887</text:p>
          </table:table-cell>
          <table:table-cell office:value-type="float" office:value="609634">
            <text:p>609634</text:p>
          </table:table-cell>
          <table:table-cell office:value-type="float" office:value="1458288">
            <text:p>1458288</text:p>
          </table:table-cell>
          <table:table-cell table:number-columns-repeated="2" office:value-type="float" office:value="2006942">
            <text:p>2006942</text:p>
          </table:table-cell>
          <table:table-cell office:value-type="float" office:value="1523810">
            <text:p>1523810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5281">
            <text:p>315281</text:p>
          </table:table-cell>
          <table:table-cell office:value-type="float" office:value="633284">
            <text:p>633284</text:p>
          </table:table-cell>
          <table:table-cell office:value-type="float" office:value="1519531">
            <text:p>1519531</text:p>
          </table:table-cell>
          <table:table-cell table:number-columns-repeated="2" office:value-type="float" office:value="1876055">
            <text:p>1876055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85694">
            <text:p>385694</text:p>
          </table:table-cell>
          <table:table-cell office:value-type="float" office:value="609612">
            <text:p>609612</text:p>
          </table:table-cell>
          <table:table-cell office:value-type="float" office:value="1452666">
            <text:p>1452666</text:p>
          </table:table-cell>
          <table:table-cell table:number-columns-repeated="2" office:value-type="float" office:value="1941364">
            <text:p>1941364</text:p>
          </table:table-cell>
          <table:table-cell office:value-type="float" office:value="1600001">
            <text:p>160000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9749">
            <text:p>329749</text:p>
          </table:table-cell>
          <table:table-cell office:value-type="float" office:value="556352">
            <text:p>556352</text:p>
          </table:table-cell>
          <table:table-cell office:value-type="float" office:value="1420729">
            <text:p>1420729</text:p>
          </table:table-cell>
          <table:table-cell table:number-columns-repeated="2" office:value-type="float" office:value="1829098">
            <text:p>1829098</text:p>
          </table:table-cell>
          <table:table-cell office:value-type="float" office:value="1422222">
            <text:p>142222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90193">
            <text:p>390193</text:p>
          </table:table-cell>
          <table:table-cell office:value-type="float" office:value="603740">
            <text:p>603740</text:p>
          </table:table-cell>
          <table:table-cell office:value-type="float" office:value="1522413">
            <text:p>1522413</text:p>
          </table:table-cell>
          <table:table-cell table:number-columns-repeated="2" office:value-type="float" office:value="1332957">
            <text:p>1332957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99079">
            <text:p>299079</text:p>
          </table:table-cell>
          <table:table-cell office:value-type="float" office:value="640439">
            <text:p>640439</text:p>
          </table:table-cell>
          <table:table-cell office:value-type="float" office:value="1528041">
            <text:p>1528041</text:p>
          </table:table-cell>
          <table:table-cell table:number-columns-repeated="2" office:value-type="float" office:value="1829670">
            <text:p>1829670</text:p>
          </table:table-cell>
          <table:table-cell office:value-type="float" office:value="1600001">
            <text:p>16000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87761">
            <text:p>387761</text:p>
          </table:table-cell>
          <table:table-cell office:value-type="float" office:value="627762">
            <text:p>627762</text:p>
          </table:table-cell>
          <table:table-cell office:value-type="float" office:value="1598861">
            <text:p>1598861</text:p>
          </table:table-cell>
          <table:table-cell table:number-columns-repeated="2" office:value-type="float" office:value="2002190">
            <text:p>2002190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0105">
            <text:p>320105</text:p>
          </table:table-cell>
          <table:table-cell office:value-type="float" office:value="603203">
            <text:p>603203</text:p>
          </table:table-cell>
          <table:table-cell office:value-type="float" office:value="1452574">
            <text:p>1452574</text:p>
          </table:table-cell>
          <table:table-cell table:number-columns-repeated="2" office:value-type="float" office:value="1772484">
            <text:p>1772484</text:p>
          </table:table-cell>
          <table:table-cell office:value-type="float" office:value="1488372">
            <text:p>1488372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407409">
            <text:p>407409</text:p>
          </table:table-cell>
          <table:table-cell table:style-name="ce32" office:value-type="float" office:value="639522">
            <text:p>639522</text:p>
          </table:table-cell>
          <table:table-cell table:style-name="ce32" office:value-type="float" office:value="1679160">
            <text:p>1679160</text:p>
          </table:table-cell>
          <table:table-cell table:style-name="ce32" office:value-type="float" office:value="2206125">
            <text:p>2206125</text:p>
          </table:table-cell>
          <table:table-cell table:style-name="ce32" office:value-type="float" office:value="2206125">
            <text:p>2206125</text:p>
          </table:table-cell>
          <table:table-cell table:style-name="ce37" office:value-type="float" office:value="1684207">
            <text:p>1684207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28401">
            <text:p>328401</text:p>
          </table:table-cell>
          <table:table-cell table:style-name="ce32" office:value-type="float" office:value="681022">
            <text:p>681022</text:p>
          </table:table-cell>
          <table:table-cell table:style-name="ce32" office:value-type="float" office:value="1645418">
            <text:p>1645418</text:p>
          </table:table-cell>
          <table:table-cell table:style-name="ce32" office:value-type="float" office:value="1776660">
            <text:p>1776660</text:p>
          </table:table-cell>
          <table:table-cell table:style-name="ce32" office:value-type="float" office:value="1776660">
            <text:p>1776660</text:p>
          </table:table-cell>
          <table:table-cell table:style-name="ce37" office:value-type="float" office:value="1599996">
            <text:p>1599996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:.F12])" office:value-type="float" office:value="4004920">
            <text:p>4004920</text:p>
          </table:table-cell>
          <table:table-cell table:style-name="ce33" table:formula="of:=SUM([.G3:.G12])" office:value-type="float" office:value="6206278">
            <text:p>6206278</text:p>
          </table:table-cell>
          <table:table-cell table:style-name="ce33" table:formula="of:=SUM([.H3:.H12])" office:value-type="float" office:value="15100964">
            <text:p>15100964</text:p>
          </table:table-cell>
          <table:table-cell table:style-name="ce33" table:formula="of:=SUM([.I3:.I12])" office:value-type="float" office:value="19086502">
            <text:p>19086502</text:p>
          </table:table-cell>
          <table:table-cell table:style-name="ce33" table:formula="of:=SUM([.J3:.J12])" office:value-type="float" office:value="19086502">
            <text:p>19086502</text:p>
          </table:table-cell>
          <table:table-cell table:style-name="ce38" table:formula="of:=SUM([.K3:.K12])" office:value-type="float" office:value="15609248">
            <text:p>15609248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:.Q12])" office:value-type="float" office:value="3152588">
            <text:p>3152588</text:p>
          </table:table-cell>
          <table:table-cell table:style-name="ce33" table:formula="of:=SUM([.R3:.R12])" office:value-type="float" office:value="6328794">
            <text:p>6328794</text:p>
          </table:table-cell>
          <table:table-cell table:style-name="ce33" table:formula="of:=SUM([.S3:.S12])" office:value-type="float" office:value="14903801">
            <text:p>14903801</text:p>
          </table:table-cell>
          <table:table-cell table:style-name="ce33" table:formula="of:=SUM([.T3:.T12])" office:value-type="float" office:value="17960715">
            <text:p>17960715</text:p>
          </table:table-cell>
          <table:table-cell table:style-name="ce33" table:formula="of:=SUM([.U3:.U12])" office:value-type="float" office:value="17960715">
            <text:p>17960715</text:p>
          </table:table-cell>
          <table:table-cell table:style-name="ce38" table:formula="of:=SUM([.V3:.V12])" office:value-type="float" office:value="15045741">
            <text:p>1504574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13]/10" office:value-type="float" office:value="400492">
            <text:p>400492</text:p>
          </table:table-cell>
          <table:table-cell table:style-name="ce34" table:formula="of:=[.G13]/10" office:value-type="float" office:value="620627.8">
            <text:p>620627.8</text:p>
          </table:table-cell>
          <table:table-cell table:style-name="ce34" table:formula="of:=[.H13]/10" office:value-type="float" office:value="1510096.4">
            <text:p>1510096.4</text:p>
          </table:table-cell>
          <table:table-cell table:style-name="ce34" table:formula="of:=[.I13]/10" office:value-type="float" office:value="1908650.2">
            <text:p>1908650.2</text:p>
          </table:table-cell>
          <table:table-cell table:style-name="ce34" table:formula="of:=[.J13]/10" office:value-type="float" office:value="1908650.2">
            <text:p>1908650.2</text:p>
          </table:table-cell>
          <table:table-cell table:style-name="ce39" table:formula="of:=[.K13]/10" office:value-type="float" office:value="1560924.8">
            <text:p>1560924.8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13]/10" office:value-type="float" office:value="315258.8">
            <text:p>315258.8</text:p>
          </table:table-cell>
          <table:table-cell table:style-name="ce34" table:formula="of:=[.R13]/10" office:value-type="float" office:value="632879.4">
            <text:p>632879.4</text:p>
          </table:table-cell>
          <table:table-cell table:style-name="ce34" table:formula="of:=[.S13]/10" office:value-type="float" office:value="1490380.1">
            <text:p>1490380.1</text:p>
          </table:table-cell>
          <table:table-cell table:style-name="ce34" table:formula="of:=[.T13]/10" office:value-type="float" office:value="1796071.5">
            <text:p>1796071.5</text:p>
          </table:table-cell>
          <table:table-cell table:style-name="ce34" table:formula="of:=[.U13]/10" office:value-type="float" office:value="1796071.5">
            <text:p>1796071.5</text:p>
          </table:table-cell>
          <table:table-cell table:style-name="ce39" table:formula="of:=[.V13]/10" office:value-type="float" office:value="1504574.1">
            <text:p>1504574.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:.F12])" office:value-type="float" office:value="25422.7811005973">
            <text:p>25422.78</text:p>
          </table:table-cell>
          <table:table-cell table:style-name="ce34" table:formula="of:=STDEV([.G3:.G12])" office:value-type="float" office:value="19739.3419557098">
            <text:p>19739.34</text:p>
          </table:table-cell>
          <table:table-cell table:style-name="ce34" table:formula="of:=STDEV([.H3:.H12])" office:value-type="float" office:value="150279.502171565">
            <text:p>150279.5</text:p>
          </table:table-cell>
          <table:table-cell table:style-name="ce34" table:formula="of:=STDEV([.I3:.I12])" office:value-type="float" office:value="231878.508557966">
            <text:p>231878.51</text:p>
          </table:table-cell>
          <table:table-cell table:style-name="ce34" table:formula="of:=STDEV([.J3:.J12])" office:value-type="float" office:value="231878.508557966">
            <text:p>231878.51</text:p>
          </table:table-cell>
          <table:table-cell table:style-name="ce39" table:formula="of:=STDEV([.K3:.K12])" office:value-type="float" office:value="80409.9035826917">
            <text:p>80409.9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:.Q12])" office:value-type="float" office:value="9860.60675167158">
            <text:p>9860.61</text:p>
          </table:table-cell>
          <table:table-cell table:style-name="ce34" table:formula="of:=STDEV([.R3:.R12])" office:value-type="float" office:value="38553.6462555748">
            <text:p>38553.65</text:p>
          </table:table-cell>
          <table:table-cell table:style-name="ce34" table:formula="of:=STDEV([.S3:.S12])" office:value-type="float" office:value="156016.188241584">
            <text:p>156016.19</text:p>
          </table:table-cell>
          <table:table-cell table:style-name="ce34" table:formula="of:=STDEV([.T3:.T12])" office:value-type="float" office:value="261059.145867262">
            <text:p>261059.15</text:p>
          </table:table-cell>
          <table:table-cell table:style-name="ce34" table:formula="of:=STDEV([.U3:.U12])" office:value-type="float" office:value="261059.145867262">
            <text:p>261059.15</text:p>
          </table:table-cell>
          <table:table-cell table:style-name="ce39" table:formula="of:=STDEV([.V3:.V12])" office:value-type="float" office:value="186176.033110513">
            <text:p>186176.0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15];10)" office:value-type="float" office:value="15756.9134335165">
            <text:p>15756.91</text:p>
          </table:table-cell>
          <table:table-cell table:style-name="ce35" table:formula="of:=CONFIDENCE(0.05;[.G15];10)" office:value-type="float" office:value="12234.3460851099">
            <text:p>12234.35</text:p>
          </table:table-cell>
          <table:table-cell table:style-name="ce35" table:formula="of:=CONFIDENCE(0.05;[.H15];10)" office:value-type="float" office:value="93142.4889031384">
            <text:p>93142.49</text:p>
          </table:table-cell>
          <table:table-cell table:style-name="ce35" table:formula="of:=CONFIDENCE(0.05;[.I15];10)" office:value-type="float" office:value="143717.147702418">
            <text:p>143717.15</text:p>
          </table:table-cell>
          <table:table-cell table:style-name="ce35" table:formula="of:=CONFIDENCE(0.05;[.J15];10)" office:value-type="float" office:value="143717.147702418">
            <text:p>143717.15</text:p>
          </table:table-cell>
          <table:table-cell table:style-name="ce40" table:formula="of:=CONFIDENCE(0.05;[.K15];10)" office:value-type="float" office:value="49837.6587886411">
            <text:p>49837.66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15];10)" office:value-type="float" office:value="6111.55508019486">
            <text:p>6111.56</text:p>
          </table:table-cell>
          <table:table-cell table:style-name="ce35" table:formula="of:=CONFIDENCE(0.05;[.R15];10)" office:value-type="float" office:value="23895.3584264326">
            <text:p>23895.36</text:p>
          </table:table-cell>
          <table:table-cell table:style-name="ce35" table:formula="of:=CONFIDENCE(0.05;[.S15];10)" office:value-type="float" office:value="96698.058431227">
            <text:p>96698.06</text:p>
          </table:table-cell>
          <table:table-cell table:style-name="ce35" table:formula="of:=CONFIDENCE(0.05;[.T15];10)" office:value-type="float" office:value="161803.161746201">
            <text:p>161803.16</text:p>
          </table:table-cell>
          <table:table-cell table:style-name="ce35" table:formula="of:=CONFIDENCE(0.05;[.U15];10)" office:value-type="float" office:value="161803.161746201">
            <text:p>161803.16</text:p>
          </table:table-cell>
          <table:table-cell table:style-name="ce40" table:formula="of:=CONFIDENCE(0.05;[.V15];10)" office:value-type="float" office:value="115390.980456065">
            <text:p>115390.98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1278">
            <text:p>471278</text:p>
          </table:table-cell>
          <table:table-cell office:value-type="float" office:value="471940">
            <text:p>471940</text:p>
          </table:table-cell>
          <table:table-cell office:value-type="float" office:value="1372626">
            <text:p>1372626</text:p>
          </table:table-cell>
          <table:table-cell table:number-columns-repeated="2" office:value-type="float" office:value="1371503">
            <text:p>1371503</text:p>
          </table:table-cell>
          <table:table-cell office:value-type="float" office:value="1151208">
            <text:p>115120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28853">
            <text:p>228853</text:p>
          </table:table-cell>
          <table:table-cell office:value-type="float" office:value="578362">
            <text:p>578362</text:p>
          </table:table-cell>
          <table:table-cell office:value-type="float" office:value="1336242">
            <text:p>1336242</text:p>
          </table:table-cell>
          <table:table-cell table:number-columns-repeated="2" office:value-type="float" office:value="1331521">
            <text:p>1331521</text:p>
          </table:table-cell>
          <table:table-cell office:value-type="float" office:value="1068684">
            <text:p>106868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63899">
            <text:p>463899</text:p>
          </table:table-cell>
          <table:table-cell office:value-type="float" office:value="694009">
            <text:p>694009</text:p>
          </table:table-cell>
          <table:table-cell office:value-type="float" office:value="1369958">
            <text:p>1369958</text:p>
          </table:table-cell>
          <table:table-cell table:number-columns-repeated="2" office:value-type="float" office:value="1372053">
            <text:p>1372053</text:p>
          </table:table-cell>
          <table:table-cell office:value-type="float" office:value="1169492">
            <text:p>116949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1083">
            <text:p>361083</text:p>
          </table:table-cell>
          <table:table-cell office:value-type="float" office:value="636085">
            <text:p>636085</text:p>
          </table:table-cell>
          <table:table-cell office:value-type="float" office:value="1343447">
            <text:p>1343447</text:p>
          </table:table-cell>
          <table:table-cell table:number-columns-repeated="2" office:value-type="float" office:value="1350391">
            <text:p>1350391</text:p>
          </table:table-cell>
          <table:table-cell office:value-type="float" office:value="1158125">
            <text:p>115812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56591">
            <text:p>456591</text:p>
          </table:table-cell>
          <table:table-cell office:value-type="float" office:value="675920">
            <text:p>675920</text:p>
          </table:table-cell>
          <table:table-cell office:value-type="float" office:value="1334530">
            <text:p>1334530</text:p>
          </table:table-cell>
          <table:table-cell table:number-columns-repeated="2" office:value-type="float" office:value="1331490">
            <text:p>1331490</text:p>
          </table:table-cell>
          <table:table-cell office:value-type="float" office:value="1146937">
            <text:p>114693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3360">
            <text:p>363360</text:p>
          </table:table-cell>
          <table:table-cell office:value-type="float" office:value="625397">
            <text:p>625397</text:p>
          </table:table-cell>
          <table:table-cell office:value-type="float" office:value="1344356">
            <text:p>1344356</text:p>
          </table:table-cell>
          <table:table-cell table:number-columns-repeated="2" office:value-type="float" office:value="1350814">
            <text:p>1350814</text:p>
          </table:table-cell>
          <table:table-cell office:value-type="float" office:value="1152200">
            <text:p>115220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1563">
            <text:p>471563</text:p>
          </table:table-cell>
          <table:table-cell office:value-type="float" office:value="700439">
            <text:p>700439</text:p>
          </table:table-cell>
          <table:table-cell office:value-type="float" office:value="1395008">
            <text:p>1395008</text:p>
          </table:table-cell>
          <table:table-cell table:number-columns-repeated="2" office:value-type="float" office:value="1396198">
            <text:p>1396198</text:p>
          </table:table-cell>
          <table:table-cell office:value-type="float" office:value="1157450">
            <text:p>1157450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4172">
            <text:p>354172</text:p>
          </table:table-cell>
          <table:table-cell office:value-type="float" office:value="627301">
            <text:p>627301</text:p>
          </table:table-cell>
          <table:table-cell office:value-type="float" office:value="1359359">
            <text:p>1359359</text:p>
          </table:table-cell>
          <table:table-cell table:number-columns-repeated="2" office:value-type="float" office:value="1359443">
            <text:p>1359443</text:p>
          </table:table-cell>
          <table:table-cell office:value-type="float" office:value="1200293">
            <text:p>120029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63348">
            <text:p>463348</text:p>
          </table:table-cell>
          <table:table-cell office:value-type="float" office:value="654724">
            <text:p>654724</text:p>
          </table:table-cell>
          <table:table-cell office:value-type="float" office:value="1337171">
            <text:p>1337171</text:p>
          </table:table-cell>
          <table:table-cell table:number-columns-repeated="2" office:value-type="float" office:value="1337824">
            <text:p>1337824</text:p>
          </table:table-cell>
          <table:table-cell office:value-type="float" office:value="1139835">
            <text:p>113983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9627">
            <text:p>369627</text:p>
          </table:table-cell>
          <table:table-cell office:value-type="float" office:value="608448">
            <text:p>608448</text:p>
          </table:table-cell>
          <table:table-cell office:value-type="float" office:value="1327094">
            <text:p>1327094</text:p>
          </table:table-cell>
          <table:table-cell table:number-columns-repeated="2" office:value-type="float" office:value="1332302">
            <text:p>1332302</text:p>
          </table:table-cell>
          <table:table-cell office:value-type="float" office:value="1157429">
            <text:p>115742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8637">
            <text:p>478637</text:p>
          </table:table-cell>
          <table:table-cell office:value-type="float" office:value="687478">
            <text:p>687478</text:p>
          </table:table-cell>
          <table:table-cell office:value-type="float" office:value="1354528">
            <text:p>1354528</text:p>
          </table:table-cell>
          <table:table-cell table:number-columns-repeated="2" office:value-type="float" office:value="1353744">
            <text:p>1353744</text:p>
          </table:table-cell>
          <table:table-cell office:value-type="float" office:value="1190654">
            <text:p>119065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6709">
            <text:p>346709</text:p>
          </table:table-cell>
          <table:table-cell office:value-type="float" office:value="578766">
            <text:p>578766</text:p>
          </table:table-cell>
          <table:table-cell office:value-type="float" office:value="1304405">
            <text:p>1304405</text:p>
          </table:table-cell>
          <table:table-cell table:number-columns-repeated="2" office:value-type="float" office:value="1304768">
            <text:p>1304768</text:p>
          </table:table-cell>
          <table:table-cell office:value-type="float" office:value="1100409">
            <text:p>110040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1268">
            <text:p>471268</text:p>
          </table:table-cell>
          <table:table-cell office:value-type="float" office:value="657148">
            <text:p>657148</text:p>
          </table:table-cell>
          <table:table-cell office:value-type="float" office:value="1276907">
            <text:p>1276907</text:p>
          </table:table-cell>
          <table:table-cell table:number-columns-repeated="2" office:value-type="float" office:value="1278702">
            <text:p>1278702</text:p>
          </table:table-cell>
          <table:table-cell office:value-type="float" office:value="1084117">
            <text:p>108411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6756">
            <text:p>346756</text:p>
          </table:table-cell>
          <table:table-cell office:value-type="float" office:value="561826">
            <text:p>561826</text:p>
          </table:table-cell>
          <table:table-cell office:value-type="float" office:value="1311482">
            <text:p>1311482</text:p>
          </table:table-cell>
          <table:table-cell table:number-columns-repeated="2" office:value-type="float" office:value="1308023">
            <text:p>1308023</text:p>
          </table:table-cell>
          <table:table-cell office:value-type="float" office:value="1098988">
            <text:p>109898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53966">
            <text:p>453966</text:p>
          </table:table-cell>
          <table:table-cell office:value-type="float" office:value="659654">
            <text:p>659654</text:p>
          </table:table-cell>
          <table:table-cell office:value-type="float" office:value="1334500">
            <text:p>1334500</text:p>
          </table:table-cell>
          <table:table-cell table:number-columns-repeated="2" office:value-type="float" office:value="1334774">
            <text:p>1334774</text:p>
          </table:table-cell>
          <table:table-cell office:value-type="float" office:value="1111627">
            <text:p>111162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1631">
            <text:p>351631</text:p>
          </table:table-cell>
          <table:table-cell office:value-type="float" office:value="562729">
            <text:p>562729</text:p>
          </table:table-cell>
          <table:table-cell office:value-type="float" office:value="1328142">
            <text:p>1328142</text:p>
          </table:table-cell>
          <table:table-cell table:number-columns-repeated="2" office:value-type="float" office:value="1328658">
            <text:p>1328658</text:p>
          </table:table-cell>
          <table:table-cell office:value-type="float" office:value="1054260">
            <text:p>105426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33461">
            <text:p>433461</text:p>
          </table:table-cell>
          <table:table-cell office:value-type="float" office:value="663105">
            <text:p>663105</text:p>
          </table:table-cell>
          <table:table-cell office:value-type="float" office:value="1358258">
            <text:p>1358258</text:p>
          </table:table-cell>
          <table:table-cell table:number-columns-repeated="2" office:value-type="float" office:value="1358847">
            <text:p>1358847</text:p>
          </table:table-cell>
          <table:table-cell office:value-type="float" office:value="1156572">
            <text:p>115657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7514">
            <text:p>367514</text:p>
          </table:table-cell>
          <table:table-cell office:value-type="float" office:value="641327">
            <text:p>641327</text:p>
          </table:table-cell>
          <table:table-cell office:value-type="float" office:value="1352512">
            <text:p>1352512</text:p>
          </table:table-cell>
          <table:table-cell table:number-columns-repeated="2" office:value-type="float" office:value="1368843">
            <text:p>1368843</text:p>
          </table:table-cell>
          <table:table-cell office:value-type="float" office:value="1195868">
            <text:p>1195868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461719">
            <text:p>461719</text:p>
          </table:table-cell>
          <table:table-cell table:style-name="ce32" office:value-type="float" office:value="712085">
            <text:p>712085</text:p>
          </table:table-cell>
          <table:table-cell table:style-name="ce32" office:value-type="float" office:value="1358004">
            <text:p>1358004</text:p>
          </table:table-cell>
          <table:table-cell table:style-name="ce32" office:value-type="float" office:value="1364705">
            <text:p>1364705</text:p>
          </table:table-cell>
          <table:table-cell table:style-name="ce32" office:value-type="float" office:value="1364705">
            <text:p>1364705</text:p>
          </table:table-cell>
          <table:table-cell table:style-name="ce37" office:value-type="float" office:value="1189250">
            <text:p>1189250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92878">
            <text:p>392878</text:p>
          </table:table-cell>
          <table:table-cell table:style-name="ce32" office:value-type="float" office:value="647505">
            <text:p>647505</text:p>
          </table:table-cell>
          <table:table-cell table:style-name="ce32" office:value-type="float" office:value="1409042">
            <text:p>1409042</text:p>
          </table:table-cell>
          <table:table-cell table:style-name="ce32" office:value-type="float" office:value="1408072">
            <text:p>1408072</text:p>
          </table:table-cell>
          <table:table-cell table:style-name="ce32" office:value-type="float" office:value="1408072">
            <text:p>1408072</text:p>
          </table:table-cell>
          <table:table-cell table:style-name="ce37" office:value-type="float" office:value="1163843">
            <text:p>116384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19:.F28])" office:value-type="float" office:value="4625730">
            <text:p>4625730</text:p>
          </table:table-cell>
          <table:table-cell table:style-name="ce33" table:formula="of:=SUM([.G19:.G28])" office:value-type="float" office:value="6576502">
            <text:p>6576502</text:p>
          </table:table-cell>
          <table:table-cell table:style-name="ce33" table:formula="of:=SUM([.H19:.H28])" office:value-type="float" office:value="13491490">
            <text:p>13491490</text:p>
          </table:table-cell>
          <table:table-cell table:style-name="ce33" table:formula="of:=SUM([.I19:.I28])" office:value-type="float" office:value="13499840">
            <text:p>13499840</text:p>
          </table:table-cell>
          <table:table-cell table:style-name="ce33" table:formula="of:=SUM([.J19:.J28])" office:value-type="float" office:value="13499840">
            <text:p>13499840</text:p>
          </table:table-cell>
          <table:table-cell table:style-name="ce38" table:formula="of:=SUM([.K19:.K28])" office:value-type="float" office:value="11497142">
            <text:p>11497142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19:.Q28])" office:value-type="float" office:value="3482583">
            <text:p>3482583</text:p>
          </table:table-cell>
          <table:table-cell table:style-name="ce33" table:formula="of:=SUM([.R19:.R28])" office:value-type="float" office:value="6067746">
            <text:p>6067746</text:p>
          </table:table-cell>
          <table:table-cell table:style-name="ce33" table:formula="of:=SUM([.S19:.S28])" office:value-type="float" office:value="13416081">
            <text:p>13416081</text:p>
          </table:table-cell>
          <table:table-cell table:style-name="ce33" table:formula="of:=SUM([.T19:.T28])" office:value-type="float" office:value="13442835">
            <text:p>13442835</text:p>
          </table:table-cell>
          <table:table-cell table:style-name="ce33" table:formula="of:=SUM([.U19:.U28])" office:value-type="float" office:value="13442835">
            <text:p>13442835</text:p>
          </table:table-cell>
          <table:table-cell table:style-name="ce38" table:formula="of:=SUM([.V19:.V28])" office:value-type="float" office:value="11350099">
            <text:p>11350099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29]/10" office:value-type="float" office:value="462573">
            <text:p>462573</text:p>
          </table:table-cell>
          <table:table-cell table:style-name="ce34" table:formula="of:=[.G29]/10" office:value-type="float" office:value="657650.2">
            <text:p>657650.2</text:p>
          </table:table-cell>
          <table:table-cell table:style-name="ce34" table:formula="of:=[.H29]/10" office:value-type="float" office:value="1349149">
            <text:p>1349149</text:p>
          </table:table-cell>
          <table:table-cell table:style-name="ce34" table:formula="of:=[.I29]/10" office:value-type="float" office:value="1349984">
            <text:p>1349984</text:p>
          </table:table-cell>
          <table:table-cell table:style-name="ce34" table:formula="of:=[.J29]/10" office:value-type="float" office:value="1349984">
            <text:p>1349984</text:p>
          </table:table-cell>
          <table:table-cell table:style-name="ce39" table:formula="of:=[.K29]/10" office:value-type="float" office:value="1149714.2">
            <text:p>1149714.2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29]/10" office:value-type="float" office:value="348258.3">
            <text:p>348258.3</text:p>
          </table:table-cell>
          <table:table-cell table:style-name="ce34" table:formula="of:=[.R29]/10" office:value-type="float" office:value="606774.6">
            <text:p>606774.6</text:p>
          </table:table-cell>
          <table:table-cell table:style-name="ce34" table:formula="of:=[.S29]/10" office:value-type="float" office:value="1341608.1">
            <text:p>1341608.1</text:p>
          </table:table-cell>
          <table:table-cell table:style-name="ce34" table:formula="of:=[.T29]/10" office:value-type="float" office:value="1344283.5">
            <text:p>1344283.5</text:p>
          </table:table-cell>
          <table:table-cell table:style-name="ce34" table:formula="of:=[.U29]/10" office:value-type="float" office:value="1344283.5">
            <text:p>1344283.5</text:p>
          </table:table-cell>
          <table:table-cell table:style-name="ce39" table:formula="of:=[.V29]/10" office:value-type="float" office:value="1135009.9">
            <text:p>1135009.9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19:.F28])" office:value-type="float" office:value="12696.07892225">
            <text:p>12696.08</text:p>
          </table:table-cell>
          <table:table-cell table:style-name="ce34" table:formula="of:=STDEV([.G19:.G28])" office:value-type="float" office:value="68207.4757483046">
            <text:p>68207.48</text:p>
          </table:table-cell>
          <table:table-cell table:style-name="ce34" table:formula="of:=STDEV([.H19:.H28])" office:value-type="float" office:value="31742.4319029137">
            <text:p>31742.43</text:p>
          </table:table-cell>
          <table:table-cell table:style-name="ce34" table:formula="of:=STDEV([.I19:.I28])" office:value-type="float" office:value="31968.0420072575">
            <text:p>31968.04</text:p>
          </table:table-cell>
          <table:table-cell table:style-name="ce34" table:formula="of:=STDEV([.J19:.J28])" office:value-type="float" office:value="31968.0420072575">
            <text:p>31968.04</text:p>
          </table:table-cell>
          <table:table-cell table:style-name="ce39" table:formula="of:=STDEV([.K19:.K28])" office:value-type="float" office:value="32657.0571301212">
            <text:p>32657.06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19:.Q28])" office:value-type="float" office:value="44120.397248262">
            <text:p>44120.4</text:p>
          </table:table-cell>
          <table:table-cell table:style-name="ce34" table:formula="of:=STDEV([.R19:.R28])" office:value-type="float" office:value="33391.6316169852">
            <text:p>33391.63</text:p>
          </table:table-cell>
          <table:table-cell table:style-name="ce34" table:formula="of:=STDEV([.S19:.S28])" office:value-type="float" office:value="29258.7980897294">
            <text:p>29258.8</text:p>
          </table:table-cell>
          <table:table-cell table:style-name="ce34" table:formula="of:=STDEV([.T19:.T28])" office:value-type="float" office:value="30566.4918179296">
            <text:p>30566.49</text:p>
          </table:table-cell>
          <table:table-cell table:style-name="ce34" table:formula="of:=STDEV([.U19:.U28])" office:value-type="float" office:value="30566.4918179296">
            <text:p>30566.49</text:p>
          </table:table-cell>
          <table:table-cell table:style-name="ce39" table:formula="of:=STDEV([.V19:.V28])" office:value-type="float" office:value="51146.6665459897">
            <text:p>51146.6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31];10)" office:value-type="float" office:value="7868.96664575718">
            <text:p>7868.97</text:p>
          </table:table-cell>
          <table:table-cell table:style-name="ce35" table:formula="of:=CONFIDENCE(0.05;[.G31];10)" office:value-type="float" office:value="42274.654634833">
            <text:p>42274.65</text:p>
          </table:table-cell>
          <table:table-cell table:style-name="ce35" table:formula="of:=CONFIDENCE(0.05;[.H31];10)" office:value-type="float" office:value="19673.8016066917">
            <text:p>19673.8</text:p>
          </table:table-cell>
          <table:table-cell table:style-name="ce35" table:formula="of:=CONFIDENCE(0.05;[.I31];10)" office:value-type="float" office:value="19813.6336286017">
            <text:p>19813.63</text:p>
          </table:table-cell>
          <table:table-cell table:style-name="ce35" table:formula="of:=CONFIDENCE(0.05;[.J31];10)" office:value-type="float" office:value="19813.6336286017">
            <text:p>19813.63</text:p>
          </table:table-cell>
          <table:table-cell table:style-name="ce40" table:formula="of:=CONFIDENCE(0.05;[.K31];10)" office:value-type="float" office:value="20240.6817789354">
            <text:p>20240.68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31];10)" office:value-type="float" office:value="27345.6030377766">
            <text:p>27345.6</text:p>
          </table:table-cell>
          <table:table-cell table:style-name="ce35" table:formula="of:=CONFIDENCE(0.05;[.R31];10)" office:value-type="float" office:value="20695.9673967513">
            <text:p>20695.97</text:p>
          </table:table-cell>
          <table:table-cell table:style-name="ce35" table:formula="of:=CONFIDENCE(0.05;[.S31];10)" office:value-type="float" office:value="18134.4577072165">
            <text:p>18134.46</text:p>
          </table:table-cell>
          <table:table-cell table:style-name="ce35" table:formula="of:=CONFIDENCE(0.05;[.T31];10)" office:value-type="float" office:value="18944.9597837308">
            <text:p>18944.96</text:p>
          </table:table-cell>
          <table:table-cell table:style-name="ce35" table:formula="of:=CONFIDENCE(0.05;[.U31];10)" office:value-type="float" office:value="18944.9597837308">
            <text:p>18944.96</text:p>
          </table:table-cell>
          <table:table-cell table:style-name="ce40" table:formula="of:=CONFIDENCE(0.05;[.V31];10)" office:value-type="float" office:value="31700.4498441423">
            <text:p>31700.45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6188">
            <text:p>306188</text:p>
          </table:table-cell>
          <table:table-cell office:value-type="float" office:value="659806">
            <text:p>659806</text:p>
          </table:table-cell>
          <table:table-cell office:value-type="float" office:value="1362187">
            <text:p>1362187</text:p>
          </table:table-cell>
          <table:table-cell table:number-columns-repeated="2" office:value-type="float" office:value="1940652">
            <text:p>1940652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65628">
            <text:p>365628</text:p>
          </table:table-cell>
          <table:table-cell office:value-type="float" office:value="681700">
            <text:p>681700</text:p>
          </table:table-cell>
          <table:table-cell office:value-type="float" office:value="1560192">
            <text:p>1560192</text:p>
          </table:table-cell>
          <table:table-cell table:number-columns-repeated="2" office:value-type="float" office:value="2006993">
            <text:p>2006993</text:p>
          </table:table-cell>
          <table:table-cell office:value-type="float" office:value="1641022">
            <text:p>164102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7504">
            <text:p>477504</text:p>
          </table:table-cell>
          <table:table-cell office:value-type="float" office:value="760932">
            <text:p>760932</text:p>
          </table:table-cell>
          <table:table-cell office:value-type="float" office:value="1394887">
            <text:p>1394887</text:p>
          </table:table-cell>
          <table:table-cell table:number-columns-repeated="2" office:value-type="float" office:value="1879648">
            <text:p>1879648</text:p>
          </table:table-cell>
          <table:table-cell office:value-type="float" office:value="1641027">
            <text:p>164102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1541">
            <text:p>351541</text:p>
          </table:table-cell>
          <table:table-cell office:value-type="float" office:value="703374">
            <text:p>703374</text:p>
          </table:table-cell>
          <table:table-cell office:value-type="float" office:value="1597597">
            <text:p>1597597</text:p>
          </table:table-cell>
          <table:table-cell table:number-columns-repeated="2" office:value-type="float" office:value="2006905">
            <text:p>2006905</text:p>
          </table:table-cell>
          <table:table-cell office:value-type="float" office:value="1684207">
            <text:p>168420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35195">
            <text:p>435195</text:p>
          </table:table-cell>
          <table:table-cell office:value-type="float" office:value="711756">
            <text:p>711756</text:p>
          </table:table-cell>
          <table:table-cell office:value-type="float" office:value="1565408">
            <text:p>1565408</text:p>
          </table:table-cell>
          <table:table-cell table:number-columns-repeated="2" office:value-type="float" office:value="2005017">
            <text:p>2005017</text:p>
          </table:table-cell>
          <table:table-cell office:value-type="float" office:value="1600001">
            <text:p>160000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6389">
            <text:p>376389</text:p>
          </table:table-cell>
          <table:table-cell office:value-type="float" office:value="702753">
            <text:p>702753</text:p>
          </table:table-cell>
          <table:table-cell office:value-type="float" office:value="1563457">
            <text:p>1563457</text:p>
          </table:table-cell>
          <table:table-cell table:number-columns-repeated="2" office:value-type="float" office:value="2000660">
            <text:p>2000660</text:p>
          </table:table-cell>
          <table:table-cell office:value-type="float" office:value="1684207">
            <text:p>168420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38050">
            <text:p>438050</text:p>
          </table:table-cell>
          <table:table-cell office:value-type="float" office:value="728096">
            <text:p>728096</text:p>
          </table:table-cell>
          <table:table-cell office:value-type="float" office:value="1679032">
            <text:p>1679032</text:p>
          </table:table-cell>
          <table:table-cell table:number-columns-repeated="2" office:value-type="float" office:value="2003350">
            <text:p>2003350</text:p>
          </table:table-cell>
          <table:table-cell office:value-type="float" office:value="1641027">
            <text:p>164102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88005">
            <text:p>388005</text:p>
          </table:table-cell>
          <table:table-cell office:value-type="float" office:value="841962">
            <text:p>841962</text:p>
          </table:table-cell>
          <table:table-cell office:value-type="float" office:value="1596113">
            <text:p>1596113</text:p>
          </table:table-cell>
          <table:table-cell table:number-columns-repeated="2" office:value-type="float" office:value="2065911">
            <text:p>2065911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4061">
            <text:p>424061</text:p>
          </table:table-cell>
          <table:table-cell office:value-type="float" office:value="688533">
            <text:p>688533</text:p>
          </table:table-cell>
          <table:table-cell office:value-type="float" office:value="1603571">
            <text:p>1603571</text:p>
          </table:table-cell>
          <table:table-cell table:number-columns-repeated="2" office:value-type="float" office:value="1887553">
            <text:p>1887553</text:p>
          </table:table-cell>
          <table:table-cell office:value-type="float" office:value="1488372">
            <text:p>148837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1627">
            <text:p>331627</text:p>
          </table:table-cell>
          <table:table-cell office:value-type="float" office:value="633041">
            <text:p>633041</text:p>
          </table:table-cell>
          <table:table-cell office:value-type="float" office:value="1600830">
            <text:p>1600830</text:p>
          </table:table-cell>
          <table:table-cell table:number-columns-repeated="2" office:value-type="float" office:value="1940131">
            <text:p>1940131</text:p>
          </table:table-cell>
          <table:table-cell office:value-type="float" office:value="1684212">
            <text:p>168421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63969">
            <text:p>463969</text:p>
          </table:table-cell>
          <table:table-cell office:value-type="float" office:value="915533">
            <text:p>915533</text:p>
          </table:table-cell>
          <table:table-cell office:value-type="float" office:value="1186168">
            <text:p>1186168</text:p>
          </table:table-cell>
          <table:table-cell table:number-columns-repeated="2" office:value-type="float" office:value="1996875">
            <text:p>1996875</text:p>
          </table:table-cell>
          <table:table-cell office:value-type="float" office:value="1599996">
            <text:p>159999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518">
            <text:p>338518</text:p>
          </table:table-cell>
          <table:table-cell office:value-type="float" office:value="687489">
            <text:p>687489</text:p>
          </table:table-cell>
          <table:table-cell office:value-type="float" office:value="1640836">
            <text:p>1640836</text:p>
          </table:table-cell>
          <table:table-cell table:number-columns-repeated="2" office:value-type="float" office:value="2057445">
            <text:p>2057445</text:p>
          </table:table-cell>
          <table:table-cell office:value-type="float" office:value="1600001">
            <text:p>16000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53526">
            <text:p>453526</text:p>
          </table:table-cell>
          <table:table-cell office:value-type="float" office:value="659884">
            <text:p>659884</text:p>
          </table:table-cell>
          <table:table-cell office:value-type="float" office:value="1452152">
            <text:p>1452152</text:p>
          </table:table-cell>
          <table:table-cell table:number-columns-repeated="2" office:value-type="float" office:value="1933424">
            <text:p>1933424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80741">
            <text:p>380741</text:p>
          </table:table-cell>
          <table:table-cell office:value-type="float" office:value="696252">
            <text:p>696252</text:p>
          </table:table-cell>
          <table:table-cell office:value-type="float" office:value="1596071">
            <text:p>1596071</text:p>
          </table:table-cell>
          <table:table-cell table:number-columns-repeated="2" office:value-type="float" office:value="1932751">
            <text:p>1932751</text:p>
          </table:table-cell>
          <table:table-cell office:value-type="float" office:value="1600001">
            <text:p>16000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47510">
            <text:p>447510</text:p>
          </table:table-cell>
          <table:table-cell office:value-type="float" office:value="726747">
            <text:p>726747</text:p>
          </table:table-cell>
          <table:table-cell office:value-type="float" office:value="1687065">
            <text:p>1687065</text:p>
          </table:table-cell>
          <table:table-cell table:number-columns-repeated="2" office:value-type="float" office:value="2065942">
            <text:p>2065942</text:p>
          </table:table-cell>
          <table:table-cell office:value-type="float" office:value="1684207">
            <text:p>168420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1696">
            <text:p>331696</text:p>
          </table:table-cell>
          <table:table-cell office:value-type="float" office:value="695549">
            <text:p>695549</text:p>
          </table:table-cell>
          <table:table-cell office:value-type="float" office:value="1683145">
            <text:p>1683145</text:p>
          </table:table-cell>
          <table:table-cell table:number-columns-repeated="2" office:value-type="float" office:value="1422240">
            <text:p>1422240</text:p>
          </table:table-cell>
          <table:table-cell office:value-type="float" office:value="1684212">
            <text:p>168421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44437">
            <text:p>444437</text:p>
          </table:table-cell>
          <table:table-cell office:value-type="float" office:value="645917">
            <text:p>645917</text:p>
          </table:table-cell>
          <table:table-cell office:value-type="float" office:value="1526776">
            <text:p>1526776</text:p>
          </table:table-cell>
          <table:table-cell table:number-columns-repeated="2" office:value-type="float" office:value="1877952">
            <text:p>1877952</text:p>
          </table:table-cell>
          <table:table-cell office:value-type="float" office:value="1600001">
            <text:p>160000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69862">
            <text:p>369862</text:p>
          </table:table-cell>
          <table:table-cell office:value-type="float" office:value="680483">
            <text:p>680483</text:p>
          </table:table-cell>
          <table:table-cell office:value-type="float" office:value="1599885">
            <text:p>1599885</text:p>
          </table:table-cell>
          <table:table-cell table:number-columns-repeated="2" office:value-type="float" office:value="2072235">
            <text:p>2072235</text:p>
          </table:table-cell>
          <table:table-cell office:value-type="float" office:value="1641027">
            <text:p>1641027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407426">
            <text:p>407426</text:p>
          </table:table-cell>
          <table:table-cell table:style-name="ce32" office:value-type="float" office:value="711518">
            <text:p>711518</text:p>
          </table:table-cell>
          <table:table-cell table:style-name="ce32" office:value-type="float" office:value="1600802">
            <text:p>1600802</text:p>
          </table:table-cell>
          <table:table-cell table:style-name="ce32" office:value-type="float" office:value="2002745">
            <text:p>2002745</text:p>
          </table:table-cell>
          <table:table-cell table:style-name="ce32" office:value-type="float" office:value="2002745">
            <text:p>2002745</text:p>
          </table:table-cell>
          <table:table-cell table:style-name="ce37" office:value-type="float" office:value="1641027">
            <text:p>1641027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36695">
            <text:p>336695</text:p>
          </table:table-cell>
          <table:table-cell table:style-name="ce32" office:value-type="float" office:value="659453">
            <text:p>659453</text:p>
          </table:table-cell>
          <table:table-cell table:style-name="ce32" office:value-type="float" office:value="1596039">
            <text:p>1596039</text:p>
          </table:table-cell>
          <table:table-cell table:style-name="ce32" office:value-type="float" office:value="1888805">
            <text:p>1888805</text:p>
          </table:table-cell>
          <table:table-cell table:style-name="ce32" office:value-type="float" office:value="1888805">
            <text:p>1888805</text:p>
          </table:table-cell>
          <table:table-cell table:style-name="ce37" office:value-type="float" office:value="1600001">
            <text:p>160000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5:.F44])" office:value-type="float" office:value="4297866">
            <text:p>4297866</text:p>
          </table:table-cell>
          <table:table-cell table:style-name="ce33" table:formula="of:=SUM([.G35:.G44])" office:value-type="float" office:value="7208722">
            <text:p>7208722</text:p>
          </table:table-cell>
          <table:table-cell table:style-name="ce33" table:formula="of:=SUM([.H35:.H44])" office:value-type="float" office:value="15058048">
            <text:p>15058048</text:p>
          </table:table-cell>
          <table:table-cell table:style-name="ce33" table:formula="of:=SUM([.I35:.I44])" office:value-type="float" office:value="19593158">
            <text:p>19593158</text:p>
          </table:table-cell>
          <table:table-cell table:style-name="ce33" table:formula="of:=SUM([.J35:.J44])" office:value-type="float" office:value="19593158">
            <text:p>19593158</text:p>
          </table:table-cell>
          <table:table-cell table:style-name="ce38" table:formula="of:=SUM([.K35:.K44])" office:value-type="float" office:value="15980440">
            <text:p>15980440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5:.Q44])" office:value-type="float" office:value="3570702">
            <text:p>3570702</text:p>
          </table:table-cell>
          <table:table-cell table:style-name="ce33" table:formula="of:=SUM([.R35:.R44])" office:value-type="float" office:value="6982056">
            <text:p>6982056</text:p>
          </table:table-cell>
          <table:table-cell table:style-name="ce33" table:formula="of:=SUM([.S35:.S44])" office:value-type="float" office:value="16034165">
            <text:p>16034165</text:p>
          </table:table-cell>
          <table:table-cell table:style-name="ce33" table:formula="of:=SUM([.T35:.T44])" office:value-type="float" office:value="19394076">
            <text:p>19394076</text:p>
          </table:table-cell>
          <table:table-cell table:style-name="ce33" table:formula="of:=SUM([.U35:.U44])" office:value-type="float" office:value="19394076">
            <text:p>19394076</text:p>
          </table:table-cell>
          <table:table-cell table:style-name="ce38" table:formula="of:=SUM([.V35:.V44])" office:value-type="float" office:value="16379866">
            <text:p>16379866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45]/10" office:value-type="float" office:value="429786.6">
            <text:p>429786.6</text:p>
          </table:table-cell>
          <table:table-cell table:style-name="ce34" table:formula="of:=[.G45]/10" office:value-type="float" office:value="720872.2">
            <text:p>720872.2</text:p>
          </table:table-cell>
          <table:table-cell table:style-name="ce34" table:formula="of:=[.H45]/10" office:value-type="float" office:value="1505804.8">
            <text:p>1505804.8</text:p>
          </table:table-cell>
          <table:table-cell table:style-name="ce34" table:formula="of:=[.I45]/10" office:value-type="float" office:value="1959315.8">
            <text:p>1959315.8</text:p>
          </table:table-cell>
          <table:table-cell table:style-name="ce34" table:formula="of:=[.J45]/10" office:value-type="float" office:value="1959315.8">
            <text:p>1959315.8</text:p>
          </table:table-cell>
          <table:table-cell table:style-name="ce39" table:formula="of:=[.K45]/10" office:value-type="float" office:value="1598044">
            <text:p>1598044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45]/10" office:value-type="float" office:value="357070.2">
            <text:p>357070.2</text:p>
          </table:table-cell>
          <table:table-cell table:style-name="ce34" table:formula="of:=[.R45]/10" office:value-type="float" office:value="698205.6">
            <text:p>698205.6</text:p>
          </table:table-cell>
          <table:table-cell table:style-name="ce34" table:formula="of:=[.S45]/10" office:value-type="float" office:value="1603416.5">
            <text:p>1603416.5</text:p>
          </table:table-cell>
          <table:table-cell table:style-name="ce34" table:formula="of:=[.T45]/10" office:value-type="float" office:value="1939407.6">
            <text:p>1939407.6</text:p>
          </table:table-cell>
          <table:table-cell table:style-name="ce34" table:formula="of:=[.U45]/10" office:value-type="float" office:value="1939407.6">
            <text:p>1939407.6</text:p>
          </table:table-cell>
          <table:table-cell table:style-name="ce39" table:formula="of:=[.V45]/10" office:value-type="float" office:value="1637986.6">
            <text:p>1637986.6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5:.F44])" office:value-type="float" office:value="47661.5689493234">
            <text:p>47661.57</text:p>
          </table:table-cell>
          <table:table-cell table:style-name="ce34" table:formula="of:=STDEV([.G35:.G44])" office:value-type="float" office:value="77364.6951778106">
            <text:p>77364.7</text:p>
          </table:table-cell>
          <table:table-cell table:style-name="ce34" table:formula="of:=STDEV([.H35:.H44])" office:value-type="float" office:value="157555.313450935">
            <text:p>157555.31</text:p>
          </table:table-cell>
          <table:table-cell table:style-name="ce34" table:formula="of:=STDEV([.I35:.I44])" office:value-type="float" office:value="64832.4287885486">
            <text:p>64832.43</text:p>
          </table:table-cell>
          <table:table-cell table:style-name="ce34" table:formula="of:=STDEV([.J35:.J44])" office:value-type="float" office:value="64832.4287885486">
            <text:p>64832.43</text:p>
          </table:table-cell>
          <table:table-cell table:style-name="ce39" table:formula="of:=STDEV([.K35:.K44])" office:value-type="float" office:value="59527.2228013742">
            <text:p>59527.22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5:.Q44])" office:value-type="float" office:value="21624.2203445838">
            <text:p>21624.22</text:p>
          </table:table-cell>
          <table:table-cell table:style-name="ce34" table:formula="of:=STDEV([.R35:.R44])" office:value-type="float" office:value="54948.1855128589">
            <text:p>54948.19</text:p>
          </table:table-cell>
          <table:table-cell table:style-name="ce34" table:formula="of:=STDEV([.S35:.S44])" office:value-type="float" office:value="35647.5412530638">
            <text:p>35647.54</text:p>
          </table:table-cell>
          <table:table-cell table:style-name="ce34" table:formula="of:=STDEV([.T35:.T44])" office:value-type="float" office:value="191636.919794351">
            <text:p>191636.92</text:p>
          </table:table-cell>
          <table:table-cell table:style-name="ce34" table:formula="of:=STDEV([.U35:.U44])" office:value-type="float" office:value="191636.919794351">
            <text:p>191636.92</text:p>
          </table:table-cell>
          <table:table-cell table:style-name="ce39" table:formula="of:=STDEV([.V35:.V44])" office:value-type="float" office:value="45733.568491135">
            <text:p>45733.5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47];10)" office:value-type="float" office:value="29540.403666632">
            <text:p>29540.4</text:p>
          </table:table-cell>
          <table:table-cell table:style-name="ce35" table:formula="of:=CONFIDENCE(0.05;[.G47];10)" office:value-type="float" office:value="47950.2537469637">
            <text:p>47950.25</text:p>
          </table:table-cell>
          <table:table-cell table:style-name="ce35" table:formula="of:=CONFIDENCE(0.05;[.H47];10)" office:value-type="float" office:value="97652.0005900773">
            <text:p>97652</text:p>
          </table:table-cell>
          <table:table-cell table:style-name="ce35" table:formula="of:=CONFIDENCE(0.05;[.I47];10)" office:value-type="float" office:value="40182.8172953817">
            <text:p>40182.82</text:p>
          </table:table-cell>
          <table:table-cell table:style-name="ce35" table:formula="of:=CONFIDENCE(0.05;[.J47];10)" office:value-type="float" office:value="40182.8172953817">
            <text:p>40182.82</text:p>
          </table:table-cell>
          <table:table-cell table:style-name="ce40" table:formula="of:=CONFIDENCE(0.05;[.K47];10)" office:value-type="float" office:value="36894.6769791785">
            <text:p>36894.68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47];10)" office:value-type="float" office:value="13402.5843470323">
            <text:p>13402.58</text:p>
          </table:table-cell>
          <table:table-cell table:style-name="ce35" table:formula="of:=CONFIDENCE(0.05;[.R47];10)" office:value-type="float" office:value="34056.6124150194">
            <text:p>34056.61</text:p>
          </table:table-cell>
          <table:table-cell table:style-name="ce35" table:formula="of:=CONFIDENCE(0.05;[.S47];10)" office:value-type="float" office:value="22094.1689825209">
            <text:p>22094.17</text:p>
          </table:table-cell>
          <table:table-cell table:style-name="ce35" table:formula="of:=CONFIDENCE(0.05;[.T47];10)" office:value-type="float" office:value="118775.610894687">
            <text:p>118775.61</text:p>
          </table:table-cell>
          <table:table-cell table:style-name="ce35" table:formula="of:=CONFIDENCE(0.05;[.U47];10)" office:value-type="float" office:value="118775.610894687">
            <text:p>118775.61</text:p>
          </table:table-cell>
          <table:table-cell table:style-name="ce40" table:formula="of:=CONFIDENCE(0.05;[.V47];10)" office:value-type="float" office:value="28345.4385603659">
            <text:p>28345.44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12216">
            <text:p>512216</text:p>
          </table:table-cell>
          <table:table-cell office:value-type="float" office:value="549996">
            <text:p>549996</text:p>
          </table:table-cell>
          <table:table-cell office:value-type="float" office:value="1352122">
            <text:p>1352122</text:p>
          </table:table-cell>
          <table:table-cell table:number-columns-repeated="2" office:value-type="float" office:value="1355615">
            <text:p>1355615</text:p>
          </table:table-cell>
          <table:table-cell office:value-type="float" office:value="1169012">
            <text:p>116901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235674">
            <text:p>235674</text:p>
          </table:table-cell>
          <table:table-cell office:value-type="float" office:value="684470">
            <text:p>684470</text:p>
          </table:table-cell>
          <table:table-cell office:value-type="float" office:value="1383579">
            <text:p>1383579</text:p>
          </table:table-cell>
          <table:table-cell table:number-columns-repeated="2" office:value-type="float" office:value="1389478">
            <text:p>1389478</text:p>
          </table:table-cell>
          <table:table-cell office:value-type="float" office:value="1203201">
            <text:p>12032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0341">
            <text:p>520341</text:p>
          </table:table-cell>
          <table:table-cell office:value-type="float" office:value="754205">
            <text:p>754205</text:p>
          </table:table-cell>
          <table:table-cell office:value-type="float" office:value="1390568">
            <text:p>1390568</text:p>
          </table:table-cell>
          <table:table-cell table:number-columns-repeated="2" office:value-type="float" office:value="1395482">
            <text:p>1395482</text:p>
          </table:table-cell>
          <table:table-cell office:value-type="float" office:value="1195716">
            <text:p>119571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5291">
            <text:p>405291</text:p>
          </table:table-cell>
          <table:table-cell office:value-type="float" office:value="678292">
            <text:p>678292</text:p>
          </table:table-cell>
          <table:table-cell office:value-type="float" office:value="1382032">
            <text:p>1382032</text:p>
          </table:table-cell>
          <table:table-cell table:number-columns-repeated="2" office:value-type="float" office:value="1375942">
            <text:p>1375942</text:p>
          </table:table-cell>
          <table:table-cell office:value-type="float" office:value="1203887">
            <text:p>120388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0519">
            <text:p>500519</text:p>
          </table:table-cell>
          <table:table-cell office:value-type="float" office:value="748787">
            <text:p>748787</text:p>
          </table:table-cell>
          <table:table-cell office:value-type="float" office:value="1346732">
            <text:p>1346732</text:p>
          </table:table-cell>
          <table:table-cell table:number-columns-repeated="2" office:value-type="float" office:value="1347591">
            <text:p>1347591</text:p>
          </table:table-cell>
          <table:table-cell office:value-type="float" office:value="1168366">
            <text:p>116836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4172">
            <text:p>374172</text:p>
          </table:table-cell>
          <table:table-cell office:value-type="float" office:value="657463">
            <text:p>657463</text:p>
          </table:table-cell>
          <table:table-cell office:value-type="float" office:value="1381976">
            <text:p>1381976</text:p>
          </table:table-cell>
          <table:table-cell table:number-columns-repeated="2" office:value-type="float" office:value="1387829">
            <text:p>1387829</text:p>
          </table:table-cell>
          <table:table-cell office:value-type="float" office:value="1185764">
            <text:p>118576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1166">
            <text:p>501166</text:p>
          </table:table-cell>
          <table:table-cell office:value-type="float" office:value="752241">
            <text:p>752241</text:p>
          </table:table-cell>
          <table:table-cell office:value-type="float" office:value="1398724">
            <text:p>1398724</text:p>
          </table:table-cell>
          <table:table-cell table:number-columns-repeated="2" office:value-type="float" office:value="1407861">
            <text:p>1407861</text:p>
          </table:table-cell>
          <table:table-cell office:value-type="float" office:value="1196654">
            <text:p>119665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6147">
            <text:p>406147</text:p>
          </table:table-cell>
          <table:table-cell office:value-type="float" office:value="676243">
            <text:p>676243</text:p>
          </table:table-cell>
          <table:table-cell office:value-type="float" office:value="1401991">
            <text:p>1401991</text:p>
          </table:table-cell>
          <table:table-cell table:number-columns-repeated="2" office:value-type="float" office:value="1402079">
            <text:p>1402079</text:p>
          </table:table-cell>
          <table:table-cell office:value-type="float" office:value="1212305">
            <text:p>121230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9412">
            <text:p>529412</text:p>
          </table:table-cell>
          <table:table-cell office:value-type="float" office:value="773296">
            <text:p>773296</text:p>
          </table:table-cell>
          <table:table-cell office:value-type="float" office:value="1412933">
            <text:p>1412933</text:p>
          </table:table-cell>
          <table:table-cell table:number-columns-repeated="2" office:value-type="float" office:value="1417114">
            <text:p>1417114</text:p>
          </table:table-cell>
          <table:table-cell office:value-type="float" office:value="1206657">
            <text:p>120665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4221">
            <text:p>374221</text:p>
          </table:table-cell>
          <table:table-cell office:value-type="float" office:value="672868">
            <text:p>672868</text:p>
          </table:table-cell>
          <table:table-cell office:value-type="float" office:value="1393639">
            <text:p>1393639</text:p>
          </table:table-cell>
          <table:table-cell table:number-columns-repeated="2" office:value-type="float" office:value="1278676">
            <text:p>1278676</text:p>
          </table:table-cell>
          <table:table-cell office:value-type="float" office:value="1206524">
            <text:p>120652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4527">
            <text:p>524527</text:p>
          </table:table-cell>
          <table:table-cell office:value-type="float" office:value="766690">
            <text:p>766690</text:p>
          </table:table-cell>
          <table:table-cell office:value-type="float" office:value="1420557">
            <text:p>1420557</text:p>
          </table:table-cell>
          <table:table-cell table:number-columns-repeated="2" office:value-type="float" office:value="1422285">
            <text:p>1422285</text:p>
          </table:table-cell>
          <table:table-cell office:value-type="float" office:value="1214304">
            <text:p>121430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9347">
            <text:p>379347</text:p>
          </table:table-cell>
          <table:table-cell office:value-type="float" office:value="669711">
            <text:p>669711</text:p>
          </table:table-cell>
          <table:table-cell office:value-type="float" office:value="1376747">
            <text:p>1376747</text:p>
          </table:table-cell>
          <table:table-cell table:number-columns-repeated="2" office:value-type="float" office:value="1378834">
            <text:p>1378834</text:p>
          </table:table-cell>
          <table:table-cell office:value-type="float" office:value="1174564">
            <text:p>117456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3093">
            <text:p>503093</text:p>
          </table:table-cell>
          <table:table-cell office:value-type="float" office:value="749058">
            <text:p>749058</text:p>
          </table:table-cell>
          <table:table-cell office:value-type="float" office:value="1407046">
            <text:p>1407046</text:p>
          </table:table-cell>
          <table:table-cell table:number-columns-repeated="2" office:value-type="float" office:value="1409981">
            <text:p>1409981</text:p>
          </table:table-cell>
          <table:table-cell office:value-type="float" office:value="1203643">
            <text:p>120364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6447">
            <text:p>406447</text:p>
          </table:table-cell>
          <table:table-cell office:value-type="float" office:value="681701">
            <text:p>681701</text:p>
          </table:table-cell>
          <table:table-cell office:value-type="float" office:value="1413635">
            <text:p>1413635</text:p>
          </table:table-cell>
          <table:table-cell table:number-columns-repeated="2" office:value-type="float" office:value="1412234">
            <text:p>1412234</text:p>
          </table:table-cell>
          <table:table-cell office:value-type="float" office:value="1199809">
            <text:p>119980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19289">
            <text:p>519289</text:p>
          </table:table-cell>
          <table:table-cell office:value-type="float" office:value="757449">
            <text:p>757449</text:p>
          </table:table-cell>
          <table:table-cell office:value-type="float" office:value="1414946">
            <text:p>1414946</text:p>
          </table:table-cell>
          <table:table-cell table:number-columns-repeated="2" office:value-type="float" office:value="1418099">
            <text:p>1418099</text:p>
          </table:table-cell>
          <table:table-cell office:value-type="float" office:value="1208950">
            <text:p>1208950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4763">
            <text:p>374763</text:p>
          </table:table-cell>
          <table:table-cell office:value-type="float" office:value="675900">
            <text:p>675900</text:p>
          </table:table-cell>
          <table:table-cell office:value-type="float" office:value="1399351">
            <text:p>1399351</text:p>
          </table:table-cell>
          <table:table-cell table:number-columns-repeated="2" office:value-type="float" office:value="1396163">
            <text:p>1396163</text:p>
          </table:table-cell>
          <table:table-cell office:value-type="float" office:value="1176377">
            <text:p>117637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6508">
            <text:p>526508</text:p>
          </table:table-cell>
          <table:table-cell office:value-type="float" office:value="761348">
            <text:p>761348</text:p>
          </table:table-cell>
          <table:table-cell office:value-type="float" office:value="1416625">
            <text:p>1416625</text:p>
          </table:table-cell>
          <table:table-cell table:number-columns-repeated="2" office:value-type="float" office:value="1419446">
            <text:p>1419446</text:p>
          </table:table-cell>
          <table:table-cell office:value-type="float" office:value="1213157">
            <text:p>121315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05592">
            <text:p>405592</text:p>
          </table:table-cell>
          <table:table-cell office:value-type="float" office:value="683720">
            <text:p>683720</text:p>
          </table:table-cell>
          <table:table-cell office:value-type="float" office:value="1382380">
            <text:p>1382380</text:p>
          </table:table-cell>
          <table:table-cell table:number-columns-repeated="2" office:value-type="float" office:value="1387707">
            <text:p>1387707</text:p>
          </table:table-cell>
          <table:table-cell office:value-type="float" office:value="1193690">
            <text:p>1193690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502715">
            <text:p>502715</text:p>
          </table:table-cell>
          <table:table-cell table:style-name="ce32" office:value-type="float" office:value="757283">
            <text:p>757283</text:p>
          </table:table-cell>
          <table:table-cell table:style-name="ce32" office:value-type="float" office:value="1396585">
            <text:p>1396585</text:p>
          </table:table-cell>
          <table:table-cell table:style-name="ce32" office:value-type="float" office:value="1396434">
            <text:p>1396434</text:p>
          </table:table-cell>
          <table:table-cell table:style-name="ce32" office:value-type="float" office:value="1396434">
            <text:p>1396434</text:p>
          </table:table-cell>
          <table:table-cell table:style-name="ce37" office:value-type="float" office:value="1200974">
            <text:p>1200974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402839">
            <text:p>402839</text:p>
          </table:table-cell>
          <table:table-cell table:style-name="ce32" office:value-type="float" office:value="672384">
            <text:p>672384</text:p>
          </table:table-cell>
          <table:table-cell table:style-name="ce32" office:value-type="float" office:value="1377238">
            <text:p>1377238</text:p>
          </table:table-cell>
          <table:table-cell table:style-name="ce32" office:value-type="float" office:value="1382325">
            <text:p>1382325</text:p>
          </table:table-cell>
          <table:table-cell table:style-name="ce32" office:value-type="float" office:value="1382325">
            <text:p>1382325</text:p>
          </table:table-cell>
          <table:table-cell table:style-name="ce37" office:value-type="float" office:value="1201437">
            <text:p>120143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51:.F60])" office:value-type="float" office:value="5139786">
            <text:p>5139786</text:p>
          </table:table-cell>
          <table:table-cell table:style-name="ce33" table:formula="of:=SUM([.G51:.G60])" office:value-type="float" office:value="7370353">
            <text:p>7370353</text:p>
          </table:table-cell>
          <table:table-cell table:style-name="ce33" table:formula="of:=SUM([.H51:.H60])" office:value-type="float" office:value="13956838">
            <text:p>13956838</text:p>
          </table:table-cell>
          <table:table-cell table:style-name="ce33" table:formula="of:=SUM([.I51:.I60])" office:value-type="float" office:value="13989908">
            <text:p>13989908</text:p>
          </table:table-cell>
          <table:table-cell table:style-name="ce33" table:formula="of:=SUM([.J51:.J60])" office:value-type="float" office:value="13989908">
            <text:p>13989908</text:p>
          </table:table-cell>
          <table:table-cell table:style-name="ce38" table:formula="of:=SUM([.K51:.K60])" office:value-type="float" office:value="11977433">
            <text:p>11977433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51:.Q60])" office:value-type="float" office:value="3764493">
            <text:p>3764493</text:p>
          </table:table-cell>
          <table:table-cell table:style-name="ce33" table:formula="of:=SUM([.R51:.R60])" office:value-type="float" office:value="6752752">
            <text:p>6752752</text:p>
          </table:table-cell>
          <table:table-cell table:style-name="ce33" table:formula="of:=SUM([.S51:.S60])" office:value-type="float" office:value="13892568">
            <text:p>13892568</text:p>
          </table:table-cell>
          <table:table-cell table:style-name="ce33" table:formula="of:=SUM([.T51:.T60])" office:value-type="float" office:value="13791267">
            <text:p>13791267</text:p>
          </table:table-cell>
          <table:table-cell table:style-name="ce33" table:formula="of:=SUM([.U51:.U60])" office:value-type="float" office:value="13791267">
            <text:p>13791267</text:p>
          </table:table-cell>
          <table:table-cell table:style-name="ce38" table:formula="of:=SUM([.V51:.V60])" office:value-type="float" office:value="11957558">
            <text:p>11957558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61]/10" office:value-type="float" office:value="513978.6">
            <text:p>513978.6</text:p>
          </table:table-cell>
          <table:table-cell table:style-name="ce34" table:formula="of:=[.G61]/10" office:value-type="float" office:value="737035.3">
            <text:p>737035.3</text:p>
          </table:table-cell>
          <table:table-cell table:style-name="ce34" table:formula="of:=[.H61]/10" office:value-type="float" office:value="1395683.8">
            <text:p>1395683.8</text:p>
          </table:table-cell>
          <table:table-cell table:style-name="ce34" table:formula="of:=[.I61]/10" office:value-type="float" office:value="1398990.8">
            <text:p>1398990.8</text:p>
          </table:table-cell>
          <table:table-cell table:style-name="ce34" table:formula="of:=[.J61]/10" office:value-type="float" office:value="1398990.8">
            <text:p>1398990.8</text:p>
          </table:table-cell>
          <table:table-cell table:style-name="ce39" table:formula="of:=[.K61]/10" office:value-type="float" office:value="1197743.3">
            <text:p>1197743.3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61]/10" office:value-type="float" office:value="376449.3">
            <text:p>376449.3</text:p>
          </table:table-cell>
          <table:table-cell table:style-name="ce34" table:formula="of:=[.R61]/10" office:value-type="float" office:value="675275.2">
            <text:p>675275.2</text:p>
          </table:table-cell>
          <table:table-cell table:style-name="ce34" table:formula="of:=[.S61]/10" office:value-type="float" office:value="1389256.8">
            <text:p>1389256.8</text:p>
          </table:table-cell>
          <table:table-cell table:style-name="ce34" table:formula="of:=[.T61]/10" office:value-type="float" office:value="1379126.7">
            <text:p>1379126.7</text:p>
          </table:table-cell>
          <table:table-cell table:style-name="ce34" table:formula="of:=[.U61]/10" office:value-type="float" office:value="1379126.7">
            <text:p>1379126.7</text:p>
          </table:table-cell>
          <table:table-cell table:style-name="ce39" table:formula="of:=[.V61]/10" office:value-type="float" office:value="1195755.8">
            <text:p>1195755.8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51:.F60])" office:value-type="float" office:value="11396.4916940843">
            <text:p>11396.49</text:p>
          </table:table-cell>
          <table:table-cell table:style-name="ce34" table:formula="of:=STDEV([.G51:.G60])" office:value-type="float" office:value="66168.4675691946">
            <text:p>66168.47</text:p>
          </table:table-cell>
          <table:table-cell table:style-name="ce34" table:formula="of:=STDEV([.H51:.H60])" office:value-type="float" office:value="26214.9497289026">
            <text:p>26214.95</text:p>
          </table:table-cell>
          <table:table-cell table:style-name="ce34" table:formula="of:=STDEV([.I51:.I60])" office:value-type="float" office:value="26659.0029812736">
            <text:p>26659</text:p>
          </table:table-cell>
          <table:table-cell table:style-name="ce34" table:formula="of:=STDEV([.J51:.J60])" office:value-type="float" office:value="26659.0029812736">
            <text:p>26659</text:p>
          </table:table-cell>
          <table:table-cell table:style-name="ce39" table:formula="of:=STDEV([.K51:.K60])" office:value-type="float" office:value="16519.1365865976">
            <text:p>16519.14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51:.Q60])" office:value-type="float" office:value="51638.1093746556">
            <text:p>51638.11</text:p>
          </table:table-cell>
          <table:table-cell table:style-name="ce34" table:formula="of:=STDEV([.R51:.R60])" office:value-type="float" office:value="7957.98993046192">
            <text:p>7957.99</text:p>
          </table:table-cell>
          <table:table-cell table:style-name="ce34" table:formula="of:=STDEV([.S51:.S60])" office:value-type="float" office:value="12307.3386400147">
            <text:p>12307.34</text:p>
          </table:table-cell>
          <table:table-cell table:style-name="ce34" table:formula="of:=STDEV([.T51:.T60])" office:value-type="float" office:value="36939.0460866126">
            <text:p>36939.05</text:p>
          </table:table-cell>
          <table:table-cell table:style-name="ce34" table:formula="of:=STDEV([.U51:.U60])" office:value-type="float" office:value="36939.0460866126">
            <text:p>36939.05</text:p>
          </table:table-cell>
          <table:table-cell table:style-name="ce39" table:formula="of:=STDEV([.V51:.V60])" office:value-type="float" office:value="12861.7257594427">
            <text:p>12861.7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63];10)" office:value-type="float" office:value="7063.48893769367">
            <text:p>7063.49</text:p>
          </table:table-cell>
          <table:table-cell table:style-name="ce35" table:formula="of:=CONFIDENCE(0.05;[.G63];10)" office:value-type="float" office:value="41010.8874945923">
            <text:p>41010.89</text:p>
          </table:table-cell>
          <table:table-cell table:style-name="ce35" table:formula="of:=CONFIDENCE(0.05;[.H63];10)" office:value-type="float" office:value="16247.8956140876">
            <text:p>16247.9</text:p>
          </table:table-cell>
          <table:table-cell table:style-name="ce35" table:formula="of:=CONFIDENCE(0.05;[.I63];10)" office:value-type="float" office:value="16523.1176139859">
            <text:p>16523.12</text:p>
          </table:table-cell>
          <table:table-cell table:style-name="ce35" table:formula="of:=CONFIDENCE(0.05;[.J63];10)" office:value-type="float" office:value="16523.1176139859">
            <text:p>16523.12</text:p>
          </table:table-cell>
          <table:table-cell table:style-name="ce40" table:formula="of:=CONFIDENCE(0.05;[.K63];10)" office:value-type="float" office:value="10238.4787943337">
            <text:p>10238.48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63];10)" office:value-type="float" office:value="32005.0436680111">
            <text:p>32005.04</text:p>
          </table:table-cell>
          <table:table-cell table:style-name="ce35" table:formula="of:=CONFIDENCE(0.05;[.R63];10)" office:value-type="float" office:value="4932.32262603002">
            <text:p>4932.32</text:p>
          </table:table-cell>
          <table:table-cell table:style-name="ce35" table:formula="of:=CONFIDENCE(0.05;[.S63];10)" office:value-type="float" office:value="7628.02734997112">
            <text:p>7628.03</text:p>
          </table:table-cell>
          <table:table-cell table:style-name="ce35" table:formula="of:=CONFIDENCE(0.05;[.T63];10)" office:value-type="float" office:value="22894.6372625517">
            <text:p>22894.64</text:p>
          </table:table-cell>
          <table:table-cell table:style-name="ce35" table:formula="of:=CONFIDENCE(0.05;[.U63];10)" office:value-type="float" office:value="22894.6372625517">
            <text:p>22894.64</text:p>
          </table:table-cell>
          <table:table-cell table:style-name="ce40" table:formula="of:=CONFIDENCE(0.05;[.V63];10)" office:value-type="float" office:value="7971.63373256618">
            <text:p>7971.63</text:p>
          </table:table-cell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4]" office:value-type="float" office:value="400492">
            <text:p>400492</text:p>
          </table:table-cell>
          <table:table-cell table:style-name="Default"/>
          <table:table-cell table:style-name="Default" table:formula="of:=[.H14]" office:value-type="float" office:value="1510096.4">
            <text:p>1510096.4</text:p>
          </table:table-cell>
          <table:table-cell table:style-name="Default"/>
          <table:table-cell table:style-name="Default" table:formula="of:=[.J14]" office:value-type="float" office:value="1908650.2">
            <text:p>1908650.2</text:p>
          </table:table-cell>
          <table:table-cell table:style-name="Default" table:formula="of:=[.K14]" office:value-type="float" office:value="1560924.8">
            <text:p>1560924.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0]" office:value-type="float" office:value="462573">
            <text:p>462573</text:p>
          </table:table-cell>
          <table:table-cell table:style-name="Default"/>
          <table:table-cell table:style-name="Default" table:formula="of:=[.H30]" office:value-type="float" office:value="1349149">
            <text:p>1349149</text:p>
          </table:table-cell>
          <table:table-cell table:style-name="Default"/>
          <table:table-cell table:style-name="Default" table:formula="of:=[.J30]" office:value-type="float" office:value="1349984">
            <text:p>1349984</text:p>
          </table:table-cell>
          <table:table-cell table:style-name="Default" table:formula="of:=[.K30]" office:value-type="float" office:value="1149714.2">
            <text:p>1149714.2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6]" office:value-type="float" office:value="429786.6">
            <text:p>429786.6</text:p>
          </table:table-cell>
          <table:table-cell table:style-name="Default"/>
          <table:table-cell table:style-name="Default" table:formula="of:=[.H46]" office:value-type="float" office:value="1505804.8">
            <text:p>1505804.8</text:p>
          </table:table-cell>
          <table:table-cell table:style-name="Default"/>
          <table:table-cell table:style-name="Default" table:formula="of:=[.J46]" office:value-type="float" office:value="1959315.8">
            <text:p>1959315.8</text:p>
          </table:table-cell>
          <table:table-cell table:style-name="Default" table:formula="of:=[.K46]" office:value-type="float" office:value="1598044">
            <text:p>159804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2]" office:value-type="float" office:value="513978.6">
            <text:p>513978.6</text:p>
          </table:table-cell>
          <table:table-cell table:style-name="Default"/>
          <table:table-cell table:style-name="Default" table:formula="of:=[.H62]" office:value-type="float" office:value="1395683.8">
            <text:p>1395683.8</text:p>
          </table:table-cell>
          <table:table-cell table:style-name="Default"/>
          <table:table-cell table:style-name="Default" table:formula="of:=[.J62]" office:value-type="float" office:value="1398990.8">
            <text:p>1398990.8</text:p>
          </table:table-cell>
          <table:table-cell table:style-name="Default" table:formula="of:=[.K62]" office:value-type="float" office:value="1197743.3">
            <text:p>1197743.3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4]" office:value-type="float" office:value="315258.8">
            <text:p>315258.8</text:p>
          </table:table-cell>
          <table:table-cell table:style-name="Default"/>
          <table:table-cell table:style-name="Default" table:formula="of:=[.S14]" office:value-type="float" office:value="1490380.1">
            <text:p>1490380.1</text:p>
          </table:table-cell>
          <table:table-cell table:style-name="Default"/>
          <table:table-cell table:style-name="Default" table:formula="of:=[.U14]" office:value-type="float" office:value="1796071.5">
            <text:p>1796071.5</text:p>
          </table:table-cell>
          <table:table-cell table:style-name="Default" table:formula="of:=[.V14]" office:value-type="float" office:value="1504574.1">
            <text:p>1504574.1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0]" office:value-type="float" office:value="348258.3">
            <text:p>348258.3</text:p>
          </table:table-cell>
          <table:table-cell table:style-name="Default"/>
          <table:table-cell table:style-name="Default" table:formula="of:=[.S30]" office:value-type="float" office:value="1341608.1">
            <text:p>1341608.1</text:p>
          </table:table-cell>
          <table:table-cell table:style-name="Default"/>
          <table:table-cell table:style-name="Default" table:formula="of:=[.U30]" office:value-type="float" office:value="1344283.5">
            <text:p>1344283.5</text:p>
          </table:table-cell>
          <table:table-cell table:style-name="Default" table:formula="of:=[.V30]" office:value-type="float" office:value="1135009.9">
            <text:p>1135009.9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6]" office:value-type="float" office:value="357070.2">
            <text:p>357070.2</text:p>
          </table:table-cell>
          <table:table-cell table:style-name="Default"/>
          <table:table-cell table:style-name="Default" table:formula="of:=[.S46]" office:value-type="float" office:value="1603416.5">
            <text:p>1603416.5</text:p>
          </table:table-cell>
          <table:table-cell table:style-name="Default"/>
          <table:table-cell table:style-name="Default" table:formula="of:=[.U46]" office:value-type="float" office:value="1939407.6">
            <text:p>1939407.6</text:p>
          </table:table-cell>
          <table:table-cell table:style-name="Default" table:formula="of:=[.V46]" office:value-type="float" office:value="1637986.6">
            <text:p>1637986.6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2]" office:value-type="float" office:value="376449.3">
            <text:p>376449.3</text:p>
          </table:table-cell>
          <table:table-cell table:style-name="Default"/>
          <table:table-cell table:style-name="Default" table:formula="of:=[.S62]" office:value-type="float" office:value="1389256.8">
            <text:p>1389256.8</text:p>
          </table:table-cell>
          <table:table-cell table:style-name="Default"/>
          <table:table-cell table:style-name="Default" table:formula="of:=[.U62]" office:value-type="float" office:value="1379126.7">
            <text:p>1379126.7</text:p>
          </table:table-cell>
          <table:table-cell table:style-name="Default" table:formula="of:=[.V62]" office:value-type="float" office:value="1195755.8">
            <text:p>1195755.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6]" office:value-type="float" office:value="15756.9134335165">
            <text:p>15756.91</text:p>
          </table:table-cell>
          <table:table-cell table:style-name="Default"/>
          <table:table-cell table:style-name="Default" table:formula="of:=[.H16]" office:value-type="float" office:value="93142.4889031384">
            <text:p>93142.49</text:p>
          </table:table-cell>
          <table:table-cell table:style-name="Default"/>
          <table:table-cell table:style-name="Default" table:formula="of:=[.J16]" office:value-type="float" office:value="143717.147702418">
            <text:p>143717.15</text:p>
          </table:table-cell>
          <table:table-cell table:style-name="Default" table:formula="of:=[.K16]" office:value-type="float" office:value="49837.6587886411">
            <text:p>49837.66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2]" office:value-type="float" office:value="7868.96664575718">
            <text:p>7868.97</text:p>
          </table:table-cell>
          <table:table-cell table:style-name="Default"/>
          <table:table-cell table:style-name="Default" table:formula="of:=[.H32]" office:value-type="float" office:value="19673.8016066917">
            <text:p>19673.8</text:p>
          </table:table-cell>
          <table:table-cell table:style-name="Default"/>
          <table:table-cell table:style-name="Default" table:formula="of:=[.J32]" office:value-type="float" office:value="19813.6336286017">
            <text:p>19813.63</text:p>
          </table:table-cell>
          <table:table-cell table:style-name="Default" table:formula="of:=[.K32]" office:value-type="float" office:value="20240.6817789354">
            <text:p>20240.6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8]" office:value-type="float" office:value="29540.403666632">
            <text:p>29540.4</text:p>
          </table:table-cell>
          <table:table-cell table:style-name="Default"/>
          <table:table-cell table:style-name="Default" table:formula="of:=[.H48]" office:value-type="float" office:value="97652.0005900773">
            <text:p>97652</text:p>
          </table:table-cell>
          <table:table-cell table:style-name="Default"/>
          <table:table-cell table:style-name="Default" table:formula="of:=[.J48]" office:value-type="float" office:value="40182.8172953817">
            <text:p>40182.82</text:p>
          </table:table-cell>
          <table:table-cell table:style-name="Default" table:formula="of:=[.K48]" office:value-type="float" office:value="36894.6769791785">
            <text:p>36894.6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4]" office:value-type="float" office:value="7063.48893769367">
            <text:p>7063.49</text:p>
          </table:table-cell>
          <table:table-cell table:style-name="Default"/>
          <table:table-cell table:style-name="Default" table:formula="of:=[.H64]" office:value-type="float" office:value="16247.8956140876">
            <text:p>16247.9</text:p>
          </table:table-cell>
          <table:table-cell table:style-name="Default"/>
          <table:table-cell table:style-name="Default" table:formula="of:=[.J64]" office:value-type="float" office:value="16523.1176139859">
            <text:p>16523.12</text:p>
          </table:table-cell>
          <table:table-cell table:style-name="Default" table:formula="of:=[.K64]" office:value-type="float" office:value="10238.4787943337">
            <text:p>10238.4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6]" office:value-type="float" office:value="6111.55508019486">
            <text:p>6111.56</text:p>
          </table:table-cell>
          <table:table-cell table:style-name="Default"/>
          <table:table-cell table:style-name="Default" table:formula="of:=[.S16]" office:value-type="float" office:value="96698.058431227">
            <text:p>96698.06</text:p>
          </table:table-cell>
          <table:table-cell table:style-name="Default"/>
          <table:table-cell table:style-name="Default" table:formula="of:=[.U16]" office:value-type="float" office:value="161803.161746201">
            <text:p>161803.16</text:p>
          </table:table-cell>
          <table:table-cell table:style-name="Default" table:formula="of:=[.V16]" office:value-type="float" office:value="115390.980456065">
            <text:p>115390.9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2]" office:value-type="float" office:value="27345.6030377766">
            <text:p>27345.6</text:p>
          </table:table-cell>
          <table:table-cell table:style-name="Default"/>
          <table:table-cell table:style-name="Default" table:formula="of:=[.S32]" office:value-type="float" office:value="18134.4577072165">
            <text:p>18134.46</text:p>
          </table:table-cell>
          <table:table-cell table:style-name="Default"/>
          <table:table-cell table:style-name="Default" table:formula="of:=[.U32]" office:value-type="float" office:value="18944.9597837308">
            <text:p>18944.96</text:p>
          </table:table-cell>
          <table:table-cell table:style-name="Default" table:formula="of:=[.V32]" office:value-type="float" office:value="31700.4498441423">
            <text:p>31700.45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8]" office:value-type="float" office:value="13402.5843470323">
            <text:p>13402.58</text:p>
          </table:table-cell>
          <table:table-cell table:style-name="Default"/>
          <table:table-cell table:style-name="Default" table:formula="of:=[.S48]" office:value-type="float" office:value="22094.1689825209">
            <text:p>22094.17</text:p>
          </table:table-cell>
          <table:table-cell table:style-name="Default"/>
          <table:table-cell table:style-name="Default" table:formula="of:=[.U48]" office:value-type="float" office:value="118775.610894687">
            <text:p>118775.61</text:p>
          </table:table-cell>
          <table:table-cell table:style-name="Default" table:formula="of:=[.V48]" office:value-type="float" office:value="28345.4385603659">
            <text:p>28345.4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4]" office:value-type="float" office:value="32005.0436680111">
            <text:p>32005.04</text:p>
          </table:table-cell>
          <table:table-cell table:style-name="Default"/>
          <table:table-cell table:style-name="Default" table:formula="of:=[.S64]" office:value-type="float" office:value="7628.02734997112">
            <text:p>7628.03</text:p>
          </table:table-cell>
          <table:table-cell table:style-name="Default"/>
          <table:table-cell table:style-name="Default" table:formula="of:=[.U64]" office:value-type="float" office:value="22894.6372625517">
            <text:p>22894.64</text:p>
          </table:table-cell>
          <table:table-cell table:style-name="Default" table:formula="of:=[.V64]" office:value-type="float" office:value="7971.63373256618">
            <text:p>7971.63</text:p>
          </table:table-cell>
          <table:table-cell/>
          <table:table-cell table:style-name="Default" table:number-columns-repeated="10"/>
          <table:table-cell table:number-columns-repeated="1002"/>
        </table:table-row>
      </table:table>
      <table:table table:name="XFS" table:style-name="ta1" table:print="false">
        <table:table-column table:style-name="co11" table:default-cell-style-name="Default"/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4" table:default-cell-style-name="ce25"/>
        <table:table-column table:style-name="co15" table:number-columns-repeated="2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8" table:default-cell-style-name="ce36"/>
        <table:table-column table:style-name="co20" table:default-cell-style-name="Default"/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4" table:default-cell-style-name="ce25"/>
        <table:table-column table:style-name="co15" table:number-columns-repeated="2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8" table:default-cell-style-name="ce36"/>
        <table:table-column table:style-name="co6" table:number-columns-repeated="1002" table:default-cell-style-name="Default"/>
        <table:table-row table:style-name="ro2">
          <table:table-cell table:style-name="ce10"/>
          <table:table-cell table:style-name="ce11" table:number-columns-repeated="10"/>
          <table:table-cell table:style-name="ce10"/>
          <table:table-cell table:style-name="ce11" table:number-columns-repeated="10"/>
          <table:table-cell table:style-name="ce10"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9733">
            <text:p>429733</text:p>
          </table:table-cell>
          <table:table-cell office:value-type="float" office:value="719008">
            <text:p>719008</text:p>
          </table:table-cell>
          <table:table-cell office:value-type="float" office:value="1391170">
            <text:p>1391170</text:p>
          </table:table-cell>
          <table:table-cell table:number-columns-repeated="2" office:value-type="float" office:value="1725373">
            <text:p>1725373</text:p>
          </table:table-cell>
          <table:table-cell office:value-type="float" office:value="1361701">
            <text:p>1361701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1672">
            <text:p>321672</text:p>
          </table:table-cell>
          <table:table-cell office:value-type="float" office:value="728178">
            <text:p>728178</text:p>
          </table:table-cell>
          <table:table-cell office:value-type="float" office:value="1520136">
            <text:p>1520136</text:p>
          </table:table-cell>
          <table:table-cell table:number-columns-repeated="2" office:value-type="float" office:value="1993905">
            <text:p>1993905</text:p>
          </table:table-cell>
          <table:table-cell office:value-type="float" office:value="1454545">
            <text:p>14545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519">
            <text:p>477519</text:p>
          </table:table-cell>
          <table:table-cell office:value-type="float" office:value="652697">
            <text:p>652697</text:p>
          </table:table-cell>
          <table:table-cell office:value-type="float" office:value="1389493">
            <text:p>1389493</text:p>
          </table:table-cell>
          <table:table-cell table:number-columns-repeated="2" office:value-type="float" office:value="1779242">
            <text:p>1779242</text:p>
          </table:table-cell>
          <table:table-cell office:value-type="float" office:value="1488372">
            <text:p>14883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6659">
            <text:p>316659</text:p>
          </table:table-cell>
          <table:table-cell office:value-type="float" office:value="666214">
            <text:p>666214</text:p>
          </table:table-cell>
          <table:table-cell office:value-type="float" office:value="1364449">
            <text:p>1364449</text:p>
          </table:table-cell>
          <table:table-cell table:number-columns-repeated="2" office:value-type="float" office:value="1725985">
            <text:p>1725985</text:p>
          </table:table-cell>
          <table:table-cell office:value-type="float" office:value="1422222">
            <text:p>142222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44704">
            <text:p>444704</text:p>
          </table:table-cell>
          <table:table-cell office:value-type="float" office:value="680868">
            <text:p>680868</text:p>
          </table:table-cell>
          <table:table-cell office:value-type="float" office:value="1334164">
            <text:p>1334164</text:p>
          </table:table-cell>
          <table:table-cell table:number-columns-repeated="2" office:value-type="float" office:value="1731617">
            <text:p>1731617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5899">
            <text:p>345899</text:p>
          </table:table-cell>
          <table:table-cell office:value-type="float" office:value="727043">
            <text:p>727043</text:p>
          </table:table-cell>
          <table:table-cell office:value-type="float" office:value="1418687">
            <text:p>1418687</text:p>
          </table:table-cell>
          <table:table-cell table:number-columns-repeated="2" office:value-type="float" office:value="1392848">
            <text:p>1392848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47656">
            <text:p>447656</text:p>
          </table:table-cell>
          <table:table-cell office:value-type="float" office:value="659869">
            <text:p>659869</text:p>
          </table:table-cell>
          <table:table-cell office:value-type="float" office:value="1305374">
            <text:p>1305374</text:p>
          </table:table-cell>
          <table:table-cell table:number-columns-repeated="2" office:value-type="float" office:value="1777240">
            <text:p>1777240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765">
            <text:p>338765</text:p>
          </table:table-cell>
          <table:table-cell office:value-type="float" office:value="673147">
            <text:p>673147</text:p>
          </table:table-cell>
          <table:table-cell office:value-type="float" office:value="1393847">
            <text:p>1393847</text:p>
          </table:table-cell>
          <table:table-cell table:number-columns-repeated="2" office:value-type="float" office:value="1781167">
            <text:p>1781167</text:p>
          </table:table-cell>
          <table:table-cell office:value-type="float" office:value="1454545">
            <text:p>14545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57135">
            <text:p>457135</text:p>
          </table:table-cell>
          <table:table-cell office:value-type="float" office:value="695168">
            <text:p>695168</text:p>
          </table:table-cell>
          <table:table-cell office:value-type="float" office:value="1140804">
            <text:p>1140804</text:p>
          </table:table-cell>
          <table:table-cell table:number-columns-repeated="2" office:value-type="float" office:value="1688018">
            <text:p>1688018</text:p>
          </table:table-cell>
          <table:table-cell office:value-type="float" office:value="1361701">
            <text:p>1361701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5848">
            <text:p>345848</text:p>
          </table:table-cell>
          <table:table-cell office:value-type="float" office:value="703693">
            <text:p>703693</text:p>
          </table:table-cell>
          <table:table-cell office:value-type="float" office:value="1048030">
            <text:p>1048030</text:p>
          </table:table-cell>
          <table:table-cell table:number-columns-repeated="2" office:value-type="float" office:value="1939597">
            <text:p>1939597</text:p>
          </table:table-cell>
          <table:table-cell office:value-type="float" office:value="1488372">
            <text:p>14883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0325">
            <text:p>460325</text:p>
          </table:table-cell>
          <table:table-cell office:value-type="float" office:value="695090">
            <text:p>695090</text:p>
          </table:table-cell>
          <table:table-cell office:value-type="float" office:value="1335519">
            <text:p>1335519</text:p>
          </table:table-cell>
          <table:table-cell table:number-columns-repeated="2" office:value-type="float" office:value="1734234">
            <text:p>1734234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4028">
            <text:p>344028</text:p>
          </table:table-cell>
          <table:table-cell office:value-type="float" office:value="674062">
            <text:p>674062</text:p>
          </table:table-cell>
          <table:table-cell office:value-type="float" office:value="1307914">
            <text:p>1307914</text:p>
          </table:table-cell>
          <table:table-cell table:number-columns-repeated="2" office:value-type="float" office:value="1777039">
            <text:p>1777039</text:p>
          </table:table-cell>
          <table:table-cell office:value-type="float" office:value="1454545">
            <text:p>14545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47718">
            <text:p>447718</text:p>
          </table:table-cell>
          <table:table-cell office:value-type="float" office:value="653486">
            <text:p>653486</text:p>
          </table:table-cell>
          <table:table-cell office:value-type="float" office:value="1363004">
            <text:p>1363004</text:p>
          </table:table-cell>
          <table:table-cell table:number-columns-repeated="2" office:value-type="float" office:value="1727987">
            <text:p>1727987</text:p>
          </table:table-cell>
          <table:table-cell office:value-type="float" office:value="1454545">
            <text:p>14545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1783">
            <text:p>351783</text:p>
          </table:table-cell>
          <table:table-cell office:value-type="float" office:value="695006">
            <text:p>695006</text:p>
          </table:table-cell>
          <table:table-cell office:value-type="float" office:value="1422711">
            <text:p>1422711</text:p>
          </table:table-cell>
          <table:table-cell table:number-columns-repeated="2" office:value-type="float" office:value="1884170">
            <text:p>1884170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44662">
            <text:p>444662</text:p>
          </table:table-cell>
          <table:table-cell office:value-type="float" office:value="659041">
            <text:p>659041</text:p>
          </table:table-cell>
          <table:table-cell office:value-type="float" office:value="1280729">
            <text:p>1280729</text:p>
          </table:table-cell>
          <table:table-cell table:number-columns-repeated="2" office:value-type="float" office:value="1164056">
            <text:p>1164056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6100">
            <text:p>346100</text:p>
          </table:table-cell>
          <table:table-cell office:value-type="float" office:value="666944">
            <text:p>666944</text:p>
          </table:table-cell>
          <table:table-cell office:value-type="float" office:value="1330786">
            <text:p>1330786</text:p>
          </table:table-cell>
          <table:table-cell table:number-columns-repeated="2" office:value-type="float" office:value="1825745">
            <text:p>1825745</text:p>
          </table:table-cell>
          <table:table-cell office:value-type="float" office:value="1454541">
            <text:p>145454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0983">
            <text:p>470983</text:p>
          </table:table-cell>
          <table:table-cell office:value-type="float" office:value="561333">
            <text:p>561333</text:p>
          </table:table-cell>
          <table:table-cell office:value-type="float" office:value="1394515">
            <text:p>1394515</text:p>
          </table:table-cell>
          <table:table-cell table:number-columns-repeated="2" office:value-type="float" office:value="1733009">
            <text:p>1733009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5999">
            <text:p>345999</text:p>
          </table:table-cell>
          <table:table-cell office:value-type="float" office:value="710950">
            <text:p>710950</text:p>
          </table:table-cell>
          <table:table-cell office:value-type="float" office:value="1452171">
            <text:p>1452171</text:p>
          </table:table-cell>
          <table:table-cell table:number-columns-repeated="2" office:value-type="float" office:value="1887028">
            <text:p>1887028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435272">
            <text:p>435272</text:p>
          </table:table-cell>
          <table:table-cell table:style-name="ce32" office:value-type="float" office:value="621577">
            <text:p>621577</text:p>
          </table:table-cell>
          <table:table-cell table:style-name="ce32" office:value-type="float" office:value="1280472">
            <text:p>1280472</text:p>
          </table:table-cell>
          <table:table-cell table:style-name="ce32" office:value-type="float" office:value="1644148">
            <text:p>1644148</text:p>
          </table:table-cell>
          <table:table-cell table:style-name="ce32" office:value-type="float" office:value="1644148">
            <text:p>1644148</text:p>
          </table:table-cell>
          <table:table-cell table:style-name="ce37" office:value-type="float" office:value="1333332">
            <text:p>1333332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49531">
            <text:p>349531</text:p>
          </table:table-cell>
          <table:table-cell table:style-name="ce32" office:value-type="float" office:value="659802">
            <text:p>659802</text:p>
          </table:table-cell>
          <table:table-cell table:style-name="ce32" office:value-type="float" office:value="1359264">
            <text:p>1359264</text:p>
          </table:table-cell>
          <table:table-cell table:style-name="ce32" office:value-type="float" office:value="1823722">
            <text:p>1823722</text:p>
          </table:table-cell>
          <table:table-cell table:style-name="ce32" office:value-type="float" office:value="1823722">
            <text:p>1823722</text:p>
          </table:table-cell>
          <table:table-cell table:style-name="ce37" office:value-type="float" office:value="1454541">
            <text:p>145454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:.F12])" office:value-type="float" office:value="4515707">
            <text:p>4515707</text:p>
          </table:table-cell>
          <table:table-cell table:style-name="ce33" table:formula="of:=SUM([.G3:.G12])" office:value-type="float" office:value="6598137">
            <text:p>6598137</text:p>
          </table:table-cell>
          <table:table-cell table:style-name="ce33" table:formula="of:=SUM([.H3:.H12])" office:value-type="float" office:value="13215244">
            <text:p>13215244</text:p>
          </table:table-cell>
          <table:table-cell table:style-name="ce33" table:formula="of:=SUM([.I3:.I12])" office:value-type="float" office:value="16704924">
            <text:p>16704924</text:p>
          </table:table-cell>
          <table:table-cell table:style-name="ce33" table:formula="of:=SUM([.J3:.J12])" office:value-type="float" office:value="16704924">
            <text:p>16704924</text:p>
          </table:table-cell>
          <table:table-cell table:style-name="ce38" table:formula="of:=SUM([.K3:.K12])" office:value-type="float" office:value="13811346">
            <text:p>13811346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:.Q12])" office:value-type="float" office:value="3406284">
            <text:p>3406284</text:p>
          </table:table-cell>
          <table:table-cell table:style-name="ce33" table:formula="of:=SUM([.R3:.R12])" office:value-type="float" office:value="6905039">
            <text:p>6905039</text:p>
          </table:table-cell>
          <table:table-cell table:style-name="ce33" table:formula="of:=SUM([.S3:.S12])" office:value-type="float" office:value="13617995">
            <text:p>13617995</text:p>
          </table:table-cell>
          <table:table-cell table:style-name="ce33" table:formula="of:=SUM([.T3:.T12])" office:value-type="float" office:value="18031206">
            <text:p>18031206</text:p>
          </table:table-cell>
          <table:table-cell table:style-name="ce33" table:formula="of:=SUM([.U3:.U12])" office:value-type="float" office:value="18031206">
            <text:p>18031206</text:p>
          </table:table-cell>
          <table:table-cell table:style-name="ce38" table:formula="of:=SUM([.V3:.V12])" office:value-type="float" office:value="14791907">
            <text:p>1479190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13]/10" office:value-type="float" office:value="451570.7">
            <text:p>451570.7</text:p>
          </table:table-cell>
          <table:table-cell table:style-name="ce34" table:formula="of:=[.G13]/10" office:value-type="float" office:value="659813.7">
            <text:p>659813.7</text:p>
          </table:table-cell>
          <table:table-cell table:style-name="ce34" table:formula="of:=[.H13]/10" office:value-type="float" office:value="1321524.4">
            <text:p>1321524.4</text:p>
          </table:table-cell>
          <table:table-cell table:style-name="ce34" table:formula="of:=[.I13]/10" office:value-type="float" office:value="1670492.4">
            <text:p>1670492.4</text:p>
          </table:table-cell>
          <table:table-cell table:style-name="ce34" table:formula="of:=[.J13]/10" office:value-type="float" office:value="1670492.4">
            <text:p>1670492.4</text:p>
          </table:table-cell>
          <table:table-cell table:style-name="ce39" table:formula="of:=[.K13]/10" office:value-type="float" office:value="1381134.6">
            <text:p>1381134.6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13]/10" office:value-type="float" office:value="340628.4">
            <text:p>340628.4</text:p>
          </table:table-cell>
          <table:table-cell table:style-name="ce34" table:formula="of:=[.R13]/10" office:value-type="float" office:value="690503.9">
            <text:p>690503.9</text:p>
          </table:table-cell>
          <table:table-cell table:style-name="ce34" table:formula="of:=[.S13]/10" office:value-type="float" office:value="1361799.5">
            <text:p>1361799.5</text:p>
          </table:table-cell>
          <table:table-cell table:style-name="ce34" table:formula="of:=[.T13]/10" office:value-type="float" office:value="1803120.6">
            <text:p>1803120.6</text:p>
          </table:table-cell>
          <table:table-cell table:style-name="ce34" table:formula="of:=[.U13]/10" office:value-type="float" office:value="1803120.6">
            <text:p>1803120.6</text:p>
          </table:table-cell>
          <table:table-cell table:style-name="ce39" table:formula="of:=[.V13]/10" office:value-type="float" office:value="1479190.7">
            <text:p>1479190.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:.F12])" office:value-type="float" office:value="15001.2351643308">
            <text:p>15001.24</text:p>
          </table:table-cell>
          <table:table-cell table:style-name="ce34" table:formula="of:=STDEV([.G3:.G12])" office:value-type="float" office:value="44338.8134458838">
            <text:p>44338.81</text:p>
          </table:table-cell>
          <table:table-cell table:style-name="ce34" table:formula="of:=STDEV([.H3:.H12])" office:value-type="float" office:value="76843.4888519082">
            <text:p>76843.49</text:p>
          </table:table-cell>
          <table:table-cell table:style-name="ce34" table:formula="of:=STDEV([.I3:.I12])" office:value-type="float" office:value="182185.976339929">
            <text:p>182185.98</text:p>
          </table:table-cell>
          <table:table-cell table:style-name="ce34" table:formula="of:=STDEV([.J3:.J12])" office:value-type="float" office:value="182185.976339929">
            <text:p>182185.98</text:p>
          </table:table-cell>
          <table:table-cell table:style-name="ce39" table:formula="of:=STDEV([.K3:.K12])" office:value-type="float" office:value="101879.673934173">
            <text:p>101879.67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:.Q12])" office:value-type="float" office:value="11862.1403558642">
            <text:p>11862.14</text:p>
          </table:table-cell>
          <table:table-cell table:style-name="ce34" table:formula="of:=STDEV([.R3:.R12])" office:value-type="float" office:value="25875.7302739674">
            <text:p>25875.73</text:p>
          </table:table-cell>
          <table:table-cell table:style-name="ce34" table:formula="of:=STDEV([.S3:.S12])" office:value-type="float" office:value="126289.40662115">
            <text:p>126289.41</text:p>
          </table:table-cell>
          <table:table-cell table:style-name="ce34" table:formula="of:=STDEV([.T3:.T12])" office:value-type="float" office:value="164993.585977152">
            <text:p>164993.59</text:p>
          </table:table-cell>
          <table:table-cell table:style-name="ce34" table:formula="of:=STDEV([.U3:.U12])" office:value-type="float" office:value="164993.585977152">
            <text:p>164993.59</text:p>
          </table:table-cell>
          <table:table-cell table:style-name="ce39" table:formula="of:=STDEV([.V3:.V12])" office:value-type="float" office:value="43509.609687082">
            <text:p>43509.6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15];10)" office:value-type="float" office:value="9297.69103328474">
            <text:p>9297.69</text:p>
          </table:table-cell>
          <table:table-cell table:style-name="ce35" table:formula="of:=CONFIDENCE(0.05;[.G15];10)" office:value-type="float" office:value="27480.9763120375">
            <text:p>27480.98</text:p>
          </table:table-cell>
          <table:table-cell table:style-name="ce35" table:formula="of:=CONFIDENCE(0.05;[.H15];10)" office:value-type="float" office:value="47627.2126553636">
            <text:p>47627.21</text:p>
          </table:table-cell>
          <table:table-cell table:style-name="ce35" table:formula="of:=CONFIDENCE(0.05;[.I15];10)" office:value-type="float" office:value="112917.963091045">
            <text:p>112917.96</text:p>
          </table:table-cell>
          <table:table-cell table:style-name="ce35" table:formula="of:=CONFIDENCE(0.05;[.J15];10)" office:value-type="float" office:value="112917.963091045">
            <text:p>112917.96</text:p>
          </table:table-cell>
          <table:table-cell table:style-name="ce40" table:formula="of:=CONFIDENCE(0.05;[.K15];10)" office:value-type="float" office:value="63144.5157972087">
            <text:p>63144.52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15];10)" office:value-type="float" office:value="7352.0956650641">
            <text:p>7352.1</text:p>
          </table:table-cell>
          <table:table-cell table:style-name="ce35" table:formula="of:=CONFIDENCE(0.05;[.R15];10)" office:value-type="float" office:value="16037.6490810577">
            <text:p>16037.65</text:p>
          </table:table-cell>
          <table:table-cell table:style-name="ce35" table:formula="of:=CONFIDENCE(0.05;[.S15];10)" office:value-type="float" office:value="78273.5468564797">
            <text:p>78273.55</text:p>
          </table:table-cell>
          <table:table-cell table:style-name="ce35" table:formula="of:=CONFIDENCE(0.05;[.T15];10)" office:value-type="float" office:value="102262.204950755">
            <text:p>102262.2</text:p>
          </table:table-cell>
          <table:table-cell table:style-name="ce35" table:formula="of:=CONFIDENCE(0.05;[.U15];10)" office:value-type="float" office:value="102262.204950755">
            <text:p>102262.2</text:p>
          </table:table-cell>
          <table:table-cell table:style-name="ce40" table:formula="of:=CONFIDENCE(0.05;[.V15];10)" office:value-type="float" office:value="26967.0399415639">
            <text:p>26967.04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12837">
            <text:p>512837</text:p>
          </table:table-cell>
          <table:table-cell office:value-type="float" office:value="730735">
            <text:p>730735</text:p>
          </table:table-cell>
          <table:table-cell office:value-type="float" office:value="1264711">
            <text:p>1264711</text:p>
          </table:table-cell>
          <table:table-cell table:number-columns-repeated="2" office:value-type="float" office:value="1266689">
            <text:p>1266689</text:p>
          </table:table-cell>
          <table:table-cell office:value-type="float" office:value="1070359">
            <text:p>1070359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0167">
            <text:p>360167</text:p>
          </table:table-cell>
          <table:table-cell office:value-type="float" office:value="729814">
            <text:p>729814</text:p>
          </table:table-cell>
          <table:table-cell office:value-type="float" office:value="1295127">
            <text:p>1295127</text:p>
          </table:table-cell>
          <table:table-cell table:number-columns-repeated="2" office:value-type="float" office:value="1296661">
            <text:p>1296661</text:p>
          </table:table-cell>
          <table:table-cell office:value-type="float" office:value="1121711">
            <text:p>112171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88444">
            <text:p>488444</text:p>
          </table:table-cell>
          <table:table-cell office:value-type="float" office:value="668216">
            <text:p>668216</text:p>
          </table:table-cell>
          <table:table-cell office:value-type="float" office:value="1180533">
            <text:p>1180533</text:p>
          </table:table-cell>
          <table:table-cell table:number-columns-repeated="2" office:value-type="float" office:value="1242198">
            <text:p>1242198</text:p>
          </table:table-cell>
          <table:table-cell office:value-type="float" office:value="1021669">
            <text:p>1021669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0726">
            <text:p>350726</text:p>
          </table:table-cell>
          <table:table-cell office:value-type="float" office:value="726417">
            <text:p>726417</text:p>
          </table:table-cell>
          <table:table-cell office:value-type="float" office:value="1274124">
            <text:p>1274124</text:p>
          </table:table-cell>
          <table:table-cell table:number-columns-repeated="2" office:value-type="float" office:value="1281726">
            <text:p>1281726</text:p>
          </table:table-cell>
          <table:table-cell office:value-type="float" office:value="1086562">
            <text:p>108656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0928">
            <text:p>520928</text:p>
          </table:table-cell>
          <table:table-cell office:value-type="float" office:value="736873">
            <text:p>736873</text:p>
          </table:table-cell>
          <table:table-cell office:value-type="float" office:value="1289543">
            <text:p>1289543</text:p>
          </table:table-cell>
          <table:table-cell table:number-columns-repeated="2" office:value-type="float" office:value="1286535">
            <text:p>1286535</text:p>
          </table:table-cell>
          <table:table-cell office:value-type="float" office:value="1076336">
            <text:p>107633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2197">
            <text:p>362197</text:p>
          </table:table-cell>
          <table:table-cell office:value-type="float" office:value="737901">
            <text:p>737901</text:p>
          </table:table-cell>
          <table:table-cell office:value-type="float" office:value="1313664">
            <text:p>1313664</text:p>
          </table:table-cell>
          <table:table-cell table:number-columns-repeated="2" office:value-type="float" office:value="1315957">
            <text:p>1315957</text:p>
          </table:table-cell>
          <table:table-cell office:value-type="float" office:value="1092539">
            <text:p>109253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1038">
            <text:p>471038</text:p>
          </table:table-cell>
          <table:table-cell office:value-type="float" office:value="686967">
            <text:p>686967</text:p>
          </table:table-cell>
          <table:table-cell office:value-type="float" office:value="1247304">
            <text:p>1247304</text:p>
          </table:table-cell>
          <table:table-cell table:number-columns-repeated="2" office:value-type="float" office:value="1244605">
            <text:p>1244605</text:p>
          </table:table-cell>
          <table:table-cell office:value-type="float" office:value="1023792">
            <text:p>102379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435">
            <text:p>356435</text:p>
          </table:table-cell>
          <table:table-cell office:value-type="float" office:value="692498">
            <text:p>692498</text:p>
          </table:table-cell>
          <table:table-cell office:value-type="float" office:value="1253220">
            <text:p>1253220</text:p>
          </table:table-cell>
          <table:table-cell table:number-columns-repeated="2" office:value-type="float" office:value="1279722">
            <text:p>1279722</text:p>
          </table:table-cell>
          <table:table-cell office:value-type="float" office:value="1071830">
            <text:p>107183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82666">
            <text:p>482666</text:p>
          </table:table-cell>
          <table:table-cell office:value-type="float" office:value="666653">
            <text:p>666653</text:p>
          </table:table-cell>
          <table:table-cell office:value-type="float" office:value="1219887">
            <text:p>1219887</text:p>
          </table:table-cell>
          <table:table-cell table:number-columns-repeated="2" office:value-type="float" office:value="1219616">
            <text:p>1219616</text:p>
          </table:table-cell>
          <table:table-cell office:value-type="float" office:value="1021175">
            <text:p>102117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1531">
            <text:p>361531</text:p>
          </table:table-cell>
          <table:table-cell office:value-type="float" office:value="719037">
            <text:p>719037</text:p>
          </table:table-cell>
          <table:table-cell office:value-type="float" office:value="1319776">
            <text:p>1319776</text:p>
          </table:table-cell>
          <table:table-cell table:number-columns-repeated="2" office:value-type="float" office:value="1281373">
            <text:p>1281373</text:p>
          </table:table-cell>
          <table:table-cell office:value-type="float" office:value="1047737">
            <text:p>104773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85606">
            <text:p>485606</text:p>
          </table:table-cell>
          <table:table-cell office:value-type="float" office:value="696619">
            <text:p>696619</text:p>
          </table:table-cell>
          <table:table-cell office:value-type="float" office:value="1216512">
            <text:p>1216512</text:p>
          </table:table-cell>
          <table:table-cell table:number-columns-repeated="2" office:value-type="float" office:value="1220068">
            <text:p>1220068</text:p>
          </table:table-cell>
          <table:table-cell office:value-type="float" office:value="1008292">
            <text:p>100829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39360">
            <text:p>339360</text:p>
          </table:table-cell>
          <table:table-cell office:value-type="float" office:value="682290">
            <text:p>682290</text:p>
          </table:table-cell>
          <table:table-cell office:value-type="float" office:value="728209">
            <text:p>728209</text:p>
          </table:table-cell>
          <table:table-cell table:number-columns-repeated="2" office:value-type="float" office:value="1291756">
            <text:p>1291756</text:p>
          </table:table-cell>
          <table:table-cell office:value-type="float" office:value="1090467">
            <text:p>109046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84117">
            <text:p>484117</text:p>
          </table:table-cell>
          <table:table-cell office:value-type="float" office:value="677263">
            <text:p>677263</text:p>
          </table:table-cell>
          <table:table-cell office:value-type="float" office:value="1223739">
            <text:p>1223739</text:p>
          </table:table-cell>
          <table:table-cell table:number-columns-repeated="2" office:value-type="float" office:value="1228323">
            <text:p>1228323</text:p>
          </table:table-cell>
          <table:table-cell office:value-type="float" office:value="1023408">
            <text:p>102340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367">
            <text:p>353367</text:p>
          </table:table-cell>
          <table:table-cell office:value-type="float" office:value="610403">
            <text:p>610403</text:p>
          </table:table-cell>
          <table:table-cell office:value-type="float" office:value="1296381">
            <text:p>1296381</text:p>
          </table:table-cell>
          <table:table-cell table:number-columns-repeated="2" office:value-type="float" office:value="1296636">
            <text:p>1296636</text:p>
          </table:table-cell>
          <table:table-cell office:value-type="float" office:value="1082452">
            <text:p>108245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14484">
            <text:p>514484</text:p>
          </table:table-cell>
          <table:table-cell office:value-type="float" office:value="746371">
            <text:p>746371</text:p>
          </table:table-cell>
          <table:table-cell office:value-type="float" office:value="1318047">
            <text:p>1318047</text:p>
          </table:table-cell>
          <table:table-cell table:number-columns-repeated="2" office:value-type="float" office:value="1324600">
            <text:p>1324600</text:p>
          </table:table-cell>
          <table:table-cell office:value-type="float" office:value="1068876">
            <text:p>10688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38203">
            <text:p>338203</text:p>
          </table:table-cell>
          <table:table-cell office:value-type="float" office:value="659018">
            <text:p>659018</text:p>
          </table:table-cell>
          <table:table-cell office:value-type="float" office:value="1214779">
            <text:p>1214779</text:p>
          </table:table-cell>
          <table:table-cell table:number-columns-repeated="2" office:value-type="float" office:value="1217710">
            <text:p>1217710</text:p>
          </table:table-cell>
          <table:table-cell office:value-type="float" office:value="1075206">
            <text:p>107520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99825">
            <text:p>499825</text:p>
          </table:table-cell>
          <table:table-cell office:value-type="float" office:value="709072">
            <text:p>709072</text:p>
          </table:table-cell>
          <table:table-cell office:value-type="float" office:value="1217822">
            <text:p>1217822</text:p>
          </table:table-cell>
          <table:table-cell table:number-columns-repeated="2" office:value-type="float" office:value="1224008">
            <text:p>1224008</text:p>
          </table:table-cell>
          <table:table-cell office:value-type="float" office:value="1026904">
            <text:p>102690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39253">
            <text:p>339253</text:p>
          </table:table-cell>
          <table:table-cell office:value-type="float" office:value="654712">
            <text:p>654712</text:p>
          </table:table-cell>
          <table:table-cell office:value-type="float" office:value="1206678">
            <text:p>1206678</text:p>
          </table:table-cell>
          <table:table-cell table:number-columns-repeated="2" office:value-type="float" office:value="1218617">
            <text:p>1218617</text:p>
          </table:table-cell>
          <table:table-cell office:value-type="float" office:value="1071199">
            <text:p>1071199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514310">
            <text:p>514310</text:p>
          </table:table-cell>
          <table:table-cell table:style-name="ce32" office:value-type="float" office:value="740401">
            <text:p>740401</text:p>
          </table:table-cell>
          <table:table-cell table:style-name="ce32" office:value-type="float" office:value="1328040">
            <text:p>1328040</text:p>
          </table:table-cell>
          <table:table-cell table:style-name="ce32" office:value-type="float" office:value="1227033">
            <text:p>1227033</text:p>
          </table:table-cell>
          <table:table-cell table:style-name="ce32" office:value-type="float" office:value="1227033">
            <text:p>1227033</text:p>
          </table:table-cell>
          <table:table-cell table:style-name="ce37" office:value-type="float" office:value="1097277">
            <text:p>1097277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62574">
            <text:p>362574</text:p>
          </table:table-cell>
          <table:table-cell table:style-name="ce32" office:value-type="float" office:value="703826">
            <text:p>703826</text:p>
          </table:table-cell>
          <table:table-cell table:style-name="ce32" office:value-type="float" office:value="1307165">
            <text:p>1307165</text:p>
          </table:table-cell>
          <table:table-cell table:style-name="ce32" office:value-type="float" office:value="1313823">
            <text:p>1313823</text:p>
          </table:table-cell>
          <table:table-cell table:style-name="ce32" office:value-type="float" office:value="1313823">
            <text:p>1313823</text:p>
          </table:table-cell>
          <table:table-cell table:style-name="ce37" office:value-type="float" office:value="1073568">
            <text:p>1073568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19:.F28])" office:value-type="float" office:value="4974255">
            <text:p>4974255</text:p>
          </table:table-cell>
          <table:table-cell table:style-name="ce33" table:formula="of:=SUM([.G19:.G28])" office:value-type="float" office:value="7059170">
            <text:p>7059170</text:p>
          </table:table-cell>
          <table:table-cell table:style-name="ce33" table:formula="of:=SUM([.H19:.H28])" office:value-type="float" office:value="12506138">
            <text:p>12506138</text:p>
          </table:table-cell>
          <table:table-cell table:style-name="ce33" table:formula="of:=SUM([.I19:.I28])" office:value-type="float" office:value="12483675">
            <text:p>12483675</text:p>
          </table:table-cell>
          <table:table-cell table:style-name="ce33" table:formula="of:=SUM([.J19:.J28])" office:value-type="float" office:value="12483675">
            <text:p>12483675</text:p>
          </table:table-cell>
          <table:table-cell table:style-name="ce38" table:formula="of:=SUM([.K19:.K28])" office:value-type="float" office:value="10438088">
            <text:p>10438088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19:.Q28])" office:value-type="float" office:value="3523813">
            <text:p>3523813</text:p>
          </table:table-cell>
          <table:table-cell table:style-name="ce33" table:formula="of:=SUM([.R19:.R28])" office:value-type="float" office:value="6915916">
            <text:p>6915916</text:p>
          </table:table-cell>
          <table:table-cell table:style-name="ce33" table:formula="of:=SUM([.S19:.S28])" office:value-type="float" office:value="12209123">
            <text:p>12209123</text:p>
          </table:table-cell>
          <table:table-cell table:style-name="ce33" table:formula="of:=SUM([.T19:.T28])" office:value-type="float" office:value="12793981">
            <text:p>12793981</text:p>
          </table:table-cell>
          <table:table-cell table:style-name="ce33" table:formula="of:=SUM([.U19:.U28])" office:value-type="float" office:value="12793981">
            <text:p>12793981</text:p>
          </table:table-cell>
          <table:table-cell table:style-name="ce38" table:formula="of:=SUM([.V19:.V28])" office:value-type="float" office:value="10813271">
            <text:p>1081327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29]/10" office:value-type="float" office:value="497425.5">
            <text:p>497425.5</text:p>
          </table:table-cell>
          <table:table-cell table:style-name="ce34" table:formula="of:=[.G29]/10" office:value-type="float" office:value="705917">
            <text:p>705917</text:p>
          </table:table-cell>
          <table:table-cell table:style-name="ce34" table:formula="of:=[.H29]/10" office:value-type="float" office:value="1250613.8">
            <text:p>1250613.8</text:p>
          </table:table-cell>
          <table:table-cell table:style-name="ce34" table:formula="of:=[.I29]/10" office:value-type="float" office:value="1248367.5">
            <text:p>1248367.5</text:p>
          </table:table-cell>
          <table:table-cell table:style-name="ce34" table:formula="of:=[.J29]/10" office:value-type="float" office:value="1248367.5">
            <text:p>1248367.5</text:p>
          </table:table-cell>
          <table:table-cell table:style-name="ce39" table:formula="of:=[.K29]/10" office:value-type="float" office:value="1043808.8">
            <text:p>1043808.8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29]/10" office:value-type="float" office:value="352381.3">
            <text:p>352381.3</text:p>
          </table:table-cell>
          <table:table-cell table:style-name="ce34" table:formula="of:=[.R29]/10" office:value-type="float" office:value="691591.6">
            <text:p>691591.6</text:p>
          </table:table-cell>
          <table:table-cell table:style-name="ce34" table:formula="of:=[.S29]/10" office:value-type="float" office:value="1220912.3">
            <text:p>1220912.3</text:p>
          </table:table-cell>
          <table:table-cell table:style-name="ce34" table:formula="of:=[.T29]/10" office:value-type="float" office:value="1279398.1">
            <text:p>1279398.1</text:p>
          </table:table-cell>
          <table:table-cell table:style-name="ce34" table:formula="of:=[.U29]/10" office:value-type="float" office:value="1279398.1">
            <text:p>1279398.1</text:p>
          </table:table-cell>
          <table:table-cell table:style-name="ce39" table:formula="of:=[.V29]/10" office:value-type="float" office:value="1081327.1">
            <text:p>1081327.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19:.F28])" office:value-type="float" office:value="17267.0054423008">
            <text:p>17267.01</text:p>
          </table:table-cell>
          <table:table-cell table:style-name="ce34" table:formula="of:=STDEV([.G19:.G28])" office:value-type="float" office:value="30982.9120896593">
            <text:p>30982.91</text:p>
          </table:table-cell>
          <table:table-cell table:style-name="ce34" table:formula="of:=STDEV([.H19:.H28])" office:value-type="float" office:value="48400.1445103444">
            <text:p>48400.14</text:p>
          </table:table-cell>
          <table:table-cell table:style-name="ce34" table:formula="of:=STDEV([.I19:.I28])" office:value-type="float" office:value="34534.8248945901">
            <text:p>34534.82</text:p>
          </table:table-cell>
          <table:table-cell table:style-name="ce34" table:formula="of:=STDEV([.J19:.J28])" office:value-type="float" office:value="34534.8248945901">
            <text:p>34534.82</text:p>
          </table:table-cell>
          <table:table-cell table:style-name="ce39" table:formula="of:=STDEV([.K19:.K28])" office:value-type="float" office:value="30942.0330826675">
            <text:p>30942.03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19:.Q28])" office:value-type="float" office:value="10042.399260137">
            <text:p>10042.4</text:p>
          </table:table-cell>
          <table:table-cell table:style-name="ce34" table:formula="of:=STDEV([.R19:.R28])" office:value-type="float" office:value="40580.9558597243">
            <text:p>40580.96</text:p>
          </table:table-cell>
          <table:table-cell table:style-name="ce34" table:formula="of:=STDEV([.S19:.S28])" office:value-type="float" office:value="177605.002011674">
            <text:p>177605</text:p>
          </table:table-cell>
          <table:table-cell table:style-name="ce34" table:formula="of:=STDEV([.T19:.T28])" office:value-type="float" office:value="34606.8162407671">
            <text:p>34606.82</text:p>
          </table:table-cell>
          <table:table-cell table:style-name="ce34" table:formula="of:=STDEV([.U19:.U28])" office:value-type="float" office:value="34606.8162407671">
            <text:p>34606.82</text:p>
          </table:table-cell>
          <table:table-cell table:style-name="ce39" table:formula="of:=STDEV([.V19:.V28])" office:value-type="float" office:value="19112.2795457092">
            <text:p>19112.28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31];10)" office:value-type="float" office:value="10702.0041959138">
            <text:p>10702</text:p>
          </table:table-cell>
          <table:table-cell table:style-name="ce35" table:formula="of:=CONFIDENCE(0.05;[.G31];10)" office:value-type="float" office:value="19203.0549994998">
            <text:p>19203.05</text:p>
          </table:table-cell>
          <table:table-cell table:style-name="ce35" table:formula="of:=CONFIDENCE(0.05;[.H31];10)" office:value-type="float" office:value="29998.1691303344">
            <text:p>29998.17</text:p>
          </table:table-cell>
          <table:table-cell table:style-name="ce35" table:formula="of:=CONFIDENCE(0.05;[.I31];10)" office:value-type="float" office:value="21404.5129111748">
            <text:p>21404.51</text:p>
          </table:table-cell>
          <table:table-cell table:style-name="ce35" table:formula="of:=CONFIDENCE(0.05;[.J31];10)" office:value-type="float" office:value="21404.5129111748">
            <text:p>21404.51</text:p>
          </table:table-cell>
          <table:table-cell table:style-name="ce40" table:formula="of:=CONFIDENCE(0.05;[.K31];10)" office:value-type="float" office:value="19177.7183940407">
            <text:p>19177.72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31];10)" office:value-type="float" office:value="6224.22917385191">
            <text:p>6224.23</text:p>
          </table:table-cell>
          <table:table-cell table:style-name="ce35" table:formula="of:=CONFIDENCE(0.05;[.R31];10)" office:value-type="float" office:value="25151.8748480278">
            <text:p>25151.87</text:p>
          </table:table-cell>
          <table:table-cell table:style-name="ce35" table:formula="of:=CONFIDENCE(0.05;[.S31];10)" office:value-type="float" office:value="110078.697959277">
            <text:p>110078.7</text:p>
          </table:table-cell>
          <table:table-cell table:style-name="ce35" table:formula="of:=CONFIDENCE(0.05;[.T31];10)" office:value-type="float" office:value="21449.1327899043">
            <text:p>21449.13</text:p>
          </table:table-cell>
          <table:table-cell table:style-name="ce35" table:formula="of:=CONFIDENCE(0.05;[.U31];10)" office:value-type="float" office:value="21449.1327899043">
            <text:p>21449.13</text:p>
          </table:table-cell>
          <table:table-cell table:style-name="ce40" table:formula="of:=CONFIDENCE(0.05;[.V31];10)" office:value-type="float" office:value="11845.6959184466">
            <text:p>11845.7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38690">
            <text:p>438690</text:p>
          </table:table-cell>
          <table:table-cell office:value-type="float" office:value="744674">
            <text:p>744674</text:p>
          </table:table-cell>
          <table:table-cell office:value-type="float" office:value="1558617">
            <text:p>1558617</text:p>
          </table:table-cell>
          <table:table-cell table:number-columns-repeated="2" office:value-type="float" office:value="2001374">
            <text:p>200137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4924">
            <text:p>334924</text:p>
          </table:table-cell>
          <table:table-cell office:value-type="float" office:value="727893">
            <text:p>727893</text:p>
          </table:table-cell>
          <table:table-cell office:value-type="float" office:value="1489186">
            <text:p>1489186</text:p>
          </table:table-cell>
          <table:table-cell table:number-columns-repeated="2" office:value-type="float" office:value="1884234">
            <text:p>1884234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673">
            <text:p>470673</text:p>
          </table:table-cell>
          <table:table-cell office:value-type="float" office:value="711291">
            <text:p>711291</text:p>
          </table:table-cell>
          <table:table-cell office:value-type="float" office:value="1419211">
            <text:p>1419211</text:p>
          </table:table-cell>
          <table:table-cell table:number-columns-repeated="2" office:value-type="float" office:value="1883531">
            <text:p>1883531</text:p>
          </table:table-cell>
          <table:table-cell office:value-type="float" office:value="1523810">
            <text:p>152381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6984">
            <text:p>336984</text:p>
          </table:table-cell>
          <table:table-cell office:value-type="float" office:value="687576">
            <text:p>687576</text:p>
          </table:table-cell>
          <table:table-cell office:value-type="float" office:value="1488606">
            <text:p>1488606</text:p>
          </table:table-cell>
          <table:table-cell table:number-columns-repeated="2" office:value-type="float" office:value="1940802">
            <text:p>1940802</text:p>
          </table:table-cell>
          <table:table-cell office:value-type="float" office:value="1488372">
            <text:p>14883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63712">
            <text:p>463712</text:p>
          </table:table-cell>
          <table:table-cell office:value-type="float" office:value="711225">
            <text:p>711225</text:p>
          </table:table-cell>
          <table:table-cell office:value-type="float" office:value="1527761">
            <text:p>1527761</text:p>
          </table:table-cell>
          <table:table-cell table:number-columns-repeated="2" office:value-type="float" office:value="1944083">
            <text:p>1944083</text:p>
          </table:table-cell>
          <table:table-cell office:value-type="float" office:value="1488372">
            <text:p>14883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65647">
            <text:p>365647</text:p>
          </table:table-cell>
          <table:table-cell office:value-type="float" office:value="695397">
            <text:p>695397</text:p>
          </table:table-cell>
          <table:table-cell office:value-type="float" office:value="1525764">
            <text:p>1525764</text:p>
          </table:table-cell>
          <table:table-cell table:number-columns-repeated="2" office:value-type="float" office:value="1997803">
            <text:p>1997803</text:p>
          </table:table-cell>
          <table:table-cell office:value-type="float" office:value="1600001">
            <text:p>16000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4613">
            <text:p>484613</text:p>
          </table:table-cell>
          <table:table-cell office:value-type="float" office:value="726675">
            <text:p>726675</text:p>
          </table:table-cell>
          <table:table-cell office:value-type="float" office:value="1522674">
            <text:p>1522674</text:p>
          </table:table-cell>
          <table:table-cell table:number-columns-repeated="2" office:value-type="float" office:value="1944028">
            <text:p>1944028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6884">
            <text:p>336884</text:p>
          </table:table-cell>
          <table:table-cell office:value-type="float" office:value="711341">
            <text:p>711341</text:p>
          </table:table-cell>
          <table:table-cell office:value-type="float" office:value="1525620">
            <text:p>1525620</text:p>
          </table:table-cell>
          <table:table-cell table:number-columns-repeated="2" office:value-type="float" office:value="1941817">
            <text:p>1941817</text:p>
          </table:table-cell>
          <table:table-cell office:value-type="float" office:value="1488372">
            <text:p>14883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584">
            <text:p>429584</text:p>
          </table:table-cell>
          <table:table-cell office:value-type="float" office:value="614698">
            <text:p>614698</text:p>
          </table:table-cell>
          <table:table-cell office:value-type="float" office:value="1484646">
            <text:p>1484646</text:p>
          </table:table-cell>
          <table:table-cell table:number-columns-repeated="2" office:value-type="float" office:value="1880657">
            <text:p>1880657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9433">
            <text:p>359433</text:p>
          </table:table-cell>
          <table:table-cell office:value-type="float" office:value="710533">
            <text:p>710533</text:p>
          </table:table-cell>
          <table:table-cell office:value-type="float" office:value="1488433">
            <text:p>1488433</text:p>
          </table:table-cell>
          <table:table-cell table:number-columns-repeated="2" office:value-type="float" office:value="1883034">
            <text:p>1883034</text:p>
          </table:table-cell>
          <table:table-cell office:value-type="float" office:value="1641022">
            <text:p>164102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47839">
            <text:p>447839</text:p>
          </table:table-cell>
          <table:table-cell office:value-type="float" office:value="703171">
            <text:p>703171</text:p>
          </table:table-cell>
          <table:table-cell office:value-type="float" office:value="1391437">
            <text:p>1391437</text:p>
          </table:table-cell>
          <table:table-cell table:number-columns-repeated="2" office:value-type="float" office:value="1830072">
            <text:p>1830072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3781">
            <text:p>353781</text:p>
          </table:table-cell>
          <table:table-cell office:value-type="float" office:value="694924">
            <text:p>694924</text:p>
          </table:table-cell>
          <table:table-cell office:value-type="float" office:value="1522995">
            <text:p>1522995</text:p>
          </table:table-cell>
          <table:table-cell table:number-columns-repeated="2" office:value-type="float" office:value="1882879">
            <text:p>1882879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41608">
            <text:p>441608</text:p>
          </table:table-cell>
          <table:table-cell office:value-type="float" office:value="711530">
            <text:p>711530</text:p>
          </table:table-cell>
          <table:table-cell office:value-type="float" office:value="1392752">
            <text:p>1392752</text:p>
          </table:table-cell>
          <table:table-cell table:number-columns-repeated="2" office:value-type="float" office:value="1726597">
            <text:p>1726597</text:p>
          </table:table-cell>
          <table:table-cell office:value-type="float" office:value="1523810">
            <text:p>152381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4924">
            <text:p>334924</text:p>
          </table:table-cell>
          <table:table-cell office:value-type="float" office:value="680816">
            <text:p>680816</text:p>
          </table:table-cell>
          <table:table-cell office:value-type="float" office:value="1456869">
            <text:p>1456869</text:p>
          </table:table-cell>
          <table:table-cell table:number-columns-repeated="2" office:value-type="float" office:value="1884254">
            <text:p>1884254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4569">
            <text:p>484569</text:p>
          </table:table-cell>
          <table:table-cell office:value-type="float" office:value="711854">
            <text:p>711854</text:p>
          </table:table-cell>
          <table:table-cell office:value-type="float" office:value="1487064">
            <text:p>1487064</text:p>
          </table:table-cell>
          <table:table-cell table:number-columns-repeated="2" office:value-type="float" office:value="1938257">
            <text:p>1938257</text:p>
          </table:table-cell>
          <table:table-cell office:value-type="float" office:value="1600001">
            <text:p>1600001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9741">
            <text:p>359741</text:p>
          </table:table-cell>
          <table:table-cell office:value-type="float" office:value="695500">
            <text:p>695500</text:p>
          </table:table-cell>
          <table:table-cell office:value-type="float" office:value="1454341">
            <text:p>1454341</text:p>
          </table:table-cell>
          <table:table-cell table:number-columns-repeated="2" office:value-type="float" office:value="2005726">
            <text:p>2005726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3671">
            <text:p>473671</text:p>
          </table:table-cell>
          <table:table-cell office:value-type="float" office:value="711494">
            <text:p>711494</text:p>
          </table:table-cell>
          <table:table-cell office:value-type="float" office:value="1455119">
            <text:p>1455119</text:p>
          </table:table-cell>
          <table:table-cell table:number-columns-repeated="2" office:value-type="float" office:value="1881326">
            <text:p>1881326</text:p>
          </table:table-cell>
          <table:table-cell office:value-type="float" office:value="1600001">
            <text:p>1600001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5936">
            <text:p>345936</text:p>
          </table:table-cell>
          <table:table-cell office:value-type="float" office:value="696149">
            <text:p>696149</text:p>
          </table:table-cell>
          <table:table-cell office:value-type="float" office:value="1491647">
            <text:p>1491647</text:p>
          </table:table-cell>
          <table:table-cell table:number-columns-repeated="2" office:value-type="float" office:value="1359768">
            <text:p>1359768</text:p>
          </table:table-cell>
          <table:table-cell office:value-type="float" office:value="1599996">
            <text:p>1599996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420757">
            <text:p>420757</text:p>
          </table:table-cell>
          <table:table-cell table:style-name="ce32" office:value-type="float" office:value="718819">
            <text:p>718819</text:p>
          </table:table-cell>
          <table:table-cell table:style-name="ce32" office:value-type="float" office:value="1488114">
            <text:p>1488114</text:p>
          </table:table-cell>
          <table:table-cell table:style-name="ce32" office:value-type="float" office:value="1943032">
            <text:p>1943032</text:p>
          </table:table-cell>
          <table:table-cell table:style-name="ce32" office:value-type="float" office:value="1943032">
            <text:p>1943032</text:p>
          </table:table-cell>
          <table:table-cell table:style-name="ce37" office:value-type="float" office:value="1641027">
            <text:p>1641027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21751">
            <text:p>321751</text:p>
          </table:table-cell>
          <table:table-cell table:style-name="ce32" office:value-type="float" office:value="609569">
            <text:p>609569</text:p>
          </table:table-cell>
          <table:table-cell table:style-name="ce32" office:value-type="float" office:value="1521975">
            <text:p>1521975</text:p>
          </table:table-cell>
          <table:table-cell table:style-name="ce32" office:value-type="float" office:value="1883447">
            <text:p>1883447</text:p>
          </table:table-cell>
          <table:table-cell table:style-name="ce32" office:value-type="float" office:value="1883447">
            <text:p>1883447</text:p>
          </table:table-cell>
          <table:table-cell table:style-name="ce37" office:value-type="float" office:value="1599996">
            <text:p>1599996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5:.F44])" office:value-type="float" office:value="4555716">
            <text:p>4555716</text:p>
          </table:table-cell>
          <table:table-cell table:style-name="ce33" table:formula="of:=SUM([.G35:.G44])" office:value-type="float" office:value="7065431">
            <text:p>7065431</text:p>
          </table:table-cell>
          <table:table-cell table:style-name="ce33" table:formula="of:=SUM([.H35:.H44])" office:value-type="float" office:value="14727395">
            <text:p>14727395</text:p>
          </table:table-cell>
          <table:table-cell table:style-name="ce33" table:formula="of:=SUM([.I35:.I44])" office:value-type="float" office:value="18972957">
            <text:p>18972957</text:p>
          </table:table-cell>
          <table:table-cell table:style-name="ce33" table:formula="of:=SUM([.J35:.J44])" office:value-type="float" office:value="18972957">
            <text:p>18972957</text:p>
          </table:table-cell>
          <table:table-cell table:style-name="ce38" table:formula="of:=SUM([.K35:.K44])" office:value-type="float" office:value="15620925">
            <text:p>15620925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5:.Q44])" office:value-type="float" office:value="3450005">
            <text:p>3450005</text:p>
          </table:table-cell>
          <table:table-cell table:style-name="ce33" table:formula="of:=SUM([.R35:.R44])" office:value-type="float" office:value="6909698">
            <text:p>6909698</text:p>
          </table:table-cell>
          <table:table-cell table:style-name="ce33" table:formula="of:=SUM([.S35:.S44])" office:value-type="float" office:value="14965436">
            <text:p>14965436</text:p>
          </table:table-cell>
          <table:table-cell table:style-name="ce33" table:formula="of:=SUM([.T35:.T44])" office:value-type="float" office:value="18663764">
            <text:p>18663764</text:p>
          </table:table-cell>
          <table:table-cell table:style-name="ce33" table:formula="of:=SUM([.U35:.U44])" office:value-type="float" office:value="18663764">
            <text:p>18663764</text:p>
          </table:table-cell>
          <table:table-cell table:style-name="ce39" table:formula="of:=SUM([.V35:.V44])" office:value-type="float" office:value="15624497">
            <text:p>1562449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45]/10" office:value-type="float" office:value="455571.6">
            <text:p>455571.6</text:p>
          </table:table-cell>
          <table:table-cell table:style-name="ce34" table:formula="of:=[.G45]/10" office:value-type="float" office:value="706543.1">
            <text:p>706543.1</text:p>
          </table:table-cell>
          <table:table-cell table:style-name="ce34" table:formula="of:=[.H45]/10" office:value-type="float" office:value="1472739.5">
            <text:p>1472739.5</text:p>
          </table:table-cell>
          <table:table-cell table:style-name="ce34" table:formula="of:=[.I45]/10" office:value-type="float" office:value="1897295.7">
            <text:p>1897295.7</text:p>
          </table:table-cell>
          <table:table-cell table:style-name="ce34" table:formula="of:=[.J45]/10" office:value-type="float" office:value="1897295.7">
            <text:p>1897295.7</text:p>
          </table:table-cell>
          <table:table-cell table:style-name="ce39" table:formula="of:=[.K45]/10" office:value-type="float" office:value="1562092.5">
            <text:p>1562092.5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45]/10" office:value-type="float" office:value="345000.5">
            <text:p>345000.5</text:p>
          </table:table-cell>
          <table:table-cell table:style-name="ce34" table:formula="of:=[.R45]/10" office:value-type="float" office:value="690969.8">
            <text:p>690969.8</text:p>
          </table:table-cell>
          <table:table-cell table:style-name="ce34" table:formula="of:=[.S45]/10" office:value-type="float" office:value="1496543.6">
            <text:p>1496543.6</text:p>
          </table:table-cell>
          <table:table-cell table:style-name="ce34" table:formula="of:=[.T45]/10" office:value-type="float" office:value="1866376.4">
            <text:p>1866376.4</text:p>
          </table:table-cell>
          <table:table-cell table:style-name="ce34" table:formula="of:=[.U45]/10" office:value-type="float" office:value="1866376.4">
            <text:p>1866376.4</text:p>
          </table:table-cell>
          <table:table-cell table:style-name="ce39" table:formula="of:=[.V45]/10" office:value-type="float" office:value="1562449.7">
            <text:p>1562449.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5:.F44])" office:value-type="float" office:value="22933.0769569003">
            <text:p>22933.08</text:p>
          </table:table-cell>
          <table:table-cell table:style-name="ce34" table:formula="of:=STDEV([.G35:.G44])" office:value-type="float" office:value="34284.5917592728">
            <text:p>34284.59</text:p>
          </table:table-cell>
          <table:table-cell table:style-name="ce34" table:formula="of:=STDEV([.H35:.H44])" office:value-type="float" office:value="57409.8085371984">
            <text:p>57409.81</text:p>
          </table:table-cell>
          <table:table-cell table:style-name="ce34" table:formula="of:=STDEV([.I35:.I44])" office:value-type="float" office:value="76994.4483684809">
            <text:p>76994.45</text:p>
          </table:table-cell>
          <table:table-cell table:style-name="ce34" table:formula="of:=STDEV([.J35:.J44])" office:value-type="float" office:value="76994.4483684809">
            <text:p>76994.45</text:p>
          </table:table-cell>
          <table:table-cell table:style-name="ce39" table:formula="of:=STDEV([.K35:.K44])" office:value-type="float" office:value="44065.055513285">
            <text:p>44065.06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5:.Q44])" office:value-type="float" office:value="14156.2020114467">
            <text:p>14156.2</text:p>
          </table:table-cell>
          <table:table-cell table:style-name="ce34" table:formula="of:=STDEV([.R35:.R44])" office:value-type="float" office:value="31595.2135573307">
            <text:p>31595.21</text:p>
          </table:table-cell>
          <table:table-cell table:style-name="ce34" table:formula="of:=STDEV([.S35:.S44])" office:value-type="float" office:value="27095.9880351317">
            <text:p>27095.99</text:p>
          </table:table-cell>
          <table:table-cell table:style-name="ce34" table:formula="of:=STDEV([.T35:.T44])" office:value-type="float" office:value="184407.009540913">
            <text:p>184407.01</text:p>
          </table:table-cell>
          <table:table-cell table:style-name="ce34" table:formula="of:=STDEV([.U35:.U44])" office:value-type="float" office:value="184407.009540913">
            <text:p>184407.01</text:p>
          </table:table-cell>
          <table:table-cell table:style-name="ce39" table:formula="of:=STDEV([.V35:.V44])" office:value-type="float" office:value="50417.9298046725">
            <text:p>50417.9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47];10)" office:value-type="float" office:value="14213.807173345">
            <text:p>14213.81</text:p>
          </table:table-cell>
          <table:table-cell table:style-name="ce35" table:formula="of:=CONFIDENCE(0.05;[.G47];10)" office:value-type="float" office:value="21249.4196569872">
            <text:p>21249.42</text:p>
          </table:table-cell>
          <table:table-cell table:style-name="ce35" table:formula="of:=CONFIDENCE(0.05;[.H47];10)" office:value-type="float" office:value="35582.3141369116">
            <text:p>35582.31</text:p>
          </table:table-cell>
          <table:table-cell table:style-name="ce35" table:formula="of:=CONFIDENCE(0.05;[.I47];10)" office:value-type="float" office:value="47720.7766138145">
            <text:p>47720.78</text:p>
          </table:table-cell>
          <table:table-cell table:style-name="ce35" table:formula="of:=CONFIDENCE(0.05;[.J47];10)" office:value-type="float" office:value="47720.7766138145">
            <text:p>47720.78</text:p>
          </table:table-cell>
          <table:table-cell table:style-name="ce40" table:formula="of:=CONFIDENCE(0.05;[.K47];10)" office:value-type="float" office:value="27311.3025053588">
            <text:p>27311.3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47];10)" office:value-type="float" office:value="8773.94368299453">
            <text:p>8773.94</text:p>
          </table:table-cell>
          <table:table-cell table:style-name="ce35" table:formula="of:=CONFIDENCE(0.05;[.R47];10)" office:value-type="float" office:value="19582.5564074353">
            <text:p>19582.56</text:p>
          </table:table-cell>
          <table:table-cell table:style-name="ce35" table:formula="of:=CONFIDENCE(0.05;[.S47];10)" office:value-type="float" office:value="16793.9587795585">
            <text:p>16793.96</text:p>
          </table:table-cell>
          <table:table-cell table:style-name="ce35" table:formula="of:=CONFIDENCE(0.05;[.T47];10)" office:value-type="float" office:value="114294.548435597">
            <text:p>114294.55</text:p>
          </table:table-cell>
          <table:table-cell table:style-name="ce35" table:formula="of:=CONFIDENCE(0.05;[.U47];10)" office:value-type="float" office:value="114294.548435597">
            <text:p>114294.55</text:p>
          </table:table-cell>
          <table:table-cell table:style-name="ce40" table:formula="of:=CONFIDENCE(0.05;[.V47];10)" office:value-type="float" office:value="31248.7824320161">
            <text:p>31248.78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5865">
            <text:p>525865</text:p>
          </table:table-cell>
          <table:table-cell office:value-type="float" office:value="773495">
            <text:p>773495</text:p>
          </table:table-cell>
          <table:table-cell office:value-type="float" office:value="1358453">
            <text:p>1358453</text:p>
          </table:table-cell>
          <table:table-cell table:number-columns-repeated="2" office:value-type="float" office:value="1364905">
            <text:p>1364905</text:p>
          </table:table-cell>
          <table:table-cell office:value-type="float" office:value="1172609">
            <text:p>1172609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3434">
            <text:p>373434</text:p>
          </table:table-cell>
          <table:table-cell office:value-type="float" office:value="745660">
            <text:p>745660</text:p>
          </table:table-cell>
          <table:table-cell office:value-type="float" office:value="1350976">
            <text:p>1350976</text:p>
          </table:table-cell>
          <table:table-cell table:number-columns-repeated="2" office:value-type="float" office:value="1359387">
            <text:p>1359387</text:p>
          </table:table-cell>
          <table:table-cell office:value-type="float" office:value="1159826">
            <text:p>115982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19866">
            <text:p>519866</text:p>
          </table:table-cell>
          <table:table-cell office:value-type="float" office:value="794721">
            <text:p>794721</text:p>
          </table:table-cell>
          <table:table-cell office:value-type="float" office:value="1356373">
            <text:p>1356373</text:p>
          </table:table-cell>
          <table:table-cell table:number-columns-repeated="2" office:value-type="float" office:value="1362691">
            <text:p>1362691</text:p>
          </table:table-cell>
          <table:table-cell office:value-type="float" office:value="1147459">
            <text:p>1147459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2848">
            <text:p>372848</text:p>
          </table:table-cell>
          <table:table-cell office:value-type="float" office:value="742398">
            <text:p>742398</text:p>
          </table:table-cell>
          <table:table-cell office:value-type="float" office:value="1365447">
            <text:p>1365447</text:p>
          </table:table-cell>
          <table:table-cell table:number-columns-repeated="2" office:value-type="float" office:value="1375505">
            <text:p>1375505</text:p>
          </table:table-cell>
          <table:table-cell office:value-type="float" office:value="1166577">
            <text:p>116657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4615">
            <text:p>524615</text:p>
          </table:table-cell>
          <table:table-cell office:value-type="float" office:value="772148">
            <text:p>772148</text:p>
          </table:table-cell>
          <table:table-cell office:value-type="float" office:value="1343311">
            <text:p>1343311</text:p>
          </table:table-cell>
          <table:table-cell table:number-columns-repeated="2" office:value-type="float" office:value="1350926">
            <text:p>1350926</text:p>
          </table:table-cell>
          <table:table-cell office:value-type="float" office:value="1138331">
            <text:p>1138331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5344">
            <text:p>375344</text:p>
          </table:table-cell>
          <table:table-cell office:value-type="float" office:value="750938">
            <text:p>750938</text:p>
          </table:table-cell>
          <table:table-cell office:value-type="float" office:value="1376055">
            <text:p>1376055</text:p>
          </table:table-cell>
          <table:table-cell table:number-columns-repeated="2" office:value-type="float" office:value="1384425">
            <text:p>1384425</text:p>
          </table:table-cell>
          <table:table-cell office:value-type="float" office:value="1171519">
            <text:p>117151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0234">
            <text:p>530234</text:p>
          </table:table-cell>
          <table:table-cell office:value-type="float" office:value="776695">
            <text:p>776695</text:p>
          </table:table-cell>
          <table:table-cell office:value-type="float" office:value="1356177">
            <text:p>1356177</text:p>
          </table:table-cell>
          <table:table-cell table:number-columns-repeated="2" office:value-type="float" office:value="1364766">
            <text:p>1364766</text:p>
          </table:table-cell>
          <table:table-cell office:value-type="float" office:value="1150622">
            <text:p>11506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4782">
            <text:p>374782</text:p>
          </table:table-cell>
          <table:table-cell office:value-type="float" office:value="743779">
            <text:p>743779</text:p>
          </table:table-cell>
          <table:table-cell office:value-type="float" office:value="1322171">
            <text:p>1322171</text:p>
          </table:table-cell>
          <table:table-cell table:number-columns-repeated="2" office:value-type="float" office:value="1329301">
            <text:p>1329301</text:p>
          </table:table-cell>
          <table:table-cell office:value-type="float" office:value="1159293">
            <text:p>115929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4481">
            <text:p>534481</text:p>
          </table:table-cell>
          <table:table-cell office:value-type="float" office:value="774738">
            <text:p>774738</text:p>
          </table:table-cell>
          <table:table-cell office:value-type="float" office:value="1359498">
            <text:p>1359498</text:p>
          </table:table-cell>
          <table:table-cell table:number-columns-repeated="2" office:value-type="float" office:value="1365360">
            <text:p>1365360</text:p>
          </table:table-cell>
          <table:table-cell office:value-type="float" office:value="1172484">
            <text:p>117248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8341">
            <text:p>368341</text:p>
          </table:table-cell>
          <table:table-cell office:value-type="float" office:value="700118">
            <text:p>700118</text:p>
          </table:table-cell>
          <table:table-cell office:value-type="float" office:value="1191041">
            <text:p>1191041</text:p>
          </table:table-cell>
          <table:table-cell table:number-columns-repeated="2" office:value-type="float" office:value="1265344">
            <text:p>1265344</text:p>
          </table:table-cell>
          <table:table-cell office:value-type="float" office:value="1043284">
            <text:p>104328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4884">
            <text:p>544884</text:p>
          </table:table-cell>
          <table:table-cell office:value-type="float" office:value="772565">
            <text:p>772565</text:p>
          </table:table-cell>
          <table:table-cell office:value-type="float" office:value="1317520">
            <text:p>1317520</text:p>
          </table:table-cell>
          <table:table-cell table:number-columns-repeated="2" office:value-type="float" office:value="1317780">
            <text:p>1317780</text:p>
          </table:table-cell>
          <table:table-cell office:value-type="float" office:value="1162336">
            <text:p>116233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269998">
            <text:p>269998</text:p>
          </table:table-cell>
          <table:table-cell office:value-type="float" office:value="671922">
            <text:p>671922</text:p>
          </table:table-cell>
          <table:table-cell office:value-type="float" office:value="1124173">
            <text:p>1124173</text:p>
          </table:table-cell>
          <table:table-cell table:number-columns-repeated="2" office:value-type="float" office:value="1241895">
            <text:p>1241895</text:p>
          </table:table-cell>
          <table:table-cell office:value-type="float" office:value="1069538">
            <text:p>106953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3506">
            <text:p>533506</text:p>
          </table:table-cell>
          <table:table-cell office:value-type="float" office:value="787133">
            <text:p>787133</text:p>
          </table:table-cell>
          <table:table-cell office:value-type="float" office:value="1321260">
            <text:p>1321260</text:p>
          </table:table-cell>
          <table:table-cell table:number-columns-repeated="2" office:value-type="float" office:value="1328900">
            <text:p>1328900</text:p>
          </table:table-cell>
          <table:table-cell office:value-type="float" office:value="1163677">
            <text:p>116367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269">
            <text:p>360269</text:p>
          </table:table-cell>
          <table:table-cell office:value-type="float" office:value="746329">
            <text:p>746329</text:p>
          </table:table-cell>
          <table:table-cell office:value-type="float" office:value="1353125">
            <text:p>1353125</text:p>
          </table:table-cell>
          <table:table-cell table:number-columns-repeated="2" office:value-type="float" office:value="1368900">
            <text:p>1368900</text:p>
          </table:table-cell>
          <table:table-cell office:value-type="float" office:value="1174101">
            <text:p>11741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19970">
            <text:p>519970</text:p>
          </table:table-cell>
          <table:table-cell office:value-type="float" office:value="777358">
            <text:p>777358</text:p>
          </table:table-cell>
          <table:table-cell office:value-type="float" office:value="1333468">
            <text:p>1333468</text:p>
          </table:table-cell>
          <table:table-cell table:number-columns-repeated="2" office:value-type="float" office:value="1336244">
            <text:p>1336244</text:p>
          </table:table-cell>
          <table:table-cell office:value-type="float" office:value="1171708">
            <text:p>117170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0214">
            <text:p>370214</text:p>
          </table:table-cell>
          <table:table-cell office:value-type="float" office:value="745048">
            <text:p>745048</text:p>
          </table:table-cell>
          <table:table-cell office:value-type="float" office:value="1366075">
            <text:p>1366075</text:p>
          </table:table-cell>
          <table:table-cell table:number-columns-repeated="2" office:value-type="float" office:value="1374701">
            <text:p>1374701</text:p>
          </table:table-cell>
          <table:table-cell office:value-type="float" office:value="1147338">
            <text:p>114733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9420">
            <text:p>529420</text:p>
          </table:table-cell>
          <table:table-cell office:value-type="float" office:value="785662">
            <text:p>785662</text:p>
          </table:table-cell>
          <table:table-cell office:value-type="float" office:value="1330110">
            <text:p>1330110</text:p>
          </table:table-cell>
          <table:table-cell table:number-columns-repeated="2" office:value-type="float" office:value="1336322">
            <text:p>1336322</text:p>
          </table:table-cell>
          <table:table-cell office:value-type="float" office:value="1154880">
            <text:p>115488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4465">
            <text:p>344465</text:p>
          </table:table-cell>
          <table:table-cell office:value-type="float" office:value="721427">
            <text:p>721427</text:p>
          </table:table-cell>
          <table:table-cell office:value-type="float" office:value="1345540">
            <text:p>1345540</text:p>
          </table:table-cell>
          <table:table-cell table:number-columns-repeated="2" office:value-type="float" office:value="1351728">
            <text:p>1351728</text:p>
          </table:table-cell>
          <table:table-cell office:value-type="float" office:value="1163016">
            <text:p>1163016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514771">
            <text:p>514771</text:p>
          </table:table-cell>
          <table:table-cell table:style-name="ce32" office:value-type="float" office:value="780533">
            <text:p>780533</text:p>
          </table:table-cell>
          <table:table-cell table:style-name="ce32" office:value-type="float" office:value="1336566">
            <text:p>1336566</text:p>
          </table:table-cell>
          <table:table-cell table:style-name="ce32" office:value-type="float" office:value="1345294">
            <text:p>1345294</text:p>
          </table:table-cell>
          <table:table-cell table:style-name="ce32" office:value-type="float" office:value="1345294">
            <text:p>1345294</text:p>
          </table:table-cell>
          <table:table-cell table:style-name="ce37" office:value-type="float" office:value="1064431">
            <text:p>1064431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52618">
            <text:p>352618</text:p>
          </table:table-cell>
          <table:table-cell table:style-name="ce32" office:value-type="float" office:value="714374">
            <text:p>714374</text:p>
          </table:table-cell>
          <table:table-cell table:style-name="ce32" office:value-type="float" office:value="1292625">
            <text:p>1292625</text:p>
          </table:table-cell>
          <table:table-cell table:style-name="ce32" office:value-type="float" office:value="1302153">
            <text:p>1302153</text:p>
          </table:table-cell>
          <table:table-cell table:style-name="ce32" office:value-type="float" office:value="1302153">
            <text:p>1302153</text:p>
          </table:table-cell>
          <table:table-cell table:style-name="ce37" office:value-type="float" office:value="1156755">
            <text:p>1156755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51:.F60])" office:value-type="float" office:value="5277612">
            <text:p>5277612</text:p>
          </table:table-cell>
          <table:table-cell table:style-name="ce33" table:formula="of:=SUM([.G51:.G60])" office:value-type="float" office:value="7795048">
            <text:p>7795048</text:p>
          </table:table-cell>
          <table:table-cell table:style-name="ce33" table:formula="of:=SUM([.H51:.H60])" office:value-type="float" office:value="13412736">
            <text:p>13412736</text:p>
          </table:table-cell>
          <table:table-cell table:style-name="ce33" table:formula="of:=SUM([.I51:.I60])" office:value-type="float" office:value="13473188">
            <text:p>13473188</text:p>
          </table:table-cell>
          <table:table-cell table:style-name="ce33" table:formula="of:=SUM([.J51:.J60])" office:value-type="float" office:value="13473188">
            <text:p>13473188</text:p>
          </table:table-cell>
          <table:table-cell table:style-name="ce38" table:formula="of:=SUM([.K51:.K60])" office:value-type="float" office:value="11498537">
            <text:p>11498537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51:.Q60])" office:value-type="float" office:value="3562313">
            <text:p>3562313</text:p>
          </table:table-cell>
          <table:table-cell table:style-name="ce33" table:formula="of:=SUM([.R51:.R60])" office:value-type="float" office:value="7281993">
            <text:p>7281993</text:p>
          </table:table-cell>
          <table:table-cell table:style-name="ce33" table:formula="of:=SUM([.S51:.S60])" office:value-type="float" office:value="13087228">
            <text:p>13087228</text:p>
          </table:table-cell>
          <table:table-cell table:style-name="ce33" table:formula="of:=SUM([.T51:.T60])" office:value-type="float" office:value="13353339">
            <text:p>13353339</text:p>
          </table:table-cell>
          <table:table-cell table:style-name="ce33" table:formula="of:=SUM([.U51:.U60])" office:value-type="float" office:value="13353339">
            <text:p>13353339</text:p>
          </table:table-cell>
          <table:table-cell table:style-name="ce38" table:formula="of:=SUM([.V51:.V60])" office:value-type="float" office:value="11411247">
            <text:p>1141124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61]/10" office:value-type="float" office:value="527761.2">
            <text:p>527761.2</text:p>
          </table:table-cell>
          <table:table-cell table:style-name="ce34" table:formula="of:=[.G61]/10" office:value-type="float" office:value="779504.8">
            <text:p>779504.8</text:p>
          </table:table-cell>
          <table:table-cell table:style-name="ce34" table:formula="of:=[.H61]/10" office:value-type="float" office:value="1341273.6">
            <text:p>1341273.6</text:p>
          </table:table-cell>
          <table:table-cell table:style-name="ce34" table:formula="of:=[.I61]/10" office:value-type="float" office:value="1347318.8">
            <text:p>1347318.8</text:p>
          </table:table-cell>
          <table:table-cell table:style-name="ce34" table:formula="of:=[.J61]/10" office:value-type="float" office:value="1347318.8">
            <text:p>1347318.8</text:p>
          </table:table-cell>
          <table:table-cell table:style-name="ce39" table:formula="of:=[.K61]/10" office:value-type="float" office:value="1149853.7">
            <text:p>1149853.7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61]/10" office:value-type="float" office:value="356231.3">
            <text:p>356231.3</text:p>
          </table:table-cell>
          <table:table-cell table:style-name="ce34" table:formula="of:=[.R61]/10" office:value-type="float" office:value="728199.3">
            <text:p>728199.3</text:p>
          </table:table-cell>
          <table:table-cell table:style-name="ce34" table:formula="of:=[.S61]/10" office:value-type="float" office:value="1308722.8">
            <text:p>1308722.8</text:p>
          </table:table-cell>
          <table:table-cell table:style-name="ce34" table:formula="of:=[.T61]/10" office:value-type="float" office:value="1335333.9">
            <text:p>1335333.9</text:p>
          </table:table-cell>
          <table:table-cell table:style-name="ce34" table:formula="of:=[.U61]/10" office:value-type="float" office:value="1335333.9">
            <text:p>1335333.9</text:p>
          </table:table-cell>
          <table:table-cell table:style-name="ce39" table:formula="of:=[.V61]/10" office:value-type="float" office:value="1141124.7">
            <text:p>1141124.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51:.F60])" office:value-type="float" office:value="8727.29754276775">
            <text:p>8727.3</text:p>
          </table:table-cell>
          <table:table-cell table:style-name="ce34" table:formula="of:=STDEV([.G51:.G60])" office:value-type="float" office:value="7470.81446995202">
            <text:p>7470.81</text:p>
          </table:table-cell>
          <table:table-cell table:style-name="ce34" table:formula="of:=STDEV([.H51:.H60])" office:value-type="float" office:value="15825.462262513">
            <text:p>15825.46</text:p>
          </table:table-cell>
          <table:table-cell table:style-name="ce34" table:formula="of:=STDEV([.I51:.I60])" office:value-type="float" office:value="17152.7583126835">
            <text:p>17152.76</text:p>
          </table:table-cell>
          <table:table-cell table:style-name="ce34" table:formula="of:=STDEV([.J51:.J60])" office:value-type="float" office:value="17152.7583126835">
            <text:p>17152.76</text:p>
          </table:table-cell>
          <table:table-cell table:style-name="ce39" table:formula="of:=STDEV([.K51:.K60])" office:value-type="float" office:value="32172.8575667613">
            <text:p>32172.86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51:.Q60])" office:value-type="float" office:value="32020.1653720832">
            <text:p>32020.17</text:p>
          </table:table-cell>
          <table:table-cell table:style-name="ce34" table:formula="of:=STDEV([.R51:.R60])" office:value-type="float" office:value="25973.3116061254">
            <text:p>25973.31</text:p>
          </table:table-cell>
          <table:table-cell table:style-name="ce34" table:formula="of:=STDEV([.S51:.S60])" office:value-type="float" office:value="84656.5330796547">
            <text:p>84656.53</text:p>
          </table:table-cell>
          <table:table-cell table:style-name="ce34" table:formula="of:=STDEV([.T51:.T60])" office:value-type="float" office:value="49793.1334879062">
            <text:p>49793.13</text:p>
          </table:table-cell>
          <table:table-cell table:style-name="ce34" table:formula="of:=STDEV([.U51:.U60])" office:value-type="float" office:value="49793.1334879062">
            <text:p>49793.13</text:p>
          </table:table-cell>
          <table:table-cell table:style-name="ce39" table:formula="of:=STDEV([.V51:.V60])" office:value-type="float" office:value="45702.5330444361">
            <text:p>45702.5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63];10)" office:value-type="float" office:value="5409.13566245126">
            <text:p>5409.14</text:p>
          </table:table-cell>
          <table:table-cell table:style-name="ce35" table:formula="of:=CONFIDENCE(0.05;[.G63];10)" office:value-type="float" office:value="4630.3736957453">
            <text:p>4630.37</text:p>
          </table:table-cell>
          <table:table-cell table:style-name="ce35" table:formula="of:=CONFIDENCE(0.05;[.H63];10)" office:value-type="float" office:value="9808.54289422885">
            <text:p>9808.54</text:p>
          </table:table-cell>
          <table:table-cell table:style-name="ce35" table:formula="of:=CONFIDENCE(0.05;[.I63];10)" office:value-type="float" office:value="10631.194392522">
            <text:p>10631.19</text:p>
          </table:table-cell>
          <table:table-cell table:style-name="ce35" table:formula="of:=CONFIDENCE(0.05;[.J63];10)" office:value-type="float" office:value="10631.194392522">
            <text:p>10631.19</text:p>
          </table:table-cell>
          <table:table-cell table:style-name="ce40" table:formula="of:=CONFIDENCE(0.05;[.K63];10)" office:value-type="float" office:value="19940.5772949209">
            <text:p>19940.58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63];10)" office:value-type="float" office:value="19845.9394311877">
            <text:p>19845.94</text:p>
          </table:table-cell>
          <table:table-cell table:style-name="ce35" table:formula="of:=CONFIDENCE(0.05;[.R63];10)" office:value-type="float" office:value="16098.1295059749">
            <text:p>16098.13</text:p>
          </table:table-cell>
          <table:table-cell table:style-name="ce35" table:formula="of:=CONFIDENCE(0.05;[.S63];10)" office:value-type="float" office:value="52469.6986548967">
            <text:p>52469.7</text:p>
          </table:table-cell>
          <table:table-cell table:style-name="ce35" table:formula="of:=CONFIDENCE(0.05;[.T63];10)" office:value-type="float" office:value="30861.5367786822">
            <text:p>30861.54</text:p>
          </table:table-cell>
          <table:table-cell table:style-name="ce35" table:formula="of:=CONFIDENCE(0.05;[.U63];10)" office:value-type="float" office:value="30861.5367786822">
            <text:p>30861.54</text:p>
          </table:table-cell>
          <table:table-cell table:style-name="ce40" table:formula="of:=CONFIDENCE(0.05;[.V63];10)" office:value-type="float" office:value="28326.2029446766">
            <text:p>28326.2</text:p>
          </table:table-cell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4]" office:value-type="float" office:value="451570.7">
            <text:p>451570.7</text:p>
          </table:table-cell>
          <table:table-cell table:style-name="Default"/>
          <table:table-cell table:style-name="Default" table:formula="of:=[.H14]" office:value-type="float" office:value="1321524.4">
            <text:p>1321524.4</text:p>
          </table:table-cell>
          <table:table-cell table:style-name="Default"/>
          <table:table-cell table:style-name="Default" table:formula="of:=[.J14]" office:value-type="float" office:value="1670492.4">
            <text:p>1670492.4</text:p>
          </table:table-cell>
          <table:table-cell table:style-name="Default" table:formula="of:=[.K14]" office:value-type="float" office:value="1381134.6">
            <text:p>1381134.6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0]" office:value-type="float" office:value="497425.5">
            <text:p>497425.5</text:p>
          </table:table-cell>
          <table:table-cell table:style-name="Default"/>
          <table:table-cell table:style-name="Default" table:formula="of:=[.H30]" office:value-type="float" office:value="1250613.8">
            <text:p>1250613.8</text:p>
          </table:table-cell>
          <table:table-cell table:style-name="Default"/>
          <table:table-cell table:style-name="Default" table:formula="of:=[.J30]" office:value-type="float" office:value="1248367.5">
            <text:p>1248367.5</text:p>
          </table:table-cell>
          <table:table-cell table:style-name="Default" table:formula="of:=[.K30]" office:value-type="float" office:value="1043808.8">
            <text:p>1043808.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6]" office:value-type="float" office:value="455571.6">
            <text:p>455571.6</text:p>
          </table:table-cell>
          <table:table-cell table:style-name="Default"/>
          <table:table-cell table:style-name="Default" table:formula="of:=[.H46]" office:value-type="float" office:value="1472739.5">
            <text:p>1472739.5</text:p>
          </table:table-cell>
          <table:table-cell table:style-name="Default"/>
          <table:table-cell table:style-name="Default" table:formula="of:=[.J46]" office:value-type="float" office:value="1897295.7">
            <text:p>1897295.7</text:p>
          </table:table-cell>
          <table:table-cell table:style-name="Default" table:formula="of:=[.K46]" office:value-type="float" office:value="1562092.5">
            <text:p>1562092.5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2]" office:value-type="float" office:value="527761.2">
            <text:p>527761.2</text:p>
          </table:table-cell>
          <table:table-cell table:style-name="Default"/>
          <table:table-cell table:style-name="Default" table:formula="of:=[.H62]" office:value-type="float" office:value="1341273.6">
            <text:p>1341273.6</text:p>
          </table:table-cell>
          <table:table-cell table:style-name="Default"/>
          <table:table-cell table:style-name="Default" table:formula="of:=[.J62]" office:value-type="float" office:value="1347318.8">
            <text:p>1347318.8</text:p>
          </table:table-cell>
          <table:table-cell table:style-name="Default" table:formula="of:=[.K62]" office:value-type="float" office:value="1149853.7">
            <text:p>1149853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4]" office:value-type="float" office:value="340628.4">
            <text:p>340628.4</text:p>
          </table:table-cell>
          <table:table-cell table:style-name="Default"/>
          <table:table-cell table:style-name="Default" table:formula="of:=[.S14]" office:value-type="float" office:value="1361799.5">
            <text:p>1361799.5</text:p>
          </table:table-cell>
          <table:table-cell table:style-name="Default"/>
          <table:table-cell table:style-name="Default" table:formula="of:=[.U14]" office:value-type="float" office:value="1803120.6">
            <text:p>1803120.6</text:p>
          </table:table-cell>
          <table:table-cell table:style-name="Default" table:formula="of:=[.V14]" office:value-type="float" office:value="1479190.7">
            <text:p>1479190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0]" office:value-type="float" office:value="352381.3">
            <text:p>352381.3</text:p>
          </table:table-cell>
          <table:table-cell table:style-name="Default"/>
          <table:table-cell table:style-name="Default" table:formula="of:=[.S30]" office:value-type="float" office:value="1220912.3">
            <text:p>1220912.3</text:p>
          </table:table-cell>
          <table:table-cell table:style-name="Default"/>
          <table:table-cell table:style-name="Default" table:formula="of:=[.U30]" office:value-type="float" office:value="1279398.1">
            <text:p>1279398.1</text:p>
          </table:table-cell>
          <table:table-cell table:style-name="Default" table:formula="of:=[.V30]" office:value-type="float" office:value="1081327.1">
            <text:p>1081327.1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6]" office:value-type="float" office:value="345000.5">
            <text:p>345000.5</text:p>
          </table:table-cell>
          <table:table-cell table:style-name="Default"/>
          <table:table-cell table:style-name="Default" table:formula="of:=[.S46]" office:value-type="float" office:value="1496543.6">
            <text:p>1496543.6</text:p>
          </table:table-cell>
          <table:table-cell table:style-name="Default"/>
          <table:table-cell table:style-name="Default" table:formula="of:=[.U46]" office:value-type="float" office:value="1866376.4">
            <text:p>1866376.4</text:p>
          </table:table-cell>
          <table:table-cell table:style-name="Default" table:formula="of:=[.V46]" office:value-type="float" office:value="1562449.7">
            <text:p>1562449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2]" office:value-type="float" office:value="356231.3">
            <text:p>356231.3</text:p>
          </table:table-cell>
          <table:table-cell table:style-name="Default"/>
          <table:table-cell table:style-name="Default" table:formula="of:=[.S62]" office:value-type="float" office:value="1308722.8">
            <text:p>1308722.8</text:p>
          </table:table-cell>
          <table:table-cell table:style-name="Default"/>
          <table:table-cell table:style-name="Default" table:formula="of:=[.U62]" office:value-type="float" office:value="1335333.9">
            <text:p>1335333.9</text:p>
          </table:table-cell>
          <table:table-cell table:style-name="Default" table:formula="of:=[.V62]" office:value-type="float" office:value="1141124.7">
            <text:p>1141124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6]" office:value-type="float" office:value="9297.69103328474">
            <text:p>9297.69</text:p>
          </table:table-cell>
          <table:table-cell table:style-name="Default"/>
          <table:table-cell table:style-name="Default" table:formula="of:=[.H16]" office:value-type="float" office:value="47627.2126553636">
            <text:p>47627.21</text:p>
          </table:table-cell>
          <table:table-cell table:style-name="Default"/>
          <table:table-cell table:style-name="Default" table:formula="of:=[.J16]" office:value-type="float" office:value="112917.963091045">
            <text:p>112917.96</text:p>
          </table:table-cell>
          <table:table-cell table:style-name="Default" table:formula="of:=[.K16]" office:value-type="float" office:value="63144.5157972087">
            <text:p>63144.52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2]" office:value-type="float" office:value="10702.0041959138">
            <text:p>10702</text:p>
          </table:table-cell>
          <table:table-cell table:style-name="Default"/>
          <table:table-cell table:style-name="Default" table:formula="of:=[.H32]" office:value-type="float" office:value="29998.1691303344">
            <text:p>29998.17</text:p>
          </table:table-cell>
          <table:table-cell table:style-name="Default"/>
          <table:table-cell table:style-name="Default" table:formula="of:=[.J32]" office:value-type="float" office:value="21404.5129111748">
            <text:p>21404.51</text:p>
          </table:table-cell>
          <table:table-cell table:style-name="Default" table:formula="of:=[.K32]" office:value-type="float" office:value="19177.7183940407">
            <text:p>19177.72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8]" office:value-type="float" office:value="14213.807173345">
            <text:p>14213.81</text:p>
          </table:table-cell>
          <table:table-cell table:style-name="Default"/>
          <table:table-cell table:style-name="Default" table:formula="of:=[.H48]" office:value-type="float" office:value="35582.3141369116">
            <text:p>35582.31</text:p>
          </table:table-cell>
          <table:table-cell table:style-name="Default"/>
          <table:table-cell table:style-name="Default" table:formula="of:=[.J48]" office:value-type="float" office:value="47720.7766138145">
            <text:p>47720.78</text:p>
          </table:table-cell>
          <table:table-cell table:style-name="Default" table:formula="of:=[.K48]" office:value-type="float" office:value="27311.3025053588">
            <text:p>27311.3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4]" office:value-type="float" office:value="5409.13566245126">
            <text:p>5409.14</text:p>
          </table:table-cell>
          <table:table-cell table:style-name="Default"/>
          <table:table-cell table:style-name="Default" table:formula="of:=[.H64]" office:value-type="float" office:value="9808.54289422885">
            <text:p>9808.54</text:p>
          </table:table-cell>
          <table:table-cell table:style-name="Default"/>
          <table:table-cell table:style-name="Default" table:formula="of:=[.J64]" office:value-type="float" office:value="10631.194392522">
            <text:p>10631.19</text:p>
          </table:table-cell>
          <table:table-cell table:style-name="Default" table:formula="of:=[.K64]" office:value-type="float" office:value="19940.5772949209">
            <text:p>19940.5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6]" office:value-type="float" office:value="7352.0956650641">
            <text:p>7352.1</text:p>
          </table:table-cell>
          <table:table-cell table:style-name="Default"/>
          <table:table-cell table:style-name="Default" table:formula="of:=[.S16]" office:value-type="float" office:value="78273.5468564797">
            <text:p>78273.55</text:p>
          </table:table-cell>
          <table:table-cell table:style-name="Default"/>
          <table:table-cell table:style-name="Default" table:formula="of:=[.U16]" office:value-type="float" office:value="102262.204950755">
            <text:p>102262.2</text:p>
          </table:table-cell>
          <table:table-cell table:style-name="Default" table:formula="of:=[.V16]" office:value-type="float" office:value="26967.0399415639">
            <text:p>26967.0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2]" office:value-type="float" office:value="6224.22917385191">
            <text:p>6224.23</text:p>
          </table:table-cell>
          <table:table-cell table:style-name="Default"/>
          <table:table-cell table:style-name="Default" table:formula="of:=[.S32]" office:value-type="float" office:value="110078.697959277">
            <text:p>110078.7</text:p>
          </table:table-cell>
          <table:table-cell table:style-name="Default"/>
          <table:table-cell table:style-name="Default" table:formula="of:=[.U32]" office:value-type="float" office:value="21449.1327899043">
            <text:p>21449.13</text:p>
          </table:table-cell>
          <table:table-cell table:style-name="Default" table:formula="of:=[.V32]" office:value-type="float" office:value="11845.6959184466">
            <text:p>11845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8]" office:value-type="float" office:value="8773.94368299453">
            <text:p>8773.94</text:p>
          </table:table-cell>
          <table:table-cell table:style-name="Default"/>
          <table:table-cell table:style-name="Default" table:formula="of:=[.S48]" office:value-type="float" office:value="16793.9587795585">
            <text:p>16793.96</text:p>
          </table:table-cell>
          <table:table-cell table:style-name="Default"/>
          <table:table-cell table:style-name="Default" table:formula="of:=[.U48]" office:value-type="float" office:value="114294.548435597">
            <text:p>114294.55</text:p>
          </table:table-cell>
          <table:table-cell table:style-name="Default" table:formula="of:=[.V48]" office:value-type="float" office:value="31248.7824320161">
            <text:p>31248.7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4]" office:value-type="float" office:value="19845.9394311877">
            <text:p>19845.94</text:p>
          </table:table-cell>
          <table:table-cell table:style-name="Default"/>
          <table:table-cell table:style-name="Default" table:formula="of:=[.S64]" office:value-type="float" office:value="52469.6986548967">
            <text:p>52469.7</text:p>
          </table:table-cell>
          <table:table-cell table:style-name="Default"/>
          <table:table-cell table:style-name="Default" table:formula="of:=[.U64]" office:value-type="float" office:value="30861.5367786822">
            <text:p>30861.54</text:p>
          </table:table-cell>
          <table:table-cell table:style-name="Default" table:formula="of:=[.V64]" office:value-type="float" office:value="28326.2029446766">
            <text:p>28326.2</text:p>
          </table:table-cell>
          <table:table-cell/>
          <table:table-cell table:style-name="Default" table:number-columns-repeated="10"/>
          <table:table-cell table:number-columns-repeated="1002"/>
        </table:table-row>
      </table:table>
      <table:table table:name="ReiserFS" table:style-name="ta1" table:print="false">
        <table:table-column table:style-name="co11" table:default-cell-style-name="Default"/>
        <table:table-column table:style-name="co11" table:default-cell-style-name="ce13"/>
        <table:table-column table:style-name="co12" table:default-cell-style-name="ce17"/>
        <table:table-column table:style-name="co13" table:default-cell-style-name="ce17"/>
        <table:table-column table:style-name="co14" table:default-cell-style-name="ce25"/>
        <table:table-column table:style-name="co15" table:default-cell-style-name="ce31"/>
        <table:table-column table:style-name="co16" table:number-columns-repeated="3" table:default-cell-style-name="ce31"/>
        <table:table-column table:style-name="co17" table:default-cell-style-name="ce31"/>
        <table:table-column table:style-name="co18" table:default-cell-style-name="ce36"/>
        <table:table-column table:style-name="co6" table:number-columns-repeated="1013" table:default-cell-style-name="Default"/>
        <table:table-row table:style-name="ro2">
          <table:table-cell table:style-name="ce10"/>
          <table:table-cell table:style-name="ce11" table:number-columns-repeated="10"/>
          <table:table-cell table:style-name="ce10"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76931">
            <text:p>276931</text:p>
          </table:table-cell>
          <table:table-cell office:value-type="float" office:value="1016740">
            <text:p>1016740</text:p>
          </table:table-cell>
          <table:table-cell office:value-type="float" office:value="1640954">
            <text:p>1640954</text:p>
          </table:table-cell>
          <table:table-cell table:number-columns-repeated="2" office:value-type="float" office:value="2128657">
            <text:p>2128657</text:p>
          </table:table-cell>
          <table:table-cell office:value-type="float" office:value="1488372">
            <text:p>1488372</text:p>
          </table:table-cell>
          <table:table-cell table:number-columns-repeated="4"/>
          <table:table-cell table:style-name="ce31" office:value-type="float" office:value="3710">
            <text:p>371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87113">
            <text:p>287113</text:p>
          </table:table-cell>
          <table:table-cell office:value-type="float" office:value="902733">
            <text:p>902733</text:p>
          </table:table-cell>
          <table:table-cell office:value-type="float" office:value="1454095">
            <text:p>1454095</text:p>
          </table:table-cell>
          <table:table-cell table:number-columns-repeated="2" office:value-type="float" office:value="2059796">
            <text:p>2059796</text:p>
          </table:table-cell>
          <table:table-cell office:value-type="float" office:value="1454545">
            <text:p>145454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89599">
            <text:p>289599</text:p>
          </table:table-cell>
          <table:table-cell office:value-type="float" office:value="800575">
            <text:p>800575</text:p>
          </table:table-cell>
          <table:table-cell office:value-type="float" office:value="1644001">
            <text:p>1644001</text:p>
          </table:table-cell>
          <table:table-cell table:number-columns-repeated="2" office:value-type="float" office:value="2003292">
            <text:p>2003292</text:p>
          </table:table-cell>
          <table:table-cell office:value-type="float" office:value="1454545">
            <text:p>145454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39">
            <text:p>309039</text:p>
          </table:table-cell>
          <table:table-cell office:value-type="float" office:value="902383">
            <text:p>902383</text:p>
          </table:table-cell>
          <table:table-cell office:value-type="float" office:value="1728813">
            <text:p>1728813</text:p>
          </table:table-cell>
          <table:table-cell table:number-columns-repeated="2" office:value-type="float" office:value="2211095">
            <text:p>2211095</text:p>
          </table:table-cell>
          <table:table-cell office:value-type="float" office:value="1560972">
            <text:p>156097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83151">
            <text:p>283151</text:p>
          </table:table-cell>
          <table:table-cell office:value-type="float" office:value="800835">
            <text:p>800835</text:p>
          </table:table-cell>
          <table:table-cell office:value-type="float" office:value="1643470">
            <text:p>1643470</text:p>
          </table:table-cell>
          <table:table-cell table:number-columns-repeated="2" office:value-type="float" office:value="2136184">
            <text:p>2136184</text:p>
          </table:table-cell>
          <table:table-cell office:value-type="float" office:value="1523810">
            <text:p>15238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76931">
            <text:p>276931</text:p>
          </table:table-cell>
          <table:table-cell office:value-type="float" office:value="801095">
            <text:p>801095</text:p>
          </table:table-cell>
          <table:table-cell office:value-type="float" office:value="1559559">
            <text:p>1559559</text:p>
          </table:table-cell>
          <table:table-cell table:number-columns-repeated="2" office:value-type="float" office:value="1999875">
            <text:p>1999875</text:p>
          </table:table-cell>
          <table:table-cell office:value-type="float" office:value="1422222">
            <text:p>142222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74565">
            <text:p>274565</text:p>
          </table:table-cell>
          <table:table-cell office:value-type="float" office:value="821622">
            <text:p>821622</text:p>
          </table:table-cell>
          <table:table-cell office:value-type="float" office:value="1597523">
            <text:p>1597523</text:p>
          </table:table-cell>
          <table:table-cell table:number-columns-repeated="2" office:value-type="float" office:value="2068905">
            <text:p>2068905</text:p>
          </table:table-cell>
          <table:table-cell office:value-type="float" office:value="1488372">
            <text:p>148837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82003">
            <text:p>282003</text:p>
          </table:table-cell>
          <table:table-cell office:value-type="float" office:value="864652">
            <text:p>864652</text:p>
          </table:table-cell>
          <table:table-cell office:value-type="float" office:value="1424872">
            <text:p>1424872</text:p>
          </table:table-cell>
          <table:table-cell table:number-columns-repeated="2" office:value-type="float" office:value="2066261">
            <text:p>2066261</text:p>
          </table:table-cell>
          <table:table-cell office:value-type="float" office:value="1454545">
            <text:p>145454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84429">
            <text:p>284429</text:p>
          </table:table-cell>
          <table:table-cell office:value-type="float" office:value="780300">
            <text:p>780300</text:p>
          </table:table-cell>
          <table:table-cell office:value-type="float" office:value="1330241">
            <text:p>1330241</text:p>
          </table:table-cell>
          <table:table-cell table:number-columns-repeated="2" office:value-type="float" office:value="1932608">
            <text:p>1932608</text:p>
          </table:table-cell>
          <table:table-cell office:value-type="float" office:value="1488372">
            <text:p>1488372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285767">
            <text:p>285767</text:p>
          </table:table-cell>
          <table:table-cell table:style-name="ce32" office:value-type="float" office:value="789024">
            <text:p>789024</text:p>
          </table:table-cell>
          <table:table-cell table:style-name="ce32" office:value-type="float" office:value="1559811">
            <text:p>1559811</text:p>
          </table:table-cell>
          <table:table-cell table:style-name="ce32" office:value-type="float" office:value="1887754">
            <text:p>1887754</text:p>
          </table:table-cell>
          <table:table-cell table:style-name="ce32" office:value-type="float" office:value="1887754">
            <text:p>1887754</text:p>
          </table:table-cell>
          <table:table-cell table:style-name="ce37" office:value-type="float" office:value="1422222">
            <text:p>1422222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:.F12])" office:value-type="float" office:value="2849528">
            <text:p>2849528</text:p>
          </table:table-cell>
          <table:table-cell table:style-name="ce33" table:formula="of:=SUM([.G3:.G12])" office:value-type="float" office:value="8479959">
            <text:p>8479959</text:p>
          </table:table-cell>
          <table:table-cell table:style-name="ce33" table:formula="of:=SUM([.H3:.H12])" office:value-type="float" office:value="15583339">
            <text:p>15583339</text:p>
          </table:table-cell>
          <table:table-cell table:style-name="ce33" table:formula="of:=SUM([.I3:.I12])" office:value-type="float" office:value="20494427">
            <text:p>20494427</text:p>
          </table:table-cell>
          <table:table-cell table:style-name="ce33" table:formula="of:=SUM([.J3:.J12])" office:value-type="float" office:value="20494427">
            <text:p>20494427</text:p>
          </table:table-cell>
          <table:table-cell table:style-name="ce38" table:formula="of:=SUM([.K3:.K12])" office:value-type="float" office:value="14757977">
            <text:p>14757977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13]/10" office:value-type="float" office:value="284952.8">
            <text:p>284952.8</text:p>
          </table:table-cell>
          <table:table-cell table:style-name="ce34" table:formula="of:=[.G13]/10" office:value-type="float" office:value="847995.9">
            <text:p>847995.9</text:p>
          </table:table-cell>
          <table:table-cell table:style-name="ce34" table:formula="of:=[.H13]/10" office:value-type="float" office:value="1558333.9">
            <text:p>1558333.9</text:p>
          </table:table-cell>
          <table:table-cell table:style-name="ce34" table:formula="of:=[.I13]/10" office:value-type="float" office:value="2049442.7">
            <text:p>2049442.7</text:p>
          </table:table-cell>
          <table:table-cell table:style-name="ce34" table:formula="of:=[.J13]/10" office:value-type="float" office:value="2049442.7">
            <text:p>2049442.7</text:p>
          </table:table-cell>
          <table:table-cell table:style-name="ce39" table:formula="of:=[.K13]/10" office:value-type="float" office:value="1475797.7">
            <text:p>1475797.7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:.F12])" office:value-type="float" office:value="9751.85851004822">
            <text:p>9751.86</text:p>
          </table:table-cell>
          <table:table-cell table:style-name="ce34" table:formula="of:=STDEV([.G3:.G12])" office:value-type="float" office:value="74635.9258511312">
            <text:p>74635.93</text:p>
          </table:table-cell>
          <table:table-cell table:style-name="ce34" table:formula="of:=STDEV([.H3:.H12])" office:value-type="float" office:value="121435.798453751">
            <text:p>121435.8</text:p>
          </table:table-cell>
          <table:table-cell table:style-name="ce34" table:formula="of:=STDEV([.I3:.I12])" office:value-type="float" office:value="97228.070094152">
            <text:p>97228.07</text:p>
          </table:table-cell>
          <table:table-cell table:style-name="ce34" table:formula="of:=STDEV([.J3:.J12])" office:value-type="float" office:value="97228.070094152">
            <text:p>97228.07</text:p>
          </table:table-cell>
          <table:table-cell table:style-name="ce39" table:formula="of:=STDEV([.K3:.K12])" office:value-type="float" office:value="43627.1123985227">
            <text:p>43627.11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15];10)" office:value-type="float" office:value="6044.15346026485">
            <text:p>6044.15</text:p>
          </table:table-cell>
          <table:table-cell table:style-name="ce35" table:formula="of:=CONFIDENCE(0.05;[.G15];10)" office:value-type="float" office:value="46258.9760739827">
            <text:p>46258.98</text:p>
          </table:table-cell>
          <table:table-cell table:style-name="ce35" table:formula="of:=CONFIDENCE(0.05;[.H15];10)" office:value-type="float" office:value="75265.3046255727">
            <text:p>75265.3</text:p>
          </table:table-cell>
          <table:table-cell table:style-name="ce35" table:formula="of:=CONFIDENCE(0.05;[.I15];10)" office:value-type="float" office:value="60261.4748449151">
            <text:p>60261.47</text:p>
          </table:table-cell>
          <table:table-cell table:style-name="ce35" table:formula="of:=CONFIDENCE(0.05;[.J15];10)" office:value-type="float" office:value="60261.4748449151">
            <text:p>60261.47</text:p>
          </table:table-cell>
          <table:table-cell table:style-name="ce40" table:formula="of:=CONFIDENCE(0.05;[.K15];10)" office:value-type="float" office:value="27039.8675383971">
            <text:p>27039.87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67943">
            <text:p>267943</text:p>
          </table:table-cell>
          <table:table-cell office:value-type="float" office:value="662227">
            <text:p>662227</text:p>
          </table:table-cell>
          <table:table-cell office:value-type="float" office:value="1315642">
            <text:p>1315642</text:p>
          </table:table-cell>
          <table:table-cell table:number-columns-repeated="2" office:value-type="float" office:value="1319669">
            <text:p>1319669</text:p>
          </table:table-cell>
          <table:table-cell office:value-type="float" office:value="1084691">
            <text:p>1084691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2323">
            <text:p>272323</text:p>
          </table:table-cell>
          <table:table-cell office:value-type="float" office:value="724170">
            <text:p>724170</text:p>
          </table:table-cell>
          <table:table-cell office:value-type="float" office:value="1287495">
            <text:p>1287495</text:p>
          </table:table-cell>
          <table:table-cell table:number-columns-repeated="2" office:value-type="float" office:value="1292368">
            <text:p>1292368</text:p>
          </table:table-cell>
          <table:table-cell office:value-type="float" office:value="1087680">
            <text:p>108768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68480">
            <text:p>268480</text:p>
          </table:table-cell>
          <table:table-cell office:value-type="float" office:value="646139">
            <text:p>646139</text:p>
          </table:table-cell>
          <table:table-cell office:value-type="float" office:value="1315004">
            <text:p>1315004</text:p>
          </table:table-cell>
          <table:table-cell table:number-columns-repeated="2" office:value-type="float" office:value="1315770">
            <text:p>1315770</text:p>
          </table:table-cell>
          <table:table-cell office:value-type="float" office:value="1122595">
            <text:p>112259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85007">
            <text:p>285007</text:p>
          </table:table-cell>
          <table:table-cell office:value-type="float" office:value="763645">
            <text:p>763645</text:p>
          </table:table-cell>
          <table:table-cell office:value-type="float" office:value="1372627">
            <text:p>1372627</text:p>
          </table:table-cell>
          <table:table-cell table:number-columns-repeated="2" office:value-type="float" office:value="1370647">
            <text:p>1370647</text:p>
          </table:table-cell>
          <table:table-cell office:value-type="float" office:value="1147037">
            <text:p>114703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68453">
            <text:p>268453</text:p>
          </table:table-cell>
          <table:table-cell office:value-type="float" office:value="666748">
            <text:p>666748</text:p>
          </table:table-cell>
          <table:table-cell office:value-type="float" office:value="1323588">
            <text:p>1323588</text:p>
          </table:table-cell>
          <table:table-cell table:number-columns-repeated="2" office:value-type="float" office:value="1320144">
            <text:p>1320144</text:p>
          </table:table-cell>
          <table:table-cell office:value-type="float" office:value="1123480">
            <text:p>112348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84757">
            <text:p>284757</text:p>
          </table:table-cell>
          <table:table-cell office:value-type="float" office:value="727216">
            <text:p>727216</text:p>
          </table:table-cell>
          <table:table-cell office:value-type="float" office:value="1375768">
            <text:p>1375768</text:p>
          </table:table-cell>
          <table:table-cell table:number-columns-repeated="2" office:value-type="float" office:value="1378257">
            <text:p>1378257</text:p>
          </table:table-cell>
          <table:table-cell office:value-type="float" office:value="1150905">
            <text:p>115090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422">
            <text:p>271422</text:p>
          </table:table-cell>
          <table:table-cell office:value-type="float" office:value="680179">
            <text:p>680179</text:p>
          </table:table-cell>
          <table:table-cell office:value-type="float" office:value="1318310">
            <text:p>1318310</text:p>
          </table:table-cell>
          <table:table-cell table:number-columns-repeated="2" office:value-type="float" office:value="1316377">
            <text:p>1316377</text:p>
          </table:table-cell>
          <table:table-cell office:value-type="float" office:value="1108450">
            <text:p>110845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87811">
            <text:p>287811</text:p>
          </table:table-cell>
          <table:table-cell office:value-type="float" office:value="729134">
            <text:p>729134</text:p>
          </table:table-cell>
          <table:table-cell office:value-type="float" office:value="1363285">
            <text:p>1363285</text:p>
          </table:table-cell>
          <table:table-cell table:number-columns-repeated="2" office:value-type="float" office:value="1364280">
            <text:p>1364280</text:p>
          </table:table-cell>
          <table:table-cell office:value-type="float" office:value="1139776">
            <text:p>113977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64436">
            <text:p>264436</text:p>
          </table:table-cell>
          <table:table-cell office:value-type="float" office:value="655865">
            <text:p>655865</text:p>
          </table:table-cell>
          <table:table-cell office:value-type="float" office:value="1301818">
            <text:p>1301818</text:p>
          </table:table-cell>
          <table:table-cell table:number-columns-repeated="2" office:value-type="float" office:value="1291147">
            <text:p>1291147</text:p>
          </table:table-cell>
          <table:table-cell office:value-type="float" office:value="1094181">
            <text:p>1094181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288583">
            <text:p>288583</text:p>
          </table:table-cell>
          <table:table-cell table:style-name="ce32" office:value-type="float" office:value="759229">
            <text:p>759229</text:p>
          </table:table-cell>
          <table:table-cell table:style-name="ce32" office:value-type="float" office:value="1378140">
            <text:p>1378140</text:p>
          </table:table-cell>
          <table:table-cell table:style-name="ce32" office:value-type="float" office:value="1374407">
            <text:p>1374407</text:p>
          </table:table-cell>
          <table:table-cell table:style-name="ce32" office:value-type="float" office:value="1374407">
            <text:p>1374407</text:p>
          </table:table-cell>
          <table:table-cell table:style-name="ce37" office:value-type="float" office:value="1156898">
            <text:p>1156898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19:.F28])" office:value-type="float" office:value="2759215">
            <text:p>2759215</text:p>
          </table:table-cell>
          <table:table-cell table:style-name="ce33" table:formula="of:=SUM([.G19:.G28])" office:value-type="float" office:value="7014552">
            <text:p>7014552</text:p>
          </table:table-cell>
          <table:table-cell table:style-name="ce33" table:formula="of:=SUM([.H19:.H28])" office:value-type="float" office:value="13351677">
            <text:p>13351677</text:p>
          </table:table-cell>
          <table:table-cell table:style-name="ce33" table:formula="of:=SUM([.I19:.I28])" office:value-type="float" office:value="13343066">
            <text:p>13343066</text:p>
          </table:table-cell>
          <table:table-cell table:style-name="ce33" table:formula="of:=SUM([.J19:.J28])" office:value-type="float" office:value="13343066">
            <text:p>13343066</text:p>
          </table:table-cell>
          <table:table-cell table:style-name="ce38" table:formula="of:=SUM([.K19:.K28])" office:value-type="float" office:value="11215693">
            <text:p>11215693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29]/10" office:value-type="float" office:value="275921.5">
            <text:p>275921.5</text:p>
          </table:table-cell>
          <table:table-cell table:style-name="ce34" table:formula="of:=[.G29]/10" office:value-type="float" office:value="701455.2">
            <text:p>701455.2</text:p>
          </table:table-cell>
          <table:table-cell table:style-name="ce34" table:formula="of:=[.H29]/10" office:value-type="float" office:value="1335167.7">
            <text:p>1335167.7</text:p>
          </table:table-cell>
          <table:table-cell table:style-name="ce34" table:formula="of:=[.I29]/10" office:value-type="float" office:value="1334306.6">
            <text:p>1334306.6</text:p>
          </table:table-cell>
          <table:table-cell table:style-name="ce34" table:formula="of:=[.J29]/10" office:value-type="float" office:value="1334306.6">
            <text:p>1334306.6</text:p>
          </table:table-cell>
          <table:table-cell table:style-name="ce39" table:formula="of:=[.K29]/10" office:value-type="float" office:value="1121569.3">
            <text:p>1121569.3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19:.F28])" office:value-type="float" office:value="9441.09487824373">
            <text:p>9441.09</text:p>
          </table:table-cell>
          <table:table-cell table:style-name="ce34" table:formula="of:=STDEV([.G19:.G28])" office:value-type="float" office:value="44077.6417593622">
            <text:p>44077.64</text:p>
          </table:table-cell>
          <table:table-cell table:style-name="ce34" table:formula="of:=STDEV([.H19:.H28])" office:value-type="float" office:value="33796.4046708785">
            <text:p>33796.4</text:p>
          </table:table-cell>
          <table:table-cell table:style-name="ce34" table:formula="of:=STDEV([.I19:.I28])" office:value-type="float" office:value="34091.7406589273">
            <text:p>34091.74</text:p>
          </table:table-cell>
          <table:table-cell table:style-name="ce34" table:formula="of:=STDEV([.J19:.J28])" office:value-type="float" office:value="34091.7406589273">
            <text:p>34091.74</text:p>
          </table:table-cell>
          <table:table-cell table:style-name="ce39" table:formula="of:=STDEV([.K19:.K28])" office:value-type="float" office:value="26924.2136294947">
            <text:p>26924.21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31];10)" office:value-type="float" office:value="5851.5437050515">
            <text:p>5851.54</text:p>
          </table:table-cell>
          <table:table-cell table:style-name="ce35" table:formula="of:=CONFIDENCE(0.05;[.G31];10)" office:value-type="float" office:value="27319.1033981528">
            <text:p>27319.1</text:p>
          </table:table-cell>
          <table:table-cell table:style-name="ce35" table:formula="of:=CONFIDENCE(0.05;[.H31];10)" office:value-type="float" office:value="20946.8437247652">
            <text:p>20946.84</text:p>
          </table:table-cell>
          <table:table-cell table:style-name="ce35" table:formula="of:=CONFIDENCE(0.05;[.I31];10)" office:value-type="float" office:value="21129.8915030186">
            <text:p>21129.89</text:p>
          </table:table-cell>
          <table:table-cell table:style-name="ce35" table:formula="of:=CONFIDENCE(0.05;[.J31];10)" office:value-type="float" office:value="21129.8915030186">
            <text:p>21129.89</text:p>
          </table:table-cell>
          <table:table-cell table:style-name="ce40" table:formula="of:=CONFIDENCE(0.05;[.K31];10)" office:value-type="float" office:value="16687.4938562676">
            <text:p>16687.49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531">
            <text:p>338531</text:p>
          </table:table-cell>
          <table:table-cell office:value-type="float" office:value="1104707">
            <text:p>1104707</text:p>
          </table:table-cell>
          <table:table-cell office:value-type="float" office:value="1833092">
            <text:p>1833092</text:p>
          </table:table-cell>
          <table:table-cell table:number-columns-repeated="2" office:value-type="float" office:value="2131124">
            <text:p>2131124</text:p>
          </table:table-cell>
          <table:table-cell office:value-type="float" office:value="1684212">
            <text:p>1684212</text:p>
          </table:table-cell>
          <table:table-cell table:number-columns-repeated="4"/>
          <table:table-cell table:style-name="ce31" office:value-type="float" office:value="2842">
            <text:p>284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2164">
            <text:p>342164</text:p>
          </table:table-cell>
          <table:table-cell office:value-type="float" office:value="1143183">
            <text:p>1143183</text:p>
          </table:table-cell>
          <table:table-cell office:value-type="float" office:value="1724296">
            <text:p>1724296</text:p>
          </table:table-cell>
          <table:table-cell table:number-columns-repeated="2" office:value-type="float" office:value="2133647">
            <text:p>2133647</text:p>
          </table:table-cell>
          <table:table-cell office:value-type="float" office:value="1684207">
            <text:p>168420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5524">
            <text:p>355524</text:p>
          </table:table-cell>
          <table:table-cell office:value-type="float" office:value="1143228">
            <text:p>1143228</text:p>
          </table:table-cell>
          <table:table-cell office:value-type="float" office:value="1641978">
            <text:p>1641978</text:p>
          </table:table-cell>
          <table:table-cell table:number-columns-repeated="2" office:value-type="float" office:value="2136965">
            <text:p>2136965</text:p>
          </table:table-cell>
          <table:table-cell office:value-type="float" office:value="1729727">
            <text:p>172972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9858">
            <text:p>349858</text:p>
          </table:table-cell>
          <table:table-cell office:value-type="float" office:value="1142418">
            <text:p>1142418</text:p>
          </table:table-cell>
          <table:table-cell office:value-type="float" office:value="1688423">
            <text:p>1688423</text:p>
          </table:table-cell>
          <table:table-cell table:number-columns-repeated="2" office:value-type="float" office:value="2205179">
            <text:p>2205179</text:p>
          </table:table-cell>
          <table:table-cell office:value-type="float" office:value="1729732">
            <text:p>172973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3644">
            <text:p>353644</text:p>
          </table:table-cell>
          <table:table-cell office:value-type="float" office:value="1001210">
            <text:p>1001210</text:p>
          </table:table-cell>
          <table:table-cell office:value-type="float" office:value="1884183">
            <text:p>1884183</text:p>
          </table:table-cell>
          <table:table-cell table:number-columns-repeated="2" office:value-type="float" office:value="2211059">
            <text:p>2211059</text:p>
          </table:table-cell>
          <table:table-cell office:value-type="float" office:value="1777775">
            <text:p>177777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9938">
            <text:p>349938</text:p>
          </table:table-cell>
          <table:table-cell office:value-type="float" office:value="998680">
            <text:p>998680</text:p>
          </table:table-cell>
          <table:table-cell office:value-type="float" office:value="1825048">
            <text:p>1825048</text:p>
          </table:table-cell>
          <table:table-cell table:number-columns-repeated="2" office:value-type="float" office:value="2126788">
            <text:p>2126788</text:p>
          </table:table-cell>
          <table:table-cell office:value-type="float" office:value="1641022">
            <text:p>164102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3588">
            <text:p>353588</text:p>
          </table:table-cell>
          <table:table-cell office:value-type="float" office:value="983118">
            <text:p>983118</text:p>
          </table:table-cell>
          <table:table-cell office:value-type="float" office:value="1880985">
            <text:p>1880985</text:p>
          </table:table-cell>
          <table:table-cell table:number-columns-repeated="2" office:value-type="float" office:value="2133109">
            <text:p>2133109</text:p>
          </table:table-cell>
          <table:table-cell office:value-type="float" office:value="1729732">
            <text:p>172973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531">
            <text:p>338531</text:p>
          </table:table-cell>
          <table:table-cell office:value-type="float" office:value="1104299">
            <text:p>1104299</text:p>
          </table:table-cell>
          <table:table-cell office:value-type="float" office:value="1645497">
            <text:p>1645497</text:p>
          </table:table-cell>
          <table:table-cell table:number-columns-repeated="2" office:value-type="float" office:value="2060684">
            <text:p>2060684</text:p>
          </table:table-cell>
          <table:table-cell office:value-type="float" office:value="1641027">
            <text:p>164102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7583">
            <text:p>357583</text:p>
          </table:table-cell>
          <table:table-cell office:value-type="float" office:value="1124472">
            <text:p>1124472</text:p>
          </table:table-cell>
          <table:table-cell office:value-type="float" office:value="1643799">
            <text:p>1643799</text:p>
          </table:table-cell>
          <table:table-cell table:number-columns-repeated="2" office:value-type="float" office:value="2126393">
            <text:p>2126393</text:p>
          </table:table-cell>
          <table:table-cell office:value-type="float" office:value="1729727">
            <text:p>1729727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51701">
            <text:p>351701</text:p>
          </table:table-cell>
          <table:table-cell table:style-name="ce32" office:value-type="float" office:value="1000826">
            <text:p>1000826</text:p>
          </table:table-cell>
          <table:table-cell table:style-name="ce32" office:value-type="float" office:value="1880914">
            <text:p>1880914</text:p>
          </table:table-cell>
          <table:table-cell table:style-name="ce32" office:value-type="float" office:value="2133018">
            <text:p>2133018</text:p>
          </table:table-cell>
          <table:table-cell table:style-name="ce32" office:value-type="float" office:value="2133018">
            <text:p>2133018</text:p>
          </table:table-cell>
          <table:table-cell table:style-name="ce37" office:value-type="float" office:value="1684212">
            <text:p>1684212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5:.F44])" office:value-type="float" office:value="3491062">
            <text:p>3491062</text:p>
          </table:table-cell>
          <table:table-cell table:style-name="ce33" table:formula="of:=SUM([.G35:.G44])" office:value-type="float" office:value="10746141">
            <text:p>10746141</text:p>
          </table:table-cell>
          <table:table-cell table:style-name="ce33" table:formula="of:=SUM([.H35:.H44])" office:value-type="float" office:value="17648215">
            <text:p>17648215</text:p>
          </table:table-cell>
          <table:table-cell table:style-name="ce33" table:formula="of:=SUM([.I35:.I44])" office:value-type="float" office:value="21397966">
            <text:p>21397966</text:p>
          </table:table-cell>
          <table:table-cell table:style-name="ce33" table:formula="of:=SUM([.J35:.J44])" office:value-type="float" office:value="21397966">
            <text:p>21397966</text:p>
          </table:table-cell>
          <table:table-cell table:style-name="ce38" table:formula="of:=SUM([.K35:.K44])" office:value-type="float" office:value="17031373">
            <text:p>17031373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45]/10" office:value-type="float" office:value="349106.2">
            <text:p>349106.2</text:p>
          </table:table-cell>
          <table:table-cell table:style-name="ce34" table:formula="of:=[.G45]/10" office:value-type="float" office:value="1074614.1">
            <text:p>1074614.1</text:p>
          </table:table-cell>
          <table:table-cell table:style-name="ce34" table:formula="of:=[.H45]/10" office:value-type="float" office:value="1764821.5">
            <text:p>1764821.5</text:p>
          </table:table-cell>
          <table:table-cell table:style-name="ce34" table:formula="of:=[.I45]/10" office:value-type="float" office:value="2139796.6">
            <text:p>2139796.6</text:p>
          </table:table-cell>
          <table:table-cell table:style-name="ce34" table:formula="of:=[.J45]/10" office:value-type="float" office:value="2139796.6">
            <text:p>2139796.6</text:p>
          </table:table-cell>
          <table:table-cell table:style-name="ce39" table:formula="of:=[.K45]/10" office:value-type="float" office:value="1703137.3">
            <text:p>1703137.3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5:.F44])" office:value-type="float" office:value="6940.83238363943">
            <text:p>6940.83</text:p>
          </table:table-cell>
          <table:table-cell table:style-name="ce34" table:formula="of:=STDEV([.G35:.G44])" office:value-type="float" office:value="69322.022909911">
            <text:p>69322.02</text:p>
          </table:table-cell>
          <table:table-cell table:style-name="ce34" table:formula="of:=STDEV([.H35:.H44])" office:value-type="float" office:value="105914.557647243">
            <text:p>105914.56</text:p>
          </table:table-cell>
          <table:table-cell table:style-name="ce34" table:formula="of:=STDEV([.I35:.I44])" office:value-type="float" office:value="42390.5053184738">
            <text:p>42390.51</text:p>
          </table:table-cell>
          <table:table-cell table:style-name="ce34" table:formula="of:=STDEV([.J35:.J44])" office:value-type="float" office:value="42390.5053184738">
            <text:p>42390.51</text:p>
          </table:table-cell>
          <table:table-cell table:style-name="ce39" table:formula="of:=STDEV([.K35:.K44])" office:value-type="float" office:value="43703.6189298629">
            <text:p>43703.62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47];10)" office:value-type="float" office:value="4301.89343143834">
            <text:p>4301.89</text:p>
          </table:table-cell>
          <table:table-cell table:style-name="ce35" table:formula="of:=CONFIDENCE(0.05;[.G47];10)" office:value-type="float" office:value="42965.4454288658">
            <text:p>42965.45</text:p>
          </table:table-cell>
          <table:table-cell table:style-name="ce35" table:formula="of:=CONFIDENCE(0.05;[.H47];10)" office:value-type="float" office:value="65645.3166784962">
            <text:p>65645.32</text:p>
          </table:table-cell>
          <table:table-cell table:style-name="ce35" table:formula="of:=CONFIDENCE(0.05;[.I47];10)" office:value-type="float" office:value="26273.4246132702">
            <text:p>26273.42</text:p>
          </table:table-cell>
          <table:table-cell table:style-name="ce35" table:formula="of:=CONFIDENCE(0.05;[.J47];10)" office:value-type="float" office:value="26273.4246132702">
            <text:p>26273.42</text:p>
          </table:table-cell>
          <table:table-cell table:style-name="ce40" table:formula="of:=CONFIDENCE(0.05;[.K47];10)" office:value-type="float" office:value="27087.2859064606">
            <text:p>27087.29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0878">
            <text:p>340878</text:p>
          </table:table-cell>
          <table:table-cell office:value-type="float" office:value="818708">
            <text:p>818708</text:p>
          </table:table-cell>
          <table:table-cell office:value-type="float" office:value="1441430">
            <text:p>1441430</text:p>
          </table:table-cell>
          <table:table-cell table:number-columns-repeated="2" office:value-type="float" office:value="1444318">
            <text:p>1444318</text:p>
          </table:table-cell>
          <table:table-cell office:value-type="float" office:value="1232157">
            <text:p>123215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1783">
            <text:p>321783</text:p>
          </table:table-cell>
          <table:table-cell office:value-type="float" office:value="790981">
            <text:p>790981</text:p>
          </table:table-cell>
          <table:table-cell office:value-type="float" office:value="1412837">
            <text:p>1412837</text:p>
          </table:table-cell>
          <table:table-cell table:number-columns-repeated="2" office:value-type="float" office:value="1408070">
            <text:p>1408070</text:p>
          </table:table-cell>
          <table:table-cell office:value-type="float" office:value="1185614">
            <text:p>118561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9448">
            <text:p>339448</text:p>
          </table:table-cell>
          <table:table-cell office:value-type="float" office:value="802253">
            <text:p>802253</text:p>
          </table:table-cell>
          <table:table-cell office:value-type="float" office:value="1349477">
            <text:p>1349477</text:p>
          </table:table-cell>
          <table:table-cell table:number-columns-repeated="2" office:value-type="float" office:value="1374235">
            <text:p>1374235</text:p>
          </table:table-cell>
          <table:table-cell office:value-type="float" office:value="1160997">
            <text:p>116099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9926">
            <text:p>319926</text:p>
          </table:table-cell>
          <table:table-cell office:value-type="float" office:value="793818">
            <text:p>793818</text:p>
          </table:table-cell>
          <table:table-cell office:value-type="float" office:value="1403642">
            <text:p>1403642</text:p>
          </table:table-cell>
          <table:table-cell table:number-columns-repeated="2" office:value-type="float" office:value="1411773">
            <text:p>1411773</text:p>
          </table:table-cell>
          <table:table-cell office:value-type="float" office:value="1209530">
            <text:p>120953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0618">
            <text:p>340618</text:p>
          </table:table-cell>
          <table:table-cell office:value-type="float" office:value="818922">
            <text:p>818922</text:p>
          </table:table-cell>
          <table:table-cell office:value-type="float" office:value="1444544">
            <text:p>1444544</text:p>
          </table:table-cell>
          <table:table-cell table:number-columns-repeated="2" office:value-type="float" office:value="1446134">
            <text:p>1446134</text:p>
          </table:table-cell>
          <table:table-cell office:value-type="float" office:value="1227128">
            <text:p>122712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6244">
            <text:p>336244</text:p>
          </table:table-cell>
          <table:table-cell office:value-type="float" office:value="813131">
            <text:p>813131</text:p>
          </table:table-cell>
          <table:table-cell office:value-type="float" office:value="1409193">
            <text:p>1409193</text:p>
          </table:table-cell>
          <table:table-cell table:number-columns-repeated="2" office:value-type="float" office:value="1420221">
            <text:p>1420221</text:p>
          </table:table-cell>
          <table:table-cell office:value-type="float" office:value="1197463">
            <text:p>119746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2108">
            <text:p>342108</text:p>
          </table:table-cell>
          <table:table-cell office:value-type="float" office:value="822036">
            <text:p>822036</text:p>
          </table:table-cell>
          <table:table-cell office:value-type="float" office:value="1420006">
            <text:p>1420006</text:p>
          </table:table-cell>
          <table:table-cell table:number-columns-repeated="2" office:value-type="float" office:value="1415676">
            <text:p>1415676</text:p>
          </table:table-cell>
          <table:table-cell office:value-type="float" office:value="1201767">
            <text:p>120176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9848">
            <text:p>339848</text:p>
          </table:table-cell>
          <table:table-cell office:value-type="float" office:value="813736">
            <text:p>813736</text:p>
          </table:table-cell>
          <table:table-cell office:value-type="float" office:value="1444542">
            <text:p>1444542</text:p>
          </table:table-cell>
          <table:table-cell table:number-columns-repeated="2" office:value-type="float" office:value="1450422">
            <text:p>1450422</text:p>
          </table:table-cell>
          <table:table-cell office:value-type="float" office:value="1227794">
            <text:p>122779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2145">
            <text:p>342145</text:p>
          </table:table-cell>
          <table:table-cell office:value-type="float" office:value="813698">
            <text:p>813698</text:p>
          </table:table-cell>
          <table:table-cell office:value-type="float" office:value="1428950">
            <text:p>1428950</text:p>
          </table:table-cell>
          <table:table-cell table:number-columns-repeated="2" office:value-type="float" office:value="1423392">
            <text:p>1423392</text:p>
          </table:table-cell>
          <table:table-cell office:value-type="float" office:value="1205259">
            <text:p>1205259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32899">
            <text:p>332899</text:p>
          </table:table-cell>
          <table:table-cell table:style-name="ce32" office:value-type="float" office:value="819577">
            <text:p>819577</text:p>
          </table:table-cell>
          <table:table-cell table:style-name="ce32" office:value-type="float" office:value="1438453">
            <text:p>1438453</text:p>
          </table:table-cell>
          <table:table-cell table:style-name="ce32" office:value-type="float" office:value="1444859">
            <text:p>1444859</text:p>
          </table:table-cell>
          <table:table-cell table:style-name="ce32" office:value-type="float" office:value="1444859">
            <text:p>1444859</text:p>
          </table:table-cell>
          <table:table-cell table:style-name="ce37" office:value-type="float" office:value="1218028">
            <text:p>1218028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51:.F60])" office:value-type="float" office:value="3355897">
            <text:p>3355897</text:p>
          </table:table-cell>
          <table:table-cell table:style-name="ce33" table:formula="of:=SUM([.G51:.G60])" office:value-type="float" office:value="8106860">
            <text:p>8106860</text:p>
          </table:table-cell>
          <table:table-cell table:style-name="ce33" table:formula="of:=SUM([.H51:.H60])" office:value-type="float" office:value="14193074">
            <text:p>14193074</text:p>
          </table:table-cell>
          <table:table-cell table:style-name="ce33" table:formula="of:=SUM([.I51:.I60])" office:value-type="float" office:value="14239100">
            <text:p>14239100</text:p>
          </table:table-cell>
          <table:table-cell table:style-name="ce33" table:formula="of:=SUM([.J51:.J60])" office:value-type="float" office:value="14239100">
            <text:p>14239100</text:p>
          </table:table-cell>
          <table:table-cell table:style-name="ce38" table:formula="of:=SUM([.K51:.K60])" office:value-type="float" office:value="12065737">
            <text:p>12065737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61]/10" office:value-type="float" office:value="335589.7">
            <text:p>335589.7</text:p>
          </table:table-cell>
          <table:table-cell table:style-name="ce34" table:formula="of:=[.G61]/10" office:value-type="float" office:value="810686">
            <text:p>810686</text:p>
          </table:table-cell>
          <table:table-cell table:style-name="ce34" table:formula="of:=[.H61]/10" office:value-type="float" office:value="1419307.4">
            <text:p>1419307.4</text:p>
          </table:table-cell>
          <table:table-cell table:style-name="ce34" table:formula="of:=[.I61]/10" office:value-type="float" office:value="1423910">
            <text:p>1423910</text:p>
          </table:table-cell>
          <table:table-cell table:style-name="ce34" table:formula="of:=[.J61]/10" office:value-type="float" office:value="1423910">
            <text:p>1423910</text:p>
          </table:table-cell>
          <table:table-cell table:style-name="ce39" table:formula="of:=[.K61]/10" office:value-type="float" office:value="1206573.7">
            <text:p>1206573.7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51:.F60])" office:value-type="float" office:value="8268.91196725556">
            <text:p>8268.91</text:p>
          </table:table-cell>
          <table:table-cell table:style-name="ce34" table:formula="of:=STDEV([.G51:.G60])" office:value-type="float" office:value="11097.2527531217">
            <text:p>11097.25</text:p>
          </table:table-cell>
          <table:table-cell table:style-name="ce34" table:formula="of:=STDEV([.H51:.H60])" office:value-type="float" office:value="28846.2570427738">
            <text:p>28846.26</text:p>
          </table:table-cell>
          <table:table-cell table:style-name="ce34" table:formula="of:=STDEV([.I51:.I60])" office:value-type="float" office:value="23569.3614206617">
            <text:p>23569.36</text:p>
          </table:table-cell>
          <table:table-cell table:style-name="ce34" table:formula="of:=STDEV([.J51:.J60])" office:value-type="float" office:value="23569.3614206617">
            <text:p>23569.36</text:p>
          </table:table-cell>
          <table:table-cell table:style-name="ce39" table:formula="of:=STDEV([.K51:.K60])" office:value-type="float" office:value="21836.7900065208">
            <text:p>21836.79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63];10)" office:value-type="float" office:value="5125.03055986873">
            <text:p>5125.03</text:p>
          </table:table-cell>
          <table:table-cell table:style-name="ce35" table:formula="of:=CONFIDENCE(0.05;[.G63];10)" office:value-type="float" office:value="6878.02212861293">
            <text:p>6878.02</text:p>
          </table:table-cell>
          <table:table-cell table:style-name="ce35" table:formula="of:=CONFIDENCE(0.05;[.H63];10)" office:value-type="float" office:value="17878.7668156917">
            <text:p>17878.77</text:p>
          </table:table-cell>
          <table:table-cell table:style-name="ce35" table:formula="of:=CONFIDENCE(0.05;[.I63];10)" office:value-type="float" office:value="14608.1731231169">
            <text:p>14608.17</text:p>
          </table:table-cell>
          <table:table-cell table:style-name="ce35" table:formula="of:=CONFIDENCE(0.05;[.J63];10)" office:value-type="float" office:value="14608.1731231169">
            <text:p>14608.17</text:p>
          </table:table-cell>
          <table:table-cell table:style-name="ce40" table:formula="of:=CONFIDENCE(0.05;[.K63];10)" office:value-type="float" office:value="13534.3339675195">
            <text:p>13534.33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14]" office:value-type="float" office:value="284952.8">
            <text:p>284952.8</text:p>
          </table:table-cell>
          <table:table-cell table:style-name="Default"/>
          <table:table-cell table:style-name="Default" table:formula="of:=[.H14]" office:value-type="float" office:value="1558333.9">
            <text:p>1558333.9</text:p>
          </table:table-cell>
          <table:table-cell table:style-name="Default"/>
          <table:table-cell table:style-name="Default" table:formula="of:=[.J14]" office:value-type="float" office:value="2049442.7">
            <text:p>2049442.7</text:p>
          </table:table-cell>
          <table:table-cell table:style-name="Default" table:formula="of:=[.K14]" office:value-type="float" office:value="1475797.7">
            <text:p>1475797.7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30]" office:value-type="float" office:value="275921.5">
            <text:p>275921.5</text:p>
          </table:table-cell>
          <table:table-cell table:style-name="Default"/>
          <table:table-cell table:style-name="Default" table:formula="of:=[.H30]" office:value-type="float" office:value="1335167.7">
            <text:p>1335167.7</text:p>
          </table:table-cell>
          <table:table-cell table:style-name="Default"/>
          <table:table-cell table:style-name="Default" table:formula="of:=[.J30]" office:value-type="float" office:value="1334306.6">
            <text:p>1334306.6</text:p>
          </table:table-cell>
          <table:table-cell table:style-name="Default" table:formula="of:=[.K30]" office:value-type="float" office:value="1121569.3">
            <text:p>1121569.3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46]" office:value-type="float" office:value="349106.2">
            <text:p>349106.2</text:p>
          </table:table-cell>
          <table:table-cell table:style-name="Default"/>
          <table:table-cell table:style-name="Default" table:formula="of:=[.H46]" office:value-type="float" office:value="1764821.5">
            <text:p>1764821.5</text:p>
          </table:table-cell>
          <table:table-cell table:style-name="Default"/>
          <table:table-cell table:style-name="Default" table:formula="of:=[.J46]" office:value-type="float" office:value="2139796.6">
            <text:p>2139796.6</text:p>
          </table:table-cell>
          <table:table-cell table:style-name="Default" table:formula="of:=[.K46]" office:value-type="float" office:value="1703137.3">
            <text:p>1703137.3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62]" office:value-type="float" office:value="335589.7">
            <text:p>335589.7</text:p>
          </table:table-cell>
          <table:table-cell table:style-name="Default"/>
          <table:table-cell table:style-name="Default" table:formula="of:=[.H62]" office:value-type="float" office:value="1419307.4">
            <text:p>1419307.4</text:p>
          </table:table-cell>
          <table:table-cell table:style-name="Default"/>
          <table:table-cell table:style-name="Default" table:formula="of:=[.J62]" office:value-type="float" office:value="1423910">
            <text:p>1423910</text:p>
          </table:table-cell>
          <table:table-cell table:style-name="Default" table:formula="of:=[.K62]" office:value-type="float" office:value="1206573.7">
            <text:p>1206573.7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14]" office:value-type="float" office:value="0">
            <text:p>0</text:p>
          </table:table-cell>
          <table:table-cell table:style-name="Default"/>
          <table:table-cell table:style-name="Default" table:formula="of:=[.S14]" office:value-type="float" office:value="0">
            <text:p>0</text:p>
          </table:table-cell>
          <table:table-cell table:style-name="Default"/>
          <table:table-cell table:style-name="Default" table:formula="of:=[.U14]" office:value-type="float" office:value="0">
            <text:p>0</text:p>
          </table:table-cell>
          <table:table-cell table:style-name="Default" table:formula="of:=[.V14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30]" office:value-type="float" office:value="0">
            <text:p>0</text:p>
          </table:table-cell>
          <table:table-cell table:style-name="Default"/>
          <table:table-cell table:style-name="Default" table:formula="of:=[.S30]" office:value-type="float" office:value="0">
            <text:p>0</text:p>
          </table:table-cell>
          <table:table-cell table:style-name="Default"/>
          <table:table-cell table:style-name="Default" table:formula="of:=[.U30]" office:value-type="float" office:value="0">
            <text:p>0</text:p>
          </table:table-cell>
          <table:table-cell table:style-name="Default" table:formula="of:=[.V30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46]" office:value-type="float" office:value="0">
            <text:p>0</text:p>
          </table:table-cell>
          <table:table-cell table:style-name="Default"/>
          <table:table-cell table:style-name="Default" table:formula="of:=[.S46]" office:value-type="float" office:value="0">
            <text:p>0</text:p>
          </table:table-cell>
          <table:table-cell table:style-name="Default"/>
          <table:table-cell table:style-name="Default" table:formula="of:=[.U46]" office:value-type="float" office:value="0">
            <text:p>0</text:p>
          </table:table-cell>
          <table:table-cell table:style-name="Default" table:formula="of:=[.V46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62]" office:value-type="float" office:value="0">
            <text:p>0</text:p>
          </table:table-cell>
          <table:table-cell table:style-name="Default"/>
          <table:table-cell table:style-name="Default" table:formula="of:=[.S62]" office:value-type="float" office:value="0">
            <text:p>0</text:p>
          </table:table-cell>
          <table:table-cell table:style-name="Default"/>
          <table:table-cell table:style-name="Default" table:formula="of:=[.U62]" office:value-type="float" office:value="0">
            <text:p>0</text:p>
          </table:table-cell>
          <table:table-cell table:style-name="Default" table:formula="of:=[.V62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16]" office:value-type="float" office:value="6044.15346026485">
            <text:p>6044.15</text:p>
          </table:table-cell>
          <table:table-cell table:style-name="Default"/>
          <table:table-cell table:style-name="Default" table:formula="of:=[.H16]" office:value-type="float" office:value="75265.3046255727">
            <text:p>75265.3</text:p>
          </table:table-cell>
          <table:table-cell table:style-name="Default"/>
          <table:table-cell table:style-name="Default" table:formula="of:=[.J16]" office:value-type="float" office:value="60261.4748449151">
            <text:p>60261.47</text:p>
          </table:table-cell>
          <table:table-cell table:style-name="Default" table:formula="of:=[.K16]" office:value-type="float" office:value="27039.8675383971">
            <text:p>27039.87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32]" office:value-type="float" office:value="5851.5437050515">
            <text:p>5851.54</text:p>
          </table:table-cell>
          <table:table-cell table:style-name="Default"/>
          <table:table-cell table:style-name="Default" table:formula="of:=[.H32]" office:value-type="float" office:value="20946.8437247652">
            <text:p>20946.84</text:p>
          </table:table-cell>
          <table:table-cell table:style-name="Default"/>
          <table:table-cell table:style-name="Default" table:formula="of:=[.J32]" office:value-type="float" office:value="21129.8915030186">
            <text:p>21129.89</text:p>
          </table:table-cell>
          <table:table-cell table:style-name="Default" table:formula="of:=[.K32]" office:value-type="float" office:value="16687.4938562676">
            <text:p>16687.49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48]" office:value-type="float" office:value="4301.89343143834">
            <text:p>4301.89</text:p>
          </table:table-cell>
          <table:table-cell table:style-name="Default"/>
          <table:table-cell table:style-name="Default" table:formula="of:=[.H48]" office:value-type="float" office:value="65645.3166784962">
            <text:p>65645.32</text:p>
          </table:table-cell>
          <table:table-cell table:style-name="Default"/>
          <table:table-cell table:style-name="Default" table:formula="of:=[.J48]" office:value-type="float" office:value="26273.4246132702">
            <text:p>26273.42</text:p>
          </table:table-cell>
          <table:table-cell table:style-name="Default" table:formula="of:=[.K48]" office:value-type="float" office:value="27087.2859064606">
            <text:p>27087.29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64]" office:value-type="float" office:value="5125.03055986873">
            <text:p>5125.03</text:p>
          </table:table-cell>
          <table:table-cell table:style-name="Default"/>
          <table:table-cell table:style-name="Default" table:formula="of:=[.H64]" office:value-type="float" office:value="17878.7668156917">
            <text:p>17878.77</text:p>
          </table:table-cell>
          <table:table-cell table:style-name="Default"/>
          <table:table-cell table:style-name="Default" table:formula="of:=[.J64]" office:value-type="float" office:value="14608.1731231169">
            <text:p>14608.17</text:p>
          </table:table-cell>
          <table:table-cell table:style-name="Default" table:formula="of:=[.K64]" office:value-type="float" office:value="13534.3339675195">
            <text:p>13534.33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16]" office:value-type="float" office:value="0">
            <text:p>0</text:p>
          </table:table-cell>
          <table:table-cell table:style-name="Default"/>
          <table:table-cell table:style-name="Default" table:formula="of:=[.S16]" office:value-type="float" office:value="0">
            <text:p>0</text:p>
          </table:table-cell>
          <table:table-cell table:style-name="Default"/>
          <table:table-cell table:style-name="Default" table:formula="of:=[.U16]" office:value-type="float" office:value="0">
            <text:p>0</text:p>
          </table:table-cell>
          <table:table-cell table:style-name="Default" table:formula="of:=[.V16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32]" office:value-type="float" office:value="0">
            <text:p>0</text:p>
          </table:table-cell>
          <table:table-cell table:style-name="Default"/>
          <table:table-cell table:style-name="Default" table:formula="of:=[.S32]" office:value-type="float" office:value="0">
            <text:p>0</text:p>
          </table:table-cell>
          <table:table-cell table:style-name="Default"/>
          <table:table-cell table:style-name="Default" table:formula="of:=[.U32]" office:value-type="float" office:value="0">
            <text:p>0</text:p>
          </table:table-cell>
          <table:table-cell table:style-name="Default" table:formula="of:=[.V32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48]" office:value-type="float" office:value="0">
            <text:p>0</text:p>
          </table:table-cell>
          <table:table-cell table:style-name="Default"/>
          <table:table-cell table:style-name="Default" table:formula="of:=[.S48]" office:value-type="float" office:value="0">
            <text:p>0</text:p>
          </table:table-cell>
          <table:table-cell table:style-name="Default"/>
          <table:table-cell table:style-name="Default" table:formula="of:=[.U48]" office:value-type="float" office:value="0">
            <text:p>0</text:p>
          </table:table-cell>
          <table:table-cell table:style-name="Default" table:formula="of:=[.V48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64]" office:value-type="float" office:value="0">
            <text:p>0</text:p>
          </table:table-cell>
          <table:table-cell table:style-name="Default"/>
          <table:table-cell table:style-name="Default" table:formula="of:=[.S64]" office:value-type="float" office:value="0">
            <text:p>0</text:p>
          </table:table-cell>
          <table:table-cell table:style-name="Default"/>
          <table:table-cell table:style-name="Default" table:formula="of:=[.U64]" office:value-type="float" office:value="0">
            <text:p>0</text:p>
          </table:table-cell>
          <table:table-cell table:style-name="Default" table:formula="of:=[.V64]" office:value-type="float" office:value="0">
            <text:p>0</text:p>
          </table:table-cell>
          <table:table-cell table:number-columns-repeated="1013"/>
        </table:table-row>
      </table:table>
      <table:table table:name="EXT4-dat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EXT4.F68]" office:value-type="string" office:string-value="write">
            <text:p>write</text:p>
          </table:table-cell>
          <table:table-cell table:formula="of:=[EXT4.F78]" office:value-type="string" office:string-value="err">
            <text:p>err</text:p>
          </table:table-cell>
          <table:table-cell table:formula="of:=[EXT4.H68]" office:value-type="string" office:string-value="read">
            <text:p>read</text:p>
          </table:table-cell>
          <table:table-cell table:formula="of:=[EXT4.H78]" office:value-type="string" office:string-value="err">
            <text:p>err</text:p>
          </table:table-cell>
          <table:table-cell table:formula="of:=[EXT4.J68]" office:value-type="string" office:string-value="rand read">
            <text:p>rand read</text:p>
          </table:table-cell>
          <table:table-cell table:formula="of:=[EXT4.J78]" office:value-type="string" office:string-value="err">
            <text:p>err</text:p>
          </table:table-cell>
          <table:table-cell table:formula="of:=[EXT4.K68]" office:value-type="string" office:string-value="rand write">
            <text:p>rand write</text:p>
          </table:table-cell>
          <table:table-cell table:formula="of:=[EXT4.K78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F69]" office:value-type="float" office:value="400492">
            <text:p>400492</text:p>
          </table:table-cell>
          <table:table-cell table:formula="of:=[EXT4.F79]" office:value-type="float" office:value="15756.9134335165">
            <text:p>15756.91</text:p>
          </table:table-cell>
          <table:table-cell table:formula="of:=[EXT4.H69]" office:value-type="float" office:value="1510096.4">
            <text:p>1510096.4</text:p>
          </table:table-cell>
          <table:table-cell table:formula="of:=[EXT4.H79]" office:value-type="float" office:value="93142.4889031384">
            <text:p>93142.49</text:p>
          </table:table-cell>
          <table:table-cell table:formula="of:=[EXT4.J69]" office:value-type="float" office:value="1908650.2">
            <text:p>1908650.2</text:p>
          </table:table-cell>
          <table:table-cell table:formula="of:=[EXT4.J79]" office:value-type="float" office:value="143717.147702418">
            <text:p>143717.15</text:p>
          </table:table-cell>
          <table:table-cell table:formula="of:=[EXT4.K69]" office:value-type="float" office:value="1560924.8">
            <text:p>1560924.8</text:p>
          </table:table-cell>
          <table:table-cell table:formula="of:=[EXT4.K79]" office:value-type="float" office:value="49837.6587886411">
            <text:p>49837.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F70]" office:value-type="float" office:value="462573">
            <text:p>462573</text:p>
          </table:table-cell>
          <table:table-cell table:formula="of:=[EXT4.F80]" office:value-type="float" office:value="7868.96664575718">
            <text:p>7868.97</text:p>
          </table:table-cell>
          <table:table-cell table:formula="of:=[EXT4.H70]" office:value-type="float" office:value="1349149">
            <text:p>1349149</text:p>
          </table:table-cell>
          <table:table-cell table:formula="of:=[EXT4.H80]" office:value-type="float" office:value="19673.8016066917">
            <text:p>19673.8</text:p>
          </table:table-cell>
          <table:table-cell table:formula="of:=[EXT4.J70]" office:value-type="float" office:value="1349984">
            <text:p>1349984</text:p>
          </table:table-cell>
          <table:table-cell table:formula="of:=[EXT4.J80]" office:value-type="float" office:value="19813.6336286017">
            <text:p>19813.63</text:p>
          </table:table-cell>
          <table:table-cell table:formula="of:=[EXT4.K70]" office:value-type="float" office:value="1149714.2">
            <text:p>1149714.2</text:p>
          </table:table-cell>
          <table:table-cell table:formula="of:=[EXT4.K80]" office:value-type="float" office:value="20240.6817789354">
            <text:p>20240.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F71]" office:value-type="float" office:value="429786.6">
            <text:p>429786.6</text:p>
          </table:table-cell>
          <table:table-cell table:formula="of:=[EXT4.F81]" office:value-type="float" office:value="29540.403666632">
            <text:p>29540.4</text:p>
          </table:table-cell>
          <table:table-cell table:formula="of:=[EXT4.H71]" office:value-type="float" office:value="1505804.8">
            <text:p>1505804.8</text:p>
          </table:table-cell>
          <table:table-cell table:formula="of:=[EXT4.H81]" office:value-type="float" office:value="97652.0005900773">
            <text:p>97652</text:p>
          </table:table-cell>
          <table:table-cell table:formula="of:=[EXT4.J71]" office:value-type="float" office:value="1959315.8">
            <text:p>1959315.8</text:p>
          </table:table-cell>
          <table:table-cell table:formula="of:=[EXT4.J81]" office:value-type="float" office:value="40182.8172953817">
            <text:p>40182.82</text:p>
          </table:table-cell>
          <table:table-cell table:formula="of:=[EXT4.K71]" office:value-type="float" office:value="1598044">
            <text:p>1598044</text:p>
          </table:table-cell>
          <table:table-cell table:formula="of:=[EXT4.K81]" office:value-type="float" office:value="36894.6769791785">
            <text:p>36894.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F72]" office:value-type="float" office:value="513978.6">
            <text:p>513978.6</text:p>
          </table:table-cell>
          <table:table-cell table:formula="of:=[EXT4.F82]" office:value-type="float" office:value="7063.48893769367">
            <text:p>7063.49</text:p>
          </table:table-cell>
          <table:table-cell table:formula="of:=[EXT4.H72]" office:value-type="float" office:value="1395683.8">
            <text:p>1395683.8</text:p>
          </table:table-cell>
          <table:table-cell table:formula="of:=[EXT4.H82]" office:value-type="float" office:value="16247.8956140876">
            <text:p>16247.9</text:p>
          </table:table-cell>
          <table:table-cell table:formula="of:=[EXT4.J72]" office:value-type="float" office:value="1398990.8">
            <text:p>1398990.8</text:p>
          </table:table-cell>
          <table:table-cell table:formula="of:=[EXT4.J82]" office:value-type="float" office:value="16523.1176139859">
            <text:p>16523.12</text:p>
          </table:table-cell>
          <table:table-cell table:formula="of:=[EXT4.K72]" office:value-type="float" office:value="1197743.3">
            <text:p>1197743.3</text:p>
          </table:table-cell>
          <table:table-cell table:formula="of:=[EXT4.K82]" office:value-type="float" office:value="10238.4787943337">
            <text:p>10238.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F73]" office:value-type="float" office:value="315258.8">
            <text:p>315258.8</text:p>
          </table:table-cell>
          <table:table-cell table:formula="of:=[EXT4.F83]" office:value-type="float" office:value="6111.55508019486">
            <text:p>6111.56</text:p>
          </table:table-cell>
          <table:table-cell table:formula="of:=[EXT4.H73]" office:value-type="float" office:value="1490380.1">
            <text:p>1490380.1</text:p>
          </table:table-cell>
          <table:table-cell table:formula="of:=[EXT4.H83]" office:value-type="float" office:value="96698.058431227">
            <text:p>96698.06</text:p>
          </table:table-cell>
          <table:table-cell table:formula="of:=[EXT4.J73]" office:value-type="float" office:value="1796071.5">
            <text:p>1796071.5</text:p>
          </table:table-cell>
          <table:table-cell table:formula="of:=[EXT4.J83]" office:value-type="float" office:value="161803.161746201">
            <text:p>161803.16</text:p>
          </table:table-cell>
          <table:table-cell table:formula="of:=[EXT4.K73]" office:value-type="float" office:value="1504574.1">
            <text:p>1504574.1</text:p>
          </table:table-cell>
          <table:table-cell table:formula="of:=[EXT4.K83]" office:value-type="float" office:value="115390.980456065">
            <text:p>115390.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F74]" office:value-type="float" office:value="348258.3">
            <text:p>348258.3</text:p>
          </table:table-cell>
          <table:table-cell table:formula="of:=[EXT4.F84]" office:value-type="float" office:value="27345.6030377766">
            <text:p>27345.6</text:p>
          </table:table-cell>
          <table:table-cell table:formula="of:=[EXT4.H74]" office:value-type="float" office:value="1341608.1">
            <text:p>1341608.1</text:p>
          </table:table-cell>
          <table:table-cell table:formula="of:=[EXT4.H84]" office:value-type="float" office:value="18134.4577072165">
            <text:p>18134.46</text:p>
          </table:table-cell>
          <table:table-cell table:formula="of:=[EXT4.J74]" office:value-type="float" office:value="1344283.5">
            <text:p>1344283.5</text:p>
          </table:table-cell>
          <table:table-cell table:formula="of:=[EXT4.J84]" office:value-type="float" office:value="18944.9597837308">
            <text:p>18944.96</text:p>
          </table:table-cell>
          <table:table-cell table:formula="of:=[EXT4.K74]" office:value-type="float" office:value="1135009.9">
            <text:p>1135009.9</text:p>
          </table:table-cell>
          <table:table-cell table:formula="of:=[EXT4.K84]" office:value-type="float" office:value="31700.4498441423">
            <text:p>31700.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F75]" office:value-type="float" office:value="357070.2">
            <text:p>357070.2</text:p>
          </table:table-cell>
          <table:table-cell table:formula="of:=[EXT4.F85]" office:value-type="float" office:value="13402.5843470323">
            <text:p>13402.58</text:p>
          </table:table-cell>
          <table:table-cell table:formula="of:=[EXT4.H75]" office:value-type="float" office:value="1603416.5">
            <text:p>1603416.5</text:p>
          </table:table-cell>
          <table:table-cell table:formula="of:=[EXT4.H85]" office:value-type="float" office:value="22094.1689825209">
            <text:p>22094.17</text:p>
          </table:table-cell>
          <table:table-cell table:formula="of:=[EXT4.J75]" office:value-type="float" office:value="1939407.6">
            <text:p>1939407.6</text:p>
          </table:table-cell>
          <table:table-cell table:formula="of:=[EXT4.J85]" office:value-type="float" office:value="118775.610894687">
            <text:p>118775.61</text:p>
          </table:table-cell>
          <table:table-cell table:formula="of:=[EXT4.K75]" office:value-type="float" office:value="1637986.6">
            <text:p>1637986.6</text:p>
          </table:table-cell>
          <table:table-cell table:formula="of:=[EXT4.K85]" office:value-type="float" office:value="28345.4385603659">
            <text:p>28345.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F76]" office:value-type="float" office:value="376449.3">
            <text:p>376449.3</text:p>
          </table:table-cell>
          <table:table-cell table:formula="of:=[EXT4.F86]" office:value-type="float" office:value="32005.0436680111">
            <text:p>32005.04</text:p>
          </table:table-cell>
          <table:table-cell table:formula="of:=[EXT4.H76]" office:value-type="float" office:value="1389256.8">
            <text:p>1389256.8</text:p>
          </table:table-cell>
          <table:table-cell table:formula="of:=[EXT4.H86]" office:value-type="float" office:value="7628.02734997112">
            <text:p>7628.03</text:p>
          </table:table-cell>
          <table:table-cell table:formula="of:=[EXT4.J76]" office:value-type="float" office:value="1379126.7">
            <text:p>1379126.7</text:p>
          </table:table-cell>
          <table:table-cell table:formula="of:=[EXT4.J86]" office:value-type="float" office:value="22894.6372625517">
            <text:p>22894.64</text:p>
          </table:table-cell>
          <table:table-cell table:formula="of:=[EXT4.K76]" office:value-type="float" office:value="1195755.8">
            <text:p>1195755.8</text:p>
          </table:table-cell>
          <table:table-cell table:formula="of:=[EXT4.K86]" office:value-type="float" office:value="7971.63373256618">
            <text:p>7971.63</text:p>
          </table:table-cell>
        </table:table-row>
      </table:table>
      <table:table table:name="XFS-dat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XFS.F68]" office:value-type="string" office:string-value="write">
            <text:p>write</text:p>
          </table:table-cell>
          <table:table-cell table:formula="of:=[XFS.F78]" office:value-type="string" office:string-value="err">
            <text:p>err</text:p>
          </table:table-cell>
          <table:table-cell table:formula="of:=[XFS.H68]" office:value-type="string" office:string-value="read">
            <text:p>read</text:p>
          </table:table-cell>
          <table:table-cell table:formula="of:=[XFS.H78]" office:value-type="string" office:string-value="err">
            <text:p>err</text:p>
          </table:table-cell>
          <table:table-cell table:formula="of:=[XFS.J68]" office:value-type="string" office:string-value="rand read">
            <text:p>rand read</text:p>
          </table:table-cell>
          <table:table-cell table:formula="of:=[XFS.J78]" office:value-type="string" office:string-value="err">
            <text:p>err</text:p>
          </table:table-cell>
          <table:table-cell table:formula="of:=[XFS.K68]" office:value-type="string" office:string-value="rand write">
            <text:p>rand write</text:p>
          </table:table-cell>
          <table:table-cell table:formula="of:=[XFS.K78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F69]" office:value-type="float" office:value="451570.7">
            <text:p>451570.7</text:p>
          </table:table-cell>
          <table:table-cell table:formula="of:=[XFS.F79]" office:value-type="float" office:value="9297.69103328474">
            <text:p>9297.69</text:p>
          </table:table-cell>
          <table:table-cell table:formula="of:=[XFS.H69]" office:value-type="float" office:value="1321524.4">
            <text:p>1321524.4</text:p>
          </table:table-cell>
          <table:table-cell table:formula="of:=[XFS.H79]" office:value-type="float" office:value="47627.2126553636">
            <text:p>47627.21</text:p>
          </table:table-cell>
          <table:table-cell table:formula="of:=[XFS.J69]" office:value-type="float" office:value="1670492.4">
            <text:p>1670492.4</text:p>
          </table:table-cell>
          <table:table-cell table:formula="of:=[XFS.J79]" office:value-type="float" office:value="112917.963091045">
            <text:p>112917.96</text:p>
          </table:table-cell>
          <table:table-cell table:formula="of:=[XFS.K69]" office:value-type="float" office:value="1381134.6">
            <text:p>1381134.6</text:p>
          </table:table-cell>
          <table:table-cell table:formula="of:=[XFS.K79]" office:value-type="float" office:value="63144.5157972087">
            <text:p>63144.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F70]" office:value-type="float" office:value="497425.5">
            <text:p>497425.5</text:p>
          </table:table-cell>
          <table:table-cell table:formula="of:=[XFS.F80]" office:value-type="float" office:value="10702.0041959138">
            <text:p>10702</text:p>
          </table:table-cell>
          <table:table-cell table:formula="of:=[XFS.H70]" office:value-type="float" office:value="1250613.8">
            <text:p>1250613.8</text:p>
          </table:table-cell>
          <table:table-cell table:formula="of:=[XFS.H80]" office:value-type="float" office:value="29998.1691303344">
            <text:p>29998.17</text:p>
          </table:table-cell>
          <table:table-cell table:formula="of:=[XFS.J70]" office:value-type="float" office:value="1248367.5">
            <text:p>1248367.5</text:p>
          </table:table-cell>
          <table:table-cell table:formula="of:=[XFS.J80]" office:value-type="float" office:value="21404.5129111748">
            <text:p>21404.51</text:p>
          </table:table-cell>
          <table:table-cell table:formula="of:=[XFS.K70]" office:value-type="float" office:value="1043808.8">
            <text:p>1043808.8</text:p>
          </table:table-cell>
          <table:table-cell table:formula="of:=[XFS.K80]" office:value-type="float" office:value="19177.7183940407">
            <text:p>19177.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F71]" office:value-type="float" office:value="455571.6">
            <text:p>455571.6</text:p>
          </table:table-cell>
          <table:table-cell table:formula="of:=[XFS.F81]" office:value-type="float" office:value="14213.807173345">
            <text:p>14213.81</text:p>
          </table:table-cell>
          <table:table-cell table:formula="of:=[XFS.H71]" office:value-type="float" office:value="1472739.5">
            <text:p>1472739.5</text:p>
          </table:table-cell>
          <table:table-cell table:formula="of:=[XFS.H81]" office:value-type="float" office:value="35582.3141369116">
            <text:p>35582.31</text:p>
          </table:table-cell>
          <table:table-cell table:formula="of:=[XFS.J71]" office:value-type="float" office:value="1897295.7">
            <text:p>1897295.7</text:p>
          </table:table-cell>
          <table:table-cell table:formula="of:=[XFS.J81]" office:value-type="float" office:value="47720.7766138145">
            <text:p>47720.78</text:p>
          </table:table-cell>
          <table:table-cell table:formula="of:=[XFS.K71]" office:value-type="float" office:value="1562092.5">
            <text:p>1562092.5</text:p>
          </table:table-cell>
          <table:table-cell table:formula="of:=[XFS.K81]" office:value-type="float" office:value="27311.3025053588">
            <text:p>27311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F72]" office:value-type="float" office:value="527761.2">
            <text:p>527761.2</text:p>
          </table:table-cell>
          <table:table-cell table:formula="of:=[XFS.F82]" office:value-type="float" office:value="5409.13566245126">
            <text:p>5409.14</text:p>
          </table:table-cell>
          <table:table-cell table:formula="of:=[XFS.H72]" office:value-type="float" office:value="1341273.6">
            <text:p>1341273.6</text:p>
          </table:table-cell>
          <table:table-cell table:formula="of:=[XFS.H82]" office:value-type="float" office:value="9808.54289422885">
            <text:p>9808.54</text:p>
          </table:table-cell>
          <table:table-cell table:formula="of:=[XFS.J72]" office:value-type="float" office:value="1347318.8">
            <text:p>1347318.8</text:p>
          </table:table-cell>
          <table:table-cell table:formula="of:=[XFS.J82]" office:value-type="float" office:value="10631.194392522">
            <text:p>10631.19</text:p>
          </table:table-cell>
          <table:table-cell table:formula="of:=[XFS.K72]" office:value-type="float" office:value="1149853.7">
            <text:p>1149853.7</text:p>
          </table:table-cell>
          <table:table-cell table:formula="of:=[XFS.K82]" office:value-type="float" office:value="19940.5772949209">
            <text:p>19940.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F73]" office:value-type="float" office:value="340628.4">
            <text:p>340628.4</text:p>
          </table:table-cell>
          <table:table-cell table:formula="of:=[XFS.F83]" office:value-type="float" office:value="7352.0956650641">
            <text:p>7352.1</text:p>
          </table:table-cell>
          <table:table-cell table:formula="of:=[XFS.H73]" office:value-type="float" office:value="1361799.5">
            <text:p>1361799.5</text:p>
          </table:table-cell>
          <table:table-cell table:formula="of:=[XFS.H83]" office:value-type="float" office:value="78273.5468564797">
            <text:p>78273.55</text:p>
          </table:table-cell>
          <table:table-cell table:formula="of:=[XFS.J73]" office:value-type="float" office:value="1803120.6">
            <text:p>1803120.6</text:p>
          </table:table-cell>
          <table:table-cell table:formula="of:=[XFS.J83]" office:value-type="float" office:value="102262.204950755">
            <text:p>102262.2</text:p>
          </table:table-cell>
          <table:table-cell table:formula="of:=[XFS.K73]" office:value-type="float" office:value="1479190.7">
            <text:p>1479190.7</text:p>
          </table:table-cell>
          <table:table-cell table:formula="of:=[XFS.K83]" office:value-type="float" office:value="26967.0399415639">
            <text:p>26967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F74]" office:value-type="float" office:value="352381.3">
            <text:p>352381.3</text:p>
          </table:table-cell>
          <table:table-cell table:formula="of:=[XFS.F84]" office:value-type="float" office:value="6224.22917385191">
            <text:p>6224.23</text:p>
          </table:table-cell>
          <table:table-cell table:formula="of:=[XFS.H74]" office:value-type="float" office:value="1220912.3">
            <text:p>1220912.3</text:p>
          </table:table-cell>
          <table:table-cell table:formula="of:=[XFS.H84]" office:value-type="float" office:value="110078.697959277">
            <text:p>110078.7</text:p>
          </table:table-cell>
          <table:table-cell table:formula="of:=[XFS.J74]" office:value-type="float" office:value="1279398.1">
            <text:p>1279398.1</text:p>
          </table:table-cell>
          <table:table-cell table:formula="of:=[XFS.J84]" office:value-type="float" office:value="21449.1327899043">
            <text:p>21449.13</text:p>
          </table:table-cell>
          <table:table-cell table:formula="of:=[XFS.K74]" office:value-type="float" office:value="1081327.1">
            <text:p>1081327.1</text:p>
          </table:table-cell>
          <table:table-cell table:formula="of:=[XFS.K84]" office:value-type="float" office:value="11845.6959184466">
            <text:p>11845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F75]" office:value-type="float" office:value="345000.5">
            <text:p>345000.5</text:p>
          </table:table-cell>
          <table:table-cell table:formula="of:=[XFS.F85]" office:value-type="float" office:value="8773.94368299453">
            <text:p>8773.94</text:p>
          </table:table-cell>
          <table:table-cell table:formula="of:=[XFS.H75]" office:value-type="float" office:value="1496543.6">
            <text:p>1496543.6</text:p>
          </table:table-cell>
          <table:table-cell table:formula="of:=[XFS.H85]" office:value-type="float" office:value="16793.9587795585">
            <text:p>16793.96</text:p>
          </table:table-cell>
          <table:table-cell table:formula="of:=[XFS.J75]" office:value-type="float" office:value="1866376.4">
            <text:p>1866376.4</text:p>
          </table:table-cell>
          <table:table-cell table:formula="of:=[XFS.J85]" office:value-type="float" office:value="114294.548435597">
            <text:p>114294.55</text:p>
          </table:table-cell>
          <table:table-cell table:formula="of:=[XFS.K75]" office:value-type="float" office:value="1562449.7">
            <text:p>1562449.7</text:p>
          </table:table-cell>
          <table:table-cell table:formula="of:=[XFS.K85]" office:value-type="float" office:value="31248.7824320161">
            <text:p>31248.7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F76]" office:value-type="float" office:value="356231.3">
            <text:p>356231.3</text:p>
          </table:table-cell>
          <table:table-cell table:formula="of:=[XFS.F86]" office:value-type="float" office:value="19845.9394311877">
            <text:p>19845.94</text:p>
          </table:table-cell>
          <table:table-cell table:formula="of:=[XFS.H76]" office:value-type="float" office:value="1308722.8">
            <text:p>1308722.8</text:p>
          </table:table-cell>
          <table:table-cell table:formula="of:=[XFS.H86]" office:value-type="float" office:value="52469.6986548967">
            <text:p>52469.7</text:p>
          </table:table-cell>
          <table:table-cell table:formula="of:=[XFS.J76]" office:value-type="float" office:value="1335333.9">
            <text:p>1335333.9</text:p>
          </table:table-cell>
          <table:table-cell table:formula="of:=[XFS.J86]" office:value-type="float" office:value="30861.5367786822">
            <text:p>30861.54</text:p>
          </table:table-cell>
          <table:table-cell table:formula="of:=[XFS.K76]" office:value-type="float" office:value="1141124.7">
            <text:p>1141124.7</text:p>
          </table:table-cell>
          <table:table-cell table:formula="of:=[XFS.K86]" office:value-type="float" office:value="28326.2029446766">
            <text:p>28326.2</text:p>
          </table:table-cell>
        </table:table-row>
      </table:table>
      <table:table table:name="Reiser-dat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ReiserFS.F68]" office:value-type="string" office:string-value="write">
            <text:p>write</text:p>
          </table:table-cell>
          <table:table-cell table:formula="of:=[ReiserFS.F78]" office:value-type="string" office:string-value="err">
            <text:p>err</text:p>
          </table:table-cell>
          <table:table-cell table:formula="of:=[ReiserFS.H68]" office:value-type="string" office:string-value="read">
            <text:p>read</text:p>
          </table:table-cell>
          <table:table-cell table:formula="of:=[ReiserFS.H78]" office:value-type="string" office:string-value="err">
            <text:p>err</text:p>
          </table:table-cell>
          <table:table-cell table:formula="of:=[ReiserFS.J68]" office:value-type="string" office:string-value="rand read">
            <text:p>rand read</text:p>
          </table:table-cell>
          <table:table-cell table:formula="of:=[ReiserFS.J78]" office:value-type="string" office:string-value="err">
            <text:p>err</text:p>
          </table:table-cell>
          <table:table-cell table:formula="of:=[ReiserFS.K68]" office:value-type="string" office:string-value="rand write">
            <text:p>rand write</text:p>
          </table:table-cell>
          <table:table-cell table:formula="of:=[ReiserFS.K78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ReiserFS.F69]" office:value-type="float" office:value="284952.8">
            <text:p>284952.8</text:p>
          </table:table-cell>
          <table:table-cell table:formula="of:=[ReiserFS.F79]" office:value-type="float" office:value="6044.15346026485">
            <text:p>6044.15</text:p>
          </table:table-cell>
          <table:table-cell table:formula="of:=[ReiserFS.H69]" office:value-type="float" office:value="1558333.9">
            <text:p>1558333.9</text:p>
          </table:table-cell>
          <table:table-cell table:formula="of:=[ReiserFS.H79]" office:value-type="float" office:value="75265.3046255727">
            <text:p>75265.3</text:p>
          </table:table-cell>
          <table:table-cell table:formula="of:=[ReiserFS.J69]" office:value-type="float" office:value="2049442.7">
            <text:p>2049442.7</text:p>
          </table:table-cell>
          <table:table-cell table:formula="of:=[ReiserFS.J79]" office:value-type="float" office:value="60261.4748449151">
            <text:p>60261.47</text:p>
          </table:table-cell>
          <table:table-cell table:formula="of:=[ReiserFS.K69]" office:value-type="float" office:value="1475797.7">
            <text:p>1475797.7</text:p>
          </table:table-cell>
          <table:table-cell table:formula="of:=[ReiserFS.K79]" office:value-type="float" office:value="27039.8675383971">
            <text:p>27039.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ReiserFS.F70]" office:value-type="float" office:value="275921.5">
            <text:p>275921.5</text:p>
          </table:table-cell>
          <table:table-cell table:formula="of:=[ReiserFS.F80]" office:value-type="float" office:value="5851.5437050515">
            <text:p>5851.54</text:p>
          </table:table-cell>
          <table:table-cell table:formula="of:=[ReiserFS.H70]" office:value-type="float" office:value="1335167.7">
            <text:p>1335167.7</text:p>
          </table:table-cell>
          <table:table-cell table:formula="of:=[ReiserFS.H80]" office:value-type="float" office:value="20946.8437247652">
            <text:p>20946.84</text:p>
          </table:table-cell>
          <table:table-cell table:formula="of:=[ReiserFS.J70]" office:value-type="float" office:value="1334306.6">
            <text:p>1334306.6</text:p>
          </table:table-cell>
          <table:table-cell table:formula="of:=[ReiserFS.J80]" office:value-type="float" office:value="21129.8915030186">
            <text:p>21129.89</text:p>
          </table:table-cell>
          <table:table-cell table:formula="of:=[ReiserFS.K70]" office:value-type="float" office:value="1121569.3">
            <text:p>1121569.3</text:p>
          </table:table-cell>
          <table:table-cell table:formula="of:=[ReiserFS.K80]" office:value-type="float" office:value="16687.4938562676">
            <text:p>16687.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ReiserFS.F71]" office:value-type="float" office:value="349106.2">
            <text:p>349106.2</text:p>
          </table:table-cell>
          <table:table-cell table:formula="of:=[ReiserFS.F81]" office:value-type="float" office:value="4301.89343143834">
            <text:p>4301.89</text:p>
          </table:table-cell>
          <table:table-cell table:formula="of:=[ReiserFS.H71]" office:value-type="float" office:value="1764821.5">
            <text:p>1764821.5</text:p>
          </table:table-cell>
          <table:table-cell table:formula="of:=[ReiserFS.H81]" office:value-type="float" office:value="65645.3166784962">
            <text:p>65645.32</text:p>
          </table:table-cell>
          <table:table-cell table:formula="of:=[ReiserFS.J71]" office:value-type="float" office:value="2139796.6">
            <text:p>2139796.6</text:p>
          </table:table-cell>
          <table:table-cell table:formula="of:=[ReiserFS.J81]" office:value-type="float" office:value="26273.4246132702">
            <text:p>26273.42</text:p>
          </table:table-cell>
          <table:table-cell table:formula="of:=[ReiserFS.K71]" office:value-type="float" office:value="1703137.3">
            <text:p>1703137.3</text:p>
          </table:table-cell>
          <table:table-cell table:formula="of:=[ReiserFS.K81]" office:value-type="float" office:value="27087.2859064606">
            <text:p>27087.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ReiserFS.F72]" office:value-type="float" office:value="335589.7">
            <text:p>335589.7</text:p>
          </table:table-cell>
          <table:table-cell table:formula="of:=[ReiserFS.F82]" office:value-type="float" office:value="5125.03055986873">
            <text:p>5125.03</text:p>
          </table:table-cell>
          <table:table-cell table:formula="of:=[ReiserFS.H72]" office:value-type="float" office:value="1419307.4">
            <text:p>1419307.4</text:p>
          </table:table-cell>
          <table:table-cell table:formula="of:=[ReiserFS.H82]" office:value-type="float" office:value="17878.7668156917">
            <text:p>17878.77</text:p>
          </table:table-cell>
          <table:table-cell table:formula="of:=[ReiserFS.J72]" office:value-type="float" office:value="1423910">
            <text:p>1423910</text:p>
          </table:table-cell>
          <table:table-cell table:formula="of:=[ReiserFS.J82]" office:value-type="float" office:value="14608.1731231169">
            <text:p>14608.17</text:p>
          </table:table-cell>
          <table:table-cell table:formula="of:=[ReiserFS.K72]" office:value-type="float" office:value="1206573.7">
            <text:p>1206573.7</text:p>
          </table:table-cell>
          <table:table-cell table:formula="of:=[ReiserFS.K82]" office:value-type="float" office:value="13534.3339675195">
            <text:p>13534.33</text:p>
          </table:table-cell>
        </table:table-row>
      </table:table>
      <table:database-ranges>
        <table:database-range table:target-range-address="'Influencias-dat'.B13:'Influencias-dat'.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06/15/2011</text:date>, <text:time>20:2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40:01</meta:creation-date>
    <dc:date>2011-06-15T20:24:42</dc:date>
    <meta:editing-duration>PT14H38M25S</meta:editing-duration>
    <meta:editing-cycles>53</meta:editing-cycles>
    <meta:generator>OpenOffice.org/3.2$Linux OpenOffice.org_project/320m19$Build-9505</meta:generator>
    <meta:document-statistic meta:table-count="10" meta:cell-count="6996" meta:object-count="0"/>
    <meta:user-defined meta:name="Info 1"/>
    <meta:user-defined meta:name="Info 2"/>
    <meta:user-defined meta:name="Info 3"/>
    <meta:user-defined meta:name="Info 4"/>
  </office:meta>
</office:document-meta>
</file>